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4642C6FA7144733.png" manifest:media-type="image/png"/>
  <manifest:file-entry manifest:full-path="Object 2/Pictures/100000000000000800000008B2AA4E6A4F6D2D73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4642C6FA7144733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4689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1.2508in"/>
    </style:style>
    <style:style style:name="co16" style:family="table-column">
      <style:table-column-properties fo:break-before="auto" style:column-width="1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9in" svg:height="5.9295in" svg:x="1.013in" svg:y="5.0587in">
            <draw:object draw:notify-on-update-of-ranges="Sheet1.C11:Sheet1.C20 Sheet1.D10:Sheet1.D10 Sheet1.D11:Sheet1.D20 Sheet1.F10:Sheet1.F10 Sheet1.F11:Sheet1.F20 Sheet1.C11:Sheet1.C20 Sheet1.C11:Sheet1.C20 Sheet1.J10:Sheet1.J10 Sheet1.J11:Sheet1.J20 Sheet1.C11:Sheet1.C20 Sheet1.L10:Sheet1.L10 Sheet1.L11:Sheet1.L20 Sheet1.C11:Sheet1.C20 Sheet1.N10:Sheet1.N10 Sheet1.N11:Sheet1.N20 Sheet1.C11:Sheet1.C20 Sheet1.P10:Sheet1.P10 Sheet1.P11:Sheet1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9in" svg:height="5.9295in" svg:x="11.5531in" svg:y="5.1295in">
            <draw:object draw:notify-on-update-of-ranges="Sheet1.C11:Sheet1.C20 Sheet1.D10:Sheet1.D10 Sheet1.D11:Sheet1.D20 Sheet1.C11:Sheet1.C20 Sheet1.R10:Sheet1.R10 Sheet1.R11:Sheet1.R20 Sheet1.C11:Sheet1.C20 Sheet1.J10:Sheet1.J10 Sheet1.J11:Sheet1.J20 Sheet1.C11:Sheet1.C20 Sheet1.V10:Sheet1.V10 Sheet1.V11:Sheet1.V20 Sheet1.L10:Sheet1.L10 Sheet1.L11:Sheet1.L20 Sheet1.C11:Sheet1.C20 Sheet1.C11:Sheet1.C20 Sheet1.X10:Sheet1.X10 Sheet1.X11:Sheet1.X20 Sheet1.C11:Sheet1.C20 Sheet1.N10:Sheet1.N10 Sheet1.N11:Sheet1.N20 Sheet1.C11:Sheet1.C20 Sheet1.Z10:Sheet1.Z10 Sheet1.Z11:Sheet1.Z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111"/>
        </table:table-row>
        <table:table-row table:style-name="ro1">
          <table:table-cell table:number-columns-repeated="34"/>
          <table:table-cell office:value-type="string" calcext:value-type="string">
            <text:p>N=30</text:p>
          </table:table-cell>
          <table:table-cell table:number-columns-repeated="8"/>
          <table:table-cell office:value-type="string" calcext:value-type="string">
            <text:p>N=5</text:p>
          </table:table-cell>
          <table:table-cell table:number-columns-repeated="6"/>
          <table:table-cell office:value-type="string" calcext:value-type="string">
            <text:p>N=20</text:p>
          </table:table-cell>
          <table:table-cell table:number-columns-repeated="6"/>
          <table:table-cell office:value-type="string" calcext:value-type="string">
            <text:p>N=10</text:p>
          </table:table-cell>
          <table:table-cell table:number-columns-repeated="6"/>
          <table:table-cell office:value-type="string" calcext:value-type="string">
            <text:p>N=5,C=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p </text:p>
          </table:table-cell>
          <table:table-cell office:value-type="string" calcext:value-type="string">
            <text:p>N=3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 = 25</text:p>
          </table:table-cell>
          <table:table-cell office:value-type="string" calcext:value-type="string">
            <text:p>95% CI</text:p>
          </table:table-cell>
          <table:table-cell table:style-name="ce1" office:value-type="string" calcext:value-type="string">
            <text:p>N=5,C=100</text:p>
          </table:table-cell>
          <table:table-cell table:style-name="ce1" office:value-type="string" calcext:value-type="string">
            <text:p>95% CI</text:p>
          </table:table-cell>
          <table:table-cell office:value-type="string" calcext:value-type="string">
            <text:p>N=2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 = 15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3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5 NoChange</text:p>
          </table:table-cell>
          <table:table-cell/>
          <table:table-cell office:value-type="string" calcext:value-type="string">
            <text:p>N=2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5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 NoChange</text:p>
          </table:table-cell>
          <table:table-cell office:value-type="string" calcext:value-type="string">
            <text:p>95% CI</text:p>
          </table:table-cell>
          <table:table-cell table:number-columns-repeated="5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u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67518328928074" calcext:value-type="float">
            <text:p>1.67518328928074</text:p>
          </table:table-cell>
          <table:table-cell/>
          <table:table-cell office:value-type="float" office:value="1.53275107830713" calcext:value-type="float">
            <text:p>1.53275107830713</text:p>
          </table:table-cell>
          <table:table-cell/>
          <table:table-cell table:style-name="ce1" office:value-type="float" office:value="0.49751266928491" calcext:value-type="float">
            <text:p>0.49751266928491</text:p>
          </table:table-cell>
          <table:table-cell table:style-name="ce1"/>
          <table:table-cell office:value-type="float" office:value="1.34855310678621" calcext:value-type="float">
            <text:p>1.34855310678621</text:p>
          </table:table-cell>
          <table:table-cell/>
          <table:table-cell office:value-type="float" office:value="1.11532769815129" calcext:value-type="float">
            <text:p>1.11532769815129</text:p>
          </table:table-cell>
          <table:table-cell/>
          <table:table-cell office:value-type="float" office:value="0.823090502009998" calcext:value-type="float">
            <text:p>0.823090502009998</text:p>
          </table:table-cell>
          <table:table-cell/>
          <table:table-cell office:value-type="float" office:value="0.457600851648226" calcext:value-type="float">
            <text:p>0.457600851648226</text:p>
          </table:table-cell>
          <table:table-cell/>
          <table:table-cell office:value-type="float" office:value="1.61738464836704" calcext:value-type="float">
            <text:p>1.61738464836704</text:p>
          </table:table-cell>
          <table:table-cell/>
          <table:table-cell office:value-type="float" office:value="1.48873368103222" calcext:value-type="float">
            <text:p>1.48873368103222</text:p>
          </table:table-cell>
          <table:table-cell/>
          <table:table-cell office:value-type="float" office:value="1.31917685700682" calcext:value-type="float">
            <text:p>1.31917685700682</text:p>
          </table:table-cell>
          <table:table-cell/>
          <table:table-cell office:value-type="float" office:value="1.09793845329787" calcext:value-type="float">
            <text:p>1.09793845329787</text:p>
          </table:table-cell>
          <table:table-cell/>
          <table:table-cell office:value-type="float" office:value="0.814888370292944" calcext:value-type="float">
            <text:p>0.814888370292944</text:p>
          </table:table-cell>
          <table:table-cell/>
          <table:table-cell office:value-type="float" office:value="0.455632046703107" calcext:value-type="float">
            <text:p>0.455632046703107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34989226" calcext:value-type="float">
            <text:p>1.67602349892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3631785651" calcext:value-type="float">
            <text:p>0.49803631785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270006032" calcext:value-type="float">
            <text:p>1.3494270006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0833441228" calcext:value-type="float">
            <text:p>0.8230833441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636046699" calcext:value-type="float">
            <text:p>0.457556360466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0</text:p>
          </table:table-cell>
          <table:table-cell office:value-type="float" office:value="1.1151335630173" calcext:value-type="float">
            <text:p>1.11513356301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4</text:p>
          </table:table-cell>
          <table:table-cell office:value-type="float" office:value="1.5320625978288" calcext:value-type="float">
            <text:p>1.53206259782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0</text:p>
          </table:table-cell>
          <table:table-cell office:value-type="float" office:value="0.45472478450023" calcext:value-type="float">
            <text:p>0.45472478450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5</text:p>
          </table:table-cell>
          <table:table-cell office:value-type="float" office:value="0.81550229947126" calcext:value-type="float">
            <text:p>0.81550229947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4</text:p>
          </table:table-cell>
          <table:table-cell office:value-type="float" office:value="1.3186322961765" calcext:value-type="float">
            <text:p>1.31863229617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6</text:p>
          </table:table-cell>
          <table:table-cell office:value-type="float" office:value="1.61924145343" calcext:value-type="float">
            <text:p>1.619241453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</text:p>
          </table:table-cell>
          <table:table-cell office:value-type="float" office:value="1.4878815917036" calcext:value-type="float">
            <text:p>1.4878815917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7</text:p>
          </table:table-cell>
          <table:table-cell office:value-type="float" office:value="1.0971483187912" calcext:value-type="float">
            <text:p>1.0971483187912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95294889163274" calcext:value-type="float">
            <text:p>1.95294889163274</text:p>
          </table:table-cell>
          <table:table-cell/>
          <table:table-cell office:value-type="float" office:value="1.88751813343956" calcext:value-type="float">
            <text:p>1.88751813343956</text:p>
          </table:table-cell>
          <table:table-cell/>
          <table:table-cell table:style-name="ce1" office:value-type="float" office:value="0.714395423443413" calcext:value-type="float">
            <text:p>0.714395423443413</text:p>
          </table:table-cell>
          <table:table-cell table:style-name="ce1"/>
          <table:table-cell office:value-type="float" office:value="1.77607521816643" calcext:value-type="float">
            <text:p>1.77607521816643</text:p>
          </table:table-cell>
          <table:table-cell/>
          <table:table-cell office:value-type="float" office:value="1.59262172205233" calcext:value-type="float">
            <text:p>1.59262172205233</text:p>
          </table:table-cell>
          <table:table-cell/>
          <table:table-cell office:value-type="float" office:value="1.29336303706146" calcext:value-type="float">
            <text:p>1.29336303706146</text:p>
          </table:table-cell>
          <table:table-cell/>
          <table:table-cell office:value-type="float" office:value="0.714397107652168" calcext:value-type="float">
            <text:p>0.714397107652168</text:p>
          </table:table-cell>
          <table:table-cell/>
          <table:table-cell office:value-type="float" office:value="1.81456510747532" calcext:value-type="float">
            <text:p>1.81456510747532</text:p>
          </table:table-cell>
          <table:table-cell/>
          <table:table-cell office:value-type="float" office:value="1.75614527924557" calcext:value-type="float">
            <text:p>1.75614527924557</text:p>
          </table:table-cell>
          <table:table-cell/>
          <table:table-cell office:value-type="float" office:value="1.66379838898415" calcext:value-type="float">
            <text:p>1.66379838898415</text:p>
          </table:table-cell>
          <table:table-cell/>
          <table:table-cell office:value-type="float" office:value="1.50892168985687" calcext:value-type="float">
            <text:p>1.50892168985687</text:p>
          </table:table-cell>
          <table:table-cell/>
          <table:table-cell office:value-type="float" office:value="1.24452605839361" calcext:value-type="float">
            <text:p>1.24452605839361</text:p>
          </table:table-cell>
          <table:table-cell/>
          <table:table-cell office:value-type="float" office:value="0.714398862036285" calcext:value-type="float">
            <text:p>0.71439886203628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256047099" calcext:value-type="float">
            <text:p>1.67552560470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37000171579" calcext:value-type="float">
            <text:p>0.498370001715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754221311" calcext:value-type="float">
            <text:p>1.34897542213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0860788568" calcext:value-type="float">
            <text:p>0.82250860788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91374114343" calcext:value-type="float">
            <text:p>0.4591374114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2</text:p>
          </table:table-cell>
          <table:table-cell office:value-type="float" office:value="1.1154577732023" calcext:value-type="float">
            <text:p>1.11545777320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8</text:p>
          </table:table-cell>
          <table:table-cell office:value-type="float" office:value="1.5335152278787" calcext:value-type="float">
            <text:p>1.53351522787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</text:p>
          </table:table-cell>
          <table:table-cell office:value-type="float" office:value="0.45498057370466" calcext:value-type="float">
            <text:p>0.454980573704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3</text:p>
          </table:table-cell>
          <table:table-cell office:value-type="float" office:value="0.81636861434883" calcext:value-type="float">
            <text:p>0.81636861434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8</text:p>
          </table:table-cell>
          <table:table-cell office:value-type="float" office:value="1.3203891364325" calcext:value-type="float">
            <text:p>1.32038913643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7</text:p>
          </table:table-cell>
          <table:table-cell office:value-type="float" office:value="1.6173625080395" calcext:value-type="float">
            <text:p>1.61736250803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0</text:p>
          </table:table-cell>
          <table:table-cell office:value-type="float" office:value="1.4902100103053" calcext:value-type="float">
            <text:p>1.4902100103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7</text:p>
          </table:table-cell>
          <table:table-cell office:value-type="float" office:value="1.0976135814594" calcext:value-type="float">
            <text:p>1.0976135814594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.01476268621471" calcext:value-type="float">
            <text:p>2.01476268621471</text:p>
          </table:table-cell>
          <table:table-cell/>
          <table:table-cell office:value-type="float" office:value="1.97037458757561" calcext:value-type="float">
            <text:p>1.97037458757561</text:p>
          </table:table-cell>
          <table:table-cell/>
          <table:table-cell table:style-name="ce1" office:value-type="float" office:value="0.714395914670966" calcext:value-type="float">
            <text:p>0.714395914670966</text:p>
          </table:table-cell>
          <table:table-cell table:style-name="ce1"/>
          <table:table-cell office:value-type="float" office:value="1.89919098330774" calcext:value-type="float">
            <text:p>1.89919098330774</text:p>
          </table:table-cell>
          <table:table-cell/>
          <table:table-cell office:value-type="float" office:value="1.77425464364173" calcext:value-type="float">
            <text:p>1.77425464364173</text:p>
          </table:table-cell>
          <table:table-cell/>
          <table:table-cell office:value-type="float" office:value="1.42856319549737" calcext:value-type="float">
            <text:p>1.42856319549737</text:p>
          </table:table-cell>
          <table:table-cell/>
          <table:table-cell office:value-type="float" office:value="0.714396616424614" calcext:value-type="float">
            <text:p>0.714396616424614</text:p>
          </table:table-cell>
          <table:table-cell/>
          <table:table-cell office:value-type="float" office:value="1.84454893556253" calcext:value-type="float">
            <text:p>1.84454893556253</text:p>
          </table:table-cell>
          <table:table-cell/>
          <table:table-cell office:value-type="float" office:value="1.80342077835408" calcext:value-type="float">
            <text:p>1.80342077835408</text:p>
          </table:table-cell>
          <table:table-cell/>
          <table:table-cell office:value-type="float" office:value="1.74076564129933" calcext:value-type="float">
            <text:p>1.74076564129933</text:p>
          </table:table-cell>
          <table:table-cell/>
          <table:table-cell office:value-type="float" office:value="1.63548083483221" calcext:value-type="float">
            <text:p>1.63548083483221</text:p>
          </table:table-cell>
          <table:table-cell/>
          <table:table-cell office:value-type="float" office:value="1.42648018265244" calcext:value-type="float">
            <text:p>1.42648018265244</text:p>
          </table:table-cell>
          <table:table-cell/>
          <table:table-cell office:value-type="float" office:value="0.714396721687661" calcext:value-type="float">
            <text:p>0.714396721687661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45515531" calcext:value-type="float">
            <text:p>1.6760245515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7842360166" calcext:value-type="float">
            <text:p>0.49757842360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875423289" calcext:value-type="float">
            <text:p>1.347875423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6229182917" calcext:value-type="float">
            <text:p>0.822762291829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3846595951" calcext:value-type="float">
            <text:p>0.457338465959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7</text:p>
          </table:table-cell>
          <table:table-cell office:value-type="float" office:value="1.1145283004965" calcext:value-type="float">
            <text:p>1.11452830049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</text:p>
          </table:table-cell>
          <table:table-cell office:value-type="float" office:value="1.5341489114222" calcext:value-type="float">
            <text:p>1.53414891142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0</text:p>
          </table:table-cell>
          <table:table-cell office:value-type="float" office:value="0.45500583683596" calcext:value-type="float">
            <text:p>0.455005836835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9</text:p>
          </table:table-cell>
          <table:table-cell office:value-type="float" office:value="0.81436124804079" calcext:value-type="float">
            <text:p>0.81436124804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3</text:p>
          </table:table-cell>
          <table:table-cell office:value-type="float" office:value="1.3162312460724" calcext:value-type="float">
            <text:p>1.316231246072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2</text:p>
          </table:table-cell>
          <table:table-cell office:value-type="float" office:value="1.6156372466976" calcext:value-type="float">
            <text:p>1.61563724669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1</text:p>
          </table:table-cell>
          <table:table-cell office:value-type="float" office:value="1.4911763250776" calcext:value-type="float">
            <text:p>1.49117632507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5</text:p>
          </table:table-cell>
          <table:table-cell office:value-type="float" office:value="1.0980451599525" calcext:value-type="float">
            <text:p>1.0980451599525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03946451986191" calcext:value-type="float">
            <text:p>2.03946451986191</text:p>
          </table:table-cell>
          <table:table-cell/>
          <table:table-cell office:value-type="float" office:value="2.00376922911509" calcext:value-type="float">
            <text:p>2.00376922911509</text:p>
          </table:table-cell>
          <table:table-cell/>
          <table:table-cell table:style-name="ce1" office:value-type="float" office:value="0.714397037476802" calcext:value-type="float">
            <text:p>0.714397037476802</text:p>
          </table:table-cell>
          <table:table-cell table:style-name="ce1"/>
          <table:table-cell office:value-type="float" office:value="1.94975156166502" calcext:value-type="float">
            <text:p>1.94975156166502</text:p>
          </table:table-cell>
          <table:table-cell/>
          <table:table-cell office:value-type="float" office:value="1.85224072696465" calcext:value-type="float">
            <text:p>1.85224072696465</text:p>
          </table:table-cell>
          <table:table-cell/>
          <table:table-cell office:value-type="float" office:value="1.42866672922299" calcext:value-type="float">
            <text:p>1.4286667292229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/>
          <table:table-cell office:value-type="float" office:value="1.85368261015865" calcext:value-type="float">
            <text:p>1.85368261015865</text:p>
          </table:table-cell>
          <table:table-cell/>
          <table:table-cell office:value-type="float" office:value="1.81827195069118" calcext:value-type="float">
            <text:p>1.81827195069118</text:p>
          </table:table-cell>
          <table:table-cell/>
          <table:table-cell office:value-type="float" office:value="1.76928729548705" calcext:value-type="float">
            <text:p>1.76928729548705</text:p>
          </table:table-cell>
          <table:table-cell/>
          <table:table-cell office:value-type="float" office:value="1.68460824176577" calcext:value-type="float">
            <text:p>1.68460824176577</text:p>
          </table:table-cell>
          <table:table-cell/>
          <table:table-cell office:value-type="float" office:value="1.42843530340143" calcext:value-type="float">
            <text:p>1.42843530340143</text:p>
          </table:table-cell>
          <table:table-cell/>
          <table:table-cell office:value-type="float" office:value="0.71439714273985" calcext:value-type="float">
            <text:p>0.7143971427398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2729755021" calcext:value-type="float">
            <text:p>1.6732729755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4789794958" calcext:value-type="float">
            <text:p>0.49694789794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4385826962" calcext:value-type="float">
            <text:p>1.34643858269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95281899703" calcext:value-type="float">
            <text:p>0.82195281899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88267591297" calcext:value-type="float">
            <text:p>0.457882675912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3</text:p>
          </table:table-cell>
          <table:table-cell office:value-type="float" office:value="1.1152367208035" calcext:value-type="float">
            <text:p>1.1152367208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3</text:p>
          </table:table-cell>
          <table:table-cell office:value-type="float" office:value="1.5318278612338" calcext:value-type="float">
            <text:p>1.5318278612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1</text:p>
          </table:table-cell>
          <table:table-cell office:value-type="float" office:value="0.45548162580881" calcext:value-type="float">
            <text:p>0.455481625808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4</text:p>
          </table:table-cell>
          <table:table-cell office:value-type="float" office:value="0.814263353407" calcext:value-type="float">
            <text:p>0.8142633534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7</text:p>
          </table:table-cell>
          <table:table-cell office:value-type="float" office:value="1.3186070330452" calcext:value-type="float">
            <text:p>1.31860703304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4</text:p>
          </table:table-cell>
          <table:table-cell office:value-type="float" office:value="1.6135183015597" calcext:value-type="float">
            <text:p>1.6135183015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6</text:p>
          </table:table-cell>
          <table:table-cell office:value-type="float" office:value="1.4893773796028" calcext:value-type="float">
            <text:p>1.48937737960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5</text:p>
          </table:table-cell>
          <table:table-cell office:value-type="float" office:value="1.0989862115935" calcext:value-type="float">
            <text:p>1.0989862115935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05444794268638" calcext:value-type="float">
            <text:p>2.05444794268638</text:p>
          </table:table-cell>
          <table:table-cell/>
          <table:table-cell office:value-type="float" office:value="2.02123555659415" calcext:value-type="float">
            <text:p>2.02123555659415</text:p>
          </table:table-cell>
          <table:table-cell/>
          <table:table-cell table:style-name="ce1" office:value-type="float" office:value="0.714396756775344" calcext:value-type="float">
            <text:p>0.714396756775344</text:p>
          </table:table-cell>
          <table:table-cell table:style-name="ce1"/>
          <table:table-cell office:value-type="float" office:value="1.97722518186823" calcext:value-type="float">
            <text:p>1.97722518186823</text:p>
          </table:table-cell>
          <table:table-cell/>
          <table:table-cell office:value-type="float" office:value="1.89745553651297" calcext:value-type="float">
            <text:p>1.89745553651297</text:p>
          </table:table-cell>
          <table:table-cell/>
          <table:table-cell office:value-type="float" office:value="1.42867875928553" calcext:value-type="float">
            <text:p>1.42867875928553</text:p>
          </table:table-cell>
          <table:table-cell/>
          <table:table-cell office:value-type="float" office:value="0.714396511161568" calcext:value-type="float">
            <text:p>0.714396511161568</text:p>
          </table:table-cell>
          <table:table-cell/>
          <table:table-cell office:value-type="float" office:value="1.85923972711608" calcext:value-type="float">
            <text:p>1.85923972711608</text:p>
          </table:table-cell>
          <table:table-cell/>
          <table:table-cell office:value-type="float" office:value="1.82719152024953" calcext:value-type="float">
            <text:p>1.82719152024953</text:p>
          </table:table-cell>
          <table:table-cell/>
          <table:table-cell office:value-type="float" office:value="1.78169208944692" calcext:value-type="float">
            <text:p>1.78169208944692</text:p>
          </table:table-cell>
          <table:table-cell/>
          <table:table-cell office:value-type="float" office:value="1.70745817260042" calcext:value-type="float">
            <text:p>1.70745817260042</text:p>
          </table:table-cell>
          <table:table-cell/>
          <table:table-cell office:value-type="float" office:value="1.42858144359849" calcext:value-type="float">
            <text:p>1.42858144359849</text:p>
          </table:table-cell>
          <table:table-cell/>
          <table:table-cell office:value-type="float" office:value="0.714396686599979" calcext:value-type="float">
            <text:p>0.714396686599979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024488395" calcext:value-type="float">
            <text:p>1.67360244883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947593739" calcext:value-type="float">
            <text:p>0.4978594759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806853888" calcext:value-type="float">
            <text:p>1.34888068538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9022916818" calcext:value-type="float">
            <text:p>0.82290229168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4057048361" calcext:value-type="float">
            <text:p>0.458040570483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6</text:p>
          </table:table-cell>
          <table:table-cell office:value-type="float" office:value="1.1140198799791" calcext:value-type="float">
            <text:p>1.1140198799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0</text:p>
          </table:table-cell>
          <table:table-cell office:value-type="float" office:value="1.5315415457457" calcext:value-type="float">
            <text:p>1.53154154574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2</text:p>
          </table:table-cell>
          <table:table-cell office:value-type="float" office:value="0.45517636297225" calcext:value-type="float">
            <text:p>0.45517636297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8</text:p>
          </table:table-cell>
          <table:table-cell office:value-type="float" office:value="0.81378335391226" calcext:value-type="float">
            <text:p>0.81378335391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8</text:p>
          </table:table-cell>
          <table:table-cell office:value-type="float" office:value="1.317240718694" calcext:value-type="float">
            <text:p>1.3172407186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3</text:p>
          </table:table-cell>
          <table:table-cell office:value-type="float" office:value="1.617435139542" calcext:value-type="float">
            <text:p>1.617435139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7</text:p>
          </table:table-cell>
          <table:table-cell office:value-type="float" office:value="1.4893731690809" calcext:value-type="float">
            <text:p>1.4893731690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6</text:p>
          </table:table-cell>
          <table:table-cell office:value-type="float" office:value="1.0984925279026" calcext:value-type="float">
            <text:p>1.0984925279026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06478063356424" calcext:value-type="float">
            <text:p>2.06478063356424</text:p>
          </table:table-cell>
          <table:table-cell/>
          <table:table-cell office:value-type="float" office:value="2.0362784279776" calcext:value-type="float">
            <text:p>2.0362784279776</text:p>
          </table:table-cell>
          <table:table-cell/>
          <table:table-cell table:style-name="ce1" office:value-type="float" office:value="0.714396791863025" calcext:value-type="float">
            <text:p>0.714396791863025</text:p>
          </table:table-cell>
          <table:table-cell table:style-name="ce1"/>
          <table:table-cell office:value-type="float" office:value="1.99238313082478" calcext:value-type="float">
            <text:p>1.99238313082478</text:p>
          </table:table-cell>
          <table:table-cell/>
          <table:table-cell office:value-type="float" office:value="1.92122901524765" calcext:value-type="float">
            <text:p>1.92122901524765</text:p>
          </table:table-cell>
          <table:table-cell/>
          <table:table-cell office:value-type="float" office:value="1.42846748131242" calcext:value-type="float">
            <text:p>1.42846748131242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/>
          <table:table-cell office:value-type="float" office:value="1.86045565566072" calcext:value-type="float">
            <text:p>1.86045565566072</text:p>
          </table:table-cell>
          <table:table-cell/>
          <table:table-cell office:value-type="float" office:value="1.83033302070209" calcext:value-type="float">
            <text:p>1.83033302070209</text:p>
          </table:table-cell>
          <table:table-cell/>
          <table:table-cell office:value-type="float" office:value="1.79062583442895" calcext:value-type="float">
            <text:p>1.79062583442895</text:p>
          </table:table-cell>
          <table:table-cell/>
          <table:table-cell office:value-type="float" office:value="1.72333259198074" calcext:value-type="float">
            <text:p>1.72333259198074</text:p>
          </table:table-cell>
          <table:table-cell/>
          <table:table-cell office:value-type="float" office:value="1.42880628546707" calcext:value-type="float">
            <text:p>1.42880628546707</text:p>
          </table:table-cell>
          <table:table-cell/>
          <table:table-cell office:value-type="float" office:value="0.714396335723155" calcext:value-type="float">
            <text:p>0.71439633572315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613928827" calcext:value-type="float">
            <text:p>1.6767613928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1631829861" calcext:value-type="float">
            <text:p>0.49761631829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12124093" calcext:value-type="float">
            <text:p>1.348211212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3176512446" calcext:value-type="float">
            <text:p>0.823131765124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99109685148" calcext:value-type="float">
            <text:p>0.4579910968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9</text:p>
          </table:table-cell>
          <table:table-cell office:value-type="float" office:value="1.1160893514849" calcext:value-type="float">
            <text:p>1.11608935148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2</text:p>
          </table:table-cell>
          <table:table-cell office:value-type="float" office:value="1.5319152295629" calcext:value-type="float">
            <text:p>1.53191522956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3</text:p>
          </table:table-cell>
          <table:table-cell office:value-type="float" office:value="0.45492688955064" calcext:value-type="float">
            <text:p>0.454926889550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1</text:p>
          </table:table-cell>
          <table:table-cell office:value-type="float" office:value="0.81583598333054" calcext:value-type="float">
            <text:p>0.81583598333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7</text:p>
          </table:table-cell>
          <table:table-cell office:value-type="float" office:value="1.3190333483859" calcext:value-type="float">
            <text:p>1.319033348385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6</text:p>
          </table:table-cell>
          <table:table-cell office:value-type="float" office:value="1.6173109291464" calcext:value-type="float">
            <text:p>1.6173109291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</text:p>
          </table:table-cell>
          <table:table-cell office:value-type="float" office:value="1.4882394860637" calcext:value-type="float">
            <text:p>1.48823948606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4</text:p>
          </table:table-cell>
          <table:table-cell office:value-type="float" office:value="1.0978241075536" calcext:value-type="float">
            <text:p>1.0978241075536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.07167073157467" calcext:value-type="float">
            <text:p>2.07167073157467</text:p>
          </table:table-cell>
          <table:table-cell/>
          <table:table-cell office:value-type="float" office:value="2.04573366614502" calcext:value-type="float">
            <text:p>2.04573366614502</text:p>
          </table:table-cell>
          <table:table-cell/>
          <table:table-cell table:style-name="ce1" office:value-type="float" office:value="0.714397072564486" calcext:value-type="float">
            <text:p>0.714397072564486</text:p>
          </table:table-cell>
          <table:table-cell table:style-name="ce1"/>
          <table:table-cell office:value-type="float" office:value="2.00924977973707" calcext:value-type="float">
            <text:p>2.00924977973707</text:p>
          </table:table-cell>
          <table:table-cell/>
          <table:table-cell office:value-type="float" office:value="1.94262054160243" calcext:value-type="float">
            <text:p>1.94262054160243</text:p>
          </table:table-cell>
          <table:table-cell/>
          <table:table-cell office:value-type="float" office:value="1.4285341353776" calcext:value-type="float">
            <text:p>1.4285341353776</text:p>
          </table:table-cell>
          <table:table-cell/>
          <table:table-cell office:value-type="float" office:value="0.714396897126073" calcext:value-type="float">
            <text:p>0.714396897126073</text:p>
          </table:table-cell>
          <table:table-cell/>
          <table:table-cell office:value-type="float" office:value="1.86498119475665" calcext:value-type="float">
            <text:p>1.86498119475665</text:p>
          </table:table-cell>
          <table:table-cell/>
          <table:table-cell office:value-type="float" office:value="1.83523575238342" calcext:value-type="float">
            <text:p>1.83523575238342</text:p>
          </table:table-cell>
          <table:table-cell/>
          <table:table-cell office:value-type="float" office:value="1.79519625067062" calcext:value-type="float">
            <text:p>1.79519625067062</text:p>
          </table:table-cell>
          <table:table-cell/>
          <table:table-cell office:value-type="float" office:value="1.73326428077444" calcext:value-type="float">
            <text:p>1.73326428077444</text:p>
          </table:table-cell>
          <table:table-cell/>
          <table:table-cell office:value-type="float" office:value="1.42860800497403" calcext:value-type="float">
            <text:p>1.42860800497403</text:p>
          </table:table-cell>
          <table:table-cell/>
          <table:table-cell office:value-type="float" office:value="0.714397809405815" calcext:value-type="float">
            <text:p>0.71439780940581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140255642" calcext:value-type="float">
            <text:p>1.67571402556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6158151412" calcext:value-type="float">
            <text:p>0.49756158151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406847993" calcext:value-type="float">
            <text:p>1.34944068479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4860784357" calcext:value-type="float">
            <text:p>0.82254860784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741309746" calcext:value-type="float">
            <text:p>0.457557413097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</text:p>
          </table:table-cell>
          <table:table-cell office:value-type="float" office:value="1.1148009317885" calcext:value-type="float">
            <text:p>1.11480093178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2</text:p>
          </table:table-cell>
          <table:table-cell office:value-type="float" office:value="1.533287859697" calcext:value-type="float">
            <text:p>1.5332878596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4</text:p>
          </table:table-cell>
          <table:table-cell office:value-type="float" office:value="0.45530899441158" calcext:value-type="float">
            <text:p>0.455308994411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</text:p>
          </table:table-cell>
          <table:table-cell office:value-type="float" office:value="0.81461914250617" calcext:value-type="float">
            <text:p>0.8146191425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6</text:p>
          </table:table-cell>
          <table:table-cell office:value-type="float" office:value="1.3198186107173" calcext:value-type="float">
            <text:p>1.31981861071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</text:p>
          </table:table-cell>
          <table:table-cell office:value-type="float" office:value="1.6172646134057" calcext:value-type="float">
            <text:p>1.6172646134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4</text:p>
          </table:table-cell>
          <table:table-cell office:value-type="float" office:value="1.4864079090443" calcext:value-type="float">
            <text:p>1.48640790904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3</text:p>
          </table:table-cell>
          <table:table-cell office:value-type="float" office:value="1.0980356862782" calcext:value-type="float">
            <text:p>1.09803568627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.08133970385295" calcext:value-type="float">
            <text:p>2.08133970385295</text:p>
          </table:table-cell>
          <table:table-cell/>
          <table:table-cell office:value-type="float" office:value="2.05561702416254" calcext:value-type="float">
            <text:p>2.05561702416254</text:p>
          </table:table-cell>
          <table:table-cell/>
          <table:table-cell table:style-name="ce1" office:value-type="float" office:value="0.714396686599979" calcext:value-type="float">
            <text:p>0.714396686599979</text:p>
          </table:table-cell>
          <table:table-cell table:style-name="ce1"/>
          <table:table-cell office:value-type="float" office:value="2.01853885767838" calcext:value-type="float">
            <text:p>2.01853885767838</text:p>
          </table:table-cell>
          <table:table-cell/>
          <table:table-cell office:value-type="float" office:value="1.95731472162361" calcext:value-type="float">
            <text:p>1.95731472162361</text:p>
          </table:table-cell>
          <table:table-cell/>
          <table:table-cell office:value-type="float" office:value="1.42859172930193" calcext:value-type="float">
            <text:p>1.42859172930193</text:p>
          </table:table-cell>
          <table:table-cell/>
          <table:table-cell office:value-type="float" office:value="0.714396756775344" calcext:value-type="float">
            <text:p>0.714396756775344</text:p>
          </table:table-cell>
          <table:table-cell/>
          <table:table-cell office:value-type="float" office:value="1.86552087839908" calcext:value-type="float">
            <text:p>1.86552087839908</text:p>
          </table:table-cell>
          <table:table-cell/>
          <table:table-cell office:value-type="float" office:value="1.8400946044117" calcext:value-type="float">
            <text:p>1.8400946044117</text:p>
          </table:table-cell>
          <table:table-cell/>
          <table:table-cell office:value-type="float" office:value="1.80014003494032" calcext:value-type="float">
            <text:p>1.80014003494032</text:p>
          </table:table-cell>
          <table:table-cell/>
          <table:table-cell office:value-type="float" office:value="1.74128466330937" calcext:value-type="float">
            <text:p>1.74128466330937</text:p>
          </table:table-cell>
          <table:table-cell/>
          <table:table-cell office:value-type="float" office:value="1.42862239092381" calcext:value-type="float">
            <text:p>1.42862239092381</text:p>
          </table:table-cell>
          <table:table-cell/>
          <table:table-cell office:value-type="float" office:value="0.71439773923045" calcext:value-type="float">
            <text:p>0.71439773923045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9392874323" calcext:value-type="float">
            <text:p>1.67693928743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95315899667" calcext:value-type="float">
            <text:p>0.498953158996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3017386297" calcext:value-type="float">
            <text:p>1.34830173862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75913499038" calcext:value-type="float">
            <text:p>0.82175913499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6372888029" calcext:value-type="float">
            <text:p>0.4575637288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2</text:p>
          </table:table-cell>
          <table:table-cell office:value-type="float" office:value="1.1139967221087" calcext:value-type="float">
            <text:p>1.1139967221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3</text:p>
          </table:table-cell>
          <table:table-cell office:value-type="float" office:value="1.5341625956183" calcext:value-type="float">
            <text:p>1.5341625956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5</text:p>
          </table:table-cell>
          <table:table-cell office:value-type="float" office:value="0.45587215171352" calcext:value-type="float">
            <text:p>0.45587215171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0</text:p>
          </table:table-cell>
          <table:table-cell office:value-type="float" office:value="0.81324545974162" calcext:value-type="float">
            <text:p>0.81324545974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9</text:p>
          </table:table-cell>
          <table:table-cell office:value-type="float" office:value="1.3202259787095" calcext:value-type="float">
            <text:p>1.3202259787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5</text:p>
          </table:table-cell>
          <table:table-cell office:value-type="float" office:value="1.6173709290832" calcext:value-type="float">
            <text:p>1.6173709290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</text:p>
          </table:table-cell>
          <table:table-cell office:value-type="float" office:value="1.4898900106421" calcext:value-type="float">
            <text:p>1.48989001064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2</text:p>
          </table:table-cell>
          <table:table-cell office:value-type="float" office:value="1.0976546340478" calcext:value-type="float">
            <text:p>1.0976546340478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.0895147829669" calcext:value-type="float">
            <text:p>2.0895147829669</text:p>
          </table:table-cell>
          <table:table-cell/>
          <table:table-cell office:value-type="float" office:value="2.06567520906369" calcext:value-type="float">
            <text:p>2.06567520906369</text:p>
          </table:table-cell>
          <table:table-cell/>
          <table:table-cell table:style-name="ce1" office:value-type="float" office:value="0.714396862038391" calcext:value-type="float">
            <text:p>0.714396862038391</text:p>
          </table:table-cell>
          <table:table-cell table:style-name="ce1"/>
          <table:table-cell office:value-type="float" office:value="2.02939305677923" calcext:value-type="float">
            <text:p>2.02939305677923</text:p>
          </table:table-cell>
          <table:table-cell/>
          <table:table-cell office:value-type="float" office:value="1.97056932421275" calcext:value-type="float">
            <text:p>1.97056932421275</text:p>
          </table:table-cell>
          <table:table-cell/>
          <table:table-cell office:value-type="float" office:value="1.42840131596854" calcext:value-type="float">
            <text:p>1.42840131596854</text:p>
          </table:table-cell>
          <table:table-cell/>
          <table:table-cell office:value-type="float" office:value="0.714396616424615" calcext:value-type="float">
            <text:p>0.714396616424615</text:p>
          </table:table-cell>
          <table:table-cell/>
          <table:table-cell office:value-type="float" office:value="1.86945147075284" calcext:value-type="float">
            <text:p>1.86945147075284</text:p>
          </table:table-cell>
          <table:table-cell/>
          <table:table-cell office:value-type="float" office:value="1.84360735259376" calcext:value-type="float">
            <text:p>1.84360735259376</text:p>
          </table:table-cell>
          <table:table-cell/>
          <table:table-cell office:value-type="float" office:value="1.80446645143882" calcext:value-type="float">
            <text:p>1.80446645143882</text:p>
          </table:table-cell>
          <table:table-cell/>
          <table:table-cell office:value-type="float" office:value="1.75004101499442" calcext:value-type="float">
            <text:p>1.75004101499442</text:p>
          </table:table-cell>
          <table:table-cell/>
          <table:table-cell office:value-type="float" office:value="1.42847488230714" calcext:value-type="float">
            <text:p>1.42847488230714</text:p>
          </table:table-cell>
          <table:table-cell/>
          <table:table-cell office:value-type="float" office:value="0.71439700238912" calcext:value-type="float">
            <text:p>0.71439700238912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750781315" calcext:value-type="float">
            <text:p>1.67577507813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8052875734" calcext:value-type="float">
            <text:p>0.49768052875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519631032" calcext:value-type="float">
            <text:p>1.350519631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17913244302" calcext:value-type="float">
            <text:p>0.824179132443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23425449026" calcext:value-type="float">
            <text:p>0.458234254490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4</text:p>
          </table:table-cell>
          <table:table-cell office:value-type="float" office:value="1.1157030361021" calcext:value-type="float">
            <text:p>1.1157030361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6</text:p>
          </table:table-cell>
          <table:table-cell office:value-type="float" office:value="1.5300720736083" calcext:value-type="float">
            <text:p>1.5300720736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6</text:p>
          </table:table-cell>
          <table:table-cell office:value-type="float" office:value="0.45545636267751" calcext:value-type="float">
            <text:p>0.45545636267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4</text:p>
          </table:table-cell>
          <table:table-cell office:value-type="float" office:value="0.81670756136046" calcext:value-type="float">
            <text:p>0.816707561360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5</text:p>
          </table:table-cell>
          <table:table-cell office:value-type="float" office:value="1.320967030561" calcext:value-type="float">
            <text:p>1.3209670305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8</text:p>
          </table:table-cell>
          <table:table-cell office:value-type="float" office:value="1.6181467177403" calcext:value-type="float">
            <text:p>1.6181467177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8</text:p>
          </table:table-cell>
          <table:table-cell office:value-type="float" office:value="1.4893089586221" calcext:value-type="float">
            <text:p>1.48930895862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1</text:p>
          </table:table-cell>
          <table:table-cell office:value-type="float" office:value="1.0986220014505" calcext:value-type="float">
            <text:p>1.09862200145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0049891175554" calcext:value-type="float">
            <text:p>2.10049891175554</text:p>
          </table:table-cell>
          <table:table-cell/>
          <table:table-cell office:value-type="float" office:value="2.07488479335435" calcext:value-type="float">
            <text:p>2.07488479335435</text:p>
          </table:table-cell>
          <table:table-cell/>
          <table:table-cell table:style-name="ce1" office:value-type="float" office:value="0.714396826950708" calcext:value-type="float">
            <text:p>0.714396826950708</text:p>
          </table:table-cell>
          <table:table-cell table:style-name="ce1"/>
          <table:table-cell office:value-type="float" office:value="2.03930683581737" calcext:value-type="float">
            <text:p>2.03930683581737</text:p>
          </table:table-cell>
          <table:table-cell/>
          <table:table-cell office:value-type="float" office:value="1.97943394646051" calcext:value-type="float">
            <text:p>1.97943394646051</text:p>
          </table:table-cell>
          <table:table-cell/>
          <table:table-cell office:value-type="float" office:value="1.42905963607759" calcext:value-type="float">
            <text:p>1.42905963607759</text:p>
          </table:table-cell>
          <table:table-cell/>
          <table:table-cell office:value-type="float" office:value="0.714397388353626" calcext:value-type="float">
            <text:p>0.714397388353626</text:p>
          </table:table-cell>
          <table:table-cell/>
          <table:table-cell office:value-type="float" office:value="1.87354213311354" calcext:value-type="float">
            <text:p>1.87354213311354</text:p>
          </table:table-cell>
          <table:table-cell/>
          <table:table-cell office:value-type="float" office:value="1.84791300219684" calcext:value-type="float">
            <text:p>1.84791300219684</text:p>
          </table:table-cell>
          <table:table-cell/>
          <table:table-cell office:value-type="float" office:value="1.81180732090458" calcext:value-type="float">
            <text:p>1.81180732090458</text:p>
          </table:table-cell>
          <table:table-cell/>
          <table:table-cell office:value-type="float" office:value="1.75611279807675" calcext:value-type="float">
            <text:p>1.75611279807675</text:p>
          </table:table-cell>
          <table:table-cell/>
          <table:table-cell office:value-type="float" office:value="1.42858902253787" calcext:value-type="float">
            <text:p>1.42858902253787</text:p>
          </table:table-cell>
          <table:table-cell/>
          <table:table-cell office:value-type="float" office:value="0.714397107652167" calcext:value-type="float">
            <text:p>0.714397107652167</text:p>
          </table:table-cell>
          <table:table-cell table:number-columns-repeated="6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908684307" calcext:value-type="float">
            <text:p>1.67499086843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631863545" calcext:value-type="float">
            <text:p>0.497296318635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9633453" calcext:value-type="float">
            <text:p>1.348219633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6033425228" calcext:value-type="float">
            <text:p>0.8246033425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2583439386" calcext:value-type="float">
            <text:p>0.457325834393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7</text:p>
          </table:table-cell>
          <table:table-cell office:value-type="float" office:value="1.1150430367968" calcext:value-type="float">
            <text:p>1.11504303679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5</text:p>
          </table:table-cell>
          <table:table-cell office:value-type="float" office:value="1.5346162793513" calcext:value-type="float">
            <text:p>1.53461627935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7</text:p>
          </table:table-cell>
          <table:table-cell office:value-type="float" office:value="0.45493846848582" calcext:value-type="float">
            <text:p>0.454938468485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3</text:p>
          </table:table-cell>
          <table:table-cell office:value-type="float" office:value="0.81423914290617" calcext:value-type="float">
            <text:p>0.8142391429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5</text:p>
          </table:table-cell>
          <table:table-cell office:value-type="float" office:value="1.3211722935028" calcext:value-type="float">
            <text:p>1.32117229350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3</text:p>
          </table:table-cell>
          <table:table-cell office:value-type="float" office:value="1.6163098775685" calcext:value-type="float">
            <text:p>1.61630987756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0</text:p>
          </table:table-cell>
          <table:table-cell office:value-type="float" office:value="1.4888300117579" calcext:value-type="float">
            <text:p>1.48883001175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0</text:p>
          </table:table-cell>
          <table:table-cell office:value-type="float" office:value="1.0976777919181" calcext:value-type="float">
            <text:p>1.097677791918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057185203" calcext:value-type="float">
            <text:p>1.6740571852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10263357618" calcext:value-type="float">
            <text:p>0.498102633576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648954054" calcext:value-type="float">
            <text:p>1.34936489540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0966020036" calcext:value-type="float">
            <text:p>0.822809660200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3320343873" calcext:value-type="float">
            <text:p>0.456733203438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5</text:p>
          </table:table-cell>
          <table:table-cell office:value-type="float" office:value="1.1171388240644" calcext:value-type="float">
            <text:p>1.11713882406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0</text:p>
          </table:table-cell>
          <table:table-cell office:value-type="float" office:value="1.5318162822987" calcext:value-type="float">
            <text:p>1.5318162822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8</text:p>
          </table:table-cell>
          <table:table-cell office:value-type="float" office:value="0.4552974154764" calcext:value-type="float">
            <text:p>0.45529741547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6</text:p>
          </table:table-cell>
          <table:table-cell office:value-type="float" office:value="0.81471598450949" calcext:value-type="float">
            <text:p>0.81471598450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3</text:p>
          </table:table-cell>
          <table:table-cell office:value-type="float" office:value="1.3195322952292" calcext:value-type="float">
            <text:p>1.31953229522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6</text:p>
          </table:table-cell>
          <table:table-cell office:value-type="float" office:value="1.6183077702023" calcext:value-type="float">
            <text:p>1.6183077702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3</text:p>
          </table:table-cell>
          <table:table-cell office:value-type="float" office:value="1.4898931685335" calcext:value-type="float">
            <text:p>1.4898931685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9</text:p>
          </table:table-cell>
          <table:table-cell office:value-type="float" office:value="1.0969346348056" calcext:value-type="float">
            <text:p>1.096934634805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529731021" calcext:value-type="float">
            <text:p>1.6755529731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84238964" calcext:value-type="float">
            <text:p>0.4972984238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101736735" calcext:value-type="float">
            <text:p>1.350101736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24544816269" calcext:value-type="float">
            <text:p>0.824245448162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7320202821" calcext:value-type="float">
            <text:p>0.4580732020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4</text:p>
          </table:table-cell>
          <table:table-cell office:value-type="float" office:value="1.1169493505796" calcext:value-type="float">
            <text:p>1.11694935057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6</text:p>
          </table:table-cell>
          <table:table-cell office:value-type="float" office:value="1.5327004918942" calcext:value-type="float">
            <text:p>1.53270049189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9</text:p>
          </table:table-cell>
          <table:table-cell office:value-type="float" office:value="0.45567004666311" calcext:value-type="float">
            <text:p>0.455670046663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5</text:p>
          </table:table-cell>
          <table:table-cell office:value-type="float" office:value="0.81570861504356" calcext:value-type="float">
            <text:p>0.81570861504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6</text:p>
          </table:table-cell>
          <table:table-cell office:value-type="float" office:value="1.3184470332136" calcext:value-type="float">
            <text:p>1.31844703321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</text:p>
          </table:table-cell>
          <table:table-cell office:value-type="float" office:value="1.6202456628993" calcext:value-type="float">
            <text:p>1.6202456628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5</text:p>
          </table:table-cell>
          <table:table-cell office:value-type="float" office:value="1.4889363274354" calcext:value-type="float">
            <text:p>1.4889363274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8</text:p>
          </table:table-cell>
          <table:table-cell office:value-type="float" office:value="1.0985598962527" calcext:value-type="float">
            <text:p>1.098559896252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940244273" calcext:value-type="float">
            <text:p>1.67679402442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468456349" calcext:value-type="float">
            <text:p>0.4966468456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417401666" calcext:value-type="float">
            <text:p>1.34684174016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6755456047" calcext:value-type="float">
            <text:p>0.823167554560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3425470078" calcext:value-type="float">
            <text:p>0.458034254700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0</text:p>
          </table:table-cell>
          <table:table-cell office:value-type="float" office:value="1.1161461935303" calcext:value-type="float">
            <text:p>1.11614619353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4</text:p>
          </table:table-cell>
          <table:table-cell office:value-type="float" office:value="1.5337015434721" calcext:value-type="float">
            <text:p>1.53370154347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</text:p>
          </table:table-cell>
          <table:table-cell office:value-type="float" office:value="0.45630057231519" calcext:value-type="float">
            <text:p>0.45630057231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5</text:p>
          </table:table-cell>
          <table:table-cell office:value-type="float" office:value="0.81436651119315" calcext:value-type="float">
            <text:p>0.81436651119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2</text:p>
          </table:table-cell>
          <table:table-cell office:value-type="float" office:value="1.3171038767328" calcext:value-type="float">
            <text:p>1.31710387673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3</text:p>
          </table:table-cell>
          <table:table-cell office:value-type="float" office:value="1.6159435621647" calcext:value-type="float">
            <text:p>1.6159435621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4</text:p>
          </table:table-cell>
          <table:table-cell office:value-type="float" office:value="1.4895352741734" calcext:value-type="float">
            <text:p>1.48953527417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4</text:p>
          </table:table-cell>
          <table:table-cell office:value-type="float" office:value="1.0992135797752" calcext:value-type="float">
            <text:p>1.099213579775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466593193" calcext:value-type="float">
            <text:p>1.67364665931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8263443933" calcext:value-type="float">
            <text:p>0.497282634439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0869999084" calcext:value-type="float">
            <text:p>1.35008699990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334338595" calcext:value-type="float">
            <text:p>0.823783343385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741295009" calcext:value-type="float">
            <text:p>0.457697412950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</text:p>
          </table:table-cell>
          <table:table-cell office:value-type="float" office:value="1.1151072472555" calcext:value-type="float">
            <text:p>1.11510724725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8</text:p>
          </table:table-cell>
          <table:table-cell office:value-type="float" office:value="1.5320078610444" calcext:value-type="float">
            <text:p>1.53200786104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0</text:p>
          </table:table-cell>
          <table:table-cell office:value-type="float" office:value="0.45563846774898" calcext:value-type="float">
            <text:p>0.45563846774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1</text:p>
          </table:table-cell>
          <table:table-cell office:value-type="float" office:value="0.81409282727071" calcext:value-type="float">
            <text:p>0.81409282727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5</text:p>
          </table:table-cell>
          <table:table-cell office:value-type="float" office:value="1.3192070324137" calcext:value-type="float">
            <text:p>1.319207032413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8</text:p>
          </table:table-cell>
          <table:table-cell office:value-type="float" office:value="1.6176267182877" calcext:value-type="float">
            <text:p>1.6176267182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2</text:p>
          </table:table-cell>
          <table:table-cell office:value-type="float" office:value="1.491722640292" calcext:value-type="float">
            <text:p>1.4917226402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8</text:p>
          </table:table-cell>
          <table:table-cell office:value-type="float" office:value="1.0974577921497" calcext:value-type="float">
            <text:p>1.097457792149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719192927" calcext:value-type="float">
            <text:p>1.6766719192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0052884155" calcext:value-type="float">
            <text:p>0.4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2691081378" calcext:value-type="float">
            <text:p>1.34726910813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860653831" calcext:value-type="float">
            <text:p>0.823788606538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9109632516" calcext:value-type="float">
            <text:p>0.45849109632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9</text:p>
          </table:table-cell>
          <table:table-cell office:value-type="float" office:value="1.116319877558" calcext:value-type="float">
            <text:p>1.1163198775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1</text:p>
          </table:table-cell>
          <table:table-cell office:value-type="float" office:value="1.5359562779408" calcext:value-type="float">
            <text:p>1.53595627794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1</text:p>
          </table:table-cell>
          <table:table-cell office:value-type="float" office:value="0.45543531006809" calcext:value-type="float">
            <text:p>0.4554353100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0</text:p>
          </table:table-cell>
          <table:table-cell office:value-type="float" office:value="0.81434440595326" calcext:value-type="float">
            <text:p>0.8143444059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2</text:p>
          </table:table-cell>
          <table:table-cell office:value-type="float" office:value="1.3197649265632" calcext:value-type="float">
            <text:p>1.31976492656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0</text:p>
          </table:table-cell>
          <table:table-cell office:value-type="float" office:value="1.6149667210877" calcext:value-type="float">
            <text:p>1.6149667210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9</text:p>
          </table:table-cell>
          <table:table-cell office:value-type="float" office:value="1.4867521192083" calcext:value-type="float">
            <text:p>1.4867521192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7</text:p>
          </table:table-cell>
          <table:table-cell office:value-type="float" office:value="1.0963598985685" calcext:value-type="float">
            <text:p>1.09635989856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927711655" calcext:value-type="float">
            <text:p>1.673927711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04473995291" calcext:value-type="float">
            <text:p>0.497044739952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2922639029" calcext:value-type="float">
            <text:p>1.34929226390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25492288955" calcext:value-type="float">
            <text:p>0.82325492288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6162393513" calcext:value-type="float">
            <text:p>0.457261623935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8</text:p>
          </table:table-cell>
          <table:table-cell office:value-type="float" office:value="1.1159356674361" calcext:value-type="float">
            <text:p>1.11593566743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5</text:p>
          </table:table-cell>
          <table:table-cell office:value-type="float" office:value="1.5302962838986" calcext:value-type="float">
            <text:p>1.53029628389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2</text:p>
          </table:table-cell>
          <table:table-cell office:value-type="float" office:value="0.45707530834178" calcext:value-type="float">
            <text:p>0.45707530834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</text:p>
          </table:table-cell>
          <table:table-cell office:value-type="float" office:value="0.81432230071337" calcext:value-type="float">
            <text:p>0.81432230071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0</text:p>
          </table:table-cell>
          <table:table-cell office:value-type="float" office:value="1.3178975601078" calcext:value-type="float">
            <text:p>1.31789756010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7</text:p>
          </table:table-cell>
          <table:table-cell office:value-type="float" office:value="1.6197288213381" calcext:value-type="float">
            <text:p>1.6197288213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5</text:p>
          </table:table-cell>
          <table:table-cell office:value-type="float" office:value="1.4762131829335" calcext:value-type="float">
            <text:p>1.4762131829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9</text:p>
          </table:table-cell>
          <table:table-cell office:value-type="float" office:value="1.096432530071" calcext:value-type="float">
            <text:p>1.09643253007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1866598035" calcext:value-type="float">
            <text:p>1.6731866598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6474003712" calcext:value-type="float">
            <text:p>0.496964740037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5470162663" calcext:value-type="float">
            <text:p>1.3454701626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50650367736" calcext:value-type="float">
            <text:p>0.82150650367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846589635" calcext:value-type="float">
            <text:p>0.457398465896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0</text:p>
          </table:table-cell>
          <table:table-cell office:value-type="float" office:value="1.1148083002018" calcext:value-type="float">
            <text:p>1.114808300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7</text:p>
          </table:table-cell>
          <table:table-cell office:value-type="float" office:value="1.5321247030266" calcext:value-type="float">
            <text:p>1.53212470302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3</text:p>
          </table:table-cell>
          <table:table-cell office:value-type="float" office:value="0.45537531013125" calcext:value-type="float">
            <text:p>0.45537531013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3</text:p>
          </table:table-cell>
          <table:table-cell office:value-type="float" office:value="0.81429072179924" calcext:value-type="float">
            <text:p>0.81429072179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4</text:p>
          </table:table-cell>
          <table:table-cell office:value-type="float" office:value="1.3190596641477" calcext:value-type="float">
            <text:p>1.319059664147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8</text:p>
          </table:table-cell>
          <table:table-cell office:value-type="float" office:value="1.6154204048206" calcext:value-type="float">
            <text:p>1.6154204048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1</text:p>
          </table:table-cell>
          <table:table-cell office:value-type="float" office:value="1.4885794857058" calcext:value-type="float">
            <text:p>1.48857948570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0</text:p>
          </table:table-cell>
          <table:table-cell office:value-type="float" office:value="1.0971072662029" calcext:value-type="float">
            <text:p>1.097107266202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656041415" calcext:value-type="float">
            <text:p>1.67606560414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6789824432" calcext:value-type="float">
            <text:p>0.496667898244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312117566" calcext:value-type="float">
            <text:p>1.34883121175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6018688401" calcext:value-type="float">
            <text:p>0.82246018688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425505868" calcext:value-type="float">
            <text:p>0.457694255058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0</text:p>
          </table:table-cell>
          <table:table-cell office:value-type="float" office:value="1.1143777743392" calcext:value-type="float">
            <text:p>1.1143777743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5</text:p>
          </table:table-cell>
          <table:table-cell office:value-type="float" office:value="1.5330299652316" calcext:value-type="float">
            <text:p>1.53302996523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4</text:p>
          </table:table-cell>
          <table:table-cell office:value-type="float" office:value="0.45591004641048" calcext:value-type="float">
            <text:p>0.45591004641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2</text:p>
          </table:table-cell>
          <table:table-cell office:value-type="float" office:value="0.81591914113775" calcext:value-type="float">
            <text:p>0.81591914113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6</text:p>
          </table:table-cell>
          <table:table-cell office:value-type="float" office:value="1.3179586126751" calcext:value-type="float">
            <text:p>1.3179586126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1</text:p>
          </table:table-cell>
          <table:table-cell office:value-type="float" office:value="1.620347768055" calcext:value-type="float">
            <text:p>1.6203477680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9</text:p>
          </table:table-cell>
          <table:table-cell office:value-type="float" office:value="1.4891900113789" calcext:value-type="float">
            <text:p>1.48919001137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1</text:p>
          </table:table-cell>
          <table:table-cell office:value-type="float" office:value="1.0976177919813" calcext:value-type="float">
            <text:p>1.09761779198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02919260085" calcext:value-type="float">
            <text:p>1.67029192600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28263549196" calcext:value-type="float">
            <text:p>0.49628263549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870006453" calcext:value-type="float">
            <text:p>1.3493870006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01386945908" calcext:value-type="float">
            <text:p>0.82401386945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5109763042" calcext:value-type="float">
            <text:p>0.457251097630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1</text:p>
          </table:table-cell>
          <table:table-cell office:value-type="float" office:value="1.1144419847979" calcext:value-type="float">
            <text:p>1.1144419847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9</text:p>
          </table:table-cell>
          <table:table-cell office:value-type="float" office:value="1.5339668063507" calcext:value-type="float">
            <text:p>1.53396680635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5</text:p>
          </table:table-cell>
          <table:table-cell office:value-type="float" office:value="0.45620899346422" calcext:value-type="float">
            <text:p>0.45620899346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9</text:p>
          </table:table-cell>
          <table:table-cell office:value-type="float" office:value="0.81580650967736" calcext:value-type="float">
            <text:p>0.81580650967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1</text:p>
          </table:table-cell>
          <table:table-cell office:value-type="float" office:value="1.3207628202497" calcext:value-type="float">
            <text:p>1.32076282024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1</text:p>
          </table:table-cell>
          <table:table-cell office:value-type="float" office:value="1.6170467188982" calcext:value-type="float">
            <text:p>1.6170467188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2</text:p>
          </table:table-cell>
          <table:table-cell office:value-type="float" office:value="1.490073168344" calcext:value-type="float">
            <text:p>1.490073168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6</text:p>
          </table:table-cell>
          <table:table-cell office:value-type="float" office:value="1.0983609490937" calcext:value-type="float">
            <text:p>1.098360949093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677129814" calcext:value-type="float">
            <text:p>1.67266771298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38158275623" calcext:value-type="float">
            <text:p>0.496381582756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3733153965" calcext:value-type="float">
            <text:p>1.35037331539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95597478318" calcext:value-type="float">
            <text:p>0.823955974783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4057185203" calcext:value-type="float">
            <text:p>0.456740571852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4</text:p>
          </table:table-cell>
          <table:table-cell office:value-type="float" office:value="1.1166167193508" calcext:value-type="float">
            <text:p>1.11661671935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9</text:p>
          </table:table-cell>
          <table:table-cell office:value-type="float" office:value="1.5332425965867" calcext:value-type="float">
            <text:p>1.5332425965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6</text:p>
          </table:table-cell>
          <table:table-cell office:value-type="float" office:value="0.45479425811131" calcext:value-type="float">
            <text:p>0.45479425811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8</text:p>
          </table:table-cell>
          <table:table-cell office:value-type="float" office:value="0.81424440605852" calcext:value-type="float">
            <text:p>0.81424440605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0</text:p>
          </table:table-cell>
          <table:table-cell office:value-type="float" office:value="1.3165986141067" calcext:value-type="float">
            <text:p>1.31659861410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9</text:p>
          </table:table-cell>
          <table:table-cell office:value-type="float" office:value="1.620475136342" calcext:value-type="float">
            <text:p>1.620475136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8</text:p>
          </table:table-cell>
          <table:table-cell office:value-type="float" office:value="1.4898415896404" calcext:value-type="float">
            <text:p>1.4898415896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2</text:p>
          </table:table-cell>
          <table:table-cell office:value-type="float" office:value="1.0981735808699" calcext:value-type="float">
            <text:p>1.098173580869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74856026467" calcext:value-type="float">
            <text:p>1.6774856026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19947663213" calcext:value-type="float">
            <text:p>0.49719947663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4196311372" calcext:value-type="float">
            <text:p>1.35041963113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2755491836" calcext:value-type="float">
            <text:p>0.82282755491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2688712959" calcext:value-type="float">
            <text:p>0.457226887129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6</text:p>
          </table:table-cell>
          <table:table-cell office:value-type="float" office:value="1.1179451390051" calcext:value-type="float">
            <text:p>1.11794513900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0</text:p>
          </table:table-cell>
          <table:table-cell office:value-type="float" office:value="1.5297752318155" calcext:value-type="float">
            <text:p>1.52977523181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7</text:p>
          </table:table-cell>
          <table:table-cell office:value-type="float" office:value="0.45505531046809" calcext:value-type="float">
            <text:p>0.4550553104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8</text:p>
          </table:table-cell>
          <table:table-cell office:value-type="float" office:value="0.81495598425686" calcext:value-type="float">
            <text:p>0.81495598425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</text:p>
          </table:table-cell>
          <table:table-cell office:value-type="float" office:value="1.3194049269422" calcext:value-type="float">
            <text:p>1.31940492694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0</text:p>
          </table:table-cell>
          <table:table-cell office:value-type="float" office:value="1.6157435623752" calcext:value-type="float">
            <text:p>1.6157435623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7</text:p>
          </table:table-cell>
          <table:table-cell office:value-type="float" office:value="1.4921857976992" calcext:value-type="float">
            <text:p>1.49218579769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3</text:p>
          </table:table-cell>
          <table:table-cell office:value-type="float" office:value="1.0977009497885" calcext:value-type="float">
            <text:p>1.09770094978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6657993" calcext:value-type="float">
            <text:p>1.6749066579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70684451911" calcext:value-type="float">
            <text:p>0.49770684451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206845045" calcext:value-type="float">
            <text:p>1.34972068450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62544881532" calcext:value-type="float">
            <text:p>0.823625448815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3202744" calcext:value-type="float">
            <text:p>0.4573932027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6</text:p>
          </table:table-cell>
          <table:table-cell office:value-type="float" office:value="1.1140609325674" calcext:value-type="float">
            <text:p>1.11406093256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1</text:p>
          </table:table-cell>
          <table:table-cell office:value-type="float" office:value="1.5359204885047" calcext:value-type="float">
            <text:p>1.53592048850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8</text:p>
          </table:table-cell>
          <table:table-cell office:value-type="float" office:value="0.45618267770244" calcext:value-type="float">
            <text:p>0.45618267770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7</text:p>
          </table:table-cell>
          <table:table-cell office:value-type="float" office:value="0.81444335321752" calcext:value-type="float">
            <text:p>0.81444335321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3</text:p>
          </table:table-cell>
          <table:table-cell office:value-type="float" office:value="1.32060703094" calcext:value-type="float">
            <text:p>1.320607030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9</text:p>
          </table:table-cell>
          <table:table-cell office:value-type="float" office:value="1.6181667177192" calcext:value-type="float">
            <text:p>1.6181667177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6</text:p>
          </table:table-cell>
          <table:table-cell office:value-type="float" office:value="1.4885300120737" calcext:value-type="float">
            <text:p>1.48853001207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5</text:p>
          </table:table-cell>
          <table:table-cell office:value-type="float" office:value="1.099311474409" calcext:value-type="float">
            <text:p>1.0993114744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98140528" calcext:value-type="float">
            <text:p>1.67664981405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57915939" calcext:value-type="float">
            <text:p>0.49798579159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7038455749" calcext:value-type="float">
            <text:p>1.34670384557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31913229565" calcext:value-type="float">
            <text:p>0.8243191322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14478195286" calcext:value-type="float">
            <text:p>0.457144781952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8</text:p>
          </table:table-cell>
          <table:table-cell office:value-type="float" office:value="1.1147051424156" calcext:value-type="float">
            <text:p>1.11470514241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6</text:p>
          </table:table-cell>
          <table:table-cell office:value-type="float" office:value="1.5338078591496" calcext:value-type="float">
            <text:p>1.5338078591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9</text:p>
          </table:table-cell>
          <table:table-cell office:value-type="float" office:value="0.45652372997502" calcext:value-type="float">
            <text:p>0.45652372997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0</text:p>
          </table:table-cell>
          <table:table-cell office:value-type="float" office:value="0.81326230182916" calcext:value-type="float">
            <text:p>0.81326230182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4</text:p>
          </table:table-cell>
          <table:table-cell office:value-type="float" office:value="1.3198165054563" calcext:value-type="float">
            <text:p>1.319816505456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5</text:p>
          </table:table-cell>
          <table:table-cell office:value-type="float" office:value="1.61763198144" calcext:value-type="float">
            <text:p>1.617631981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5</text:p>
          </table:table-cell>
          <table:table-cell office:value-type="float" office:value="1.4882615913036" calcext:value-type="float">
            <text:p>1.4882615913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4</text:p>
          </table:table-cell>
          <table:table-cell office:value-type="float" office:value="1.0996925266394" calcext:value-type="float">
            <text:p>1.099692526639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571866766" calcext:value-type="float">
            <text:p>1.6726571866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1947587424" calcext:value-type="float">
            <text:p>0.497919475874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954221101" calcext:value-type="float">
            <text:p>1.34899542211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2860681199" calcext:value-type="float">
            <text:p>0.82352860681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69425611131" calcext:value-type="float">
            <text:p>0.456694256111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3</text:p>
          </table:table-cell>
          <table:table-cell office:value-type="float" office:value="1.113878827496" calcext:value-type="float">
            <text:p>1.1138788274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1</text:p>
          </table:table-cell>
          <table:table-cell office:value-type="float" office:value="1.5329373337502" calcext:value-type="float">
            <text:p>1.5329373337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3</text:p>
          </table:table-cell>
          <table:table-cell office:value-type="float" office:value="0.45633530912073" calcext:value-type="float">
            <text:p>0.45633530912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7</text:p>
          </table:table-cell>
          <table:table-cell office:value-type="float" office:value="0.81471177398761" calcext:value-type="float">
            <text:p>0.814711773987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9</text:p>
          </table:table-cell>
          <table:table-cell office:value-type="float" office:value="1.3198417685876" calcext:value-type="float">
            <text:p>1.319841768587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9</text:p>
          </table:table-cell>
          <table:table-cell office:value-type="float" office:value="1.6185804014943" calcext:value-type="float">
            <text:p>1.6185804014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4</text:p>
          </table:table-cell>
          <table:table-cell office:value-type="float" office:value="1.4889015906299" calcext:value-type="float">
            <text:p>1.48890159062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4</text:p>
          </table:table-cell>
          <table:table-cell office:value-type="float" office:value="1.0977388444854" calcext:value-type="float">
            <text:p>1.097738844485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9319200717" calcext:value-type="float">
            <text:p>1.6759319200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684422437" calcext:value-type="float">
            <text:p>0.4979868442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859506464" calcext:value-type="float">
            <text:p>1.34688595064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60018673665" calcext:value-type="float">
            <text:p>0.822600186736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40478167918" calcext:value-type="float">
            <text:p>0.457404781679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3</text:p>
          </table:table-cell>
          <table:table-cell office:value-type="float" office:value="1.1146756687625" calcext:value-type="float">
            <text:p>1.1146756687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7</text:p>
          </table:table-cell>
          <table:table-cell office:value-type="float" office:value="1.5330720704505" calcext:value-type="float">
            <text:p>1.5330720704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4</text:p>
          </table:table-cell>
          <table:table-cell office:value-type="float" office:value="0.45575952025314" calcext:value-type="float">
            <text:p>0.455759520253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7</text:p>
          </table:table-cell>
          <table:table-cell office:value-type="float" office:value="0.81591282535492" calcext:value-type="float">
            <text:p>0.815912825354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7</text:p>
          </table:table-cell>
          <table:table-cell office:value-type="float" office:value="1.3199596632004" calcext:value-type="float">
            <text:p>1.31995966320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2</text:p>
          </table:table-cell>
          <table:table-cell office:value-type="float" office:value="1.6143172480871" calcext:value-type="float">
            <text:p>1.61431724808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3</text:p>
          </table:table-cell>
          <table:table-cell office:value-type="float" office:value="1.4867847507529" calcext:value-type="float">
            <text:p>1.48678475075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0</text:p>
          </table:table-cell>
          <table:table-cell office:value-type="float" office:value="1.0967577928865" calcext:value-type="float">
            <text:p>1.096757792886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35001016" calcext:value-type="float">
            <text:p>1.67490350010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7526518393" calcext:value-type="float">
            <text:p>0.49807526518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227928181" calcext:value-type="float">
            <text:p>1.34682279281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8439622695" calcext:value-type="float">
            <text:p>0.823584396226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30583336228" calcext:value-type="float">
            <text:p>0.45830583336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4</text:p>
          </table:table-cell>
          <table:table-cell office:value-type="float" office:value="1.1139114590406" calcext:value-type="float">
            <text:p>1.1139114590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</text:p>
          </table:table-cell>
          <table:table-cell office:value-type="float" office:value="1.5314962826355" calcext:value-type="float">
            <text:p>1.5314962826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5</text:p>
          </table:table-cell>
          <table:table-cell office:value-type="float" office:value="0.45646899319053" calcext:value-type="float">
            <text:p>0.45646899319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9</text:p>
          </table:table-cell>
          <table:table-cell office:value-type="float" office:value="0.81510440515326" calcext:value-type="float">
            <text:p>0.8151044051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0</text:p>
          </table:table-cell>
          <table:table-cell office:value-type="float" office:value="1.3195291373378" calcext:value-type="float">
            <text:p>1.31952913733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4</text:p>
          </table:table-cell>
          <table:table-cell office:value-type="float" office:value="1.6187098750422" calcext:value-type="float">
            <text:p>1.6187098750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2</text:p>
          </table:table-cell>
          <table:table-cell office:value-type="float" office:value="1.4900121157767" calcext:value-type="float">
            <text:p>1.4900121157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3</text:p>
          </table:table-cell>
          <table:table-cell office:value-type="float" office:value="1.0974725289763" calcext:value-type="float">
            <text:p>1.09747252897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45509005" calcext:value-type="float">
            <text:p>1.67664455090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21075241" calcext:value-type="float">
            <text:p>0.4978521075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691070852" calcext:value-type="float">
            <text:p>1.3482691070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81597703581" calcext:value-type="float">
            <text:p>0.82181597703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3530775231" calcext:value-type="float">
            <text:p>0.457635307752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2</text:p>
          </table:table-cell>
          <table:table-cell office:value-type="float" office:value="1.1164061932566" calcext:value-type="float">
            <text:p>1.11640619325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7</text:p>
          </table:table-cell>
          <table:table-cell office:value-type="float" office:value="1.5320552294155" calcext:value-type="float">
            <text:p>1.53205522941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6</text:p>
          </table:table-cell>
          <table:table-cell office:value-type="float" office:value="0.45599846737003" calcext:value-type="float">
            <text:p>0.455998467370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6</text:p>
          </table:table-cell>
          <table:table-cell office:value-type="float" office:value="0.81361809092833" calcext:value-type="float">
            <text:p>0.81361809092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9</text:p>
          </table:table-cell>
          <table:table-cell office:value-type="float" office:value="1.3198996632635" calcext:value-type="float">
            <text:p>1.31989966326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0</text:p>
          </table:table-cell>
          <table:table-cell office:value-type="float" office:value="1.615877246445" calcext:value-type="float">
            <text:p>1.615877246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0</text:p>
          </table:table-cell>
          <table:table-cell office:value-type="float" office:value="1.4878268549191" calcext:value-type="float">
            <text:p>1.48782685491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8</text:p>
          </table:table-cell>
          <table:table-cell office:value-type="float" office:value="1.0998683159281" calcext:value-type="float">
            <text:p>1.099868315928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024439974" calcext:value-type="float">
            <text:p>1.67820244399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80368757507" calcext:value-type="float">
            <text:p>0.49680368757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6543708901" calcext:value-type="float">
            <text:p>1.34765437089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4018690507" calcext:value-type="float">
            <text:p>0.82244018690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82899281159" calcext:value-type="float">
            <text:p>0.456828992811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1</text:p>
          </table:table-cell>
          <table:table-cell office:value-type="float" office:value="1.1165146141951" calcext:value-type="float">
            <text:p>1.11651461419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2</text:p>
          </table:table-cell>
          <table:table-cell office:value-type="float" office:value="1.5330036494698" calcext:value-type="float">
            <text:p>1.53300364946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7</text:p>
          </table:table-cell>
          <table:table-cell office:value-type="float" office:value="0.45496373161712" calcext:value-type="float">
            <text:p>0.45496373161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2</text:p>
          </table:table-cell>
          <table:table-cell office:value-type="float" office:value="0.81546019425243" calcext:value-type="float">
            <text:p>0.81546019425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8</text:p>
          </table:table-cell>
          <table:table-cell office:value-type="float" office:value="1.3190017694718" calcext:value-type="float">
            <text:p>1.31900176947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7</text:p>
          </table:table-cell>
          <table:table-cell office:value-type="float" office:value="1.6147288266012" calcext:value-type="float">
            <text:p>1.61472882660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4</text:p>
          </table:table-cell>
          <table:table-cell office:value-type="float" office:value="1.4890194852426" calcext:value-type="float">
            <text:p>1.4890194852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6</text:p>
          </table:table-cell>
          <table:table-cell office:value-type="float" office:value="1.0965472667924" calcext:value-type="float">
            <text:p>1.096547266792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845507531" calcext:value-type="float">
            <text:p>1.6767845507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47000266316" calcext:value-type="float">
            <text:p>0.497470002663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806844414" calcext:value-type="float">
            <text:p>1.34978068444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5702867681" calcext:value-type="float">
            <text:p>0.82275702867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0057126256" calcext:value-type="float">
            <text:p>0.4573005712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5</text:p>
          </table:table-cell>
          <table:table-cell office:value-type="float" office:value="1.1170177715602" calcext:value-type="float">
            <text:p>1.11701777156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0</text:p>
          </table:table-cell>
          <table:table-cell office:value-type="float" office:value="1.5340541746798" calcext:value-type="float">
            <text:p>1.5340541746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8</text:p>
          </table:table-cell>
          <table:table-cell office:value-type="float" office:value="0.45516583666754" calcext:value-type="float">
            <text:p>0.455165836667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6</text:p>
          </table:table-cell>
          <table:table-cell office:value-type="float" office:value="0.81644650900367" calcext:value-type="float">
            <text:p>0.81644650900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1</text:p>
          </table:table-cell>
          <table:table-cell office:value-type="float" office:value="1.3193091375693" calcext:value-type="float">
            <text:p>1.31930913756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4</text:p>
          </table:table-cell>
          <table:table-cell office:value-type="float" office:value="1.6179993494744" calcext:value-type="float">
            <text:p>1.6179993494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1</text:p>
          </table:table-cell>
          <table:table-cell office:value-type="float" office:value="1.489404747995" calcext:value-type="float">
            <text:p>1.4894047479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</text:p>
          </table:table-cell>
          <table:table-cell office:value-type="float" office:value="1.0986272646029" calcext:value-type="float">
            <text:p>1.098627264602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840343326" calcext:value-type="float">
            <text:p>1.6738403433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20789662327" calcext:value-type="float">
            <text:p>0.49820789662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0322652292" calcext:value-type="float">
            <text:p>1.34803226522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9913389565" calcext:value-type="float">
            <text:p>0.8227991338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879388548" calcext:value-type="float">
            <text:p>0.45808793885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</text:p>
          </table:table-cell>
          <table:table-cell office:value-type="float" office:value="1.1153093523059" calcext:value-type="float">
            <text:p>1.11530935230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3</text:p>
          </table:table-cell>
          <table:table-cell office:value-type="float" office:value="1.5318847032793" calcext:value-type="float">
            <text:p>1.5318847032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9</text:p>
          </table:table-cell>
          <table:table-cell office:value-type="float" office:value="0.45693004533679" calcext:value-type="float">
            <text:p>0.456930045336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4</text:p>
          </table:table-cell>
          <table:table-cell office:value-type="float" office:value="0.81599808842306" calcext:value-type="float">
            <text:p>0.81599808842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</text:p>
          </table:table-cell>
          <table:table-cell office:value-type="float" office:value="1.319285979699" calcext:value-type="float">
            <text:p>1.3192859796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5</text:p>
          </table:table-cell>
          <table:table-cell office:value-type="float" office:value="1.620077242024" calcext:value-type="float">
            <text:p>1.6200772420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9</text:p>
          </table:table-cell>
          <table:table-cell office:value-type="float" office:value="1.4903131680914" calcext:value-type="float">
            <text:p>1.49031316809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9</text:p>
          </table:table-cell>
          <table:table-cell office:value-type="float" office:value="1.0981493703691" calcext:value-type="float">
            <text:p>1.0981493703691</text:p>
          </table:table-cell>
        </table:table-row>
        <table:table-row table:style-name="ro1">
          <table:table-cell table:number-columns-repeated="39"/>
          <table:table-cell table:formula="of:=AVERAGE([.AN11:.AN40])" office:value-type="float" office:value="1.67518328928074" calcext:value-type="float">
            <text:p>1.67518328928074</text:p>
          </table:table-cell>
          <table:table-cell/>
          <table:table-cell table:formula="of:=AVERAGE([.AW11:.AW40])" office:value-type="float" office:value="0.49751266928491" calcext:value-type="float">
            <text:p>0.49751266928491</text:p>
          </table:table-cell>
          <table:table-cell/>
          <table:table-cell table:formula="of:=AVERAGE([.BD11:.BD40])" office:value-type="float" office:value="1.34855310678621" calcext:value-type="float">
            <text:p>1.34855310678621</text:p>
          </table:table-cell>
          <table:table-cell/>
          <table:table-cell table:formula="of:=AVERAGE([.BK11:.BK40])" office:value-type="float" office:value="0.823090502009998" calcext:value-type="float">
            <text:p>0.823090502009998</text:p>
          </table:table-cell>
          <table:table-cell/>
          <table:table-cell table:formula="of:=AVERAGE([.BR11:.BR40])" office:value-type="float" office:value="0.457600851648226" calcext:value-type="float">
            <text:p>0.4576008516482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1</text:p>
          </table:table-cell>
          <table:table-cell office:value-type="float" office:value="1.1139335642805" calcext:value-type="float">
            <text:p>1.1139335642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8</text:p>
          </table:table-cell>
          <table:table-cell office:value-type="float" office:value="1.5316120719873" calcext:value-type="float">
            <text:p>1.5316120719873</text:p>
          </table:table-cell>
          <table:table-cell table:number-columns-repeated="4"/>
          <table:table-cell table:formula="of:=AVERAGE([.CG11:.CG40])" office:value-type="float" office:value="0.455632046703107" calcext:value-type="float">
            <text:p>0.455632046703107</text:p>
          </table:table-cell>
          <table:table-cell/>
          <table:table-cell table:formula="of:=AVERAGE([.CL11:.CL40])" office:value-type="float" office:value="0.814888370292944" calcext:value-type="float">
            <text:p>0.814888370292944</text:p>
          </table:table-cell>
          <table:table-cell/>
          <table:table-cell table:formula="of:=AVERAGE([.CQ11:.CQ40])" office:value-type="float" office:value="1.31917685700682" calcext:value-type="float">
            <text:p>1.31917685700682</text:p>
          </table:table-cell>
          <table:table-cell/>
          <table:table-cell table:formula="of:=AVERAGE([.CW11:.CW40])" office:value-type="float" office:value="1.61738464836704" calcext:value-type="float">
            <text:p>1.6173846483670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6</text:p>
          </table:table-cell>
          <table:table-cell office:value-type="float" office:value="1.4874973815817" calcext:value-type="float">
            <text:p>1.48749738158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</text:p>
          </table:table-cell>
          <table:table-cell office:value-type="float" office:value="1.0970262136566" calcext:value-type="float">
            <text:p>1.097026213656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9</text:p>
          </table:table-cell>
          <table:table-cell office:value-type="float" office:value="1.1143146165109" calcext:value-type="float">
            <text:p>1.11431461651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</text:p>
          </table:table-cell>
          <table:table-cell office:value-type="float" office:value="1.5335899646421" calcext:value-type="float">
            <text:p>1.533589964642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3</text:p>
          </table:table-cell>
          <table:table-cell office:value-type="float" office:value="1.4871900134842" calcext:value-type="float">
            <text:p>1.48719001348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2</text:p>
          </table:table-cell>
          <table:table-cell office:value-type="float" office:value="1.0979893705375" calcext:value-type="float">
            <text:p>1.097989370537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5421699556" calcext:value-type="float">
            <text:p>1.93854216995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5398457475" calcext:value-type="float">
            <text:p>0.714653984574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18307559676" calcext:value-type="float">
            <text:p>1.7818307559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9996926319" calcext:value-type="float">
            <text:p>1.29199969263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7714244511" calcext:value-type="float">
            <text:p>0.714677142445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7</text:p>
          </table:table-cell>
          <table:table-cell office:value-type="float" office:value="1.1140230378705" calcext:value-type="float">
            <text:p>1.1140230378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4</text:p>
          </table:table-cell>
          <table:table-cell office:value-type="float" office:value="1.5308952306366" calcext:value-type="float">
            <text:p>1.5308952306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8</text:p>
          </table:table-cell>
          <table:table-cell office:value-type="float" office:value="0.71324030185231" calcext:value-type="float">
            <text:p>0.71324030185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3</text:p>
          </table:table-cell>
          <table:table-cell office:value-type="float" office:value="1.2469397400634" calcext:value-type="float">
            <text:p>1.246939740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7</text:p>
          </table:table-cell>
          <table:table-cell office:value-type="float" office:value="1.6609045674689" calcext:value-type="float">
            <text:p>1.66090456746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8</text:p>
          </table:table-cell>
          <table:table-cell office:value-type="float" office:value="1.8154896679056" calcext:value-type="float">
            <text:p>1.81548966790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0</text:p>
          </table:table-cell>
          <table:table-cell office:value-type="float" office:value="1.4911931671651" calcext:value-type="float">
            <text:p>1.4911931671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1</text:p>
          </table:table-cell>
          <table:table-cell office:value-type="float" office:value="1.0988735801331" calcext:value-type="float">
            <text:p>1.098873580133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20737241329" calcext:value-type="float">
            <text:p>1.96207372413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7608970938" calcext:value-type="float">
            <text:p>0.71477608970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3718153981" calcext:value-type="float">
            <text:p>1.7753718153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09891673798" calcext:value-type="float">
            <text:p>1.2909891673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5</text:p>
          </table:table-cell>
          <table:table-cell office:value-type="float" office:value="1.1152051418893" calcext:value-type="float">
            <text:p>1.11520514188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9</text:p>
          </table:table-cell>
          <table:table-cell office:value-type="float" office:value="1.5337889118011" calcext:value-type="float">
            <text:p>1.53378891180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7</text:p>
          </table:table-cell>
          <table:table-cell office:value-type="float" office:value="0.71483608964622" calcext:value-type="float">
            <text:p>0.71483608964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8</text:p>
          </table:table-cell>
          <table:table-cell office:value-type="float" office:value="1.2442176376656" calcext:value-type="float">
            <text:p>1.2442176376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0</text:p>
          </table:table-cell>
          <table:table-cell office:value-type="float" office:value="1.6632908807464" calcext:value-type="float">
            <text:p>1.66329088074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3</text:p>
          </table:table-cell>
          <table:table-cell office:value-type="float" office:value="1.8125044078901" calcext:value-type="float">
            <text:p>1.8125044078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7</text:p>
          </table:table-cell>
          <table:table-cell office:value-type="float" office:value="1.4885805383363" calcext:value-type="float">
            <text:p>1.48858053833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</text:p>
          </table:table-cell>
          <table:table-cell office:value-type="float" office:value="1.0975662130882" calcext:value-type="float">
            <text:p>1.097566213088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971625293" calcext:value-type="float">
            <text:p>1.9559716252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60907199" calcext:value-type="float">
            <text:p>0.7138160907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0181305072" calcext:value-type="float">
            <text:p>1.7760181305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712708723" calcext:value-type="float">
            <text:p>1.29267127087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398545896" calcext:value-type="float">
            <text:p>0.713813985458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8</text:p>
          </table:table-cell>
          <table:table-cell office:value-type="float" office:value="1.1167167192456" calcext:value-type="float">
            <text:p>1.1167167192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4</text:p>
          </table:table-cell>
          <table:table-cell office:value-type="float" office:value="1.5324015448405" calcext:value-type="float">
            <text:p>1.5324015448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2</text:p>
          </table:table-cell>
          <table:table-cell office:value-type="float" office:value="0.71472030029442" calcext:value-type="float">
            <text:p>0.7147203002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</text:p>
          </table:table-cell>
          <table:table-cell office:value-type="float" office:value="1.243842901218" calcext:value-type="float">
            <text:p>1.2438429012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</text:p>
          </table:table-cell>
          <table:table-cell office:value-type="float" office:value="1.6643287743908" calcext:value-type="float">
            <text:p>1.66432877439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</text:p>
          </table:table-cell>
          <table:table-cell office:value-type="float" office:value="1.8160886146436" calcext:value-type="float">
            <text:p>1.8160886146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8</text:p>
          </table:table-cell>
          <table:table-cell office:value-type="float" office:value="1.4885458015307" calcext:value-type="float">
            <text:p>1.48854580153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0</text:p>
          </table:table-cell>
          <table:table-cell office:value-type="float" office:value="1.0982062124145" calcext:value-type="float">
            <text:p>1.098206212414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11900198" calcext:value-type="float">
            <text:p>1.948119001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102337787" calcext:value-type="float">
            <text:p>1.779102337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1786387593" calcext:value-type="float">
            <text:p>1.29317863875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4556500467" calcext:value-type="float">
            <text:p>0.71324556500467</text:p>
          </table:table-cell>
          <table:table-cell table:number-columns-repeated="4"/>
          <table:table-cell table:formula="of:=AVERAGE([.BW11:.BW45])" office:value-type="float" office:value="1.11532769815129" calcext:value-type="float">
            <text:p>1.11532769815129</text:p>
          </table:table-cell>
          <table:table-cell table:formula="of:=AVERAGE([.CB11:.CB45])" office:value-type="float" office:value="1.53275107830713" calcext:value-type="float">
            <text:p>1.53275107830713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2</text:p>
          </table:table-cell>
          <table:table-cell office:value-type="float" office:value="0.71472345818583" calcext:value-type="float">
            <text:p>0.714723458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9</text:p>
          </table:table-cell>
          <table:table-cell office:value-type="float" office:value="1.2428607969886" calcext:value-type="float">
            <text:p>1.24286079698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0</text:p>
          </table:table-cell>
          <table:table-cell office:value-type="float" office:value="1.6608329885969" calcext:value-type="float">
            <text:p>1.66083298859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4</text:p>
          </table:table-cell>
          <table:table-cell office:value-type="float" office:value="1.8184138753538" calcext:value-type="float">
            <text:p>1.8184138753538</text:p>
          </table:table-cell>
          <table:table-cell table:number-columns-repeated="4"/>
          <table:table-cell table:formula="of:=AVERAGE([.DB11:.DB45])" office:value-type="float" office:value="1.48873368103222" calcext:value-type="float">
            <text:p>1.48873368103222</text:p>
          </table:table-cell>
          <table:table-cell/>
          <table:table-cell table:formula="of:=AVERAGE([.DG11:.DG45])" office:value-type="float" office:value="1.09793845329787" calcext:value-type="float">
            <text:p>1.09793845329787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1400482736" calcext:value-type="float">
            <text:p>1.95414004827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6318140718" calcext:value-type="float">
            <text:p>1.776631814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5975867394" calcext:value-type="float">
            <text:p>1.292597586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819595979" calcext:value-type="float">
            <text:p>0.71383819595979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7</text:p>
          </table:table-cell>
          <table:table-cell office:value-type="float" office:value="0.71586661487725" calcext:value-type="float">
            <text:p>0.71586661487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5</text:p>
          </table:table-cell>
          <table:table-cell office:value-type="float" office:value="1.2438060591515" calcext:value-type="float">
            <text:p>1.24380605915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6</text:p>
          </table:table-cell>
          <table:table-cell office:value-type="float" office:value="1.6580519388927" calcext:value-type="float">
            <text:p>1.658051938892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8</text:p>
          </table:table-cell>
          <table:table-cell office:value-type="float" office:value="1.8172738765538" calcext:value-type="float">
            <text:p>1.8172738765538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05505888941" calcext:value-type="float">
            <text:p>1.9405505888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4202321892" calcext:value-type="float">
            <text:p>1.77942023218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9481105809" calcext:value-type="float">
            <text:p>1.29494811058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1924892711" calcext:value-type="float">
            <text:p>0.71351924892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4</text:p>
          </table:table-cell>
          <table:table-cell office:value-type="float" office:value="1.5916677982444" calcext:value-type="float">
            <text:p>1.59166779824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1</text:p>
          </table:table-cell>
          <table:table-cell office:value-type="float" office:value="1.8862948565317" calcext:value-type="float">
            <text:p>1.88629485653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6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7</text:p>
          </table:table-cell>
          <table:table-cell office:value-type="float" office:value="1.2426376393288" calcext:value-type="float">
            <text:p>1.24263763932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</text:p>
          </table:table-cell>
          <table:table-cell office:value-type="float" office:value="1.6662908775885" calcext:value-type="float">
            <text:p>1.66629087758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7</text:p>
          </table:table-cell>
          <table:table-cell office:value-type="float" office:value="1.8149401947998" calcext:value-type="float">
            <text:p>1.8149401947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4</text:p>
          </table:table-cell>
          <table:table-cell office:value-type="float" office:value="1.759521305767" calcext:value-type="float">
            <text:p>1.759521305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3</text:p>
          </table:table-cell>
          <table:table-cell office:value-type="float" office:value="1.5080499915263" calcext:value-type="float">
            <text:p>1.50804999152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768913927" calcext:value-type="float">
            <text:p>1.9531768913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1819555979" calcext:value-type="float">
            <text:p>0.71421819555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823380186" calcext:value-type="float">
            <text:p>1.77888233801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8470580557" calcext:value-type="float">
            <text:p>1.29484705805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3819553874" calcext:value-type="float">
            <text:p>0.714238195538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7</text:p>
          </table:table-cell>
          <table:table-cell office:value-type="float" office:value="1.5907088518854" calcext:value-type="float">
            <text:p>1.59070885188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7</text:p>
          </table:table-cell>
          <table:table-cell office:value-type="float" office:value="1.8901590629905" calcext:value-type="float">
            <text:p>1.8901590629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9</text:p>
          </table:table-cell>
          <table:table-cell office:value-type="float" office:value="0.71382872228556" calcext:value-type="float">
            <text:p>0.7138287222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</text:p>
          </table:table-cell>
          <table:table-cell office:value-type="float" office:value="1.2431407966939" calcext:value-type="float">
            <text:p>1.2431407966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7</text:p>
          </table:table-cell>
          <table:table-cell office:value-type="float" office:value="1.6661856145415" calcext:value-type="float">
            <text:p>1.66618561454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0</text:p>
          </table:table-cell>
          <table:table-cell office:value-type="float" office:value="1.8133465122668" calcext:value-type="float">
            <text:p>1.81334651226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2</text:p>
          </table:table-cell>
          <table:table-cell office:value-type="float" office:value="1.7595139373538" calcext:value-type="float">
            <text:p>1.75951393735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3</text:p>
          </table:table-cell>
          <table:table-cell office:value-type="float" office:value="1.5077405181679" calcext:value-type="float">
            <text:p>1.507740518167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7274160764" calcext:value-type="float">
            <text:p>1.95472741607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9486526856" calcext:value-type="float">
            <text:p>1.7799486526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575858341" calcext:value-type="float">
            <text:p>1.2934575858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5</text:p>
          </table:table-cell>
          <table:table-cell office:value-type="float" office:value="1.591105693573" calcext:value-type="float">
            <text:p>1.5911056935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</text:p>
          </table:table-cell>
          <table:table-cell office:value-type="float" office:value="1.8911601145683" calcext:value-type="float">
            <text:p>1.89116011456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4</text:p>
          </table:table-cell>
          <table:table-cell office:value-type="float" office:value="0.71476977392655" calcext:value-type="float">
            <text:p>0.714769773926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5</text:p>
          </table:table-cell>
          <table:table-cell office:value-type="float" office:value="1.2438860590673" calcext:value-type="float">
            <text:p>1.24388605906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7</text:p>
          </table:table-cell>
          <table:table-cell office:value-type="float" office:value="1.6645203531365" calcext:value-type="float">
            <text:p>1.66452035313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7</text:p>
          </table:table-cell>
          <table:table-cell office:value-type="float" office:value="1.8159180885073" calcext:value-type="float">
            <text:p>1.8159180885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2</text:p>
          </table:table-cell>
          <table:table-cell office:value-type="float" office:value="1.7495676320341" calcext:value-type="float">
            <text:p>1.74956763203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7</text:p>
          </table:table-cell>
          <table:table-cell office:value-type="float" office:value="1.5108415675352" calcext:value-type="float">
            <text:p>1.510841567535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2063566249" calcext:value-type="float">
            <text:p>1.96120635662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7297055477" calcext:value-type="float">
            <text:p>1.77972970554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896365372247" calcext:value-type="float">
            <text:p>1.28963653722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4872310661" calcext:value-type="float">
            <text:p>0.71304872310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9</text:p>
          </table:table-cell>
          <table:table-cell office:value-type="float" office:value="1.5927277971286" calcext:value-type="float">
            <text:p>1.59272779712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</text:p>
          </table:table-cell>
          <table:table-cell office:value-type="float" office:value="1.885580120442" calcext:value-type="float">
            <text:p>1.885580120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5</text:p>
          </table:table-cell>
          <table:table-cell office:value-type="float" office:value="0.71391503798417" calcext:value-type="float">
            <text:p>0.71391503798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4</text:p>
          </table:table-cell>
          <table:table-cell office:value-type="float" office:value="1.2448513212091" calcext:value-type="float">
            <text:p>1.2448513212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9</text:p>
          </table:table-cell>
          <table:table-cell office:value-type="float" office:value="1.6643340375431" calcext:value-type="float">
            <text:p>1.66433403754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2</text:p>
          </table:table-cell>
          <table:table-cell office:value-type="float" office:value="1.819621242504" calcext:value-type="float">
            <text:p>1.8196212425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1</text:p>
          </table:table-cell>
          <table:table-cell office:value-type="float" office:value="1.7437213223986" calcext:value-type="float">
            <text:p>1.74372132239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8</text:p>
          </table:table-cell>
          <table:table-cell office:value-type="float" office:value="1.5080836757014" calcext:value-type="float">
            <text:p>1.508083675701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884753806" calcext:value-type="float">
            <text:p>1.9483884753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8654980363" calcext:value-type="float">
            <text:p>1.7768654980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449530053" calcext:value-type="float">
            <text:p>1.2946449530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0977377919" calcext:value-type="float">
            <text:p>0.714909773779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5</text:p>
          </table:table-cell>
          <table:table-cell office:value-type="float" office:value="1.5911972724239" calcext:value-type="float">
            <text:p>1.59119727242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0</text:p>
          </table:table-cell>
          <table:table-cell office:value-type="float" office:value="1.8891138009328" calcext:value-type="float">
            <text:p>1.8891138009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4</text:p>
          </table:table-cell>
          <table:table-cell office:value-type="float" office:value="0.71494240532378" calcext:value-type="float">
            <text:p>0.7149424053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3</text:p>
          </table:table-cell>
          <table:table-cell office:value-type="float" office:value="1.2450102684102" calcext:value-type="float">
            <text:p>1.2450102684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4</text:p>
          </table:table-cell>
          <table:table-cell office:value-type="float" office:value="1.6615498299475" calcext:value-type="float">
            <text:p>1.66154982994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7</text:p>
          </table:table-cell>
          <table:table-cell office:value-type="float" office:value="1.8138991432641" calcext:value-type="float">
            <text:p>1.8138991432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0</text:p>
          </table:table-cell>
          <table:table-cell office:value-type="float" office:value="1.7622276187078" calcext:value-type="float">
            <text:p>1.7622276187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9</text:p>
          </table:table-cell>
          <table:table-cell office:value-type="float" office:value="1.5095457794255" calcext:value-type="float">
            <text:p>1.509545779425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1168872454" calcext:value-type="float">
            <text:p>1.95711688724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345784899" calcext:value-type="float">
            <text:p>0.7150434578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1939345327" calcext:value-type="float">
            <text:p>1.76219393453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733765543" calcext:value-type="float">
            <text:p>1.29227337655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187889276" calcext:value-type="float">
            <text:p>0.71505187889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5</text:p>
          </table:table-cell>
          <table:table-cell office:value-type="float" office:value="1.5938477959497" calcext:value-type="float">
            <text:p>1.59384779594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1</text:p>
          </table:table-cell>
          <table:table-cell office:value-type="float" office:value="1.891079062022" calcext:value-type="float">
            <text:p>1.8910790620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3</text:p>
          </table:table-cell>
          <table:table-cell office:value-type="float" office:value="0.71434030069442" calcext:value-type="float">
            <text:p>0.7143403006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1</text:p>
          </table:table-cell>
          <table:table-cell office:value-type="float" office:value="1.2439081643072" calcext:value-type="float">
            <text:p>1.24390816430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5</text:p>
          </table:table-cell>
          <table:table-cell office:value-type="float" office:value="1.663976143183" calcext:value-type="float">
            <text:p>1.6639761431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9</text:p>
          </table:table-cell>
          <table:table-cell office:value-type="float" office:value="1.8152391418535" calcext:value-type="float">
            <text:p>1.81523914185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8</text:p>
          </table:table-cell>
          <table:table-cell office:value-type="float" office:value="1.7574297290213" calcext:value-type="float">
            <text:p>1.75742972902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0</text:p>
          </table:table-cell>
          <table:table-cell office:value-type="float" office:value="1.5067142034587" calcext:value-type="float">
            <text:p>1.506714203458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3105786204" calcext:value-type="float">
            <text:p>1.95031057862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560244673" calcext:value-type="float">
            <text:p>1.77675602446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860055937" calcext:value-type="float">
            <text:p>1.29468600559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0</text:p>
          </table:table-cell>
          <table:table-cell office:value-type="float" office:value="1.5903193786112" calcext:value-type="float">
            <text:p>1.5903193786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2</text:p>
          </table:table-cell>
          <table:table-cell office:value-type="float" office:value="1.8900916946403" calcext:value-type="float">
            <text:p>1.890091694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4</text:p>
          </table:table-cell>
          <table:table-cell office:value-type="float" office:value="0.71561293093376" calcext:value-type="float">
            <text:p>0.715612930933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4</text:p>
          </table:table-cell>
          <table:table-cell office:value-type="float" office:value="1.2438723748712" calcext:value-type="float">
            <text:p>1.2438723748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8</text:p>
          </table:table-cell>
          <table:table-cell office:value-type="float" office:value="1.6632245650268" calcext:value-type="float">
            <text:p>1.66322456502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9</text:p>
          </table:table-cell>
          <table:table-cell office:value-type="float" office:value="1.8230043968375" calcext:value-type="float">
            <text:p>1.8230043968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7</text:p>
          </table:table-cell>
          <table:table-cell office:value-type="float" office:value="1.7578181496651" calcext:value-type="float">
            <text:p>1.7578181496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1</text:p>
          </table:table-cell>
          <table:table-cell office:value-type="float" office:value="1.5089194642953" calcext:value-type="float">
            <text:p>1.508919464295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2705912941" calcext:value-type="float">
            <text:p>1.9382705912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728671865" calcext:value-type="float">
            <text:p>1.77617286718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565325721" calcext:value-type="float">
            <text:p>1.29405653257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5819488611" calcext:value-type="float">
            <text:p>0.71485819488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4</text:p>
          </table:table-cell>
          <table:table-cell office:value-type="float" office:value="1.5918088507275" calcext:value-type="float">
            <text:p>1.59180885072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3</text:p>
          </table:table-cell>
          <table:table-cell office:value-type="float" office:value="1.8866411719567" calcext:value-type="float">
            <text:p>1.8866411719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1</text:p>
          </table:table-cell>
          <table:table-cell office:value-type="float" office:value="0.71422661660356" calcext:value-type="float">
            <text:p>0.71422661660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6</text:p>
          </table:table-cell>
          <table:table-cell office:value-type="float" office:value="1.2445197426108" calcext:value-type="float">
            <text:p>1.2445197426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5</text:p>
          </table:table-cell>
          <table:table-cell office:value-type="float" office:value="1.6662592986744" calcext:value-type="float">
            <text:p>1.66625929867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8</text:p>
          </table:table-cell>
          <table:table-cell office:value-type="float" office:value="1.8187591381483" calcext:value-type="float">
            <text:p>1.81875913814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6</text:p>
          </table:table-cell>
          <table:table-cell office:value-type="float" office:value="1.7573381501704" calcext:value-type="float">
            <text:p>1.7573381501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2</text:p>
          </table:table-cell>
          <table:table-cell office:value-type="float" office:value="1.5069005190521" calcext:value-type="float">
            <text:p>1.506900519052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99242737639" calcext:value-type="float">
            <text:p>1.93992427376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240547115" calcext:value-type="float">
            <text:p>0.714802405471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18412927986" calcext:value-type="float">
            <text:p>1.77184129279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112709355" calcext:value-type="float">
            <text:p>1.29261127093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2451071104" calcext:value-type="float">
            <text:p>0.71482451071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4</text:p>
          </table:table-cell>
          <table:table-cell office:value-type="float" office:value="1.5934741121325" calcext:value-type="float">
            <text:p>1.59347411213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4</text:p>
          </table:table-cell>
          <table:table-cell office:value-type="float" office:value="1.8891864324353" calcext:value-type="float">
            <text:p>1.88918643243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</text:p>
          </table:table-cell>
          <table:table-cell office:value-type="float" office:value="0.7155897730634" calcext:value-type="float">
            <text:p>0.715589773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4</text:p>
          </table:table-cell>
          <table:table-cell office:value-type="float" office:value="1.2447071108346" calcext:value-type="float">
            <text:p>1.24470711083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3</text:p>
          </table:table-cell>
          <table:table-cell office:value-type="float" office:value="1.6628645654057" calcext:value-type="float">
            <text:p>1.66286456540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6</text:p>
          </table:table-cell>
          <table:table-cell office:value-type="float" office:value="1.8109391463798" calcext:value-type="float">
            <text:p>1.8109391463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</text:p>
          </table:table-cell>
          <table:table-cell office:value-type="float" office:value="1.7602444629006" calcext:value-type="float">
            <text:p>1.76024446290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4</text:p>
          </table:table-cell>
          <table:table-cell office:value-type="float" office:value="1.5071299924947" calcext:value-type="float">
            <text:p>1.507129992494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926808498" calcext:value-type="float">
            <text:p>1.95319268084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135492489" calcext:value-type="float">
            <text:p>0.712821354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370773294" calcext:value-type="float">
            <text:p>1.77653707732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1975871604" calcext:value-type="float">
            <text:p>1.29219758716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3</text:p>
          </table:table-cell>
          <table:table-cell office:value-type="float" office:value="1.5956762150777" calcext:value-type="float">
            <text:p>1.59567621507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5</text:p>
          </table:table-cell>
          <table:table-cell office:value-type="float" office:value="1.882575913078" calcext:value-type="float">
            <text:p>1.882575913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0</text:p>
          </table:table-cell>
          <table:table-cell office:value-type="float" office:value="0.71350030157863" calcext:value-type="float">
            <text:p>0.7135003015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1</text:p>
          </table:table-cell>
          <table:table-cell office:value-type="float" office:value="1.2473776343393" calcext:value-type="float">
            <text:p>1.2473776343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3</text:p>
          </table:table-cell>
          <table:table-cell office:value-type="float" office:value="1.6629761442356" calcext:value-type="float">
            <text:p>1.662976144235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6</text:p>
          </table:table-cell>
          <table:table-cell office:value-type="float" office:value="1.8118928295865" calcext:value-type="float">
            <text:p>1.81189282958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</text:p>
          </table:table-cell>
          <table:table-cell office:value-type="float" office:value="1.7566981508441" calcext:value-type="float">
            <text:p>1.75669815084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5</text:p>
          </table:table-cell>
          <table:table-cell office:value-type="float" office:value="1.5080994651585" calcext:value-type="float">
            <text:p>1.50809946515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3505764731" calcext:value-type="float">
            <text:p>1.95235057647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09465463721" calcext:value-type="float">
            <text:p>1.78094654637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313374407" calcext:value-type="float">
            <text:p>1.2943133744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7981960019" calcext:value-type="float">
            <text:p>0.7137981960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2</text:p>
          </table:table-cell>
          <table:table-cell office:value-type="float" office:value="1.59492147903" calcext:value-type="float">
            <text:p>1.594921479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9</text:p>
          </table:table-cell>
          <table:table-cell office:value-type="float" office:value="1.8907495886846" calcext:value-type="float">
            <text:p>1.89074958868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8</text:p>
          </table:table-cell>
          <table:table-cell office:value-type="float" office:value="0.71476345814373" calcext:value-type="float">
            <text:p>0.714763458143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7</text:p>
          </table:table-cell>
          <table:table-cell office:value-type="float" office:value="1.2446418477454" calcext:value-type="float">
            <text:p>1.24464184774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2</text:p>
          </table:table-cell>
          <table:table-cell office:value-type="float" office:value="1.6603003575786" calcext:value-type="float">
            <text:p>1.66030035757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1</text:p>
          </table:table-cell>
          <table:table-cell office:value-type="float" office:value="1.8134580910967" calcext:value-type="float">
            <text:p>1.81345809109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</text:p>
          </table:table-cell>
          <table:table-cell office:value-type="float" office:value="1.7580402546945" calcext:value-type="float">
            <text:p>1.75804025469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0</text:p>
          </table:table-cell>
          <table:table-cell office:value-type="float" office:value="1.5088899906421" calcext:value-type="float">
            <text:p>1.508889990642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842526482" calcext:value-type="float">
            <text:p>1.95998425264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5293068113" calcext:value-type="float">
            <text:p>0.7158529306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67603613" calcext:value-type="float">
            <text:p>1.77656760361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7765328668" calcext:value-type="float">
            <text:p>1.29377653286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0</text:p>
          </table:table-cell>
          <table:table-cell office:value-type="float" office:value="1.5949246369214" calcext:value-type="float">
            <text:p>1.59492463692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2</text:p>
          </table:table-cell>
          <table:table-cell office:value-type="float" office:value="1.8869538032065" calcext:value-type="float">
            <text:p>1.88695380320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3</text:p>
          </table:table-cell>
          <table:table-cell office:value-type="float" office:value="0.71310451252157" calcext:value-type="float">
            <text:p>0.7131045125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5</text:p>
          </table:table-cell>
          <table:table-cell office:value-type="float" office:value="1.2460218462928" calcext:value-type="float">
            <text:p>1.24602184629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6</text:p>
          </table:table-cell>
          <table:table-cell office:value-type="float" office:value="1.6654319311243" calcext:value-type="float">
            <text:p>1.66543193112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5</text:p>
          </table:table-cell>
          <table:table-cell office:value-type="float" office:value="1.8109117779876" calcext:value-type="float">
            <text:p>1.8109117779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0</text:p>
          </table:table-cell>
          <table:table-cell office:value-type="float" office:value="1.7531244703953" calcext:value-type="float">
            <text:p>1.75312447039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4</text:p>
          </table:table-cell>
          <table:table-cell office:value-type="float" office:value="1.5081173598765" calcext:value-type="float">
            <text:p>1.508117359876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75895288531" calcext:value-type="float">
            <text:p>1.9475895288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549724684" calcext:value-type="float">
            <text:p>1.77615497246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3091649377" calcext:value-type="float">
            <text:p>1.29330916493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4556363625" calcext:value-type="float">
            <text:p>0.71454556363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6</text:p>
          </table:table-cell>
          <table:table-cell office:value-type="float" office:value="1.593473059502" calcext:value-type="float">
            <text:p>1.5934730595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4</text:p>
          </table:table-cell>
          <table:table-cell office:value-type="float" office:value="1.8883727490813" calcext:value-type="float">
            <text:p>1.88837274908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8</text:p>
          </table:table-cell>
          <table:table-cell office:value-type="float" office:value="1.2451597419371" calcext:value-type="float">
            <text:p>1.24515974193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1</text:p>
          </table:table-cell>
          <table:table-cell office:value-type="float" office:value="1.6671035083121" calcext:value-type="float">
            <text:p>1.667103508312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4</text:p>
          </table:table-cell>
          <table:table-cell office:value-type="float" office:value="1.8058307307045" calcext:value-type="float">
            <text:p>1.80583073070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2</text:p>
          </table:table-cell>
          <table:table-cell office:value-type="float" office:value="1.7583486754224" calcext:value-type="float">
            <text:p>1.75834867542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6</text:p>
          </table:table-cell>
          <table:table-cell office:value-type="float" office:value="1.5100468315297" calcext:value-type="float">
            <text:p>1.510046831529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916246404" calcext:value-type="float">
            <text:p>1.9565916246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4391826956" calcext:value-type="float">
            <text:p>1.77643918269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0660083516" calcext:value-type="float">
            <text:p>1.2920660083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345860689" calcext:value-type="float">
            <text:p>0.71432345860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7</text:p>
          </table:table-cell>
          <table:table-cell office:value-type="float" office:value="1.5927793760217" calcext:value-type="float">
            <text:p>1.59277937602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5</text:p>
          </table:table-cell>
          <table:table-cell office:value-type="float" office:value="1.8856548572054" calcext:value-type="float">
            <text:p>1.8856548572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7</text:p>
          </table:table-cell>
          <table:table-cell office:value-type="float" office:value="0.71465187931381" calcext:value-type="float">
            <text:p>0.7146518793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6</text:p>
          </table:table-cell>
          <table:table-cell office:value-type="float" office:value="1.245072373608" calcext:value-type="float">
            <text:p>1.2450723736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2</text:p>
          </table:table-cell>
          <table:table-cell office:value-type="float" office:value="1.6647929844284" calcext:value-type="float">
            <text:p>1.66479298442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9</text:p>
          </table:table-cell>
          <table:table-cell office:value-type="float" office:value="1.815114931458" calcext:value-type="float">
            <text:p>1.815114931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9</text:p>
          </table:table-cell>
          <table:table-cell office:value-type="float" office:value="1.7607318308086" calcext:value-type="float">
            <text:p>1.76073183080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7</text:p>
          </table:table-cell>
          <table:table-cell office:value-type="float" office:value="1.5120510399463" calcext:value-type="float">
            <text:p>1.51205103994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84255806" calcext:value-type="float">
            <text:p>1.956984255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8191833482" calcext:value-type="float">
            <text:p>1.7758191833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9607431992" calcext:value-type="float">
            <text:p>1.29396074319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66164983" calcext:value-type="float">
            <text:p>0.7143266164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0</text:p>
          </table:table-cell>
          <table:table-cell office:value-type="float" office:value="1.5890709588727" calcext:value-type="float">
            <text:p>1.5890709588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0</text:p>
          </table:table-cell>
          <table:table-cell office:value-type="float" office:value="1.8871906450625" calcext:value-type="float">
            <text:p>1.88719064506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5</text:p>
          </table:table-cell>
          <table:table-cell office:value-type="float" office:value="0.71378451180578" calcext:value-type="float">
            <text:p>0.7137845118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2</text:p>
          </table:table-cell>
          <table:table-cell office:value-type="float" office:value="1.2460755304468" calcext:value-type="float">
            <text:p>1.24607553044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5</text:p>
          </table:table-cell>
          <table:table-cell office:value-type="float" office:value="1.663305617573" calcext:value-type="float">
            <text:p>1.6633056175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</text:p>
          </table:table-cell>
          <table:table-cell office:value-type="float" office:value="1.8134728279233" calcext:value-type="float">
            <text:p>1.81347282792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8</text:p>
          </table:table-cell>
          <table:table-cell office:value-type="float" office:value="1.7562318355454" calcext:value-type="float">
            <text:p>1.75623183554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8</text:p>
          </table:table-cell>
          <table:table-cell office:value-type="float" office:value="1.5110363041723" calcext:value-type="float">
            <text:p>1.51103630417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8968864243" calcext:value-type="float">
            <text:p>1.95789688642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47349739632" calcext:value-type="float">
            <text:p>1.77473497396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154806153" calcext:value-type="float">
            <text:p>1.29341548061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4</text:p>
          </table:table-cell>
          <table:table-cell office:value-type="float" office:value="1.5940804272838" calcext:value-type="float">
            <text:p>1.5940804272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8</text:p>
          </table:table-cell>
          <table:table-cell office:value-type="float" office:value="1.8918022191556" calcext:value-type="float">
            <text:p>1.8918022191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6</text:p>
          </table:table-cell>
          <table:table-cell office:value-type="float" office:value="0.71411187988223" calcext:value-type="float">
            <text:p>0.714111879882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2</text:p>
          </table:table-cell>
          <table:table-cell office:value-type="float" office:value="1.243916585351" calcext:value-type="float">
            <text:p>1.243916585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3</text:p>
          </table:table-cell>
          <table:table-cell office:value-type="float" office:value="1.6587172013503" calcext:value-type="float">
            <text:p>1.65871720135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0</text:p>
          </table:table-cell>
          <table:table-cell office:value-type="float" office:value="1.8155033521017" calcext:value-type="float">
            <text:p>1.81550335210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1</text:p>
          </table:table-cell>
          <table:table-cell office:value-type="float" office:value="1.758580254126" calcext:value-type="float">
            <text:p>1.758580254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9</text:p>
          </table:table-cell>
          <table:table-cell office:value-type="float" office:value="1.5108889359064" calcext:value-type="float">
            <text:p>1.510888935906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3032038914" calcext:value-type="float">
            <text:p>1.95630320389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030027337" calcext:value-type="float">
            <text:p>0.7147403002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9549716263" calcext:value-type="float">
            <text:p>1.7769549716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399689053" calcext:value-type="float">
            <text:p>1.295399689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661607725" calcext:value-type="float">
            <text:p>0.7147266160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6</text:p>
          </table:table-cell>
          <table:table-cell office:value-type="float" office:value="1.5928372706976" calcext:value-type="float">
            <text:p>1.59283727069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2</text:p>
          </table:table-cell>
          <table:table-cell office:value-type="float" office:value="1.8787306539677" calcext:value-type="float">
            <text:p>1.8787306539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6</text:p>
          </table:table-cell>
          <table:table-cell office:value-type="float" office:value="0.71549398369054" calcext:value-type="float">
            <text:p>0.7154939836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8</text:p>
          </table:table-cell>
          <table:table-cell office:value-type="float" office:value="1.2440186905066" calcext:value-type="float">
            <text:p>1.24401869050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4</text:p>
          </table:table-cell>
          <table:table-cell office:value-type="float" office:value="1.6667824560185" calcext:value-type="float">
            <text:p>1.66678245601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0</text:p>
          </table:table-cell>
          <table:table-cell office:value-type="float" office:value="1.8134170385084" calcext:value-type="float">
            <text:p>1.8134170385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4</text:p>
          </table:table-cell>
          <table:table-cell office:value-type="float" office:value="1.7543728901338" calcext:value-type="float">
            <text:p>1.7543728901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1</text:p>
          </table:table-cell>
          <table:table-cell office:value-type="float" office:value="1.5094626216183" calcext:value-type="float">
            <text:p>1.509462621618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0705809783" calcext:value-type="float">
            <text:p>1.94807058097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444455322" calcext:value-type="float">
            <text:p>1.77674444553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3702196103" calcext:value-type="float">
            <text:p>1.29137021961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9714273985" calcext:value-type="float">
            <text:p>0.71439714273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8</text:p>
          </table:table-cell>
          <table:table-cell office:value-type="float" office:value="1.5909183253491" calcext:value-type="float">
            <text:p>1.59091832534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6</text:p>
          </table:table-cell>
          <table:table-cell office:value-type="float" office:value="1.8809769673927" calcext:value-type="float">
            <text:p>1.88097696739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9</text:p>
          </table:table-cell>
          <table:table-cell office:value-type="float" office:value="0.71386766961298" calcext:value-type="float">
            <text:p>0.71386766961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9</text:p>
          </table:table-cell>
          <table:table-cell office:value-type="float" office:value="1.2428829022285" calcext:value-type="float">
            <text:p>1.24288290222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6</text:p>
          </table:table-cell>
          <table:table-cell office:value-type="float" office:value="1.6648582475176" calcext:value-type="float">
            <text:p>1.664858247517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3</text:p>
          </table:table-cell>
          <table:table-cell office:value-type="float" office:value="1.8181233493438" calcext:value-type="float">
            <text:p>1.81812334934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7</text:p>
          </table:table-cell>
          <table:table-cell office:value-type="float" office:value="1.7450602683576" calcext:value-type="float">
            <text:p>1.74506026835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</text:p>
          </table:table-cell>
          <table:table-cell office:value-type="float" office:value="1.5057699939263" calcext:value-type="float">
            <text:p>1.50576999392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4674121396" calcext:value-type="float">
            <text:p>1.95846741213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92318218612" calcext:value-type="float">
            <text:p>1.769231821861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8386391172" calcext:value-type="float">
            <text:p>1.2928386391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3608880412" calcext:value-type="float">
            <text:p>0.71563608880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1</text:p>
          </table:table-cell>
          <table:table-cell office:value-type="float" office:value="1.5912951670577" calcext:value-type="float">
            <text:p>1.59129516705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</text:p>
          </table:table-cell>
          <table:table-cell office:value-type="float" office:value="1.8861853829628" calcext:value-type="float">
            <text:p>1.8861853829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9</text:p>
          </table:table-cell>
          <table:table-cell office:value-type="float" office:value="1.2424902710629" calcext:value-type="float">
            <text:p>1.24249027106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0</text:p>
          </table:table-cell>
          <table:table-cell office:value-type="float" office:value="1.6695919267453" calcext:value-type="float">
            <text:p>1.66959192674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4</text:p>
          </table:table-cell>
          <table:table-cell office:value-type="float" office:value="1.815150720894" calcext:value-type="float">
            <text:p>1.815150720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6</text:p>
          </table:table-cell>
          <table:table-cell office:value-type="float" office:value="1.7568834138069" calcext:value-type="float">
            <text:p>1.75688341380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2</text:p>
          </table:table-cell>
          <table:table-cell office:value-type="float" office:value="1.5110857778044" calcext:value-type="float">
            <text:p>1.511085777804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34853015944" calcext:value-type="float">
            <text:p>1.96348530159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2907628518" calcext:value-type="float">
            <text:p>1.77529076285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344273322" calcext:value-type="float">
            <text:p>1.29403442733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8451001631" calcext:value-type="float">
            <text:p>0.715484510016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3</text:p>
          </table:table-cell>
          <table:table-cell office:value-type="float" office:value="1.5933183228228" calcext:value-type="float">
            <text:p>1.5933183228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4</text:p>
          </table:table-cell>
          <table:table-cell office:value-type="float" office:value="1.885325383868" calcext:value-type="float">
            <text:p>1.885325383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6</text:p>
          </table:table-cell>
          <table:table-cell office:value-type="float" office:value="1.2426839550695" calcext:value-type="float">
            <text:p>1.24268395506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1</text:p>
          </table:table-cell>
          <table:table-cell office:value-type="float" office:value="1.6637635118279" calcext:value-type="float">
            <text:p>1.66376351182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1</text:p>
          </table:table-cell>
          <table:table-cell office:value-type="float" office:value="1.8151191419799" calcext:value-type="float">
            <text:p>1.81511914197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0</text:p>
          </table:table-cell>
          <table:table-cell office:value-type="float" office:value="1.7587118329349" calcext:value-type="float">
            <text:p>1.75871183293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3</text:p>
          </table:table-cell>
          <table:table-cell office:value-type="float" office:value="1.5077047287319" calcext:value-type="float">
            <text:p>1.507704728731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410979567" calcext:value-type="float">
            <text:p>1.95694109795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71191819798" calcext:value-type="float">
            <text:p>1.77711918197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6281098651" calcext:value-type="float">
            <text:p>1.2956281098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030094705" calcext:value-type="float">
            <text:p>0.71410030094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8</text:p>
          </table:table-cell>
          <table:table-cell office:value-type="float" office:value="1.5899972736871" calcext:value-type="float">
            <text:p>1.58999727368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3</text:p>
          </table:table-cell>
          <table:table-cell office:value-type="float" office:value="1.879462232145" calcext:value-type="float">
            <text:p>1.879462232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8</text:p>
          </table:table-cell>
          <table:table-cell office:value-type="float" office:value="0.71481924755869" calcext:value-type="float">
            <text:p>0.7148192475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0</text:p>
          </table:table-cell>
          <table:table-cell office:value-type="float" office:value="1.2445881635914" calcext:value-type="float">
            <text:p>1.24458816359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8</text:p>
          </table:table-cell>
          <table:table-cell office:value-type="float" office:value="1.6643729848705" calcext:value-type="float">
            <text:p>1.66437298487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5</text:p>
          </table:table-cell>
          <table:table-cell office:value-type="float" office:value="1.8048454685837" calcext:value-type="float">
            <text:p>1.80484546858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5</text:p>
          </table:table-cell>
          <table:table-cell office:value-type="float" office:value="1.7633876174867" calcext:value-type="float">
            <text:p>1.7633876174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</text:p>
          </table:table-cell>
          <table:table-cell office:value-type="float" office:value="1.5131099862" calcext:value-type="float">
            <text:p>1.513109986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695280321" calcext:value-type="float">
            <text:p>1.94836952803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539169959" calcext:value-type="float">
            <text:p>1.77885391699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417957455" calcext:value-type="float">
            <text:p>1.2940417957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345696478" calcext:value-type="float">
            <text:p>0.7158834569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</text:p>
          </table:table-cell>
          <table:table-cell office:value-type="float" office:value="1.5925351657525" calcext:value-type="float">
            <text:p>1.5925351657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9</text:p>
          </table:table-cell>
          <table:table-cell office:value-type="float" office:value="1.8896085372542" calcext:value-type="float">
            <text:p>1.8896085372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0</text:p>
          </table:table-cell>
          <table:table-cell office:value-type="float" office:value="0.71435503752101" calcext:value-type="float">
            <text:p>0.71435503752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3</text:p>
          </table:table-cell>
          <table:table-cell office:value-type="float" office:value="1.2460723725554" calcext:value-type="float">
            <text:p>1.2460723725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8</text:p>
          </table:table-cell>
          <table:table-cell office:value-type="float" office:value="1.6609729884495" calcext:value-type="float">
            <text:p>1.66097298844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6</text:p>
          </table:table-cell>
          <table:table-cell office:value-type="float" office:value="1.8157791412851" calcext:value-type="float">
            <text:p>1.81577914128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3</text:p>
          </table:table-cell>
          <table:table-cell office:value-type="float" office:value="1.7490497378424" calcext:value-type="float">
            <text:p>1.74904973784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4</text:p>
          </table:table-cell>
          <table:table-cell office:value-type="float" office:value="1.5079573600449" calcext:value-type="float">
            <text:p>1.507957360044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3284617595" calcext:value-type="float">
            <text:p>1.96132846175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4454963732" calcext:value-type="float">
            <text:p>1.77844549637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2133755649" calcext:value-type="float">
            <text:p>1.29321337556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5924677974" calcext:value-type="float">
            <text:p>0.71555924677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0</text:p>
          </table:table-cell>
          <table:table-cell office:value-type="float" office:value="1.5920320083874" calcext:value-type="float">
            <text:p>1.59203200838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7</text:p>
          </table:table-cell>
          <table:table-cell office:value-type="float" office:value="1.8897685370858" calcext:value-type="float">
            <text:p>1.88976853708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9</text:p>
          </table:table-cell>
          <table:table-cell office:value-type="float" office:value="0.71285398646949" calcext:value-type="float">
            <text:p>0.71285398646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0</text:p>
          </table:table-cell>
          <table:table-cell office:value-type="float" office:value="1.2448186896645" calcext:value-type="float">
            <text:p>1.2448186896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9</text:p>
          </table:table-cell>
          <table:table-cell office:value-type="float" office:value="1.6697192950323" calcext:value-type="float">
            <text:p>1.66971929503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5</text:p>
          </table:table-cell>
          <table:table-cell office:value-type="float" office:value="1.8169001927366" calcext:value-type="float">
            <text:p>1.8169001927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4</text:p>
          </table:table-cell>
          <table:table-cell office:value-type="float" office:value="1.7593381480651" calcext:value-type="float">
            <text:p>1.7593381480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</text:p>
          </table:table-cell>
          <table:table-cell office:value-type="float" office:value="1.5100973577923" calcext:value-type="float">
            <text:p>1.51009735779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179419811" calcext:value-type="float">
            <text:p>1.95511794198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2086534646" calcext:value-type="float">
            <text:p>1.77920865346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7386392225" calcext:value-type="float">
            <text:p>1.29273863922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3</text:p>
          </table:table-cell>
          <table:table-cell office:value-type="float" office:value="1.595303583891" calcext:value-type="float">
            <text:p>1.595303583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3</text:p>
          </table:table-cell>
          <table:table-cell office:value-type="float" office:value="1.8923674817184" calcext:value-type="float">
            <text:p>1.8923674817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1</text:p>
          </table:table-cell>
          <table:table-cell office:value-type="float" office:value="0.71385503804733" calcext:value-type="float">
            <text:p>0.713855038047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0</text:p>
          </table:table-cell>
          <table:table-cell office:value-type="float" office:value="1.2471039504169" calcext:value-type="float">
            <text:p>1.24710395041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4</text:p>
          </table:table-cell>
          <table:table-cell office:value-type="float" office:value="1.6640150905104" calcext:value-type="float">
            <text:p>1.66401509051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2</text:p>
          </table:table-cell>
          <table:table-cell office:value-type="float" office:value="1.8176707182413" calcext:value-type="float">
            <text:p>1.81767071824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3</text:p>
          </table:table-cell>
          <table:table-cell office:value-type="float" office:value="1.7430465862668" calcext:value-type="float">
            <text:p>1.74304658626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6</text:p>
          </table:table-cell>
          <table:table-cell office:value-type="float" office:value="1.5120847241213" calcext:value-type="float">
            <text:p>1.51208472412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2747860265" calcext:value-type="float">
            <text:p>1.95327478602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451146894" calcext:value-type="float">
            <text:p>0.71410451146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4423553238" calcext:value-type="float">
            <text:p>1.7624423553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523239449" calcext:value-type="float">
            <text:p>1.29225232394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503712101" calcext:value-type="float">
            <text:p>0.714735037121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6</text:p>
          </table:table-cell>
          <table:table-cell office:value-type="float" office:value="1.5930741125536" calcext:value-type="float">
            <text:p>1.59307411255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0</text:p>
          </table:table-cell>
          <table:table-cell office:value-type="float" office:value="1.8913948511633" calcext:value-type="float">
            <text:p>1.8913948511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7</text:p>
          </table:table-cell>
          <table:table-cell office:value-type="float" office:value="1.244656584572" calcext:value-type="float">
            <text:p>1.2446565845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9</text:p>
          </table:table-cell>
          <table:table-cell office:value-type="float" office:value="1.6606329888074" calcext:value-type="float">
            <text:p>1.66063298880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3</text:p>
          </table:table-cell>
          <table:table-cell office:value-type="float" office:value="1.8083254649206" calcext:value-type="float">
            <text:p>1.8083254649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1</text:p>
          </table:table-cell>
          <table:table-cell office:value-type="float" office:value="1.7541128904075" calcext:value-type="float">
            <text:p>1.75411289040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6</text:p>
          </table:table-cell>
          <table:table-cell office:value-type="float" office:value="1.5098615685668" calcext:value-type="float">
            <text:p>1.5098615685668</text:p>
          </table:table-cell>
        </table:table-row>
        <table:table-row table:style-name="ro1">
          <table:table-cell table:number-columns-repeated="39"/>
          <table:table-cell table:formula="of:=AVERAGE([.AN43:.AN72])" office:value-type="float" office:value="1.95294889163274" calcext:value-type="float">
            <text:p>1.95294889163274</text:p>
          </table:table-cell>
          <table:table-cell/>
          <table:table-cell table:formula="of:=AVERAGE([.AW43:.AW72])" office:value-type="float" office:value="0.714395423443413" calcext:value-type="float">
            <text:p>0.714395423443413</text:p>
          </table:table-cell>
          <table:table-cell/>
          <table:table-cell table:formula="of:=AVERAGE([.BD43:.BD72])" office:value-type="float" office:value="1.77607521816643" calcext:value-type="float">
            <text:p>1.77607521816643</text:p>
          </table:table-cell>
          <table:table-cell/>
          <table:table-cell table:formula="of:=AVERAGE([.BK45:.BK74])" office:value-type="float" office:value="1.29336303706146" calcext:value-type="float">
            <text:p>1.29336303706146</text:p>
          </table:table-cell>
          <table:table-cell/>
          <table:table-cell table:formula="of:=AVERAGE([.BR43:.BR72])" office:value-type="float" office:value="0.714397107652168" calcext:value-type="float">
            <text:p>0.714397107652168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2</text:p>
          </table:table-cell>
          <table:table-cell office:value-type="float" office:value="1.5886341172272" calcext:value-type="float">
            <text:p>1.58863411722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4</text:p>
          </table:table-cell>
          <table:table-cell office:value-type="float" office:value="1.8895853793838" calcext:value-type="float">
            <text:p>1.8895853793838</text:p>
          </table:table-cell>
          <table:table-cell table:number-columns-repeated="4"/>
          <table:table-cell table:formula="of:=AVERAGE([.CG43:.CG72])" office:value-type="float" office:value="0.714398862036285" calcext:value-type="float">
            <text:p>0.714398862036285</text:p>
          </table:table-cell>
          <table:table-cell/>
          <table:table-cell table:formula="of:=AVERAGE([.CL43:.CL72])" office:value-type="float" office:value="1.24452605839361" calcext:value-type="float">
            <text:p>1.24452605839361</text:p>
          </table:table-cell>
          <table:table-cell/>
          <table:table-cell table:formula="of:=AVERAGE([.CQ43:.CQ72])" office:value-type="float" office:value="1.66379838898415" calcext:value-type="float">
            <text:p>1.66379838898415</text:p>
          </table:table-cell>
          <table:table-cell/>
          <table:table-cell table:formula="of:=AVERAGE([.CW43:.CW72])" office:value-type="float" office:value="1.81456510747532" calcext:value-type="float">
            <text:p>1.8145651074753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0</text:p>
          </table:table-cell>
          <table:table-cell office:value-type="float" office:value="1.7552128892496" calcext:value-type="float">
            <text:p>1.7552128892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7</text:p>
          </table:table-cell>
          <table:table-cell office:value-type="float" office:value="1.5101784103385" calcext:value-type="float">
            <text:p>1.510178410338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1</text:p>
          </table:table-cell>
          <table:table-cell office:value-type="float" office:value="1.5914930615863" calcext:value-type="float">
            <text:p>1.5914930615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8</text:p>
          </table:table-cell>
          <table:table-cell office:value-type="float" office:value="1.8832453860575" calcext:value-type="float">
            <text:p>1.883245386057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5</text:p>
          </table:table-cell>
          <table:table-cell office:value-type="float" office:value="1.7559728884496" calcext:value-type="float">
            <text:p>1.7559728884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0</text:p>
          </table:table-cell>
          <table:table-cell office:value-type="float" office:value="1.5060942041114" calcext:value-type="float">
            <text:p>1.506094204111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3031575756" calcext:value-type="float">
            <text:p>2.00030315757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963270565" calcext:value-type="float">
            <text:p>1.8929632705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95495373" calcext:value-type="float">
            <text:p>1.42793954953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9</text:p>
          </table:table-cell>
          <table:table-cell office:value-type="float" office:value="1.5941446377425" calcext:value-type="float">
            <text:p>1.5941446377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0</text:p>
          </table:table-cell>
          <table:table-cell office:value-type="float" office:value="1.8978253707101" calcext:value-type="float">
            <text:p>1.8978253707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5</text:p>
          </table:table-cell>
          <table:table-cell office:value-type="float" office:value="0.71392872218029" calcext:value-type="float">
            <text:p>0.7139287221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7</text:p>
          </table:table-cell>
          <table:table-cell office:value-type="float" office:value="1.4280637599329" calcext:value-type="float">
            <text:p>1.428063759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</text:p>
          </table:table-cell>
          <table:table-cell office:value-type="float" office:value="1.7449613210933" calcext:value-type="float">
            <text:p>1.74496132109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1</text:p>
          </table:table-cell>
          <table:table-cell office:value-type="float" office:value="1.8449959526358" calcext:value-type="float">
            <text:p>1.84499595263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9</text:p>
          </table:table-cell>
          <table:table-cell office:value-type="float" office:value="1.7552223629238" calcext:value-type="float">
            <text:p>1.75522236292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8</text:p>
          </table:table-cell>
          <table:table-cell office:value-type="float" office:value="1.5045215741878" calcext:value-type="float">
            <text:p>1.504521574187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31471546" calcext:value-type="float">
            <text:p>2.01020314715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253617628" calcext:value-type="float">
            <text:p>1.9063253617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48099949" calcext:value-type="float">
            <text:p>1.430504809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8</text:p>
          </table:table-cell>
          <table:table-cell office:value-type="float" office:value="1.5956172677713" calcext:value-type="float">
            <text:p>1.59561726777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5</text:p>
          </table:table-cell>
          <table:table-cell office:value-type="float" office:value="1.8895116952508" calcext:value-type="float">
            <text:p>1.8895116952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9</text:p>
          </table:table-cell>
          <table:table-cell office:value-type="float" office:value="1.4255490257379" calcext:value-type="float">
            <text:p>1.42554902573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9</text:p>
          </table:table-cell>
          <table:table-cell office:value-type="float" office:value="1.7398223791343" calcext:value-type="float">
            <text:p>1.73982237913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</text:p>
          </table:table-cell>
          <table:table-cell office:value-type="float" office:value="1.8405359573306" calcext:value-type="float">
            <text:p>1.8405359573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8</text:p>
          </table:table-cell>
          <table:table-cell office:value-type="float" office:value="1.7586434119543" calcext:value-type="float">
            <text:p>1.75864341195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9</text:p>
          </table:table-cell>
          <table:table-cell office:value-type="float" office:value="1.5101805155995" calcext:value-type="float">
            <text:p>1.51018051559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6747182371" calcext:value-type="float">
            <text:p>2.01767471823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450959525" calcext:value-type="float">
            <text:p>0.7158845095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548476265" calcext:value-type="float">
            <text:p>1.89475484762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9550611" calcext:value-type="float">
            <text:p>1.426919550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2</text:p>
          </table:table-cell>
          <table:table-cell office:value-type="float" office:value="1.5938993748428" calcext:value-type="float">
            <text:p>1.59389937484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8</text:p>
          </table:table-cell>
          <table:table-cell office:value-type="float" office:value="1.8765022352608" calcext:value-type="float">
            <text:p>1.87650223526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5</text:p>
          </table:table-cell>
          <table:table-cell office:value-type="float" office:value="0.71505187889276" calcext:value-type="float">
            <text:p>0.71505187889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4</text:p>
          </table:table-cell>
          <table:table-cell office:value-type="float" office:value="1.4263511301567" calcext:value-type="float">
            <text:p>1.4263511301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5</text:p>
          </table:table-cell>
          <table:table-cell office:value-type="float" office:value="1.7412960617936" calcext:value-type="float">
            <text:p>1.74129606179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0</text:p>
          </table:table-cell>
          <table:table-cell office:value-type="float" office:value="1.8517675244552" calcext:value-type="float">
            <text:p>1.85176752445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7</text:p>
          </table:table-cell>
          <table:table-cell office:value-type="float" office:value="1.7539939431643" calcext:value-type="float">
            <text:p>1.75399394316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0</text:p>
          </table:table-cell>
          <table:table-cell office:value-type="float" office:value="1.5098131475651" calcext:value-type="float">
            <text:p>1.509813147565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011553672" calcext:value-type="float">
            <text:p>2.0240115536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83337912276" calcext:value-type="float">
            <text:p>1.89833379122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48119949" calcext:value-type="float">
            <text:p>1.428604811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1</text:p>
          </table:table-cell>
          <table:table-cell office:value-type="float" office:value="1.5957593728849" calcext:value-type="float">
            <text:p>1.59575937288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9</text:p>
          </table:table-cell>
          <table:table-cell office:value-type="float" office:value="1.8903359049096" calcext:value-type="float">
            <text:p>1.89033590490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4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5</text:p>
          </table:table-cell>
          <table:table-cell office:value-type="float" office:value="1.4261963934775" calcext:value-type="float">
            <text:p>1.4261963934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1</text:p>
          </table:table-cell>
          <table:table-cell office:value-type="float" office:value="1.7390329062812" calcext:value-type="float">
            <text:p>1.739032906281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4</text:p>
          </table:table-cell>
          <table:table-cell office:value-type="float" office:value="1.8501759471832" calcext:value-type="float">
            <text:p>1.8501759471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6</text:p>
          </table:table-cell>
          <table:table-cell office:value-type="float" office:value="1.7550192052429" calcext:value-type="float">
            <text:p>1.7550192052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1</text:p>
          </table:table-cell>
          <table:table-cell office:value-type="float" office:value="1.5099857789623" calcext:value-type="float">
            <text:p>1.50998577896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0305062837" calcext:value-type="float">
            <text:p>2.01903050628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58137833539" calcext:value-type="float">
            <text:p>1.90581378335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</text:p>
          </table:table-cell>
          <table:table-cell office:value-type="float" office:value="1.5940888483275" calcext:value-type="float">
            <text:p>1.59408884832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7</text:p>
          </table:table-cell>
          <table:table-cell office:value-type="float" office:value="1.8849759105517" calcext:value-type="float">
            <text:p>1.88497591055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2</text:p>
          </table:table-cell>
          <table:table-cell office:value-type="float" office:value="1.4274206027152" calcext:value-type="float">
            <text:p>1.4274206027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4</text:p>
          </table:table-cell>
          <table:table-cell office:value-type="float" office:value="1.7387286960751" calcext:value-type="float">
            <text:p>1.7387286960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1</text:p>
          </table:table-cell>
          <table:table-cell office:value-type="float" office:value="1.8373370133295" calcext:value-type="float">
            <text:p>1.83733701332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5</text:p>
          </table:table-cell>
          <table:table-cell office:value-type="float" office:value="1.7595581478335" calcext:value-type="float">
            <text:p>1.7595581478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2</text:p>
          </table:table-cell>
          <table:table-cell office:value-type="float" office:value="1.5086257803939" calcext:value-type="float">
            <text:p>1.508625780393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9420947978" calcext:value-type="float">
            <text:p>2.0099420947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7327371234" calcext:value-type="float">
            <text:p>1.89973273712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006004204" calcext:value-type="float">
            <text:p>1.4296006004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9</text:p>
          </table:table-cell>
          <table:table-cell office:value-type="float" office:value="1.5930004284206" calcext:value-type="float">
            <text:p>1.59300042842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6</text:p>
          </table:table-cell>
          <table:table-cell office:value-type="float" office:value="1.8845359110148" calcext:value-type="float">
            <text:p>1.8845359110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6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8</text:p>
          </table:table-cell>
          <table:table-cell office:value-type="float" office:value="1.4251353419628" calcext:value-type="float">
            <text:p>1.4251353419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0</text:p>
          </table:table-cell>
          <table:table-cell office:value-type="float" office:value="1.7431371124873" calcext:value-type="float">
            <text:p>1.74313711248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6</text:p>
          </table:table-cell>
          <table:table-cell office:value-type="float" office:value="1.8440780588652" calcext:value-type="float">
            <text:p>1.844078058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4</text:p>
          </table:table-cell>
          <table:table-cell office:value-type="float" office:value="1.7589118327244" calcext:value-type="float">
            <text:p>1.7589118327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5</text:p>
          </table:table-cell>
          <table:table-cell office:value-type="float" office:value="1.5073805185468" calcext:value-type="float">
            <text:p>1.507380518546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89277906" calcext:value-type="float">
            <text:p>2.0185989277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7432613229" calcext:value-type="float">
            <text:p>1.90174326132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32324071" calcext:value-type="float">
            <text:p>1.42921323240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</text:p>
          </table:table-cell>
          <table:table-cell office:value-type="float" office:value="1.5894435900594" calcext:value-type="float">
            <text:p>1.58944359005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1</text:p>
          </table:table-cell>
          <table:table-cell office:value-type="float" office:value="1.8894011690514" calcext:value-type="float">
            <text:p>1.88940116905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0</text:p>
          </table:table-cell>
          <table:table-cell office:value-type="float" office:value="0.71432556386783" calcext:value-type="float">
            <text:p>0.71432556386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0</text:p>
          </table:table-cell>
          <table:table-cell office:value-type="float" office:value="1.4260490252116" calcext:value-type="float">
            <text:p>1.4260490252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6</text:p>
          </table:table-cell>
          <table:table-cell office:value-type="float" office:value="1.7463318459665" calcext:value-type="float">
            <text:p>1.74633184596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8</text:p>
          </table:table-cell>
          <table:table-cell office:value-type="float" office:value="1.8438633222491" calcext:value-type="float">
            <text:p>1.84386332224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3</text:p>
          </table:table-cell>
          <table:table-cell office:value-type="float" office:value="1.7611644619321" calcext:value-type="float">
            <text:p>1.76116446193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4</text:p>
          </table:table-cell>
          <table:table-cell office:value-type="float" office:value="1.5075563078355" calcext:value-type="float">
            <text:p>1.507556307835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7568234139" calcext:value-type="float">
            <text:p>2.0177568234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2559028885" calcext:value-type="float">
            <text:p>1.89225590288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030029442" calcext:value-type="float">
            <text:p>0.714720300294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7</text:p>
          </table:table-cell>
          <table:table-cell office:value-type="float" office:value="1.5925846393846" calcext:value-type="float">
            <text:p>1.59258463938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6</text:p>
          </table:table-cell>
          <table:table-cell office:value-type="float" office:value="1.8907895886425" calcext:value-type="float">
            <text:p>1.89078958864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</text:p>
          </table:table-cell>
          <table:table-cell office:value-type="float" office:value="1.4267311297567" calcext:value-type="float">
            <text:p>1.4267311297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8</text:p>
          </table:table-cell>
          <table:table-cell office:value-type="float" office:value="1.729192916639" calcext:value-type="float">
            <text:p>1.72919291663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7</text:p>
          </table:table-cell>
          <table:table-cell office:value-type="float" office:value="1.8446612161461" calcext:value-type="float">
            <text:p>1.8446612161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9</text:p>
          </table:table-cell>
          <table:table-cell office:value-type="float" office:value="1.7582844649637" calcext:value-type="float">
            <text:p>1.75828446496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5</text:p>
          </table:table-cell>
          <table:table-cell office:value-type="float" office:value="1.5077331497546" calcext:value-type="float">
            <text:p>1.507733149754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1038841" calcext:value-type="float">
            <text:p>2.0131010388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116879877" calcext:value-type="float">
            <text:p>1.89641168798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121818819" calcext:value-type="float">
            <text:p>1.427212181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 table:number-columns-repeated="4"/>
          <table:table-cell table:formula="of:=AVERAGE([.BW48:.BW82])" office:value-type="float" office:value="1.59262172205233" calcext:value-type="float">
            <text:p>1.59262172205233</text:p>
          </table:table-cell>
          <table:table-cell table:formula="of:=AVERAGE([.CB48:.CB82])" office:value-type="float" office:value="1.88751813343956" calcext:value-type="float">
            <text:p>1.88751813343956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4</text:p>
          </table:table-cell>
          <table:table-cell office:value-type="float" office:value="1.4266448140581" calcext:value-type="float">
            <text:p>1.42664481405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5</text:p>
          </table:table-cell>
          <table:table-cell office:value-type="float" office:value="1.7401139577748" calcext:value-type="float">
            <text:p>1.74011395777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7</text:p>
          </table:table-cell>
          <table:table-cell office:value-type="float" office:value="1.8511475251079" calcext:value-type="float">
            <text:p>1.8511475251079</text:p>
          </table:table-cell>
          <table:table-cell table:number-columns-repeated="4"/>
          <table:table-cell table:formula="of:=AVERAGE([.DB48:.DB82])" office:value-type="float" office:value="1.75614527924557" calcext:value-type="float">
            <text:p>1.75614527924557</text:p>
          </table:table-cell>
          <table:table-cell/>
          <table:table-cell table:formula="of:=AVERAGE([.DG48:.DG82])" office:value-type="float" office:value="1.50892168985687" calcext:value-type="float">
            <text:p>1.50892168985687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0073505186" calcext:value-type="float">
            <text:p>2.01700735051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398430107" calcext:value-type="float">
            <text:p>0.714913984301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095827268" calcext:value-type="float">
            <text:p>1.89640958272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0796936" calcext:value-type="float">
            <text:p>1.42910796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0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9</text:p>
          </table:table-cell>
          <table:table-cell office:value-type="float" office:value="1.4233942911639" calcext:value-type="float">
            <text:p>1.42339429116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6</text:p>
          </table:table-cell>
          <table:table-cell office:value-type="float" office:value="1.7392244850269" calcext:value-type="float">
            <text:p>1.73922448502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3</text:p>
          </table:table-cell>
          <table:table-cell office:value-type="float" office:value="1.8337433329018" calcext:value-type="float">
            <text:p>1.8337433329018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5199815579" calcext:value-type="float">
            <text:p>2.01751998155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75937814802" calcext:value-type="float">
            <text:p>1.90759378148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11264514" calcext:value-type="float">
            <text:p>1.42987112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1</text:p>
          </table:table-cell>
          <table:table-cell office:value-type="float" office:value="1.7767191824009" calcext:value-type="float">
            <text:p>1.77671918240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2</text:p>
          </table:table-cell>
          <table:table-cell office:value-type="float" office:value="1.9785042331534" calcext:value-type="float">
            <text:p>1.97850423315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3</text:p>
          </table:table-cell>
          <table:table-cell office:value-type="float" office:value="0.7130708283465" calcext:value-type="float">
            <text:p>0.71307082834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6</text:p>
          </table:table-cell>
          <table:table-cell office:value-type="float" office:value="1.4286153382996" calcext:value-type="float">
            <text:p>1.4286153382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0</text:p>
          </table:table-cell>
          <table:table-cell office:value-type="float" office:value="1.741100272526" calcext:value-type="float">
            <text:p>1.7411002725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5</text:p>
          </table:table-cell>
          <table:table-cell office:value-type="float" office:value="1.8398643790901" calcext:value-type="float">
            <text:p>1.839864379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5</text:p>
          </table:table-cell>
          <table:table-cell office:value-type="float" office:value="1.7982212650302" calcext:value-type="float">
            <text:p>1.79822126503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9</text:p>
          </table:table-cell>
          <table:table-cell office:value-type="float" office:value="1.6363666985614" calcext:value-type="float">
            <text:p>1.636366698561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020841031" calcext:value-type="float">
            <text:p>2.02010208410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5643109849" calcext:value-type="float">
            <text:p>1.90456431098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2974438974" calcext:value-type="float">
            <text:p>1.4282974438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5</text:p>
          </table:table-cell>
          <table:table-cell office:value-type="float" office:value="1.7771318135455" calcext:value-type="float">
            <text:p>1.7771318135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4</text:p>
          </table:table-cell>
          <table:table-cell office:value-type="float" office:value="1.9737358171202" calcext:value-type="float">
            <text:p>1.97373581712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1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4</text:p>
          </table:table-cell>
          <table:table-cell office:value-type="float" office:value="1.4262753407628" calcext:value-type="float">
            <text:p>1.4262753407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0</text:p>
          </table:table-cell>
          <table:table-cell office:value-type="float" office:value="1.7281360756462" calcext:value-type="float">
            <text:p>1.72813607564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8</text:p>
          </table:table-cell>
          <table:table-cell office:value-type="float" office:value="1.8370685925594" calcext:value-type="float">
            <text:p>1.8370685925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9</text:p>
          </table:table-cell>
          <table:table-cell office:value-type="float" office:value="1.8040433641649" calcext:value-type="float">
            <text:p>1.8040433641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6</text:p>
          </table:table-cell>
          <table:table-cell office:value-type="float" office:value="1.6411698514002" calcext:value-type="float">
            <text:p>1.641169851400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73576765" calcext:value-type="float">
            <text:p>2.01020735767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6611614093" calcext:value-type="float">
            <text:p>1.896661161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74434974" calcext:value-type="float">
            <text:p>1.4286774434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293177586" calcext:value-type="float">
            <text:p>0.71481293177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6</text:p>
          </table:table-cell>
          <table:table-cell office:value-type="float" office:value="1.7751581314125" calcext:value-type="float">
            <text:p>1.77515813141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8</text:p>
          </table:table-cell>
          <table:table-cell office:value-type="float" office:value="1.9651358261728" calcext:value-type="float">
            <text:p>1.96513582617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8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8</text:p>
          </table:table-cell>
          <table:table-cell office:value-type="float" office:value="1.423137449329" calcext:value-type="float">
            <text:p>1.42313744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7</text:p>
          </table:table-cell>
          <table:table-cell office:value-type="float" office:value="1.7401265893404" calcext:value-type="float">
            <text:p>1.74012658934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4</text:p>
          </table:table-cell>
          <table:table-cell office:value-type="float" office:value="1.8461527935234" calcext:value-type="float">
            <text:p>1.84615279352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0</text:p>
          </table:table-cell>
          <table:table-cell office:value-type="float" office:value="1.8111959882147" calcext:value-type="float">
            <text:p>1.81119598821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8</text:p>
          </table:table-cell>
          <table:table-cell office:value-type="float" office:value="1.6323361764882" calcext:value-type="float">
            <text:p>1.632336176488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136611435" calcext:value-type="float">
            <text:p>2.02191366114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895722215" calcext:value-type="float">
            <text:p>1.90638957222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7</text:p>
          </table:table-cell>
          <table:table-cell office:value-type="float" office:value="1.774633921438" calcext:value-type="float">
            <text:p>1.7746339214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5</text:p>
          </table:table-cell>
          <table:table-cell office:value-type="float" office:value="1.9687621381451" calcext:value-type="float">
            <text:p>1.96876213814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6</text:p>
          </table:table-cell>
          <table:table-cell office:value-type="float" office:value="0.71387293276533" calcext:value-type="float">
            <text:p>0.713872932765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7</text:p>
          </table:table-cell>
          <table:table-cell office:value-type="float" office:value="1.4262932354808" calcext:value-type="float">
            <text:p>1.42629323548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6</text:p>
          </table:table-cell>
          <table:table-cell office:value-type="float" office:value="1.7412392197482" calcext:value-type="float">
            <text:p>1.74123921974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4</text:p>
          </table:table-cell>
          <table:table-cell office:value-type="float" office:value="1.8424243763954" calcext:value-type="float">
            <text:p>1.8424243763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1</text:p>
          </table:table-cell>
          <table:table-cell office:value-type="float" office:value="1.8045486267909" calcext:value-type="float">
            <text:p>1.80454862679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9</text:p>
          </table:table-cell>
          <table:table-cell office:value-type="float" office:value="1.6329572284661" calcext:value-type="float">
            <text:p>1.632957228466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705115047" calcext:value-type="float">
            <text:p>2.01407051150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28148391423" calcext:value-type="float">
            <text:p>1.90281483914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37582276" calcext:value-type="float">
            <text:p>1.4296837582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1924966395" calcext:value-type="float">
            <text:p>0.7128192496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2</text:p>
          </table:table-cell>
          <table:table-cell office:value-type="float" office:value="1.7733749753948" calcext:value-type="float">
            <text:p>1.77337497539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3</text:p>
          </table:table-cell>
          <table:table-cell office:value-type="float" office:value="1.9751852892786" calcext:value-type="float">
            <text:p>1.97518528927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5</text:p>
          </table:table-cell>
          <table:table-cell office:value-type="float" office:value="0.71379293284954" calcext:value-type="float">
            <text:p>0.71379293284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3</text:p>
          </table:table-cell>
          <table:table-cell office:value-type="float" office:value="1.4271953397944" calcext:value-type="float">
            <text:p>1.4271953397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5</text:p>
          </table:table-cell>
          <table:table-cell office:value-type="float" office:value="1.7426350077526" calcext:value-type="float">
            <text:p>1.74263500775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5</text:p>
          </table:table-cell>
          <table:table-cell office:value-type="float" office:value="1.8460001621051" calcext:value-type="float">
            <text:p>1.8460001621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2</text:p>
          </table:table-cell>
          <table:table-cell office:value-type="float" office:value="1.80226652393" calcext:value-type="float">
            <text:p>1.80226652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0</text:p>
          </table:table-cell>
          <table:table-cell office:value-type="float" office:value="1.6394782742334" calcext:value-type="float">
            <text:p>1.639478274233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4083964122" calcext:value-type="float">
            <text:p>2.02340839641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3853669628" calcext:value-type="float">
            <text:p>1.9013853669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69172559" calcext:value-type="float">
            <text:p>1.428606917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4977300024" calcext:value-type="float">
            <text:p>0.71564977300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9</text:p>
          </table:table-cell>
          <table:table-cell office:value-type="float" office:value="1.7761560250989" calcext:value-type="float">
            <text:p>1.77615602509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9</text:p>
          </table:table-cell>
          <table:table-cell office:value-type="float" office:value="1.9481821598083" calcext:value-type="float">
            <text:p>1.9481821598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9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3</text:p>
          </table:table-cell>
          <table:table-cell office:value-type="float" office:value="1.4269206032415" calcext:value-type="float">
            <text:p>1.42692060324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3</text:p>
          </table:table-cell>
          <table:table-cell office:value-type="float" office:value="1.7402076418867" calcext:value-type="float">
            <text:p>1.74020764188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0</text:p>
          </table:table-cell>
          <table:table-cell office:value-type="float" office:value="1.8449327948076" calcext:value-type="float">
            <text:p>1.8449327948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3</text:p>
          </table:table-cell>
          <table:table-cell office:value-type="float" office:value="1.8103759890779" calcext:value-type="float">
            <text:p>1.8103759890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1</text:p>
          </table:table-cell>
          <table:table-cell office:value-type="float" office:value="1.63902353787" calcext:value-type="float">
            <text:p>1.6390235378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7884096964" calcext:value-type="float">
            <text:p>2.01078840969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788043381007" calcext:value-type="float">
            <text:p>1.87880433810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7</text:p>
          </table:table-cell>
          <table:table-cell office:value-type="float" office:value="1.7735749751842" calcext:value-type="float">
            <text:p>1.77357497518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3</text:p>
          </table:table-cell>
          <table:table-cell office:value-type="float" office:value="1.963227407129" calcext:value-type="float">
            <text:p>1.9632274071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7</text:p>
          </table:table-cell>
          <table:table-cell office:value-type="float" office:value="0.71466345824899" calcext:value-type="float">
            <text:p>0.7146634582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3</text:p>
          </table:table-cell>
          <table:table-cell office:value-type="float" office:value="1.4281111283041" calcext:value-type="float">
            <text:p>1.42811112830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9</text:p>
          </table:table-cell>
          <table:table-cell office:value-type="float" office:value="1.738840274905" calcext:value-type="float">
            <text:p>1.7388402749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</text:p>
          </table:table-cell>
          <table:table-cell office:value-type="float" office:value="1.8510369989084" calcext:value-type="float">
            <text:p>1.8510369989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4</text:p>
          </table:table-cell>
          <table:table-cell office:value-type="float" office:value="1.8026454708995" calcext:value-type="float">
            <text:p>1.80264547089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2</text:p>
          </table:table-cell>
          <table:table-cell office:value-type="float" office:value="1.6388856432783" calcext:value-type="float">
            <text:p>1.638885643278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4799826526" calcext:value-type="float">
            <text:p>2.01647998265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398468002" calcext:value-type="float">
            <text:p>0.71455398468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9306295467" calcext:value-type="float">
            <text:p>1.90193062954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42853323" calcext:value-type="float">
            <text:p>1.42893428533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</text:p>
          </table:table-cell>
          <table:table-cell office:value-type="float" office:value="1.7750149736684" calcext:value-type="float">
            <text:p>1.77501497366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2</text:p>
          </table:table-cell>
          <table:table-cell office:value-type="float" office:value="1.9800379157496" calcext:value-type="float">
            <text:p>1.9800379157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7</text:p>
          </table:table-cell>
          <table:table-cell office:value-type="float" office:value="0.71481819492822" calcext:value-type="float">
            <text:p>0.7148181949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5</text:p>
          </table:table-cell>
          <table:table-cell office:value-type="float" office:value="1.4269774452869" calcext:value-type="float">
            <text:p>1.4269774452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3</text:p>
          </table:table-cell>
          <table:table-cell office:value-type="float" office:value="1.7303055470468" calcext:value-type="float">
            <text:p>1.73030554704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0</text:p>
          </table:table-cell>
          <table:table-cell office:value-type="float" office:value="1.8474433184807" calcext:value-type="float">
            <text:p>1.8474433184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8</text:p>
          </table:table-cell>
          <table:table-cell office:value-type="float" office:value="1.8079380969073" calcext:value-type="float">
            <text:p>1.8079380969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3</text:p>
          </table:table-cell>
          <table:table-cell office:value-type="float" office:value="1.6320667030877" calcext:value-type="float">
            <text:p>1.632066703087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125246184" calcext:value-type="float">
            <text:p>2.0161252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885318015" calcext:value-type="float">
            <text:p>1.89478853180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42882165" calcext:value-type="float">
            <text:p>1.4261942882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135334594" calcext:value-type="float">
            <text:p>0.714321353345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</text:p>
          </table:table-cell>
          <table:table-cell office:value-type="float" office:value="1.7742676060341" calcext:value-type="float">
            <text:p>1.7742676060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3</text:p>
          </table:table-cell>
          <table:table-cell office:value-type="float" office:value="1.9702526628919" calcext:value-type="float">
            <text:p>1.9702526628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3</text:p>
          </table:table-cell>
          <table:table-cell office:value-type="float" office:value="0.71437187960855" calcext:value-type="float">
            <text:p>0.71437187960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7</text:p>
          </table:table-cell>
          <table:table-cell office:value-type="float" office:value="1.4275795499163" calcext:value-type="float">
            <text:p>1.4275795499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7</text:p>
          </table:table-cell>
          <table:table-cell office:value-type="float" office:value="1.7458760569726" calcext:value-type="float">
            <text:p>1.74587605697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5</text:p>
          </table:table-cell>
          <table:table-cell office:value-type="float" office:value="1.8431770071821" calcext:value-type="float">
            <text:p>1.843177007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</text:p>
          </table:table-cell>
          <table:table-cell office:value-type="float" office:value="1.8084696752951" calcext:value-type="float">
            <text:p>1.8084696752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4</text:p>
          </table:table-cell>
          <table:table-cell office:value-type="float" office:value="1.6332530176284" calcext:value-type="float">
            <text:p>1.633253017628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105055679" calcext:value-type="float">
            <text:p>2.01971050556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6085267279" calcext:value-type="float">
            <text:p>1.89960852672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11289778" calcext:value-type="float">
            <text:p>1.4274711289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0</text:p>
          </table:table-cell>
          <table:table-cell office:value-type="float" office:value="1.7718991874745" calcext:value-type="float">
            <text:p>1.77189918747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1</text:p>
          </table:table-cell>
          <table:table-cell office:value-type="float" office:value="1.9669010874725" calcext:value-type="float">
            <text:p>1.9669010874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3</text:p>
          </table:table-cell>
          <table:table-cell office:value-type="float" office:value="0.71432766912877" calcext:value-type="float">
            <text:p>0.71432766912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2</text:p>
          </table:table-cell>
          <table:table-cell office:value-type="float" office:value="1.4288763906564" calcext:value-type="float">
            <text:p>1.42887639065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4</text:p>
          </table:table-cell>
          <table:table-cell office:value-type="float" office:value="1.7440844799111" calcext:value-type="float">
            <text:p>1.74408447991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2</text:p>
          </table:table-cell>
          <table:table-cell office:value-type="float" office:value="1.8470938451644" calcext:value-type="float">
            <text:p>1.84709384516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4</text:p>
          </table:table-cell>
          <table:table-cell office:value-type="float" office:value="1.7980781072862" calcext:value-type="float">
            <text:p>1.79807810728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5</text:p>
          </table:table-cell>
          <table:table-cell office:value-type="float" office:value="1.6341319640716" calcext:value-type="float">
            <text:p>1.634131964071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7136645119" calcext:value-type="float">
            <text:p>2.01871366451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1506314204" calcext:value-type="float">
            <text:p>1.900150631420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90218642" calcext:value-type="float">
            <text:p>1.4292290218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4</text:p>
          </table:table-cell>
          <table:table-cell office:value-type="float" office:value="1.7717602402524" calcext:value-type="float">
            <text:p>1.77176024025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5</text:p>
          </table:table-cell>
          <table:table-cell office:value-type="float" office:value="1.9779673916133" calcext:value-type="float">
            <text:p>1.97796739161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9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0</text:p>
          </table:table-cell>
          <table:table-cell office:value-type="float" office:value="1.4256384993279" calcext:value-type="float">
            <text:p>1.4256384993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8</text:p>
          </table:table-cell>
          <table:table-cell office:value-type="float" office:value="1.7443739532906" calcext:value-type="float">
            <text:p>1.74437395329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3</text:p>
          </table:table-cell>
          <table:table-cell office:value-type="float" office:value="1.8374938552696" calcext:value-type="float">
            <text:p>1.8374938552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1</text:p>
          </table:table-cell>
          <table:table-cell office:value-type="float" office:value="1.8056644150901" calcext:value-type="float">
            <text:p>1.805664415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2</text:p>
          </table:table-cell>
          <table:table-cell office:value-type="float" office:value="1.6376393288007" calcext:value-type="float">
            <text:p>1.637639328800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3599806737" calcext:value-type="float">
            <text:p>2.01835998067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126416709" calcext:value-type="float">
            <text:p>1.90412641670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806002309" calcext:value-type="float">
            <text:p>1.42978060023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24046501" calcext:value-type="float">
            <text:p>0.7155824046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5</text:p>
          </table:table-cell>
          <table:table-cell office:value-type="float" office:value="1.7752370786978" calcext:value-type="float">
            <text:p>1.77523707869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1</text:p>
          </table:table-cell>
          <table:table-cell office:value-type="float" office:value="1.9696947687423" calcext:value-type="float">
            <text:p>1.96969476874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9</text:p>
          </table:table-cell>
          <table:table-cell office:value-type="float" office:value="1.4253753417102" calcext:value-type="float">
            <text:p>1.4253753417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2</text:p>
          </table:table-cell>
          <table:table-cell office:value-type="float" office:value="1.7390981693703" calcext:value-type="float">
            <text:p>1.73909816937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6</text:p>
          </table:table-cell>
          <table:table-cell office:value-type="float" office:value="1.8448380580652" calcext:value-type="float">
            <text:p>1.8448380580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</text:p>
          </table:table-cell>
          <table:table-cell office:value-type="float" office:value="1.7984444226901" calcext:value-type="float">
            <text:p>1.7984444226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7</text:p>
          </table:table-cell>
          <table:table-cell office:value-type="float" office:value="1.637338276486" calcext:value-type="float">
            <text:p>1.63733827648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1863187512" calcext:value-type="float">
            <text:p>1.99718631875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0074768342" calcext:value-type="float">
            <text:p>1.89700747683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60602252" calcext:value-type="float">
            <text:p>1.427860602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8</text:p>
          </table:table-cell>
          <table:table-cell office:value-type="float" office:value="1.7706044519953" calcext:value-type="float">
            <text:p>1.77060445199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7</text:p>
          </table:table-cell>
          <table:table-cell office:value-type="float" office:value="1.9729537126803" calcext:value-type="float">
            <text:p>1.9729537126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1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8</text:p>
          </table:table-cell>
          <table:table-cell office:value-type="float" office:value="1.4265237615539" calcext:value-type="float">
            <text:p>1.4265237615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8</text:p>
          </table:table-cell>
          <table:table-cell office:value-type="float" office:value="1.7453855311731" calcext:value-type="float">
            <text:p>1.74538553117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9</text:p>
          </table:table-cell>
          <table:table-cell office:value-type="float" office:value="1.8473064765195" calcext:value-type="float">
            <text:p>1.84730647651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</text:p>
          </table:table-cell>
          <table:table-cell office:value-type="float" office:value="1.8089591484641" calcext:value-type="float">
            <text:p>1.8089591484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8</text:p>
          </table:table-cell>
          <table:table-cell office:value-type="float" office:value="1.6347614370932" calcext:value-type="float">
            <text:p>1.634761437093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157955623" calcext:value-type="float">
            <text:p>1.99421579556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451079525" calcext:value-type="float">
            <text:p>0.7147445107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4222132398" calcext:value-type="float">
            <text:p>1.89742221323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11256093" calcext:value-type="float">
            <text:p>1.4306711256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3</text:p>
          </table:table-cell>
          <table:table-cell office:value-type="float" office:value="1.7785465488984" calcext:value-type="float">
            <text:p>1.77854654889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4</text:p>
          </table:table-cell>
          <table:table-cell office:value-type="float" office:value="1.968802138103" calcext:value-type="float">
            <text:p>1.9688021381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5</text:p>
          </table:table-cell>
          <table:table-cell office:value-type="float" office:value="1.4256837624381" calcext:value-type="float">
            <text:p>1.4256837624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7</text:p>
          </table:table-cell>
          <table:table-cell office:value-type="float" office:value="1.7434076385183" calcext:value-type="float">
            <text:p>1.74340763851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8</text:p>
          </table:table-cell>
          <table:table-cell office:value-type="float" office:value="1.8436159540885" calcext:value-type="float">
            <text:p>1.84361595408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6</text:p>
          </table:table-cell>
          <table:table-cell office:value-type="float" office:value="1.7971202135577" calcext:value-type="float">
            <text:p>1.79712021355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9</text:p>
          </table:table-cell>
          <table:table-cell office:value-type="float" office:value="1.6336245961846" calcext:value-type="float">
            <text:p>1.633624596184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8894569585" calcext:value-type="float">
            <text:p>2.01588945695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897295897583" calcext:value-type="float">
            <text:p>1.88972958975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451003736" calcext:value-type="float">
            <text:p>0.71546451003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8</text:p>
          </table:table-cell>
          <table:table-cell office:value-type="float" office:value="1.7722686607698" calcext:value-type="float">
            <text:p>1.77226866076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7</text:p>
          </table:table-cell>
          <table:table-cell office:value-type="float" office:value="1.9762221302925" calcext:value-type="float">
            <text:p>1.97622213029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</text:p>
          </table:table-cell>
          <table:table-cell office:value-type="float" office:value="0.71557293097586" calcext:value-type="float">
            <text:p>0.7155729309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1</text:p>
          </table:table-cell>
          <table:table-cell office:value-type="float" office:value="1.426595340426" calcext:value-type="float">
            <text:p>1.426595340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2</text:p>
          </table:table-cell>
          <table:table-cell office:value-type="float" office:value="1.7446729003443" calcext:value-type="float">
            <text:p>1.74467290034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9</text:p>
          </table:table-cell>
          <table:table-cell office:value-type="float" office:value="1.8420717451876" calcext:value-type="float">
            <text:p>1.8420717451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7</text:p>
          </table:table-cell>
          <table:table-cell office:value-type="float" office:value="1.8035844172796" calcext:value-type="float">
            <text:p>1.8035844172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0</text:p>
          </table:table-cell>
          <table:table-cell office:value-type="float" office:value="1.6323877553813" calcext:value-type="float">
            <text:p>1.63238775538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0452578471" calcext:value-type="float">
            <text:p>2.00504525784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1664145617" calcext:value-type="float">
            <text:p>1.9061664145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21809135" calcext:value-type="float">
            <text:p>1.4281321809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135298805" calcext:value-type="float">
            <text:p>0.7146613529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1</text:p>
          </table:table-cell>
          <table:table-cell office:value-type="float" office:value="1.777783391807" calcext:value-type="float">
            <text:p>1.7777833918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0</text:p>
          </table:table-cell>
          <table:table-cell office:value-type="float" office:value="1.9733589754116" calcext:value-type="float">
            <text:p>1.9733589754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6</text:p>
          </table:table-cell>
          <table:table-cell office:value-type="float" office:value="1.42568797296" calcext:value-type="float">
            <text:p>1.42568797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3</text:p>
          </table:table-cell>
          <table:table-cell office:value-type="float" office:value="1.7434676384551" calcext:value-type="float">
            <text:p>1.74346763845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6</text:p>
          </table:table-cell>
          <table:table-cell office:value-type="float" office:value="1.8495191057694" calcext:value-type="float">
            <text:p>1.84951910576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0</text:p>
          </table:table-cell>
          <table:table-cell office:value-type="float" office:value="1.8067559928884" calcext:value-type="float">
            <text:p>1.80675599288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1</text:p>
          </table:table-cell>
          <table:table-cell office:value-type="float" office:value="1.6381551177315" calcext:value-type="float">
            <text:p>1.638155117731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4768258139" calcext:value-type="float">
            <text:p>2.01547682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150632473" calcext:value-type="float">
            <text:p>1.899150632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00757578" calcext:value-type="float">
            <text:p>1.4280300757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</text:p>
          </table:table-cell>
          <table:table-cell office:value-type="float" office:value="1.782359176464" calcext:value-type="float">
            <text:p>1.7823591764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8</text:p>
          </table:table-cell>
          <table:table-cell office:value-type="float" office:value="1.9722895028532" calcext:value-type="float">
            <text:p>1.97228950285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2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</text:p>
          </table:table-cell>
          <table:table-cell office:value-type="float" office:value="1.4285584962542" calcext:value-type="float">
            <text:p>1.4285584962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</text:p>
          </table:table-cell>
          <table:table-cell office:value-type="float" office:value="1.7449623737238" calcext:value-type="float">
            <text:p>1.744962373723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2</text:p>
          </table:table-cell>
          <table:table-cell office:value-type="float" office:value="1.8514843668586" calcext:value-type="float">
            <text:p>1.8514843668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0</text:p>
          </table:table-cell>
          <table:table-cell office:value-type="float" office:value="1.8021644187743" calcext:value-type="float">
            <text:p>1.80216441877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2</text:p>
          </table:table-cell>
          <table:table-cell office:value-type="float" office:value="1.6327730181337" calcext:value-type="float">
            <text:p>1.632773018133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757625518" calcext:value-type="float">
            <text:p>2.02557576255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819598085" calcext:value-type="float">
            <text:p>0.71381819598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943262165" calcext:value-type="float">
            <text:p>1.9009432621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490215273" calcext:value-type="float">
            <text:p>1.4295490215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08275465" calcext:value-type="float">
            <text:p>0.7138308275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0</text:p>
          </table:table-cell>
          <table:table-cell office:value-type="float" office:value="1.7647613002513" calcext:value-type="float">
            <text:p>1.76476130025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0</text:p>
          </table:table-cell>
          <table:table-cell office:value-type="float" office:value="1.9759063411512" calcext:value-type="float">
            <text:p>1.97590634115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6</text:p>
          </table:table-cell>
          <table:table-cell office:value-type="float" office:value="1.4257690255063" calcext:value-type="float">
            <text:p>1.4257690255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4</text:p>
          </table:table-cell>
          <table:table-cell office:value-type="float" office:value="1.7405265889194" calcext:value-type="float">
            <text:p>1.74052658891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9</text:p>
          </table:table-cell>
          <table:table-cell office:value-type="float" office:value="1.8444443742691" calcext:value-type="float">
            <text:p>1.84444437426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2</text:p>
          </table:table-cell>
          <table:table-cell office:value-type="float" office:value="1.8090486220541" calcext:value-type="float">
            <text:p>1.80904862205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3</text:p>
          </table:table-cell>
          <table:table-cell office:value-type="float" office:value="1.6385066963087" calcext:value-type="float">
            <text:p>1.638506696308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557682571" calcext:value-type="float">
            <text:p>2.02015576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977396866" calcext:value-type="float">
            <text:p>0.714729773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5590520431" calcext:value-type="float">
            <text:p>1.90055905204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511273146" calcext:value-type="float">
            <text:p>1.4290511273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766870772" calcext:value-type="float">
            <text:p>0.714727668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2</text:p>
          </table:table-cell>
          <table:table-cell office:value-type="float" office:value="1.774470763715" calcext:value-type="float">
            <text:p>1.7744707637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5</text:p>
          </table:table-cell>
          <table:table-cell office:value-type="float" office:value="1.9594505689994" calcext:value-type="float">
            <text:p>1.95945056899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4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0</text:p>
          </table:table-cell>
          <table:table-cell office:value-type="float" office:value="1.42682797176" calcext:value-type="float">
            <text:p>1.426827971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9</text:p>
          </table:table-cell>
          <table:table-cell office:value-type="float" office:value="1.738098170423" calcext:value-type="float">
            <text:p>1.7380981704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3</text:p>
          </table:table-cell>
          <table:table-cell office:value-type="float" office:value="1.8404464837405" calcext:value-type="float">
            <text:p>1.8404464837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3</text:p>
          </table:table-cell>
          <table:table-cell office:value-type="float" office:value="1.809902305366" calcext:value-type="float">
            <text:p>1.809902305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4</text:p>
          </table:table-cell>
          <table:table-cell office:value-type="float" office:value="1.6371488030013" calcext:value-type="float">
            <text:p>1.63714880300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3063007302" calcext:value-type="float">
            <text:p>2.01430630073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1885250647" calcext:value-type="float">
            <text:p>1.901188525064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42707955" calcext:value-type="float">
            <text:p>1.427442707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872218029" calcext:value-type="float">
            <text:p>0.7139287221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9</text:p>
          </table:table-cell>
          <table:table-cell office:value-type="float" office:value="1.7748644475111" calcext:value-type="float">
            <text:p>1.77486444751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0</text:p>
          </table:table-cell>
          <table:table-cell office:value-type="float" office:value="1.9562253092365" calcext:value-type="float">
            <text:p>1.95622530923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7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1</text:p>
          </table:table-cell>
          <table:table-cell office:value-type="float" office:value="1.4262279723916" calcext:value-type="float">
            <text:p>1.4262279723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1</text:p>
          </table:table-cell>
          <table:table-cell office:value-type="float" office:value="1.7445834267543" calcext:value-type="float">
            <text:p>1.74458342675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7</text:p>
          </table:table-cell>
          <table:table-cell office:value-type="float" office:value="1.8477475286868" calcext:value-type="float">
            <text:p>1.8477475286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9</text:p>
          </table:table-cell>
          <table:table-cell office:value-type="float" office:value="1.8055275731289" calcext:value-type="float">
            <text:p>1.8055275731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6</text:p>
          </table:table-cell>
          <table:table-cell office:value-type="float" office:value="1.6355709099254" calcext:value-type="float">
            <text:p>1.6355709099254</text:p>
          </table:table-cell>
        </table:table-row>
        <table:table-row table:style-name="ro1">
          <table:table-cell table:number-columns-repeated="39"/>
          <table:table-cell table:formula="of:=AVERAGE([.AN75:.AN104])" office:value-type="float" office:value="2.01476268621471" calcext:value-type="float">
            <text:p>2.01476268621471</text:p>
          </table:table-cell>
          <table:table-cell/>
          <table:table-cell table:formula="of:=AVERAGE([.AW75:.AW104])" office:value-type="float" office:value="0.714395914670966" calcext:value-type="float">
            <text:p>0.714395914670966</text:p>
          </table:table-cell>
          <table:table-cell/>
          <table:table-cell table:formula="of:=AVERAGE([.BD75:.BD104])" office:value-type="float" office:value="1.89919098330774" calcext:value-type="float">
            <text:p>1.89919098330774</text:p>
          </table:table-cell>
          <table:table-cell/>
          <table:table-cell table:formula="of:=AVERAGE([.BK79:.BK108])" office:value-type="float" office:value="1.42856319549737" calcext:value-type="float">
            <text:p>1.42856319549737</text:p>
          </table:table-cell>
          <table:table-cell/>
          <table:table-cell table:formula="of:=AVERAGE([.BR75:.BR104])" office:value-type="float" office:value="0.714396616424614" calcext:value-type="float">
            <text:p>0.714396616424614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4</text:p>
          </table:table-cell>
          <table:table-cell office:value-type="float" office:value="1.7734770805504" calcext:value-type="float">
            <text:p>1.77347708055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0</text:p>
          </table:table-cell>
          <table:table-cell office:value-type="float" office:value="1.9723737132908" calcext:value-type="float">
            <text:p>1.9723737132908</text:p>
          </table:table-cell>
          <table:table-cell table:number-columns-repeated="4"/>
          <table:table-cell table:formula="of:=AVERAGE([.CG75:.CG104])" office:value-type="float" office:value="0.714396721687661" calcext:value-type="float">
            <text:p>0.714396721687661</text:p>
          </table:table-cell>
          <table:table-cell/>
          <table:table-cell table:formula="of:=AVERAGE([.CL75:.CL104])" office:value-type="float" office:value="1.42648018265244" calcext:value-type="float">
            <text:p>1.42648018265244</text:p>
          </table:table-cell>
          <table:table-cell/>
          <table:table-cell table:formula="of:=AVERAGE([.CQ75:.CQ104])" office:value-type="float" office:value="1.74076564129933" calcext:value-type="float">
            <text:p>1.74076564129933</text:p>
          </table:table-cell>
          <table:table-cell/>
          <table:table-cell table:formula="of:=AVERAGE([.CW75:.CW104])" office:value-type="float" office:value="1.84454893556253" calcext:value-type="float">
            <text:p>1.84454893556253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4</text:p>
          </table:table-cell>
          <table:table-cell office:value-type="float" office:value="1.7984602121471" calcext:value-type="float">
            <text:p>1.79846021214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7</text:p>
          </table:table-cell>
          <table:table-cell office:value-type="float" office:value="1.6344351216472" calcext:value-type="float">
            <text:p>1.634435121647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7</text:p>
          </table:table-cell>
          <table:table-cell office:value-type="float" office:value="1.7771791819167" calcext:value-type="float">
            <text:p>1.77717918191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6</text:p>
          </table:table-cell>
          <table:table-cell office:value-type="float" office:value="1.9628010917883" calcext:value-type="float">
            <text:p>1.962801091788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5</text:p>
          </table:table-cell>
          <table:table-cell office:value-type="float" office:value="1.8032475755289" calcext:value-type="float">
            <text:p>1.8032475755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8</text:p>
          </table:table-cell>
          <table:table-cell office:value-type="float" office:value="1.6357814360195" calcext:value-type="float">
            <text:p>1.63578143601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4894236953" calcext:value-type="float">
            <text:p>2.04748942369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4800573894" calcext:value-type="float">
            <text:p>1.94548005738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574436237" calcext:value-type="float">
            <text:p>1.4285574436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6</text:p>
          </table:table-cell>
          <table:table-cell office:value-type="float" office:value="1.7643097217792" calcext:value-type="float">
            <text:p>1.76430972177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6</text:p>
          </table:table-cell>
          <table:table-cell office:value-type="float" office:value="1.9673295080742" calcext:value-type="float">
            <text:p>1.9673295080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4</text:p>
          </table:table-cell>
          <table:table-cell office:value-type="float" office:value="0.71490135273542" calcext:value-type="float">
            <text:p>0.71490135273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8</text:p>
          </table:table-cell>
          <table:table-cell office:value-type="float" office:value="1.4286858645412" calcext:value-type="float">
            <text:p>1.42868586454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9</text:p>
          </table:table-cell>
          <table:table-cell office:value-type="float" office:value="1.7689434011122" calcext:value-type="float">
            <text:p>1.76894340111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</text:p>
          </table:table-cell>
          <table:table-cell office:value-type="float" office:value="1.8515275247079" calcext:value-type="float">
            <text:p>1.8515275247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7</text:p>
          </table:table-cell>
          <table:table-cell office:value-type="float" office:value="1.8062865196984" calcext:value-type="float">
            <text:p>1.80628651969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7</text:p>
          </table:table-cell>
          <table:table-cell office:value-type="float" office:value="1.6370161715619" calcext:value-type="float">
            <text:p>1.637016171561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199484001" calcext:value-type="float">
            <text:p>2.0490199484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810983357" calcext:value-type="float">
            <text:p>1.95658109833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48126265" calcext:value-type="float">
            <text:p>1.4280048126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6</text:p>
          </table:table-cell>
          <table:table-cell office:value-type="float" office:value="1.7734749752895" calcext:value-type="float">
            <text:p>1.77347497528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</text:p>
          </table:table-cell>
          <table:table-cell office:value-type="float" office:value="1.9808231780809" calcext:value-type="float">
            <text:p>1.9808231780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8</text:p>
          </table:table-cell>
          <table:table-cell office:value-type="float" office:value="0.71328767022351" calcext:value-type="float">
            <text:p>0.71328767022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6</text:p>
          </table:table-cell>
          <table:table-cell office:value-type="float" office:value="1.4305090205168" calcext:value-type="float">
            <text:p>1.4305090205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7</text:p>
          </table:table-cell>
          <table:table-cell office:value-type="float" office:value="1.7754749731842" calcext:value-type="float">
            <text:p>1.775474973184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9</text:p>
          </table:table-cell>
          <table:table-cell office:value-type="float" office:value="1.8571769924453" calcext:value-type="float">
            <text:p>1.85717699244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6</text:p>
          </table:table-cell>
          <table:table-cell office:value-type="float" office:value="1.8054549416264" calcext:value-type="float">
            <text:p>1.80545494162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1</text:p>
          </table:table-cell>
          <table:table-cell office:value-type="float" office:value="1.6349635421436" calcext:value-type="float">
            <text:p>1.634963542143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8525917341" calcext:value-type="float">
            <text:p>2.03785259173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474204764" calcext:value-type="float">
            <text:p>1.9505474204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74413922" calcext:value-type="float">
            <text:p>1.4306774413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1</text:p>
          </table:table-cell>
          <table:table-cell office:value-type="float" office:value="1.7779202337682" calcext:value-type="float">
            <text:p>1.77792023376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2</text:p>
          </table:table-cell>
          <table:table-cell office:value-type="float" office:value="1.9768621296188" calcext:value-type="float">
            <text:p>1.97686212961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6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3</text:p>
          </table:table-cell>
          <table:table-cell office:value-type="float" office:value="1.4238858695938" calcext:value-type="float">
            <text:p>1.4238858695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3</text:p>
          </table:table-cell>
          <table:table-cell office:value-type="float" office:value="1.7673244554479" calcext:value-type="float">
            <text:p>1.76732445544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7</text:p>
          </table:table-cell>
          <table:table-cell office:value-type="float" office:value="1.8559801515998" calcext:value-type="float">
            <text:p>1.8559801515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5</text:p>
          </table:table-cell>
          <table:table-cell office:value-type="float" office:value="1.7972402134314" calcext:value-type="float">
            <text:p>1.79724021343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0</text:p>
          </table:table-cell>
          <table:table-cell office:value-type="float" office:value="1.6355235415542" calcext:value-type="float">
            <text:p>1.635523541554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431176388" calcext:value-type="float">
            <text:p>2.03824311763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3442638481" calcext:value-type="float">
            <text:p>1.94934426384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00769368" calcext:value-type="float">
            <text:p>1.4269100769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8</text:p>
          </table:table-cell>
          <table:table-cell office:value-type="float" office:value="1.777059182043" calcext:value-type="float">
            <text:p>1.777059182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9</text:p>
          </table:table-cell>
          <table:table-cell office:value-type="float" office:value="1.9493295270216" calcext:value-type="float">
            <text:p>1.9493295270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7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1</text:p>
          </table:table-cell>
          <table:table-cell office:value-type="float" office:value="1.4279953389523" calcext:value-type="float">
            <text:p>1.42799533895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3</text:p>
          </table:table-cell>
          <table:table-cell office:value-type="float" office:value="1.772117081982" calcext:value-type="float">
            <text:p>1.7721170819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3</text:p>
          </table:table-cell>
          <table:table-cell office:value-type="float" office:value="1.8581948861106" calcext:value-type="float">
            <text:p>1.85819488611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4</text:p>
          </table:table-cell>
          <table:table-cell office:value-type="float" office:value="1.7938717959244" calcext:value-type="float">
            <text:p>1.7938717959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6</text:p>
          </table:table-cell>
          <table:table-cell office:value-type="float" office:value="1.6370772241292" calcext:value-type="float">
            <text:p>1.637077224129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2820575978" calcext:value-type="float">
            <text:p>2.0452820575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2284744963" calcext:value-type="float">
            <text:p>1.94922847449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6390888" calcext:value-type="float">
            <text:p>1.428656390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34590911" calcext:value-type="float">
            <text:p>0.7138634590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4</text:p>
          </table:table-cell>
          <table:table-cell office:value-type="float" office:value="1.7724191869272" calcext:value-type="float">
            <text:p>1.77241918692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9</text:p>
          </table:table-cell>
          <table:table-cell office:value-type="float" office:value="1.9745484478437" calcext:value-type="float">
            <text:p>1.97454844784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9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3</text:p>
          </table:table-cell>
          <table:table-cell office:value-type="float" office:value="1.4290500746841" calcext:value-type="float">
            <text:p>1.4290500746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7</text:p>
          </table:table-cell>
          <table:table-cell office:value-type="float" office:value="1.7648002475787" calcext:value-type="float">
            <text:p>1.76480024757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6</text:p>
          </table:table-cell>
          <table:table-cell office:value-type="float" office:value="1.8500548946791" calcext:value-type="float">
            <text:p>1.8500548946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3</text:p>
          </table:table-cell>
          <table:table-cell office:value-type="float" office:value="1.8010086305172" calcext:value-type="float">
            <text:p>1.80100863051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5</text:p>
          </table:table-cell>
          <table:table-cell office:value-type="float" office:value="1.6398245896583" calcext:value-type="float">
            <text:p>1.639824589658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8410022726" calcext:value-type="float">
            <text:p>2.04784100227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872260134" calcext:value-type="float">
            <text:p>0.713528722601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4789952853" calcext:value-type="float">
            <text:p>1.95447899528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97446529" calcext:value-type="float">
            <text:p>1.4257974465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0</text:p>
          </table:table-cell>
          <table:table-cell office:value-type="float" office:value="1.7723781343388" calcext:value-type="float">
            <text:p>1.77237813433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</text:p>
          </table:table-cell>
          <table:table-cell office:value-type="float" office:value="1.9692042429429" calcext:value-type="float">
            <text:p>1.9692042429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</text:p>
          </table:table-cell>
          <table:table-cell office:value-type="float" office:value="0.71432030071547" calcext:value-type="float">
            <text:p>0.714320300715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0</text:p>
          </table:table-cell>
          <table:table-cell office:value-type="float" office:value="1.4264732352913" calcext:value-type="float">
            <text:p>1.4264732352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9</text:p>
          </table:table-cell>
          <table:table-cell office:value-type="float" office:value="1.7632065650457" calcext:value-type="float">
            <text:p>1.76320656504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9</text:p>
          </table:table-cell>
          <table:table-cell office:value-type="float" office:value="1.853713838196" calcext:value-type="float">
            <text:p>1.8537138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2</text:p>
          </table:table-cell>
          <table:table-cell office:value-type="float" office:value="1.7986433698491" calcext:value-type="float">
            <text:p>1.79864336984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4</text:p>
          </table:table-cell>
          <table:table-cell office:value-type="float" office:value="1.6379519600506" calcext:value-type="float">
            <text:p>1.637951960050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1989092643" calcext:value-type="float">
            <text:p>2.03619890926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4368921717" calcext:value-type="float">
            <text:p>1.95243689217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9</text:p>
          </table:table-cell>
          <table:table-cell office:value-type="float" office:value="1.7734791858114" calcext:value-type="float">
            <text:p>1.77347918581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1</text:p>
          </table:table-cell>
          <table:table-cell office:value-type="float" office:value="1.9760231831335" calcext:value-type="float">
            <text:p>1.9760231831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7</text:p>
          </table:table-cell>
          <table:table-cell office:value-type="float" office:value="0.71480135284068" calcext:value-type="float">
            <text:p>0.71480135284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6</text:p>
          </table:table-cell>
          <table:table-cell office:value-type="float" office:value="1.4282721807661" calcext:value-type="float">
            <text:p>1.4282721807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8</text:p>
          </table:table-cell>
          <table:table-cell office:value-type="float" office:value="1.7695191899798" calcext:value-type="float">
            <text:p>1.76951918997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2</text:p>
          </table:table-cell>
          <table:table-cell office:value-type="float" office:value="1.8467159508253" calcext:value-type="float">
            <text:p>1.8467159508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1</text:p>
          </table:table-cell>
          <table:table-cell office:value-type="float" office:value="1.8022991554746" calcext:value-type="float">
            <text:p>1.80229915547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</text:p>
          </table:table-cell>
          <table:table-cell office:value-type="float" office:value="1.6372245923952" calcext:value-type="float">
            <text:p>1.637224592395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8789064433" calcext:value-type="float">
            <text:p>2.03887890644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863678038" calcext:value-type="float">
            <text:p>1.95058636780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11291462" calcext:value-type="float">
            <text:p>1.4273111291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6661782461" calcext:value-type="float">
            <text:p>0.7130666178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3</text:p>
          </table:table-cell>
          <table:table-cell office:value-type="float" office:value="1.7793560217305" calcext:value-type="float">
            <text:p>1.77935602173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7</text:p>
          </table:table-cell>
          <table:table-cell office:value-type="float" office:value="1.9680916125351" calcext:value-type="float">
            <text:p>1.9680916125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6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1</text:p>
          </table:table-cell>
          <table:table-cell office:value-type="float" office:value="1.4295384952226" calcext:value-type="float">
            <text:p>1.4295384952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0</text:p>
          </table:table-cell>
          <table:table-cell office:value-type="float" office:value="1.7741128693549" calcext:value-type="float">
            <text:p>1.774112869354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6</text:p>
          </table:table-cell>
          <table:table-cell office:value-type="float" office:value="1.854201206104" calcext:value-type="float">
            <text:p>1.854201206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0</text:p>
          </table:table-cell>
          <table:table-cell office:value-type="float" office:value="1.808473885817" calcext:value-type="float">
            <text:p>1.8084738858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</text:p>
          </table:table-cell>
          <table:table-cell office:value-type="float" office:value="1.6350066999929" calcext:value-type="float">
            <text:p>1.635006699992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52250261" calcext:value-type="float">
            <text:p>2.03622522502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78979601074" calcext:value-type="float">
            <text:p>1.93789796010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63904249" calcext:value-type="float">
            <text:p>1.42909639042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2</text:p>
          </table:table-cell>
          <table:table-cell office:value-type="float" office:value="1.7753233943964" calcext:value-type="float">
            <text:p>1.7753233943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8</text:p>
          </table:table-cell>
          <table:table-cell office:value-type="float" office:value="1.9751273946027" calcext:value-type="float">
            <text:p>1.9751273946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3</text:p>
          </table:table-cell>
          <table:table-cell office:value-type="float" office:value="0.71438135328279" calcext:value-type="float">
            <text:p>0.71438135328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6</text:p>
          </table:table-cell>
          <table:table-cell office:value-type="float" office:value="1.7724118185139" calcext:value-type="float">
            <text:p>1.772411818513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5</text:p>
          </table:table-cell>
          <table:table-cell office:value-type="float" office:value="1.846364372248" calcext:value-type="float">
            <text:p>1.8463643722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9</text:p>
          </table:table-cell>
          <table:table-cell office:value-type="float" office:value="1.7978117917771" calcext:value-type="float">
            <text:p>1.79781179177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0</text:p>
          </table:table-cell>
          <table:table-cell office:value-type="float" office:value="1.6202193471375" calcext:value-type="float">
            <text:p>1.620219347137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7673318239" calcext:value-type="float">
            <text:p>2.034767331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556310993" calcext:value-type="float">
            <text:p>0.7150455631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333741754" calcext:value-type="float">
            <text:p>1.945333741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100736736" calcext:value-type="float">
            <text:p>1.4300100736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4</text:p>
          </table:table-cell>
          <table:table-cell office:value-type="float" office:value="1.7745076057815" calcext:value-type="float">
            <text:p>1.77450760578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4</text:p>
          </table:table-cell>
          <table:table-cell office:value-type="float" office:value="1.9716758192886" calcext:value-type="float">
            <text:p>1.97167581928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4</text:p>
          </table:table-cell>
          <table:table-cell office:value-type="float" office:value="1.4298079686232" calcext:value-type="float">
            <text:p>1.429807968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5</text:p>
          </table:table-cell>
          <table:table-cell office:value-type="float" office:value="1.7692949796895" calcext:value-type="float">
            <text:p>1.76929497968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6</text:p>
          </table:table-cell>
          <table:table-cell office:value-type="float" office:value="1.8611980408442" calcext:value-type="float">
            <text:p>1.8611980408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8</text:p>
          </table:table-cell>
          <table:table-cell office:value-type="float" office:value="1.8041749429737" calcext:value-type="float">
            <text:p>1.80417494297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3</text:p>
          </table:table-cell>
          <table:table-cell office:value-type="float" office:value="1.630735125542" calcext:value-type="float">
            <text:p>1.63073512554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68043402" calcext:value-type="float">
            <text:p>2.03587680434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7726812919" calcext:value-type="float">
            <text:p>1.95277268129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63911617" calcext:value-type="float">
            <text:p>1.4283963911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5</text:p>
          </table:table-cell>
          <table:table-cell office:value-type="float" office:value="1.7734433963754" calcext:value-type="float">
            <text:p>1.77344339637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4</text:p>
          </table:table-cell>
          <table:table-cell office:value-type="float" office:value="1.9767537086803" calcext:value-type="float">
            <text:p>1.9767537086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5</text:p>
          </table:table-cell>
          <table:table-cell office:value-type="float" office:value="1.4291006009467" calcext:value-type="float">
            <text:p>1.42910060094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4</text:p>
          </table:table-cell>
          <table:table-cell office:value-type="float" office:value="1.7640055115731" calcext:value-type="float">
            <text:p>1.76400551157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0</text:p>
          </table:table-cell>
          <table:table-cell office:value-type="float" office:value="1.8524391026957" calcext:value-type="float">
            <text:p>1.8524391026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7</text:p>
          </table:table-cell>
          <table:table-cell office:value-type="float" office:value="1.8082086229383" calcext:value-type="float">
            <text:p>1.8082086229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4</text:p>
          </table:table-cell>
          <table:table-cell office:value-type="float" office:value="1.636924592711" calcext:value-type="float">
            <text:p>1.63692459271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915341142" calcext:value-type="float">
            <text:p>2.04259153411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7558360465" calcext:value-type="float">
            <text:p>1.95575583604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00750841" calcext:value-type="float">
            <text:p>1.4286700750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3</text:p>
          </table:table-cell>
          <table:table-cell office:value-type="float" office:value="1.7687823486502" calcext:value-type="float">
            <text:p>1.76878234865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6</text:p>
          </table:table-cell>
          <table:table-cell office:value-type="float" office:value="1.9718642401429" calcext:value-type="float">
            <text:p>1.9718642401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1</text:p>
          </table:table-cell>
          <table:table-cell office:value-type="float" office:value="0.71420872188556" calcext:value-type="float">
            <text:p>0.7142087218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8</text:p>
          </table:table-cell>
          <table:table-cell office:value-type="float" office:value="1.4301290209168" calcext:value-type="float">
            <text:p>1.4301290209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0</text:p>
          </table:table-cell>
          <table:table-cell office:value-type="float" office:value="1.769061295725" calcext:value-type="float">
            <text:p>1.7690612957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4</text:p>
          </table:table-cell>
          <table:table-cell office:value-type="float" office:value="1.8531222598713" calcext:value-type="float">
            <text:p>1.8531222598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6</text:p>
          </table:table-cell>
          <table:table-cell office:value-type="float" office:value="1.802210734515" calcext:value-type="float">
            <text:p>1.8022107345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5</text:p>
          </table:table-cell>
          <table:table-cell office:value-type="float" office:value="1.6377098550423" calcext:value-type="float">
            <text:p>1.63770985504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136390383" calcext:value-type="float">
            <text:p>2.04291363903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7758381307" calcext:value-type="float">
            <text:p>1.95377583813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77442129" calcext:value-type="float">
            <text:p>1.4299774421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0</text:p>
          </table:table-cell>
          <table:table-cell office:value-type="float" office:value="1.7752160260884" calcext:value-type="float">
            <text:p>1.77521602608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</text:p>
          </table:table-cell>
          <table:table-cell office:value-type="float" office:value="1.9775073920975" calcext:value-type="float">
            <text:p>1.97750739209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6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9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</text:p>
          </table:table-cell>
          <table:table-cell office:value-type="float" office:value="1.7698297159687" calcext:value-type="float">
            <text:p>1.76982971596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0</text:p>
          </table:table-cell>
          <table:table-cell office:value-type="float" office:value="1.8439464800563" calcext:value-type="float">
            <text:p>1.84394648005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8</text:p>
          </table:table-cell>
          <table:table-cell office:value-type="float" office:value="1.797380213284" calcext:value-type="float">
            <text:p>1.7973802132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</text:p>
          </table:table-cell>
          <table:table-cell office:value-type="float" office:value="1.6338603854101" calcext:value-type="float">
            <text:p>1.633860385410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715341352" calcext:value-type="float">
            <text:p>2.04257153413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61684777174" calcext:value-type="float">
            <text:p>1.94616847771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 table:number-columns-repeated="4"/>
          <table:table-cell table:formula="of:=AVERAGE([.BW85:.BW119])" office:value-type="float" office:value="1.77425464364173" calcext:value-type="float">
            <text:p>1.77425464364173</text:p>
          </table:table-cell>
          <table:table-cell table:formula="of:=AVERAGE([.CB85:.CB119])" office:value-type="float" office:value="1.97037458757561" calcext:value-type="float">
            <text:p>1.97037458757561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2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5</text:p>
          </table:table-cell>
          <table:table-cell office:value-type="float" office:value="1.7738612906723" calcext:value-type="float">
            <text:p>1.77386129067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7</text:p>
          </table:table-cell>
          <table:table-cell office:value-type="float" office:value="1.8444296374425" calcext:value-type="float">
            <text:p>1.8444296374425</text:p>
          </table:table-cell>
          <table:table-cell table:number-columns-repeated="4"/>
          <table:table-cell table:formula="of:=AVERAGE([.DB85:.DB119])" office:value-type="float" office:value="1.80342077835408" calcext:value-type="float">
            <text:p>1.80342077835408</text:p>
          </table:table-cell>
          <table:table-cell/>
          <table:table-cell table:formula="of:=AVERAGE([.DG85:.DG119])" office:value-type="float" office:value="1.63548083483221" calcext:value-type="float">
            <text:p>1.63548083483221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1831082283" calcext:value-type="float">
            <text:p>2.04718310822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082662018" calcext:value-type="float">
            <text:p>0.7147108266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6842508587" calcext:value-type="float">
            <text:p>1.96168425085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648124581" calcext:value-type="float">
            <text:p>1.4281648124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4</text:p>
          </table:table-cell>
          <table:table-cell office:value-type="float" office:value="1.4278879706442" calcext:value-type="float">
            <text:p>1.4278879706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6</text:p>
          </table:table-cell>
          <table:table-cell office:value-type="float" office:value="1.7722855028574" calcext:value-type="float">
            <text:p>1.77228550285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3</text:p>
          </table:table-cell>
          <table:table-cell office:value-type="float" office:value="1.8571296240741" calcext:value-type="float">
            <text:p>1.8571296240741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6894392743" calcext:value-type="float">
            <text:p>2.03268943927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766792877" calcext:value-type="float">
            <text:p>0.71546766792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7411171146" calcext:value-type="float">
            <text:p>1.93874111711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079706232" calcext:value-type="float">
            <text:p>1.4279079706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6872013819" calcext:value-type="float">
            <text:p>0.7158687201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5</text:p>
          </table:table-cell>
          <table:table-cell office:value-type="float" office:value="1.849314895458" calcext:value-type="float">
            <text:p>1.8493148954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7</text:p>
          </table:table-cell>
          <table:table-cell office:value-type="float" office:value="1.9964536879435" calcext:value-type="float">
            <text:p>1.99645368794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6</text:p>
          </table:table-cell>
          <table:table-cell office:value-type="float" office:value="1.4278469180559" calcext:value-type="float">
            <text:p>1.42784691805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1</text:p>
          </table:table-cell>
          <table:table-cell office:value-type="float" office:value="1.7674960342147" calcext:value-type="float">
            <text:p>1.767496034214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8</text:p>
          </table:table-cell>
          <table:table-cell office:value-type="float" office:value="1.8538106801993" calcext:value-type="float">
            <text:p>1.8538106801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9</text:p>
          </table:table-cell>
          <table:table-cell office:value-type="float" office:value="1.8152686155067" calcext:value-type="float">
            <text:p>1.81526861550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2</text:p>
          </table:table-cell>
          <table:table-cell office:value-type="float" office:value="1.6854876994866" calcext:value-type="float">
            <text:p>1.685487699486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0547073108" calcext:value-type="float">
            <text:p>2.02805470731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1779387601" calcext:value-type="float">
            <text:p>1.95817793876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21829766" calcext:value-type="float">
            <text:p>1.42617218297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7</text:p>
          </table:table-cell>
          <table:table-cell office:value-type="float" office:value="1.86051804156" calcext:value-type="float">
            <text:p>1.860518041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</text:p>
          </table:table-cell>
          <table:table-cell office:value-type="float" office:value="2.0055515731036" calcext:value-type="float">
            <text:p>2.0055515731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9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</text:p>
          </table:table-cell>
          <table:table-cell office:value-type="float" office:value="1.7683486648961" calcext:value-type="float">
            <text:p>1.76834866489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0</text:p>
          </table:table-cell>
          <table:table-cell office:value-type="float" office:value="1.8528580496231" calcext:value-type="float">
            <text:p>1.8528580496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8</text:p>
          </table:table-cell>
          <table:table-cell office:value-type="float" office:value="1.8087117803034" calcext:value-type="float">
            <text:p>1.80871178030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1</text:p>
          </table:table-cell>
          <table:table-cell office:value-type="float" office:value="1.6703424522711" calcext:value-type="float">
            <text:p>1.670342452271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7767960244" calcext:value-type="float">
            <text:p>2.04377679602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505735257" calcext:value-type="float">
            <text:p>1.95515057352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1653514" calcext:value-type="float">
            <text:p>1.429161653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3</text:p>
          </table:table-cell>
          <table:table-cell office:value-type="float" office:value="1.858669622453" calcext:value-type="float">
            <text:p>1.8586696224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</text:p>
          </table:table-cell>
          <table:table-cell office:value-type="float" office:value="1.9977726339235" calcext:value-type="float">
            <text:p>1.9977726339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5</text:p>
          </table:table-cell>
          <table:table-cell office:value-type="float" office:value="1.4298911264304" calcext:value-type="float">
            <text:p>1.4298911264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5</text:p>
          </table:table-cell>
          <table:table-cell office:value-type="float" office:value="1.7737991854745" calcext:value-type="float">
            <text:p>1.773799185474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7</text:p>
          </table:table-cell>
          <table:table-cell office:value-type="float" office:value="1.8562033092597" calcext:value-type="float">
            <text:p>1.856203309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7</text:p>
          </table:table-cell>
          <table:table-cell office:value-type="float" office:value="1.8181717703455" calcext:value-type="float">
            <text:p>1.81817177034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0</text:p>
          </table:table-cell>
          <table:table-cell office:value-type="float" office:value="1.6818434927963" calcext:value-type="float">
            <text:p>1.68184349279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420602715" calcext:value-type="float">
            <text:p>2.04274206027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6579529916" calcext:value-type="float">
            <text:p>1.94465795299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827053866" calcext:value-type="float">
            <text:p>1.4298827053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0</text:p>
          </table:table-cell>
          <table:table-cell office:value-type="float" office:value="1.853984364227" calcext:value-type="float">
            <text:p>1.8539843642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6</text:p>
          </table:table-cell>
          <table:table-cell office:value-type="float" office:value="1.9963673722449" calcext:value-type="float">
            <text:p>1.99636737224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7</text:p>
          </table:table-cell>
          <table:table-cell office:value-type="float" office:value="1.4282258650254" calcext:value-type="float">
            <text:p>1.4282258650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6</text:p>
          </table:table-cell>
          <table:table-cell office:value-type="float" office:value="1.7739865536984" calcext:value-type="float">
            <text:p>1.77398655369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8</text:p>
          </table:table-cell>
          <table:table-cell office:value-type="float" office:value="1.8510222620818" calcext:value-type="float">
            <text:p>1.8510222620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6</text:p>
          </table:table-cell>
          <table:table-cell office:value-type="float" office:value="1.8246422898502" calcext:value-type="float">
            <text:p>1.8246422898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9</text:p>
          </table:table-cell>
          <table:table-cell office:value-type="float" office:value="1.6844855952783" calcext:value-type="float">
            <text:p>1.684485595278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9031169441" calcext:value-type="float">
            <text:p>2.03890311694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7211108199" calcext:value-type="float">
            <text:p>1.9447211108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21817767" calcext:value-type="float">
            <text:p>1.427312181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45112163" calcext:value-type="float">
            <text:p>0.7143445112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0</text:p>
          </table:table-cell>
          <table:table-cell office:value-type="float" office:value="1.8523706817151" calcext:value-type="float">
            <text:p>1.85237068171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2</text:p>
          </table:table-cell>
          <table:table-cell office:value-type="float" office:value="2.001953682154" calcext:value-type="float">
            <text:p>2.001953682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8</text:p>
          </table:table-cell>
          <table:table-cell office:value-type="float" office:value="1.4267532349966" calcext:value-type="float">
            <text:p>1.426753234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3</text:p>
          </table:table-cell>
          <table:table-cell office:value-type="float" office:value="1.7729181337704" calcext:value-type="float">
            <text:p>1.77291813377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8</text:p>
          </table:table-cell>
          <table:table-cell office:value-type="float" office:value="1.8527812075987" calcext:value-type="float">
            <text:p>1.8527812075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0</text:p>
          </table:table-cell>
          <table:table-cell office:value-type="float" office:value="1.8208138728275" calcext:value-type="float">
            <text:p>1.8208138728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7</text:p>
          </table:table-cell>
          <table:table-cell office:value-type="float" office:value="1.682019282085" calcext:value-type="float">
            <text:p>1.6820192820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2083797807" calcext:value-type="float">
            <text:p>2.03920837978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200472421" calcext:value-type="float">
            <text:p>1.95512004724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669181401" calcext:value-type="float">
            <text:p>1.4277669181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0</text:p>
          </table:table-cell>
          <table:table-cell office:value-type="float" office:value="1.8577348865949" calcext:value-type="float">
            <text:p>1.8577348865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9</text:p>
          </table:table-cell>
          <table:table-cell office:value-type="float" office:value="2.0090894641164" calcext:value-type="float">
            <text:p>2.00908946411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5</text:p>
          </table:table-cell>
          <table:table-cell office:value-type="float" office:value="0.71392345902794" calcext:value-type="float">
            <text:p>0.7139234590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9</text:p>
          </table:table-cell>
          <table:table-cell office:value-type="float" office:value="1.4280806020204" calcext:value-type="float">
            <text:p>1.4280806020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9</text:p>
          </table:table-cell>
          <table:table-cell office:value-type="float" office:value="1.7662465618457" calcext:value-type="float">
            <text:p>1.76624656184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5</text:p>
          </table:table-cell>
          <table:table-cell office:value-type="float" office:value="1.857402255366" calcext:value-type="float">
            <text:p>1.857402255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1</text:p>
          </table:table-cell>
          <table:table-cell office:value-type="float" office:value="1.8172949291632" calcext:value-type="float">
            <text:p>1.81729492916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8</text:p>
          </table:table-cell>
          <table:table-cell office:value-type="float" office:value="1.6839740168695" calcext:value-type="float">
            <text:p>1.68397401686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4441647956" calcext:value-type="float">
            <text:p>2.04344416479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2253081839" calcext:value-type="float">
            <text:p>1.9572253081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048113634" calcext:value-type="float">
            <text:p>1.42920481136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766954982" calcext:value-type="float">
            <text:p>0.7139276695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0</text:p>
          </table:table-cell>
          <table:table-cell office:value-type="float" office:value="1.8567622560397" calcext:value-type="float">
            <text:p>1.85676225603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4</text:p>
          </table:table-cell>
          <table:table-cell office:value-type="float" office:value="2.011545251005" calcext:value-type="float">
            <text:p>2.0115452510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4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4</text:p>
          </table:table-cell>
          <table:table-cell office:value-type="float" office:value="1.4292153376681" calcext:value-type="float">
            <text:p>1.429215337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0</text:p>
          </table:table-cell>
          <table:table-cell office:value-type="float" office:value="1.7606918308507" calcext:value-type="float">
            <text:p>1.76069183085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9</text:p>
          </table:table-cell>
          <table:table-cell office:value-type="float" office:value="1.8581317282824" calcext:value-type="float">
            <text:p>1.8581317282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2</text:p>
          </table:table-cell>
          <table:table-cell office:value-type="float" office:value="1.8177286129172" calcext:value-type="float">
            <text:p>1.81772861291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6</text:p>
          </table:table-cell>
          <table:table-cell office:value-type="float" office:value="1.6839824379132" calcext:value-type="float">
            <text:p>1.683982437913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6178614549" calcext:value-type="float">
            <text:p>2.0316178614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5484720542" calcext:value-type="float">
            <text:p>1.95154847205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482704755" calcext:value-type="float">
            <text:p>1.430482704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8</text:p>
          </table:table-cell>
          <table:table-cell office:value-type="float" office:value="1.8513485775278" calcext:value-type="float">
            <text:p>1.85134857752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3</text:p>
          </table:table-cell>
          <table:table-cell office:value-type="float" office:value="1.9945957951623" calcext:value-type="float">
            <text:p>1.99459579516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</text:p>
          </table:table-cell>
          <table:table-cell office:value-type="float" office:value="1.4283448122686" calcext:value-type="float">
            <text:p>1.4283448122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8</text:p>
          </table:table-cell>
          <table:table-cell office:value-type="float" office:value="1.7709781358125" calcext:value-type="float">
            <text:p>1.77097813581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2</text:p>
          </table:table-cell>
          <table:table-cell office:value-type="float" office:value="1.8588738327644" calcext:value-type="float">
            <text:p>1.85887383276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3</text:p>
          </table:table-cell>
          <table:table-cell office:value-type="float" office:value="1.8180349283843" calcext:value-type="float">
            <text:p>1.8180349283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4</text:p>
          </table:table-cell>
          <table:table-cell office:value-type="float" office:value="1.6869834873858" calcext:value-type="float">
            <text:p>1.686983487385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831128599" calcext:value-type="float">
            <text:p>2.04278311285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20432189019" calcext:value-type="float">
            <text:p>1.942043218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8</text:p>
          </table:table-cell>
          <table:table-cell office:value-type="float" office:value="1.8456033204176" calcext:value-type="float">
            <text:p>1.84560332041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8</text:p>
          </table:table-cell>
          <table:table-cell office:value-type="float" office:value="2.0004978942127" calcext:value-type="float">
            <text:p>2.0004978942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0</text:p>
          </table:table-cell>
          <table:table-cell office:value-type="float" office:value="1.4257427097445" calcext:value-type="float">
            <text:p>1.4257427097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2</text:p>
          </table:table-cell>
          <table:table-cell office:value-type="float" office:value="1.7687244539743" calcext:value-type="float">
            <text:p>1.76872445397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3</text:p>
          </table:table-cell>
          <table:table-cell office:value-type="float" office:value="1.8616643561428" calcext:value-type="float">
            <text:p>1.86166435614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4</text:p>
          </table:table-cell>
          <table:table-cell office:value-type="float" office:value="1.8206391361693" calcext:value-type="float">
            <text:p>1.82063913616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3</text:p>
          </table:table-cell>
          <table:table-cell office:value-type="float" office:value="1.6843519112085" calcext:value-type="float">
            <text:p>1.68435191120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6557466782" calcext:value-type="float">
            <text:p>2.04065574667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293186007" calcext:value-type="float">
            <text:p>0.714732931860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17011139988" calcext:value-type="float">
            <text:p>1.94170111399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395478531" calcext:value-type="float">
            <text:p>1.42953954785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9</text:p>
          </table:table-cell>
          <table:table-cell office:value-type="float" office:value="1.8573496238425" calcext:value-type="float">
            <text:p>1.8573496238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3</text:p>
          </table:table-cell>
          <table:table-cell office:value-type="float" office:value="2.0034263121828" calcext:value-type="float">
            <text:p>2.00342631218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</text:p>
          </table:table-cell>
          <table:table-cell office:value-type="float" office:value="1.427263760775" calcext:value-type="float">
            <text:p>1.427263760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4</text:p>
          </table:table-cell>
          <table:table-cell office:value-type="float" office:value="1.764787616013" calcext:value-type="float">
            <text:p>1.7647876160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4</text:p>
          </table:table-cell>
          <table:table-cell office:value-type="float" office:value="1.8592738323433" calcext:value-type="float">
            <text:p>1.85927383234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5</text:p>
          </table:table-cell>
          <table:table-cell office:value-type="float" office:value="1.8216075562026" calcext:value-type="float">
            <text:p>1.82160755620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9</text:p>
          </table:table-cell>
          <table:table-cell office:value-type="float" office:value="1.6854982257913" calcext:value-type="float">
            <text:p>1.68549822579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8915495878" calcext:value-type="float">
            <text:p>2.02789154958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1368830138" calcext:value-type="float">
            <text:p>1.96113688301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00748104" calcext:value-type="float">
            <text:p>1.4289300748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8135328279" calcext:value-type="float">
            <text:p>0.714381353282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5</text:p>
          </table:table-cell>
          <table:table-cell office:value-type="float" office:value="1.8448338475433" calcext:value-type="float">
            <text:p>1.84483384754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7</text:p>
          </table:table-cell>
          <table:table-cell office:value-type="float" office:value="2.0028294707058" calcext:value-type="float">
            <text:p>2.00282947070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1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7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4</text:p>
          </table:table-cell>
          <table:table-cell office:value-type="float" office:value="1.7741149746158" calcext:value-type="float">
            <text:p>1.77411497461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5</text:p>
          </table:table-cell>
          <table:table-cell office:value-type="float" office:value="1.8530369968032" calcext:value-type="float">
            <text:p>1.85303699680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9</text:p>
          </table:table-cell>
          <table:table-cell office:value-type="float" office:value="1.8137149329316" calcext:value-type="float">
            <text:p>1.81371493293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8</text:p>
          </table:table-cell>
          <table:table-cell office:value-type="float" office:value="1.6878276970235" calcext:value-type="float">
            <text:p>1.687827697023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8694296111" calcext:value-type="float">
            <text:p>2.04186942961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6232119756" calcext:value-type="float">
            <text:p>1.9486232119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902138" calcext:value-type="float">
            <text:p>1.42968902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4</text:p>
          </table:table-cell>
          <table:table-cell office:value-type="float" office:value="1.8574317290192" calcext:value-type="float">
            <text:p>1.85743172901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8</text:p>
          </table:table-cell>
          <table:table-cell office:value-type="float" office:value="1.9889958010571" calcext:value-type="float">
            <text:p>1.9889958010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3</text:p>
          </table:table-cell>
          <table:table-cell office:value-type="float" office:value="0.7143445112163" calcext:value-type="float">
            <text:p>0.7143445112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2</text:p>
          </table:table-cell>
          <table:table-cell office:value-type="float" office:value="1.4291984955805" calcext:value-type="float">
            <text:p>1.4291984955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7</text:p>
          </table:table-cell>
          <table:table-cell office:value-type="float" office:value="1.7627286708119" calcext:value-type="float">
            <text:p>1.76272867081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1</text:p>
          </table:table-cell>
          <table:table-cell office:value-type="float" office:value="1.8474496342635" calcext:value-type="float">
            <text:p>1.8474496342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6</text:p>
          </table:table-cell>
          <table:table-cell office:value-type="float" office:value="1.8214717668718" calcext:value-type="float">
            <text:p>1.82147176687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2</text:p>
          </table:table-cell>
          <table:table-cell office:value-type="float" office:value="1.6851119104085" calcext:value-type="float">
            <text:p>1.68511191040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8399664842" calcext:value-type="float">
            <text:p>2.03183996648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62758565517" calcext:value-type="float">
            <text:p>1.93627585655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84975805" calcext:value-type="float">
            <text:p>1.4272984975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1</text:p>
          </table:table-cell>
          <table:table-cell office:value-type="float" office:value="1.8532012071566" calcext:value-type="float">
            <text:p>1.85320120715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2</text:p>
          </table:table-cell>
          <table:table-cell office:value-type="float" office:value="2.0001178946127" calcext:value-type="float">
            <text:p>2.0001178946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7</text:p>
          </table:table-cell>
          <table:table-cell office:value-type="float" office:value="0.71588661485619" calcext:value-type="float">
            <text:p>0.7158866148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7</text:p>
          </table:table-cell>
          <table:table-cell office:value-type="float" office:value="1.4308490201589" calcext:value-type="float">
            <text:p>1.4308490201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8</text:p>
          </table:table-cell>
          <table:table-cell office:value-type="float" office:value="1.7716507666834" calcext:value-type="float">
            <text:p>1.77165076668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4</text:p>
          </table:table-cell>
          <table:table-cell office:value-type="float" office:value="1.8491222640818" calcext:value-type="float">
            <text:p>1.8491222640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7</text:p>
          </table:table-cell>
          <table:table-cell office:value-type="float" office:value="1.8240559746779" calcext:value-type="float">
            <text:p>1.8240559746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3</text:p>
          </table:table-cell>
          <table:table-cell office:value-type="float" office:value="1.685528752075" calcext:value-type="float">
            <text:p>1.68552875207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1652303524" calcext:value-type="float">
            <text:p>2.031165230352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33611122515" calcext:value-type="float">
            <text:p>1.94336111225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574425711" calcext:value-type="float">
            <text:p>1.4295574425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9293253376" calcext:value-type="float">
            <text:p>0.71409293253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6</text:p>
          </table:table-cell>
          <table:table-cell office:value-type="float" office:value="1.8560022568397" calcext:value-type="float">
            <text:p>1.85600225683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6</text:p>
          </table:table-cell>
          <table:table-cell office:value-type="float" office:value="2.013682090861" calcext:value-type="float">
            <text:p>2.0136820908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5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1</text:p>
          </table:table-cell>
          <table:table-cell office:value-type="float" office:value="1.7661402461682" calcext:value-type="float">
            <text:p>1.76614024616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</text:p>
          </table:table-cell>
          <table:table-cell office:value-type="float" office:value="1.8608443570059" calcext:value-type="float">
            <text:p>1.86084435700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8</text:p>
          </table:table-cell>
          <table:table-cell office:value-type="float" office:value="1.8188601906735" calcext:value-type="float">
            <text:p>1.8188601906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4</text:p>
          </table:table-cell>
          <table:table-cell office:value-type="float" office:value="1.6869119085138" calcext:value-type="float">
            <text:p>1.686911908513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3589006748" calcext:value-type="float">
            <text:p>2.04435890067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990576852" calcext:value-type="float">
            <text:p>1.951990576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79693179" calcext:value-type="float">
            <text:p>1.4291479693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7</text:p>
          </table:table-cell>
          <table:table-cell office:value-type="float" office:value="1.8529033127334" calcext:value-type="float">
            <text:p>1.852903312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4</text:p>
          </table:table-cell>
          <table:table-cell office:value-type="float" office:value="2.0015399983789" calcext:value-type="float">
            <text:p>2.00153999837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3</text:p>
          </table:table-cell>
          <table:table-cell office:value-type="float" office:value="1.4297174424027" calcext:value-type="float">
            <text:p>1.4297174424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2</text:p>
          </table:table-cell>
          <table:table-cell office:value-type="float" office:value="1.7697581370967" calcext:value-type="float">
            <text:p>1.76975813709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1</text:p>
          </table:table-cell>
          <table:table-cell office:value-type="float" office:value="1.8518085770436" calcext:value-type="float">
            <text:p>1.8518085770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0</text:p>
          </table:table-cell>
          <table:table-cell office:value-type="float" office:value="1.8144128269339" calcext:value-type="float">
            <text:p>1.8144128269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5</text:p>
          </table:table-cell>
          <table:table-cell office:value-type="float" office:value="1.6821603345681" calcext:value-type="float">
            <text:p>1.6821603345681</text:p>
          </table:table-cell>
        </table:table-row>
        <table:table-row table:style-name="ro1">
          <table:table-cell table:number-columns-repeated="39"/>
          <table:table-cell table:formula="of:=AVERAGE([.AN107:.AN136])" office:value-type="float" office:value="2.03946451986191" calcext:value-type="float">
            <text:p>2.03946451986191</text:p>
          </table:table-cell>
          <table:table-cell/>
          <table:table-cell table:formula="of:=AVERAGE([.AW107:.AW136])" office:value-type="float" office:value="0.714397037476802" calcext:value-type="float">
            <text:p>0.714397037476802</text:p>
          </table:table-cell>
          <table:table-cell/>
          <table:table-cell table:formula="of:=AVERAGE([.BD107:.BD136])" office:value-type="float" office:value="1.94975156166502" calcext:value-type="float">
            <text:p>1.94975156166502</text:p>
          </table:table-cell>
          <table:table-cell/>
          <table:table-cell table:formula="of:=AVERAGE([.BK113:.BK142])" office:value-type="float" office:value="1.42866672922299" calcext:value-type="float">
            <text:p>1.42866672922299</text:p>
          </table:table-cell>
          <table:table-cell/>
          <table:table-cell table:formula="of:=AVERAGE([.BR107:.BR136])" office:value-type="float" office:value="0.714396686599979" calcext:value-type="float">
            <text:p>0.714396686599979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8</text:p>
          </table:table-cell>
          <table:table-cell office:value-type="float" office:value="1.8467475297394" calcext:value-type="float">
            <text:p>1.846747529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4</text:p>
          </table:table-cell>
          <table:table-cell office:value-type="float" office:value="2.0042305218626" calcext:value-type="float">
            <text:p>2.0042305218626</text:p>
          </table:table-cell>
          <table:table-cell table:number-columns-repeated="4"/>
          <table:table-cell table:formula="of:=AVERAGE([.CG107:.CG136])" office:value-type="float" office:value="0.71439714273985" calcext:value-type="float">
            <text:p>0.71439714273985</text:p>
          </table:table-cell>
          <table:table-cell/>
          <table:table-cell table:formula="of:=AVERAGE([.CL107:.CL136])" office:value-type="float" office:value="1.42843530340143" calcext:value-type="float">
            <text:p>1.42843530340143</text:p>
          </table:table-cell>
          <table:table-cell/>
          <table:table-cell table:formula="of:=AVERAGE([.CQ107:.CQ136])" office:value-type="float" office:value="1.76928729548705" calcext:value-type="float">
            <text:p>1.76928729548705</text:p>
          </table:table-cell>
          <table:table-cell/>
          <table:table-cell table:formula="of:=AVERAGE([.CW107:.CW136])" office:value-type="float" office:value="1.85368261015865" calcext:value-type="float">
            <text:p>1.85368261015865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1</text:p>
          </table:table-cell>
          <table:table-cell office:value-type="float" office:value="1.8213012407355" calcext:value-type="float">
            <text:p>1.8213012407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6</text:p>
          </table:table-cell>
          <table:table-cell office:value-type="float" office:value="1.6882298018634" calcext:value-type="float">
            <text:p>1.688229801863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4</text:p>
          </table:table-cell>
          <table:table-cell office:value-type="float" office:value="1.8342433323754" calcext:value-type="float">
            <text:p>1.83424333237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8</text:p>
          </table:table-cell>
          <table:table-cell office:value-type="float" office:value="2.0111663040355" calcext:value-type="float">
            <text:p>2.011166304035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2</text:p>
          </table:table-cell>
          <table:table-cell office:value-type="float" office:value="1.8224117658824" calcext:value-type="float">
            <text:p>1.8224117658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7</text:p>
          </table:table-cell>
          <table:table-cell office:value-type="float" office:value="1.6832571755188" calcext:value-type="float">
            <text:p>1.683257175518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9788873906" calcext:value-type="float">
            <text:p>2.0569788873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2031787335" calcext:value-type="float">
            <text:p>1.98020317873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90239063" calcext:value-type="float">
            <text:p>1.427289023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9</text:p>
          </table:table-cell>
          <table:table-cell office:value-type="float" office:value="1.8574169921926" calcext:value-type="float">
            <text:p>1.85741699219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7</text:p>
          </table:table-cell>
          <table:table-cell office:value-type="float" office:value="2.0033978911601" calcext:value-type="float">
            <text:p>2.00339789116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1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1</text:p>
          </table:table-cell>
          <table:table-cell office:value-type="float" office:value="1.4281174440869" calcext:value-type="float">
            <text:p>1.4281174440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4</text:p>
          </table:table-cell>
          <table:table-cell office:value-type="float" office:value="1.7828981232651" calcext:value-type="float">
            <text:p>1.7828981232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0</text:p>
          </table:table-cell>
          <table:table-cell office:value-type="float" office:value="1.860408567991" calcext:value-type="float">
            <text:p>1.8604085679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3</text:p>
          </table:table-cell>
          <table:table-cell office:value-type="float" office:value="1.8156475624763" calcext:value-type="float">
            <text:p>1.81564756247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8</text:p>
          </table:table-cell>
          <table:table-cell office:value-type="float" office:value="1.6881792756008" calcext:value-type="float">
            <text:p>1.688179275600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2599428843" calcext:value-type="float">
            <text:p>2.05425994288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293089165" calcext:value-type="float">
            <text:p>0.71565293089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383896438" calcext:value-type="float">
            <text:p>1.983838964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53361523" calcext:value-type="float">
            <text:p>1.4306553361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6</text:p>
          </table:table-cell>
          <table:table-cell office:value-type="float" office:value="1.8580896230636" calcext:value-type="float">
            <text:p>1.8580896230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0</text:p>
          </table:table-cell>
          <table:table-cell office:value-type="float" office:value="2.0069399926947" calcext:value-type="float">
            <text:p>2.00693999269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2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7</text:p>
          </table:table-cell>
          <table:table-cell office:value-type="float" office:value="1.4286648119318" calcext:value-type="float">
            <text:p>1.42866481193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</text:p>
          </table:table-cell>
          <table:table-cell office:value-type="float" office:value="1.7686149804053" calcext:value-type="float">
            <text:p>1.76861498040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8</text:p>
          </table:table-cell>
          <table:table-cell office:value-type="float" office:value="1.8587643591954" calcext:value-type="float">
            <text:p>1.8587643591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4</text:p>
          </table:table-cell>
          <table:table-cell office:value-type="float" office:value="1.8224528184707" calcext:value-type="float">
            <text:p>1.82245281847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9</text:p>
          </table:table-cell>
          <table:table-cell office:value-type="float" office:value="1.6788950748473" calcext:value-type="float">
            <text:p>1.678895074847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1557282571" calcext:value-type="float">
            <text:p>2.05815572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290562852" calcext:value-type="float">
            <text:p>1.965290562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1</text:p>
          </table:table-cell>
          <table:table-cell office:value-type="float" office:value="1.8319085979909" calcext:value-type="float">
            <text:p>1.83190859799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0</text:p>
          </table:table-cell>
          <table:table-cell office:value-type="float" office:value="2.0082852544366" calcext:value-type="float">
            <text:p>2.0082852544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3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5</text:p>
          </table:table-cell>
          <table:table-cell office:value-type="float" office:value="1.7877665391931" calcext:value-type="float">
            <text:p>1.78776653919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8</text:p>
          </table:table-cell>
          <table:table-cell office:value-type="float" office:value="1.859901200104" calcext:value-type="float">
            <text:p>1.859901200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5</text:p>
          </table:table-cell>
          <table:table-cell office:value-type="float" office:value="1.8189538747854" calcext:value-type="float">
            <text:p>1.8189538747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0</text:p>
          </table:table-cell>
          <table:table-cell office:value-type="float" office:value="1.6907855886467" calcext:value-type="float">
            <text:p>1.690785588646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8241559746" calcext:value-type="float">
            <text:p>2.05182415597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2200229263" calcext:value-type="float">
            <text:p>1.9782200229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63927196" calcext:value-type="float">
            <text:p>1.4269163927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4</text:p>
          </table:table-cell>
          <table:table-cell office:value-type="float" office:value="1.8583380438547" calcext:value-type="float">
            <text:p>1.85833804385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</text:p>
          </table:table-cell>
          <table:table-cell office:value-type="float" office:value="2.0049926263236" calcext:value-type="float">
            <text:p>2.00499262632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6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</text:p>
          </table:table-cell>
          <table:table-cell office:value-type="float" office:value="1.4294679689811" calcext:value-type="float">
            <text:p>1.4294679689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1</text:p>
          </table:table-cell>
          <table:table-cell office:value-type="float" office:value="1.7787181276651" calcext:value-type="float">
            <text:p>1.7787181276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3</text:p>
          </table:table-cell>
          <table:table-cell office:value-type="float" office:value="1.8593159375622" calcext:value-type="float">
            <text:p>1.8593159375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</text:p>
          </table:table-cell>
          <table:table-cell office:value-type="float" office:value="1.8230496599477" calcext:value-type="float">
            <text:p>1.82304965994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1</text:p>
          </table:table-cell>
          <table:table-cell office:value-type="float" office:value="1.6837340171221" calcext:value-type="float">
            <text:p>1.683734017122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3062544145" calcext:value-type="float">
            <text:p>2.05830625441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6105509363" calcext:value-type="float">
            <text:p>1.9766105509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79698021" calcext:value-type="float">
            <text:p>1.4286879698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9</text:p>
          </table:table-cell>
          <table:table-cell office:value-type="float" office:value="1.8524075237816" calcext:value-type="float">
            <text:p>1.8524075237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2</text:p>
          </table:table-cell>
          <table:table-cell office:value-type="float" office:value="2.0026431551125" calcext:value-type="float">
            <text:p>2.0026431551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9</text:p>
          </table:table-cell>
          <table:table-cell office:value-type="float" office:value="1.4273921816924" calcext:value-type="float">
            <text:p>1.4273921816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8</text:p>
          </table:table-cell>
          <table:table-cell office:value-type="float" office:value="1.7783107596729" calcext:value-type="float">
            <text:p>1.778310759672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3</text:p>
          </table:table-cell>
          <table:table-cell office:value-type="float" office:value="1.8591012009461" calcext:value-type="float">
            <text:p>1.8591012009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0</text:p>
          </table:table-cell>
          <table:table-cell office:value-type="float" office:value="1.8206012414724" calcext:value-type="float">
            <text:p>1.8206012414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2</text:p>
          </table:table-cell>
          <table:table-cell office:value-type="float" office:value="1.6877182234545" calcext:value-type="float">
            <text:p>1.687718223454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7873118028" calcext:value-type="float">
            <text:p>2.05378731180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6779182338" calcext:value-type="float">
            <text:p>1.9776779182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6</text:p>
          </table:table-cell>
          <table:table-cell office:value-type="float" office:value="1.8554433100597" calcext:value-type="float">
            <text:p>1.85544331005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9</text:p>
          </table:table-cell>
          <table:table-cell office:value-type="float" office:value="1.9977126339867" calcext:value-type="float">
            <text:p>1.9977126339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7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6</text:p>
          </table:table-cell>
          <table:table-cell office:value-type="float" office:value="1.4284006016836" calcext:value-type="float">
            <text:p>1.4284006016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0</text:p>
          </table:table-cell>
          <table:table-cell office:value-type="float" office:value="1.7870907504308" calcext:value-type="float">
            <text:p>1.78709075043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4</text:p>
          </table:table-cell>
          <table:table-cell office:value-type="float" office:value="1.8596612003566" calcext:value-type="float">
            <text:p>1.8596612003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</text:p>
          </table:table-cell>
          <table:table-cell office:value-type="float" office:value="1.8149812473882" calcext:value-type="float">
            <text:p>1.81498124738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5</text:p>
          </table:table-cell>
          <table:table-cell office:value-type="float" office:value="1.6853413838512" calcext:value-type="float">
            <text:p>1.685341383851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9104737784" calcext:value-type="float">
            <text:p>2.04991047377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9410632199" calcext:value-type="float">
            <text:p>1.9899410632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1</text:p>
          </table:table-cell>
          <table:table-cell office:value-type="float" office:value="1.8539938379012" calcext:value-type="float">
            <text:p>1.85399383790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4</text:p>
          </table:table-cell>
          <table:table-cell office:value-type="float" office:value="2.0037347329108" calcext:value-type="float">
            <text:p>2.0037347329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5</text:p>
          </table:table-cell>
          <table:table-cell office:value-type="float" office:value="1.4274700763473" calcext:value-type="float">
            <text:p>1.42747007634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0</text:p>
          </table:table-cell>
          <table:table-cell office:value-type="float" office:value="1.7804875994867" calcext:value-type="float">
            <text:p>1.78048759948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1</text:p>
          </table:table-cell>
          <table:table-cell office:value-type="float" office:value="1.8595433057439" calcext:value-type="float">
            <text:p>1.8595433057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</text:p>
          </table:table-cell>
          <table:table-cell office:value-type="float" office:value="1.8103338838591" calcext:value-type="float">
            <text:p>1.81033388385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3</text:p>
          </table:table-cell>
          <table:table-cell office:value-type="float" office:value="1.6865645404584" calcext:value-type="float">
            <text:p>1.686564540458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8767864455" calcext:value-type="float">
            <text:p>2.05287678644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9284442858" calcext:value-type="float">
            <text:p>1.97792844428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184952437" calcext:value-type="float">
            <text:p>1.429518495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3</text:p>
          </table:table-cell>
          <table:table-cell office:value-type="float" office:value="1.8578527812076" calcext:value-type="float">
            <text:p>1.8578527812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5</text:p>
          </table:table-cell>
          <table:table-cell office:value-type="float" office:value="2.0083273596554" calcext:value-type="float">
            <text:p>2.0083273596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6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8</text:p>
          </table:table-cell>
          <table:table-cell office:value-type="float" office:value="1.7746686582435" calcext:value-type="float">
            <text:p>1.77466865824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3</text:p>
          </table:table-cell>
          <table:table-cell office:value-type="float" office:value="1.8602243576586" calcext:value-type="float">
            <text:p>1.8602243576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4</text:p>
          </table:table-cell>
          <table:table-cell office:value-type="float" office:value="1.8187538749959" calcext:value-type="float">
            <text:p>1.8187538749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4</text:p>
          </table:table-cell>
          <table:table-cell office:value-type="float" office:value="1.6835382278545" calcext:value-type="float">
            <text:p>1.683538227854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3894195901" calcext:value-type="float">
            <text:p>2.05138941959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19063453617" calcext:value-type="float">
            <text:p>1.9719063453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3</text:p>
          </table:table-cell>
          <table:table-cell office:value-type="float" office:value="1.8556906782203" calcext:value-type="float">
            <text:p>1.85569067822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1</text:p>
          </table:table-cell>
          <table:table-cell office:value-type="float" office:value="2.013065249405" calcext:value-type="float">
            <text:p>2.013065249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7</text:p>
          </table:table-cell>
          <table:table-cell office:value-type="float" office:value="0.71466135298805" calcext:value-type="float">
            <text:p>0.7146613529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5</text:p>
          </table:table-cell>
          <table:table-cell office:value-type="float" office:value="1.4299890210642" calcext:value-type="float">
            <text:p>1.4299890210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3</text:p>
          </table:table-cell>
          <table:table-cell office:value-type="float" office:value="1.777982338966" calcext:value-type="float">
            <text:p>1.7779823389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5</text:p>
          </table:table-cell>
          <table:table-cell office:value-type="float" office:value="1.8626106709361" calcext:value-type="float">
            <text:p>1.86261067093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5</text:p>
          </table:table-cell>
          <table:table-cell office:value-type="float" office:value="1.8197665055089" calcext:value-type="float">
            <text:p>1.81976650550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4</text:p>
          </table:table-cell>
          <table:table-cell office:value-type="float" office:value="1.6803024417869" calcext:value-type="float">
            <text:p>1.680302441786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8546675214" calcext:value-type="float">
            <text:p>2.06585466752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1873903291" calcext:value-type="float">
            <text:p>1.97918739032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503693154" calcext:value-type="float">
            <text:p>0.71491503693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2</text:p>
          </table:table-cell>
          <table:table-cell office:value-type="float" office:value="1.854869626453" calcext:value-type="float">
            <text:p>1.8548696264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6</text:p>
          </table:table-cell>
          <table:table-cell office:value-type="float" office:value="2.0100136736698" calcext:value-type="float">
            <text:p>2.01001367366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2</text:p>
          </table:table-cell>
          <table:table-cell office:value-type="float" office:value="1.4297616528825" calcext:value-type="float">
            <text:p>1.42976165288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7</text:p>
          </table:table-cell>
          <table:table-cell office:value-type="float" office:value="1.7816602298313" calcext:value-type="float">
            <text:p>1.78166022983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9</text:p>
          </table:table-cell>
          <table:table-cell office:value-type="float" office:value="1.8592201481893" calcext:value-type="float">
            <text:p>1.85922014818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6</text:p>
          </table:table-cell>
          <table:table-cell office:value-type="float" office:value="1.8147738791854" calcext:value-type="float">
            <text:p>1.8147738791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</text:p>
          </table:table-cell>
          <table:table-cell office:value-type="float" office:value="1.6869129611443" calcext:value-type="float">
            <text:p>1.686912961144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1894145375" calcext:value-type="float">
            <text:p>2.05618941453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7010771568" calcext:value-type="float">
            <text:p>1.97670107715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4</text:p>
          </table:table-cell>
          <table:table-cell office:value-type="float" office:value="1.8520717346613" calcext:value-type="float">
            <text:p>1.85207173466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5</text:p>
          </table:table-cell>
          <table:table-cell office:value-type="float" office:value="2.0004189469274" calcext:value-type="float">
            <text:p>2.00041894692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0</text:p>
          </table:table-cell>
          <table:table-cell office:value-type="float" office:value="1.4265100773578" calcext:value-type="float">
            <text:p>1.4265100773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5</text:p>
          </table:table-cell>
          <table:table-cell office:value-type="float" office:value="1.7935517962613" calcext:value-type="float">
            <text:p>1.79355179626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0</text:p>
          </table:table-cell>
          <table:table-cell office:value-type="float" office:value="1.8531791019167" calcext:value-type="float">
            <text:p>1.85317910191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7</text:p>
          </table:table-cell>
          <table:table-cell office:value-type="float" office:value="1.8206822940186" calcext:value-type="float">
            <text:p>1.82068229401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</text:p>
          </table:table-cell>
          <table:table-cell office:value-type="float" office:value="1.6844371742767" calcext:value-type="float">
            <text:p>1.684437174276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315730194" calcext:value-type="float">
            <text:p>2.05631573019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3137059856" calcext:value-type="float">
            <text:p>1.9793137059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84963805" calcext:value-type="float">
            <text:p>1.4284384963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714328722" calcext:value-type="float">
            <text:p>0.71387714328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</text:p>
          </table:table-cell>
          <table:table-cell office:value-type="float" office:value="1.8409054306259" calcext:value-type="float">
            <text:p>1.8409054306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3</text:p>
          </table:table-cell>
          <table:table-cell office:value-type="float" office:value="2.0093336743856" calcext:value-type="float">
            <text:p>2.00933367438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8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3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6</text:p>
          </table:table-cell>
          <table:table-cell office:value-type="float" office:value="1.782524439448" calcext:value-type="float">
            <text:p>1.7825244394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4</text:p>
          </table:table-cell>
          <table:table-cell office:value-type="float" office:value="1.8547727844497" calcext:value-type="float">
            <text:p>1.85477278444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8</text:p>
          </table:table-cell>
          <table:table-cell office:value-type="float" office:value="1.8173507185782" calcext:value-type="float">
            <text:p>1.81735071857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</text:p>
          </table:table-cell>
          <table:table-cell office:value-type="float" office:value="1.6857519097348" calcext:value-type="float">
            <text:p>1.685751909734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999389474" calcext:value-type="float">
            <text:p>2.05799993894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0937062172" calcext:value-type="float">
            <text:p>1.9790937062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11277146" calcext:value-type="float">
            <text:p>1.4286711277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7</text:p>
          </table:table-cell>
          <table:table-cell office:value-type="float" office:value="1.8473875290658" calcext:value-type="float">
            <text:p>1.84738752906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1</text:p>
          </table:table-cell>
          <table:table-cell office:value-type="float" office:value="2.0070852556997" calcext:value-type="float">
            <text:p>2.00708525569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6</text:p>
          </table:table-cell>
          <table:table-cell office:value-type="float" office:value="1.4282195492426" calcext:value-type="float">
            <text:p>1.4282195492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9</text:p>
          </table:table-cell>
          <table:table-cell office:value-type="float" office:value="1.7824633868806" calcext:value-type="float">
            <text:p>1.78246338688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</text:p>
          </table:table-cell>
          <table:table-cell office:value-type="float" office:value="1.8628454075312" calcext:value-type="float">
            <text:p>1.86284540753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0</text:p>
          </table:table-cell>
          <table:table-cell office:value-type="float" office:value="1.8206938729538" calcext:value-type="float">
            <text:p>1.82069387295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5</text:p>
          </table:table-cell>
          <table:table-cell office:value-type="float" office:value="1.6822413871143" calcext:value-type="float">
            <text:p>1.682241387114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999346316" calcext:value-type="float">
            <text:p>2.06209993463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20958083202" calcext:value-type="float">
            <text:p>1.982095808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32315861" calcext:value-type="float">
            <text:p>1.429993231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2</text:p>
          </table:table-cell>
          <table:table-cell office:value-type="float" office:value="1.8530148915633" calcext:value-type="float">
            <text:p>1.85301489156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1</text:p>
          </table:table-cell>
          <table:table-cell office:value-type="float" office:value="2.0046684161385" calcext:value-type="float">
            <text:p>2.00466841613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4</text:p>
          </table:table-cell>
          <table:table-cell office:value-type="float" office:value="1.4290163905091" calcext:value-type="float">
            <text:p>1.4290163905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8</text:p>
          </table:table-cell>
          <table:table-cell office:value-type="float" office:value="1.7835633857228" calcext:value-type="float">
            <text:p>1.78356338572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4</text:p>
          </table:table-cell>
          <table:table-cell office:value-type="float" office:value="1.8548369949084" calcext:value-type="float">
            <text:p>1.8548369949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2</text:p>
          </table:table-cell>
          <table:table-cell office:value-type="float" office:value="1.8187380855389" calcext:value-type="float">
            <text:p>1.8187380855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1</text:p>
          </table:table-cell>
          <table:table-cell office:value-type="float" office:value="1.6858740148695" calcext:value-type="float">
            <text:p>1.68587401486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8925737973" calcext:value-type="float">
            <text:p>2.05489257379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600421473" calcext:value-type="float">
            <text:p>1.9599600421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63921301" calcext:value-type="float">
            <text:p>1.42747639213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2</text:p>
          </table:table-cell>
          <table:table-cell office:value-type="float" office:value="1.8502159471411" calcext:value-type="float">
            <text:p>1.85021594714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0</text:p>
          </table:table-cell>
          <table:table-cell office:value-type="float" office:value="2.0007273676554" calcext:value-type="float">
            <text:p>2.0007273676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1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3</text:p>
          </table:table-cell>
          <table:table-cell office:value-type="float" office:value="1.7830265441826" calcext:value-type="float">
            <text:p>1.78302654418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6</text:p>
          </table:table-cell>
          <table:table-cell office:value-type="float" office:value="1.8666559298359" calcext:value-type="float">
            <text:p>1.86665592983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1</text:p>
          </table:table-cell>
          <table:table-cell office:value-type="float" office:value="1.8159370358558" calcext:value-type="float">
            <text:p>1.81593703585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0</text:p>
          </table:table-cell>
          <table:table-cell office:value-type="float" office:value="1.6824098079897" calcext:value-type="float">
            <text:p>1.682409807989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547316266" calcext:value-type="float">
            <text:p>2.0495473162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801081262" calcext:value-type="float">
            <text:p>1.9728010812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00740315" calcext:value-type="float">
            <text:p>1.4296700740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5</text:p>
          </table:table-cell>
          <table:table-cell office:value-type="float" office:value="1.8495454215311" calcext:value-type="float">
            <text:p>1.84954542153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0</text:p>
          </table:table-cell>
          <table:table-cell office:value-type="float" office:value="2.0018168401928" calcext:value-type="float">
            <text:p>2.00181684019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3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4</text:p>
          </table:table-cell>
          <table:table-cell office:value-type="float" office:value="1.42778902338" calcext:value-type="float">
            <text:p>1.42778902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2</text:p>
          </table:table-cell>
          <table:table-cell office:value-type="float" office:value="1.7858191728219" calcext:value-type="float">
            <text:p>1.78581917282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6</text:p>
          </table:table-cell>
          <table:table-cell office:value-type="float" office:value="1.853928574812" calcext:value-type="float">
            <text:p>1.8539285748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9</text:p>
          </table:table-cell>
          <table:table-cell office:value-type="float" office:value="1.8136370382768" calcext:value-type="float">
            <text:p>1.81363703827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7</text:p>
          </table:table-cell>
          <table:table-cell office:value-type="float" office:value="1.688966643193" calcext:value-type="float">
            <text:p>1.68896664319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81620545663" calcext:value-type="float">
            <text:p>2.04816205456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8526538393" calcext:value-type="float">
            <text:p>1.97885265383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48113423" calcext:value-type="float">
            <text:p>1.4292248113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</text:p>
          </table:table-cell>
          <table:table-cell office:value-type="float" office:value="1.8528369970137" calcext:value-type="float">
            <text:p>1.8528369970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5</text:p>
          </table:table-cell>
          <table:table-cell office:value-type="float" office:value="2.0044926268499" calcext:value-type="float">
            <text:p>2.00449262684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</text:p>
          </table:table-cell>
          <table:table-cell office:value-type="float" office:value="1.4273153396681" calcext:value-type="float">
            <text:p>1.427315339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9</text:p>
          </table:table-cell>
          <table:table-cell office:value-type="float" office:value="1.772696028741" calcext:value-type="float">
            <text:p>1.7726960287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6</text:p>
          </table:table-cell>
          <table:table-cell office:value-type="float" office:value="1.8613054091522" calcext:value-type="float">
            <text:p>1.86130540915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4</text:p>
          </table:table-cell>
          <table:table-cell office:value-type="float" office:value="1.8181486124751" calcext:value-type="float">
            <text:p>1.8181486124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6</text:p>
          </table:table-cell>
          <table:table-cell office:value-type="float" office:value="1.6841371745924" calcext:value-type="float">
            <text:p>1.684137174592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2462607934" calcext:value-type="float">
            <text:p>2.05224626079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0947651634" calcext:value-type="float">
            <text:p>1.9730947651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616537246" calcext:value-type="float">
            <text:p>1.4289616537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</text:p>
          </table:table-cell>
          <table:table-cell office:value-type="float" office:value="1.8574169921926" calcext:value-type="float">
            <text:p>1.85741699219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9</text:p>
          </table:table-cell>
          <table:table-cell office:value-type="float" office:value="2.0044515742615" calcext:value-type="float">
            <text:p>2.00445157426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8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5</text:p>
          </table:table-cell>
          <table:table-cell office:value-type="float" office:value="1.4292427060603" calcext:value-type="float">
            <text:p>1.4292427060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6</text:p>
          </table:table-cell>
          <table:table-cell office:value-type="float" office:value="1.7897907475887" calcext:value-type="float">
            <text:p>1.78979074758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7</text:p>
          </table:table-cell>
          <table:table-cell office:value-type="float" office:value="1.8552801523367" calcext:value-type="float">
            <text:p>1.8552801523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3</text:p>
          </table:table-cell>
          <table:table-cell office:value-type="float" office:value="1.8158738780275" calcext:value-type="float">
            <text:p>1.8158738780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0</text:p>
          </table:table-cell>
          <table:table-cell office:value-type="float" office:value="1.687502434208" calcext:value-type="float">
            <text:p>1.68750243420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336232278" calcext:value-type="float">
            <text:p>2.0579336232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59652884576" calcext:value-type="float">
            <text:p>1.9759652884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2179503" calcext:value-type="float">
            <text:p>1.429472179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 table:number-columns-repeated="4"/>
          <table:table-cell table:formula="of:=AVERAGE([.BW122:.BW156])" office:value-type="float" office:value="1.85224072696465" calcext:value-type="float">
            <text:p>1.85224072696465</text:p>
          </table:table-cell>
          <table:table-cell table:formula="of:=AVERAGE([.CB122:.CB156])" office:value-type="float" office:value="2.00376922911509" calcext:value-type="float">
            <text:p>2.00376922911509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8</text:p>
          </table:table-cell>
          <table:table-cell office:value-type="float" office:value="1.4261427093235" calcext:value-type="float">
            <text:p>1.4261427093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4</text:p>
          </table:table-cell>
          <table:table-cell office:value-type="float" office:value="1.7840307536518" calcext:value-type="float">
            <text:p>1.78403075365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7</text:p>
          </table:table-cell>
          <table:table-cell office:value-type="float" office:value="1.8525275236552" calcext:value-type="float">
            <text:p>1.8525275236552</text:p>
          </table:table-cell>
          <table:table-cell table:number-columns-repeated="4"/>
          <table:table-cell table:formula="of:=AVERAGE([.DB122:.DB156])" office:value-type="float" office:value="1.81827195069118" calcext:value-type="float">
            <text:p>1.81827195069118</text:p>
          </table:table-cell>
          <table:table-cell/>
          <table:table-cell table:formula="of:=AVERAGE([.DG122:.DG156])" office:value-type="float" office:value="1.68460824176577" calcext:value-type="float">
            <text:p>1.68460824176577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5744215" calcext:value-type="float">
            <text:p>2.0429957442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9726673972" calcext:value-type="float">
            <text:p>1.9659726673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27073235" calcext:value-type="float">
            <text:p>1.4280427073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7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9</text:p>
          </table:table-cell>
          <table:table-cell office:value-type="float" office:value="1.4285837593855" calcext:value-type="float">
            <text:p>1.4285837593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4</text:p>
          </table:table-cell>
          <table:table-cell office:value-type="float" office:value="1.7749181316651" calcext:value-type="float">
            <text:p>1.7749181316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5</text:p>
          </table:table-cell>
          <table:table-cell office:value-type="float" office:value="1.8688875064342" calcext:value-type="float">
            <text:p>1.8688875064342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620536189" calcext:value-type="float">
            <text:p>2.04906205361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9979221075" calcext:value-type="float">
            <text:p>1.9739979221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1127862" calcext:value-type="float">
            <text:p>1.4285311278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</text:p>
          </table:table-cell>
          <table:table-cell office:value-type="float" office:value="1.9017895770636" calcext:value-type="float">
            <text:p>1.9017895770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7</text:p>
          </table:table-cell>
          <table:table-cell office:value-type="float" office:value="2.0252462892144" calcext:value-type="float">
            <text:p>2.02524628921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0</text:p>
          </table:table-cell>
          <table:table-cell office:value-type="float" office:value="1.4290637588803" calcext:value-type="float">
            <text:p>1.4290637588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2</text:p>
          </table:table-cell>
          <table:table-cell office:value-type="float" office:value="1.7772970765294" calcext:value-type="float">
            <text:p>1.77729707652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9</text:p>
          </table:table-cell>
          <table:table-cell office:value-type="float" office:value="1.8608580412021" calcext:value-type="float">
            <text:p>1.86085804120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7</text:p>
          </table:table-cell>
          <table:table-cell office:value-type="float" office:value="1.8352201734524" calcext:value-type="float">
            <text:p>1.83522017345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2</text:p>
          </table:table-cell>
          <table:table-cell office:value-type="float" office:value="1.7116203035576" calcext:value-type="float">
            <text:p>1.711620303557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4031016809" calcext:value-type="float">
            <text:p>2.05340310168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0210820831" calcext:value-type="float">
            <text:p>1.97202108208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3233544" calcext:value-type="float">
            <text:p>1.4281332335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7</text:p>
          </table:table-cell>
          <table:table-cell office:value-type="float" office:value="1.8816074930447" calcext:value-type="float">
            <text:p>1.88160749304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6</text:p>
          </table:table-cell>
          <table:table-cell office:value-type="float" office:value="2.0243957637939" calcext:value-type="float">
            <text:p>2.0243957637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9</text:p>
          </table:table-cell>
          <table:table-cell office:value-type="float" office:value="0.71382240650273" calcext:value-type="float">
            <text:p>0.7138224065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8</text:p>
          </table:table-cell>
          <table:table-cell office:value-type="float" office:value="1.4286606014099" calcext:value-type="float">
            <text:p>1.42866060140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1</text:p>
          </table:table-cell>
          <table:table-cell office:value-type="float" office:value="1.7813939143222" calcext:value-type="float">
            <text:p>1.78139391432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9</text:p>
          </table:table-cell>
          <table:table-cell office:value-type="float" office:value="1.8502675260342" calcext:value-type="float">
            <text:p>1.8502675260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0</text:p>
          </table:table-cell>
          <table:table-cell office:value-type="float" office:value="1.8319728084497" calcext:value-type="float">
            <text:p>1.83197280844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0</text:p>
          </table:table-cell>
          <table:table-cell office:value-type="float" office:value="1.7077634655121" calcext:value-type="float">
            <text:p>1.707763465512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9767958139" calcext:value-type="float">
            <text:p>2.04397679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0431746914" calcext:value-type="float">
            <text:p>1.9840431746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32310387" calcext:value-type="float">
            <text:p>1.4305132310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345902794" calcext:value-type="float">
            <text:p>0.7139234590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6</text:p>
          </table:table-cell>
          <table:table-cell office:value-type="float" office:value="1.8974464237406" calcext:value-type="float">
            <text:p>1.8974464237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5</text:p>
          </table:table-cell>
          <table:table-cell office:value-type="float" office:value="2.0265252352366" calcext:value-type="float">
            <text:p>2.0265252352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0</text:p>
          </table:table-cell>
          <table:table-cell office:value-type="float" office:value="0.71430030073653" calcext:value-type="float">
            <text:p>0.714300300736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9</text:p>
          </table:table-cell>
          <table:table-cell office:value-type="float" office:value="1.426756392888" calcext:value-type="float">
            <text:p>1.426756392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7</text:p>
          </table:table-cell>
          <table:table-cell office:value-type="float" office:value="1.7881949597948" calcext:value-type="float">
            <text:p>1.78819495979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5</text:p>
          </table:table-cell>
          <table:table-cell office:value-type="float" office:value="1.859485411068" calcext:value-type="float">
            <text:p>1.859485411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6</text:p>
          </table:table-cell>
          <table:table-cell office:value-type="float" office:value="1.8253664996142" calcext:value-type="float">
            <text:p>1.82536649961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1</text:p>
          </table:table-cell>
          <table:table-cell office:value-type="float" office:value="1.7073950448473" calcext:value-type="float">
            <text:p>1.707395044847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1630956178" calcext:value-type="float">
            <text:p>2.0591630956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8684411911" calcext:value-type="float">
            <text:p>1.980868441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84956016" calcext:value-type="float">
            <text:p>1.4291784956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240553431" calcext:value-type="float">
            <text:p>0.71474240553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9</text:p>
          </table:table-cell>
          <table:table-cell office:value-type="float" office:value="1.8928043233639" calcext:value-type="float">
            <text:p>1.89280432336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8</text:p>
          </table:table-cell>
          <table:table-cell office:value-type="float" office:value="2.0252841839114" calcext:value-type="float">
            <text:p>2.02528418391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6</text:p>
          </table:table-cell>
          <table:table-cell office:value-type="float" office:value="1.4305784941279" calcext:value-type="float">
            <text:p>1.4305784941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</text:p>
          </table:table-cell>
          <table:table-cell office:value-type="float" office:value="1.7738118170402" calcext:value-type="float">
            <text:p>1.77381181704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0</text:p>
          </table:table-cell>
          <table:table-cell office:value-type="float" office:value="1.8635085647278" calcext:value-type="float">
            <text:p>1.8635085647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5</text:p>
          </table:table-cell>
          <table:table-cell office:value-type="float" office:value="1.8265538667854" calcext:value-type="float">
            <text:p>1.8265538667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2</text:p>
          </table:table-cell>
          <table:table-cell office:value-type="float" office:value="1.7044182058756" calcext:value-type="float">
            <text:p>1.704418205875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854680153" calcext:value-type="float">
            <text:p>2.053854680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66431930072" calcext:value-type="float">
            <text:p>1.9666431930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00757157" calcext:value-type="float">
            <text:p>1.4280700757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766910772" calcext:value-type="float">
            <text:p>0.7143476691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0</text:p>
          </table:table-cell>
          <table:table-cell office:value-type="float" office:value="1.8913001144209" calcext:value-type="float">
            <text:p>1.8913001144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1</text:p>
          </table:table-cell>
          <table:table-cell office:value-type="float" office:value="2.0247462897407" calcext:value-type="float">
            <text:p>2.02474628974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9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7</text:p>
          </table:table-cell>
          <table:table-cell office:value-type="float" office:value="1.4317027034708" calcext:value-type="float">
            <text:p>1.43170270347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7</text:p>
          </table:table-cell>
          <table:table-cell office:value-type="float" office:value="1.788423380607" calcext:value-type="float">
            <text:p>1.7884233806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</text:p>
          </table:table-cell>
          <table:table-cell office:value-type="float" office:value="1.860804357048" calcext:value-type="float">
            <text:p>1.860804357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9</text:p>
          </table:table-cell>
          <table:table-cell office:value-type="float" office:value="1.8306917571666" calcext:value-type="float">
            <text:p>1.8306917571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3</text:p>
          </table:table-cell>
          <table:table-cell office:value-type="float" office:value="1.7100181999808" calcext:value-type="float">
            <text:p>1.710018199980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2536302593" calcext:value-type="float">
            <text:p>2.05125363025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485285805" calcext:value-type="float">
            <text:p>1.9784852858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95482742" calcext:value-type="float">
            <text:p>1.42913954827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608886727" calcext:value-type="float">
            <text:p>0.7155760888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2</text:p>
          </table:table-cell>
          <table:table-cell office:value-type="float" office:value="1.8895853793838" calcext:value-type="float">
            <text:p>1.8895853793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</text:p>
          </table:table-cell>
          <table:table-cell office:value-type="float" office:value="2.0279189179801" calcext:value-type="float">
            <text:p>2.0279189179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3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2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9</text:p>
          </table:table-cell>
          <table:table-cell office:value-type="float" office:value="1.787661276146" calcext:value-type="float">
            <text:p>1.7876612761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2</text:p>
          </table:table-cell>
          <table:table-cell office:value-type="float" office:value="1.8612433039544" calcext:value-type="float">
            <text:p>1.8612433039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8</text:p>
          </table:table-cell>
          <table:table-cell office:value-type="float" office:value="1.8257601834103" calcext:value-type="float">
            <text:p>1.82576018341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4</text:p>
          </table:table-cell>
          <table:table-cell office:value-type="float" office:value="1.7023487343698" calcext:value-type="float">
            <text:p>1.702348734369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9662495092" calcext:value-type="float">
            <text:p>2.0629662495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9431769019" calcext:value-type="float">
            <text:p>1.981943176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16527772" calcext:value-type="float">
            <text:p>1.4298616527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977485287" calcext:value-type="float">
            <text:p>0.713889774852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0</text:p>
          </table:table-cell>
          <table:table-cell office:value-type="float" office:value="1.9005022099977" calcext:value-type="float">
            <text:p>1.9005022099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3</text:p>
          </table:table-cell>
          <table:table-cell office:value-type="float" office:value="2.0210368199612" calcext:value-type="float">
            <text:p>2.02103681996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4</text:p>
          </table:table-cell>
          <table:table-cell office:value-type="float" office:value="0.71492345797531" calcext:value-type="float">
            <text:p>0.714923457975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1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6</text:p>
          </table:table-cell>
          <table:table-cell office:value-type="float" office:value="1.7805054942047" calcext:value-type="float">
            <text:p>1.780505494204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1</text:p>
          </table:table-cell>
          <table:table-cell office:value-type="float" office:value="1.8625833025439" calcext:value-type="float">
            <text:p>1.8625833025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4</text:p>
          </table:table-cell>
          <table:table-cell office:value-type="float" office:value="1.8273264975511" calcext:value-type="float">
            <text:p>1.82732649755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4</text:p>
          </table:table-cell>
          <table:table-cell office:value-type="float" office:value="1.7084192542955" calcext:value-type="float">
            <text:p>1.708419254295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7178276654" calcext:value-type="float">
            <text:p>2.0637178276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9579168864" calcext:value-type="float">
            <text:p>1.97895791688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00765368" calcext:value-type="float">
            <text:p>1.4272900765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5</text:p>
          </table:table-cell>
          <table:table-cell office:value-type="float" office:value="1.8946780056021" calcext:value-type="float">
            <text:p>1.8946780056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3</text:p>
          </table:table-cell>
          <table:table-cell office:value-type="float" office:value="2.0241357640676" calcext:value-type="float">
            <text:p>2.02413576406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6</text:p>
          </table:table-cell>
          <table:table-cell office:value-type="float" office:value="0.71545714162406" calcext:value-type="float">
            <text:p>0.71545714162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7</text:p>
          </table:table-cell>
          <table:table-cell office:value-type="float" office:value="1.4281637598276" calcext:value-type="float">
            <text:p>1.4281637598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5</text:p>
          </table:table-cell>
          <table:table-cell office:value-type="float" office:value="1.7750433946912" calcext:value-type="float">
            <text:p>1.775043394691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2</text:p>
          </table:table-cell>
          <table:table-cell office:value-type="float" office:value="1.8462864775932" calcext:value-type="float">
            <text:p>1.84628647759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6</text:p>
          </table:table-cell>
          <table:table-cell office:value-type="float" office:value="1.8239349221738" calcext:value-type="float">
            <text:p>1.82393492217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3</text:p>
          </table:table-cell>
          <table:table-cell office:value-type="float" office:value="1.7100160947199" calcext:value-type="float">
            <text:p>1.710016094719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9167927192" calcext:value-type="float">
            <text:p>2.04691679271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8768559191" calcext:value-type="float">
            <text:p>1.98687685591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95513899" calcext:value-type="float">
            <text:p>1.426179551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8</text:p>
          </table:table-cell>
          <table:table-cell office:value-type="float" office:value="1.897449581632" calcext:value-type="float">
            <text:p>1.8974495816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9</text:p>
          </table:table-cell>
          <table:table-cell office:value-type="float" office:value="2.0304368100665" calcext:value-type="float">
            <text:p>2.03043681006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3</text:p>
          </table:table-cell>
          <table:table-cell office:value-type="float" office:value="1.4271890240116" calcext:value-type="float">
            <text:p>1.4271890240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3</text:p>
          </table:table-cell>
          <table:table-cell office:value-type="float" office:value="1.7853191733482" calcext:value-type="float">
            <text:p>1.78531917334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8</text:p>
          </table:table-cell>
          <table:table-cell office:value-type="float" office:value="1.8647506686835" calcext:value-type="float">
            <text:p>1.86475066868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7</text:p>
          </table:table-cell>
          <table:table-cell office:value-type="float" office:value="1.8302464944774" calcext:value-type="float">
            <text:p>1.83024649447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8</text:p>
          </table:table-cell>
          <table:table-cell office:value-type="float" office:value="1.7077150445105" calcext:value-type="float">
            <text:p>1.707715044510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978343181" calcext:value-type="float">
            <text:p>2.0573978343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2631702493" calcext:value-type="float">
            <text:p>1.98826317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69181611" calcext:value-type="float">
            <text:p>1.4277469181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924783237" calcext:value-type="float">
            <text:p>0.71455924783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8</text:p>
          </table:table-cell>
          <table:table-cell office:value-type="float" office:value="1.902210629252" calcext:value-type="float">
            <text:p>1.902210629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9</text:p>
          </table:table-cell>
          <table:table-cell office:value-type="float" office:value="2.0230410283779" calcext:value-type="float">
            <text:p>2.0230410283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0</text:p>
          </table:table-cell>
          <table:table-cell office:value-type="float" office:value="1.4257921833766" calcext:value-type="float">
            <text:p>1.42579218337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0</text:p>
          </table:table-cell>
          <table:table-cell office:value-type="float" office:value="1.7825297026003" calcext:value-type="float">
            <text:p>1.78252970260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7</text:p>
          </table:table-cell>
          <table:table-cell office:value-type="float" office:value="1.8644338269118" calcext:value-type="float">
            <text:p>1.86443382691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4</text:p>
          </table:table-cell>
          <table:table-cell office:value-type="float" office:value="1.8257801833893" calcext:value-type="float">
            <text:p>1.82578018338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1</text:p>
          </table:table-cell>
          <table:table-cell office:value-type="float" office:value="1.7110929356916" calcext:value-type="float">
            <text:p>1.7110929356916</text:p>
          </table:table-cell>
        </table:table-row>
        <table:table-row table:style-name="ro1">
          <table:table-cell table:number-columns-repeated="39"/>
          <table:table-cell table:formula="of:=AVERAGE([.AN139:.AN168])" office:value-type="float" office:value="2.05444794268638" calcext:value-type="float">
            <text:p>2.05444794268638</text:p>
          </table:table-cell>
          <table:table-cell/>
          <table:table-cell table:formula="of:=AVERAGE([.AW139:.AW168])" office:value-type="float" office:value="0.714396756775344" calcext:value-type="float">
            <text:p>0.714396756775344</text:p>
          </table:table-cell>
          <table:table-cell/>
          <table:table-cell table:formula="of:=AVERAGE([.BD139:.BD168])" office:value-type="float" office:value="1.97722518186823" calcext:value-type="float">
            <text:p>1.97722518186823</text:p>
          </table:table-cell>
          <table:table-cell/>
          <table:table-cell table:formula="of:=AVERAGE([.BK147:.BK176])" office:value-type="float" office:value="1.42867875928553" calcext:value-type="float">
            <text:p>1.42867875928553</text:p>
          </table:table-cell>
          <table:table-cell/>
          <table:table-cell table:formula="of:=AVERAGE([.BR139:.BR168])" office:value-type="float" office:value="0.714396511161568" calcext:value-type="float">
            <text:p>0.714396511161568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3</text:p>
          </table:table-cell>
          <table:table-cell office:value-type="float" office:value="1.9047579949916" calcext:value-type="float">
            <text:p>1.9047579949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6</text:p>
          </table:table-cell>
          <table:table-cell office:value-type="float" office:value="2.0171589293064" calcext:value-type="float">
            <text:p>2.0171589293064</text:p>
          </table:table-cell>
          <table:table-cell table:number-columns-repeated="4"/>
          <table:table-cell table:formula="of:=AVERAGE([.CG139:.CG168])" office:value-type="float" office:value="0.714396686599979" calcext:value-type="float">
            <text:p>0.714396686599979</text:p>
          </table:table-cell>
          <table:table-cell/>
          <table:table-cell table:formula="of:=AVERAGE([.CL139:.CL168])" office:value-type="float" office:value="1.42858144359849" calcext:value-type="float">
            <text:p>1.42858144359849</text:p>
          </table:table-cell>
          <table:table-cell/>
          <table:table-cell table:formula="of:=AVERAGE([.CQ139:.CQ168])" office:value-type="float" office:value="1.78169208944692" calcext:value-type="float">
            <text:p>1.78169208944692</text:p>
          </table:table-cell>
          <table:table-cell/>
          <table:table-cell table:formula="of:=AVERAGE([.CW139:.CW168])" office:value-type="float" office:value="1.85923972711608" calcext:value-type="float">
            <text:p>1.8592397271160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3</text:p>
          </table:table-cell>
          <table:table-cell office:value-type="float" office:value="1.8249622895134" calcext:value-type="float">
            <text:p>1.82496228951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5</text:p>
          </table:table-cell>
          <table:table-cell office:value-type="float" office:value="1.7106834624385" calcext:value-type="float">
            <text:p>1.710683462438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</text:p>
          </table:table-cell>
          <table:table-cell office:value-type="float" office:value="1.9059779937074" calcext:value-type="float">
            <text:p>1.9059779937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5</text:p>
          </table:table-cell>
          <table:table-cell office:value-type="float" office:value="2.0255452362682" calcext:value-type="float">
            <text:p>2.025545236268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2</text:p>
          </table:table-cell>
          <table:table-cell office:value-type="float" office:value="1.8319222821871" calcext:value-type="float">
            <text:p>1.83192228218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6</text:p>
          </table:table-cell>
          <table:table-cell office:value-type="float" office:value="1.7030939967432" calcext:value-type="float">
            <text:p>1.703093996743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767696034" calcext:value-type="float">
            <text:p>2.06887676960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5589562537" calcext:value-type="float">
            <text:p>1.991558956253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616554088" calcext:value-type="float">
            <text:p>1.4273616554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4</text:p>
          </table:table-cell>
          <table:table-cell office:value-type="float" office:value="1.903873785396" calcext:value-type="float">
            <text:p>1.9038737853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7</text:p>
          </table:table-cell>
          <table:table-cell office:value-type="float" office:value="2.0278810232831" calcext:value-type="float">
            <text:p>2.02788102328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9</text:p>
          </table:table-cell>
          <table:table-cell office:value-type="float" office:value="1.4274395500636" calcext:value-type="float">
            <text:p>1.42743955006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3</text:p>
          </table:table-cell>
          <table:table-cell office:value-type="float" office:value="1.7908760096042" calcext:value-type="float">
            <text:p>1.790876009604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9</text:p>
          </table:table-cell>
          <table:table-cell office:value-type="float" office:value="1.8642380376442" calcext:value-type="float">
            <text:p>1.8642380376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1</text:p>
          </table:table-cell>
          <table:table-cell office:value-type="float" office:value="1.832559123622" calcext:value-type="float">
            <text:p>1.832559123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7</text:p>
          </table:table-cell>
          <table:table-cell office:value-type="float" office:value="1.712492934218" calcext:value-type="float">
            <text:p>1.71249293421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757204466" calcext:value-type="float">
            <text:p>2.06557572044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92010534726" calcext:value-type="float">
            <text:p>1.999201053472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2707934" calcext:value-type="float">
            <text:p>1.4274627079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</text:p>
          </table:table-cell>
          <table:table-cell office:value-type="float" office:value="1.9007032624176" calcext:value-type="float">
            <text:p>1.90070326241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2</text:p>
          </table:table-cell>
          <table:table-cell office:value-type="float" office:value="2.0238873432765" calcext:value-type="float">
            <text:p>2.02388734327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3</text:p>
          </table:table-cell>
          <table:table-cell office:value-type="float" office:value="1.427245866057" calcext:value-type="float">
            <text:p>1.427245866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1</text:p>
          </table:table-cell>
          <table:table-cell office:value-type="float" office:value="1.7930781125494" calcext:value-type="float">
            <text:p>1.79307811254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4</text:p>
          </table:table-cell>
          <table:table-cell office:value-type="float" office:value="1.8625222499766" calcext:value-type="float">
            <text:p>1.86252224997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0</text:p>
          </table:table-cell>
          <table:table-cell office:value-type="float" office:value="1.8348780685494" calcext:value-type="float">
            <text:p>1.83487806854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0</text:p>
          </table:table-cell>
          <table:table-cell office:value-type="float" office:value="1.7045908372728" calcext:value-type="float">
            <text:p>1.704590837272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9283663912" calcext:value-type="float">
            <text:p>2.0519283663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473727922" calcext:value-type="float">
            <text:p>1.99584737279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977596866" calcext:value-type="float">
            <text:p>0.712829775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7</text:p>
          </table:table-cell>
          <table:table-cell office:value-type="float" office:value="1.8958569517295" calcext:value-type="float">
            <text:p>1.8958569517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0</text:p>
          </table:table-cell>
          <table:table-cell office:value-type="float" office:value="2.038198907159" calcext:value-type="float">
            <text:p>2.038198907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3</text:p>
          </table:table-cell>
          <table:table-cell office:value-type="float" office:value="1.4292816533877" calcext:value-type="float">
            <text:p>1.4292816533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0</text:p>
          </table:table-cell>
          <table:table-cell office:value-type="float" office:value="1.7908339043854" calcext:value-type="float">
            <text:p>1.790833904385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3</text:p>
          </table:table-cell>
          <table:table-cell office:value-type="float" office:value="1.8618854085417" calcext:value-type="float">
            <text:p>1.8618854085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8</text:p>
          </table:table-cell>
          <table:table-cell office:value-type="float" office:value="1.8286254435522" calcext:value-type="float">
            <text:p>1.82862544355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8</text:p>
          </table:table-cell>
          <table:table-cell office:value-type="float" office:value="1.713992932639" calcext:value-type="float">
            <text:p>1.71399293263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799225475" calcext:value-type="float">
            <text:p>2.0735799225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42431534283" calcext:value-type="float">
            <text:p>2.0042431534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437593224" calcext:value-type="float">
            <text:p>1.4286437593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1</text:p>
          </table:table-cell>
          <table:table-cell office:value-type="float" office:value="1.9006948413739" calcext:value-type="float">
            <text:p>1.900694841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2</text:p>
          </table:table-cell>
          <table:table-cell office:value-type="float" office:value="1.9914252721839" calcext:value-type="float">
            <text:p>1.9914252721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1</text:p>
          </table:table-cell>
          <table:table-cell office:value-type="float" office:value="1.4296406003783" calcext:value-type="float">
            <text:p>1.4296406003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4</text:p>
          </table:table-cell>
          <table:table-cell office:value-type="float" office:value="1.7891212746092" calcext:value-type="float">
            <text:p>1.78912127460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2</text:p>
          </table:table-cell>
          <table:table-cell office:value-type="float" office:value="1.8551906787467" calcext:value-type="float">
            <text:p>1.85519067874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9</text:p>
          </table:table-cell>
          <table:table-cell office:value-type="float" office:value="1.8140507220519" calcext:value-type="float">
            <text:p>1.8140507220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9</text:p>
          </table:table-cell>
          <table:table-cell office:value-type="float" office:value="1.7024003132628" calcext:value-type="float">
            <text:p>1.702400313262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7725655026" calcext:value-type="float">
            <text:p>2.06277256550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5326457551" calcext:value-type="float">
            <text:p>1.9865326457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21805977" calcext:value-type="float">
            <text:p>1.4284321805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3</text:p>
          </table:table-cell>
          <table:table-cell office:value-type="float" office:value="1.9046001004209" calcext:value-type="float">
            <text:p>1.9046001004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0</text:p>
          </table:table-cell>
          <table:table-cell office:value-type="float" office:value="2.0165736667646" calcext:value-type="float">
            <text:p>2.0165736667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</text:p>
          </table:table-cell>
          <table:table-cell office:value-type="float" office:value="1.4294406005888" calcext:value-type="float">
            <text:p>1.4294406005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2</text:p>
          </table:table-cell>
          <table:table-cell office:value-type="float" office:value="1.7903865364352" calcext:value-type="float">
            <text:p>1.79038653643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</text:p>
          </table:table-cell>
          <table:table-cell office:value-type="float" office:value="1.8662938249539" calcext:value-type="float">
            <text:p>1.8662938249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3</text:p>
          </table:table-cell>
          <table:table-cell office:value-type="float" office:value="1.8300075473605" calcext:value-type="float">
            <text:p>1.83000754736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3</text:p>
          </table:table-cell>
          <table:table-cell office:value-type="float" office:value="1.7089203063997" calcext:value-type="float">
            <text:p>1.708920306399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799396001" calcext:value-type="float">
            <text:p>2.057379939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905323258" calcext:value-type="float">
            <text:p>1.99429053232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48105213" calcext:value-type="float">
            <text:p>1.4300048105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0</text:p>
          </table:table-cell>
          <table:table-cell office:value-type="float" office:value="1.8953980048442" calcext:value-type="float">
            <text:p>1.89539800484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8</text:p>
          </table:table-cell>
          <table:table-cell office:value-type="float" office:value="2.0287315487036" calcext:value-type="float">
            <text:p>2.0287315487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5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9</text:p>
          </table:table-cell>
          <table:table-cell office:value-type="float" office:value="1.4287153381944" calcext:value-type="float">
            <text:p>1.428715338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</text:p>
          </table:table-cell>
          <table:table-cell office:value-type="float" office:value="1.7816065456773" calcext:value-type="float">
            <text:p>1.78160654567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8</text:p>
          </table:table-cell>
          <table:table-cell office:value-type="float" office:value="1.8607906728519" calcext:value-type="float">
            <text:p>1.8607906728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1</text:p>
          </table:table-cell>
          <table:table-cell office:value-type="float" office:value="1.8263212354513" calcext:value-type="float">
            <text:p>1.82632123545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0</text:p>
          </table:table-cell>
          <table:table-cell office:value-type="float" office:value="1.7110234620806" calcext:value-type="float">
            <text:p>1.711023462080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5694099269" calcext:value-type="float">
            <text:p>2.060569409926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2315923878" calcext:value-type="float">
            <text:p>1.9872315923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48114265" calcext:value-type="float">
            <text:p>1.4291448114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9</text:p>
          </table:table-cell>
          <table:table-cell office:value-type="float" office:value="1.9024474711079" calcext:value-type="float">
            <text:p>1.90244747110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9</text:p>
          </table:table-cell>
          <table:table-cell office:value-type="float" office:value="2.0198726106604" calcext:value-type="float">
            <text:p>2.01987261066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1</text:p>
          </table:table-cell>
          <table:table-cell office:value-type="float" office:value="0.71420451136367" calcext:value-type="float">
            <text:p>0.7142045113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4</text:p>
          </table:table-cell>
          <table:table-cell office:value-type="float" office:value="1.4296953371628" calcext:value-type="float">
            <text:p>1.4296953371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3</text:p>
          </table:table-cell>
          <table:table-cell office:value-type="float" office:value="1.7922075871499" calcext:value-type="float">
            <text:p>1.79220758714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9</text:p>
          </table:table-cell>
          <table:table-cell office:value-type="float" office:value="1.860716988719" calcext:value-type="float">
            <text:p>1.8607169887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2</text:p>
          </table:table-cell>
          <table:table-cell office:value-type="float" office:value="1.8217959770569" calcext:value-type="float">
            <text:p>1.82179597705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5</text:p>
          </table:table-cell>
          <table:table-cell office:value-type="float" office:value="1.7038624169869" calcext:value-type="float">
            <text:p>1.703862416986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94659374" calcext:value-type="float">
            <text:p>2.0735946593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8663180355" calcext:value-type="float">
            <text:p>1.99786631803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69167085" calcext:value-type="float">
            <text:p>1.429126916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7</text:p>
          </table:table-cell>
          <table:table-cell office:value-type="float" office:value="1.8938548485738" calcext:value-type="float">
            <text:p>1.89385484857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1</text:p>
          </table:table-cell>
          <table:table-cell office:value-type="float" office:value="2.0204062943092" calcext:value-type="float">
            <text:p>2.02040629430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3</text:p>
          </table:table-cell>
          <table:table-cell office:value-type="float" office:value="0.71434345858583" calcext:value-type="float">
            <text:p>0.7143434585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0</text:p>
          </table:table-cell>
          <table:table-cell office:value-type="float" office:value="1.4261111304093" calcext:value-type="float">
            <text:p>1.4261111304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1</text:p>
          </table:table-cell>
          <table:table-cell office:value-type="float" office:value="1.788186538751" calcext:value-type="float">
            <text:p>1.788186538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1</text:p>
          </table:table-cell>
          <table:table-cell office:value-type="float" office:value="1.860207515571" calcext:value-type="float">
            <text:p>1.860207515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3</text:p>
          </table:table-cell>
          <table:table-cell office:value-type="float" office:value="1.8198117686192" calcext:value-type="float">
            <text:p>1.8198117686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1</text:p>
          </table:table-cell>
          <table:table-cell office:value-type="float" office:value="1.707550834157" calcext:value-type="float">
            <text:p>1.70755083415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9304569153" calcext:value-type="float">
            <text:p>2.0659304569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01452945839" calcext:value-type="float">
            <text:p>1.9701452945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58660149" calcext:value-type="float">
            <text:p>1.4272858660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4</text:p>
          </table:table-cell>
          <table:table-cell office:value-type="float" office:value="1.8997885265384" calcext:value-type="float">
            <text:p>1.8997885265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</text:p>
          </table:table-cell>
          <table:table-cell office:value-type="float" office:value="2.0179905073784" calcext:value-type="float">
            <text:p>2.01799050737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0</text:p>
          </table:table-cell>
          <table:table-cell office:value-type="float" office:value="0.71456661624567" calcext:value-type="float">
            <text:p>0.71456661624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6</text:p>
          </table:table-cell>
          <table:table-cell office:value-type="float" office:value="1.4305269152348" calcext:value-type="float">
            <text:p>1.43052691523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6</text:p>
          </table:table-cell>
          <table:table-cell office:value-type="float" office:value="1.7901865366458" calcext:value-type="float">
            <text:p>1.79018653664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2</text:p>
          </table:table-cell>
          <table:table-cell office:value-type="float" office:value="1.8636717224508" calcext:value-type="float">
            <text:p>1.863671722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4</text:p>
          </table:table-cell>
          <table:table-cell office:value-type="float" office:value="1.8244128164076" calcext:value-type="float">
            <text:p>1.8244128164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4</text:p>
          </table:table-cell>
          <table:table-cell office:value-type="float" office:value="1.7077550444684" calcext:value-type="float">
            <text:p>1.707755044468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3030923125" calcext:value-type="float">
            <text:p>2.0623030923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6442193219" calcext:value-type="float">
            <text:p>1.99164421932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00741368" calcext:value-type="float">
            <text:p>1.4295700741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6</text:p>
          </table:table-cell>
          <table:table-cell office:value-type="float" office:value="1.904235890278" calcext:value-type="float">
            <text:p>1.9042358902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1</text:p>
          </table:table-cell>
          <table:table-cell office:value-type="float" office:value="2.0204494521585" calcext:value-type="float">
            <text:p>2.02044945215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6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0</text:p>
          </table:table-cell>
          <table:table-cell office:value-type="float" office:value="1.4255574467816" calcext:value-type="float">
            <text:p>1.42555744678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</text:p>
          </table:table-cell>
          <table:table-cell office:value-type="float" office:value="1.7901875892762" calcext:value-type="float">
            <text:p>1.79018758927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7</text:p>
          </table:table-cell>
          <table:table-cell office:value-type="float" office:value="1.8652043524165" calcext:value-type="float">
            <text:p>1.86520435241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5</text:p>
          </table:table-cell>
          <table:table-cell office:value-type="float" office:value="1.8318043875743" calcext:value-type="float">
            <text:p>1.83180438757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6</text:p>
          </table:table-cell>
          <table:table-cell office:value-type="float" office:value="1.699081369388" calcext:value-type="float">
            <text:p>1.69908136938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9157190361" calcext:value-type="float">
            <text:p>2.06691571903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621051978" calcext:value-type="float">
            <text:p>2.00006210519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227056603" calcext:value-type="float">
            <text:p>1.42962270566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8</text:p>
          </table:table-cell>
          <table:table-cell office:value-type="float" office:value="1.8975990551589" calcext:value-type="float">
            <text:p>1.89759905515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4</text:p>
          </table:table-cell>
          <table:table-cell office:value-type="float" office:value="2.0094494637374" calcext:value-type="float">
            <text:p>2.00944946373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6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0</text:p>
          </table:table-cell>
          <table:table-cell office:value-type="float" office:value="1.7928149549316" calcext:value-type="float">
            <text:p>1.79281495493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7</text:p>
          </table:table-cell>
          <table:table-cell office:value-type="float" office:value="1.8677454023733" calcext:value-type="float">
            <text:p>1.86774540237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2</text:p>
          </table:table-cell>
          <table:table-cell office:value-type="float" office:value="1.8248338685959" calcext:value-type="float">
            <text:p>1.8248338685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7</text:p>
          </table:table-cell>
          <table:table-cell office:value-type="float" office:value="1.7018497875265" calcext:value-type="float">
            <text:p>1.701849787526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9146695635" calcext:value-type="float">
            <text:p>2.0639146695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0042178903" calcext:value-type="float">
            <text:p>1.993004217890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84992016" calcext:value-type="float">
            <text:p>1.4257584992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5</text:p>
          </table:table-cell>
          <table:table-cell office:value-type="float" office:value="1.8988274749184" calcext:value-type="float">
            <text:p>1.8988274749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5</text:p>
          </table:table-cell>
          <table:table-cell office:value-type="float" office:value="2.0262957617939" calcext:value-type="float">
            <text:p>2.0262957617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2</text:p>
          </table:table-cell>
          <table:table-cell office:value-type="float" office:value="0.71473398449054" calcext:value-type="float">
            <text:p>0.7147339844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5</text:p>
          </table:table-cell>
          <table:table-cell office:value-type="float" office:value="1.4273058659938" calcext:value-type="float">
            <text:p>1.4273058659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6</text:p>
          </table:table-cell>
          <table:table-cell office:value-type="float" office:value="1.7970370557505" calcext:value-type="float">
            <text:p>1.79703705575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4</text:p>
          </table:table-cell>
          <table:table-cell office:value-type="float" office:value="1.8577917286403" calcext:value-type="float">
            <text:p>1.857791728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7</text:p>
          </table:table-cell>
          <table:table-cell office:value-type="float" office:value="1.825918077981" calcext:value-type="float">
            <text:p>1.8259180779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</text:p>
          </table:table-cell>
          <table:table-cell office:value-type="float" office:value="1.7052466260562" calcext:value-type="float">
            <text:p>1.705246626056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09873674" calcext:value-type="float">
            <text:p>2.0620009873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4663247723" calcext:value-type="float">
            <text:p>1.991466324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766961298" calcext:value-type="float">
            <text:p>0.71386766961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0</text:p>
          </table:table-cell>
          <table:table-cell office:value-type="float" office:value="1.89775800236" calcext:value-type="float">
            <text:p>1.897758002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3</text:p>
          </table:table-cell>
          <table:table-cell office:value-type="float" office:value="2.0224357658571" calcext:value-type="float">
            <text:p>2.0224357658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8</text:p>
          </table:table-cell>
          <table:table-cell office:value-type="float" office:value="0.71481293177586" calcext:value-type="float">
            <text:p>0.7148129317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2</text:p>
          </table:table-cell>
          <table:table-cell office:value-type="float" office:value="1.4296974424237" calcext:value-type="float">
            <text:p>1.4296974424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3</text:p>
          </table:table-cell>
          <table:table-cell office:value-type="float" office:value="1.7933686385593" calcext:value-type="float">
            <text:p>1.79336863855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0</text:p>
          </table:table-cell>
          <table:table-cell office:value-type="float" office:value="1.8561033093649" calcext:value-type="float">
            <text:p>1.8561033093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8</text:p>
          </table:table-cell>
          <table:table-cell office:value-type="float" office:value="1.8246465003721" calcext:value-type="float">
            <text:p>1.82464650037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8</text:p>
          </table:table-cell>
          <table:table-cell office:value-type="float" office:value="1.7148613527775" calcext:value-type="float">
            <text:p>1.714861352777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630895125" calcext:value-type="float">
            <text:p>2.0649630895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8947485318" calcext:value-type="float">
            <text:p>1.98889474853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32348282" calcext:value-type="float">
            <text:p>1.42691323482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293337586" calcext:value-type="float">
            <text:p>0.71329293337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4</text:p>
          </table:table-cell>
          <table:table-cell office:value-type="float" office:value="1.8878790653905" calcext:value-type="float">
            <text:p>1.88787906539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8</text:p>
          </table:table-cell>
          <table:table-cell office:value-type="float" office:value="2.0204641889851" calcext:value-type="float">
            <text:p>2.02046418898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7</text:p>
          </table:table-cell>
          <table:table-cell office:value-type="float" office:value="1.4286690224537" calcext:value-type="float">
            <text:p>1.4286690224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7</text:p>
          </table:table-cell>
          <table:table-cell office:value-type="float" office:value="1.797833897017" calcext:value-type="float">
            <text:p>1.79783389701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1</text:p>
          </table:table-cell>
          <table:table-cell office:value-type="float" office:value="1.8619411979566" calcext:value-type="float">
            <text:p>1.8619411979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1</text:p>
          </table:table-cell>
          <table:table-cell office:value-type="float" office:value="1.8277970233716" calcext:value-type="float">
            <text:p>1.82779702337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9</text:p>
          </table:table-cell>
          <table:table-cell office:value-type="float" office:value="1.7049571526767" calcext:value-type="float">
            <text:p>1.704957152676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1546672056" calcext:value-type="float">
            <text:p>2.06615466720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4568584665" calcext:value-type="float">
            <text:p>1.98445685846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00756526" calcext:value-type="float">
            <text:p>1.428130075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240433431" calcext:value-type="float">
            <text:p>0.71588240433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3</text:p>
          </table:table-cell>
          <table:table-cell office:value-type="float" office:value="1.8996822108608" calcext:value-type="float">
            <text:p>1.89968221086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7</text:p>
          </table:table-cell>
          <table:table-cell office:value-type="float" office:value="2.0109052516787" calcext:value-type="float">
            <text:p>2.01090525167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4</text:p>
          </table:table-cell>
          <table:table-cell office:value-type="float" office:value="1.4277279708127" calcext:value-type="float">
            <text:p>1.4277279708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5</text:p>
          </table:table-cell>
          <table:table-cell office:value-type="float" office:value="1.7948591633061" calcext:value-type="float">
            <text:p>1.79485916330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7</text:p>
          </table:table-cell>
          <table:table-cell office:value-type="float" office:value="1.8584485700541" calcext:value-type="float">
            <text:p>1.85844857005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9</text:p>
          </table:table-cell>
          <table:table-cell office:value-type="float" office:value="1.8285833383333" calcext:value-type="float">
            <text:p>1.8285833383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2</text:p>
          </table:table-cell>
          <table:table-cell office:value-type="float" office:value="1.7108529359443" calcext:value-type="float">
            <text:p>1.710852935944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862443303" calcext:value-type="float">
            <text:p>2.06788624433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1684271911" calcext:value-type="float">
            <text:p>1.994168427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742863429" calcext:value-type="float">
            <text:p>1.4279742863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1</text:p>
          </table:table-cell>
          <table:table-cell office:value-type="float" office:value="1.9052558892043" calcext:value-type="float">
            <text:p>1.9052558892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0</text:p>
          </table:table-cell>
          <table:table-cell office:value-type="float" office:value="1.9956894782216" calcext:value-type="float">
            <text:p>1.9956894782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0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8</text:p>
          </table:table-cell>
          <table:table-cell office:value-type="float" office:value="1.4269269190243" calcext:value-type="float">
            <text:p>1.4269269190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0</text:p>
          </table:table-cell>
          <table:table-cell office:value-type="float" office:value="1.7820444399532" calcext:value-type="float">
            <text:p>1.78204443995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4</text:p>
          </table:table-cell>
          <table:table-cell office:value-type="float" office:value="1.8579980442126" calcext:value-type="float">
            <text:p>1.8579980442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0</text:p>
          </table:table-cell>
          <table:table-cell office:value-type="float" office:value="1.8273559712042" calcext:value-type="float">
            <text:p>1.82735597120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9</text:p>
          </table:table-cell>
          <table:table-cell office:value-type="float" office:value="1.7100539894169" calcext:value-type="float">
            <text:p>1.710053989416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426249025" calcext:value-type="float">
            <text:p>2.0634262490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648431949" calcext:value-type="float">
            <text:p>1.9896484319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0074642" calcext:value-type="float">
            <text:p>1.42909007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9</text:p>
          </table:table-cell>
          <table:table-cell office:value-type="float" office:value="1.8806548624686" calcext:value-type="float">
            <text:p>1.88065486246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4</text:p>
          </table:table-cell>
          <table:table-cell office:value-type="float" office:value="2.0212841881219" calcext:value-type="float">
            <text:p>2.02128418812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7</text:p>
          </table:table-cell>
          <table:table-cell office:value-type="float" office:value="1.4281721808714" calcext:value-type="float">
            <text:p>1.4281721808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7</text:p>
          </table:table-cell>
          <table:table-cell office:value-type="float" office:value="1.7888581169915" calcext:value-type="float">
            <text:p>1.78885811699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5</text:p>
          </table:table-cell>
          <table:table-cell office:value-type="float" office:value="1.8596590950957" calcext:value-type="float">
            <text:p>1.8596590950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5</text:p>
          </table:table-cell>
          <table:table-cell office:value-type="float" office:value="1.8216159772463" calcext:value-type="float">
            <text:p>1.82161597724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</text:p>
          </table:table-cell>
          <table:table-cell office:value-type="float" office:value="1.7082024124185" calcext:value-type="float">
            <text:p>1.70820241241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2672891923" calcext:value-type="float">
            <text:p>2.0752672891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16948719" calcext:value-type="float">
            <text:p>1.987169487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187916644" calcext:value-type="float">
            <text:p>0.714791879166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4</text:p>
          </table:table-cell>
          <table:table-cell office:value-type="float" office:value="1.8979695810847" calcext:value-type="float">
            <text:p>1.8979695810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0</text:p>
          </table:table-cell>
          <table:table-cell office:value-type="float" office:value="2.0274536553119" calcext:value-type="float">
            <text:p>2.02745365531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4</text:p>
          </table:table-cell>
          <table:table-cell office:value-type="float" office:value="1.429143758796" calcext:value-type="float">
            <text:p>1.429143758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5</text:p>
          </table:table-cell>
          <table:table-cell office:value-type="float" office:value="1.7810307568097" calcext:value-type="float">
            <text:p>1.78103075680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6</text:p>
          </table:table-cell>
          <table:table-cell office:value-type="float" office:value="1.8556748887633" calcext:value-type="float">
            <text:p>1.8556748887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0</text:p>
          </table:table-cell>
          <table:table-cell office:value-type="float" office:value="1.8240938693749" calcext:value-type="float">
            <text:p>1.82409386937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4</text:p>
          </table:table-cell>
          <table:table-cell office:value-type="float" office:value="1.7025624183553" calcext:value-type="float">
            <text:p>1.702562418355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6367761718" calcext:value-type="float">
            <text:p>2.0626367761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157938781" calcext:value-type="float">
            <text:p>1.99581579387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53396891" calcext:value-type="float">
            <text:p>1.4272953396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5</text:p>
          </table:table-cell>
          <table:table-cell office:value-type="float" office:value="1.8963411617461" calcext:value-type="float">
            <text:p>1.8963411617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2</text:p>
          </table:table-cell>
          <table:table-cell office:value-type="float" office:value="2.0123578817285" calcext:value-type="float">
            <text:p>2.01235788172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2</text:p>
          </table:table-cell>
          <table:table-cell office:value-type="float" office:value="0.71470872135924" calcext:value-type="float">
            <text:p>0.7147087213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9</text:p>
          </table:table-cell>
          <table:table-cell office:value-type="float" office:value="1.4280658651938" calcext:value-type="float">
            <text:p>1.4280658651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7</text:p>
          </table:table-cell>
          <table:table-cell office:value-type="float" office:value="1.7954665310879" calcext:value-type="float">
            <text:p>1.7954665310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5</text:p>
          </table:table-cell>
          <table:table-cell office:value-type="float" office:value="1.8597433055334" calcext:value-type="float">
            <text:p>1.85974330553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</text:p>
          </table:table-cell>
          <table:table-cell office:value-type="float" office:value="1.8284064964142" calcext:value-type="float">
            <text:p>1.82840649641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5</text:p>
          </table:table-cell>
          <table:table-cell office:value-type="float" office:value="1.7123192501903" calcext:value-type="float">
            <text:p>1.712319250190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1672956134" calcext:value-type="float">
            <text:p>2.06916729561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4379069075" calcext:value-type="float">
            <text:p>1.9884379069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890219063" calcext:value-type="float">
            <text:p>1.429189021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1</text:p>
          </table:table-cell>
          <table:table-cell office:value-type="float" office:value="1.8889190642957" calcext:value-type="float">
            <text:p>1.8889190642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4</text:p>
          </table:table-cell>
          <table:table-cell office:value-type="float" office:value="2.0325525973131" calcext:value-type="float">
            <text:p>2.0325525973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3</text:p>
          </table:table-cell>
          <table:table-cell office:value-type="float" office:value="1.435804804416" calcext:value-type="float">
            <text:p>1.4358048044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4</text:p>
          </table:table-cell>
          <table:table-cell office:value-type="float" office:value="1.7896286424962" calcext:value-type="float">
            <text:p>1.78962864249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5</text:p>
          </table:table-cell>
          <table:table-cell office:value-type="float" office:value="1.8639601431998" calcext:value-type="float">
            <text:p>1.8639601431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</text:p>
          </table:table-cell>
          <table:table-cell office:value-type="float" office:value="1.8283286017594" calcext:value-type="float">
            <text:p>1.8283286017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</text:p>
          </table:table-cell>
          <table:table-cell office:value-type="float" office:value="1.7078013602091" calcext:value-type="float">
            <text:p>1.707801360209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3441670061" calcext:value-type="float">
            <text:p>2.04134416700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5252657629" calcext:value-type="float">
            <text:p>1.9975252657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37580381" calcext:value-type="float">
            <text:p>1.4298637580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2</text:p>
          </table:table-cell>
          <table:table-cell office:value-type="float" office:value="1.8990548431002" calcext:value-type="float">
            <text:p>1.8990548431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6</text:p>
          </table:table-cell>
          <table:table-cell office:value-type="float" office:value="2.0213705038205" calcext:value-type="float">
            <text:p>2.0213705038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9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6</text:p>
          </table:table-cell>
          <table:table-cell office:value-type="float" office:value="1.4284658647728" calcext:value-type="float">
            <text:p>1.42846586477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8</text:p>
          </table:table-cell>
          <table:table-cell office:value-type="float" office:value="1.789941273746" calcext:value-type="float">
            <text:p>1.7899412737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0</text:p>
          </table:table-cell>
          <table:table-cell office:value-type="float" office:value="1.8552654155101" calcext:value-type="float">
            <text:p>1.8552654155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</text:p>
          </table:table-cell>
          <table:table-cell office:value-type="float" office:value="1.8273117607245" calcext:value-type="float">
            <text:p>1.8273117607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6</text:p>
          </table:table-cell>
          <table:table-cell office:value-type="float" office:value="1.7022034713648" calcext:value-type="float">
            <text:p>1.702203471364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6715087668" calcext:value-type="float">
            <text:p>2.066671508766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317900718" calcext:value-type="float">
            <text:p>1.99431790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6</text:p>
          </table:table-cell>
          <table:table-cell office:value-type="float" office:value="1.9006916834824" calcext:value-type="float">
            <text:p>1.90069168348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4</text:p>
          </table:table-cell>
          <table:table-cell office:value-type="float" office:value="2.0239231327125" calcext:value-type="float">
            <text:p>2.0239231327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4</text:p>
          </table:table-cell>
          <table:table-cell office:value-type="float" office:value="0.71490766851824" calcext:value-type="float">
            <text:p>0.71490766851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5</text:p>
          </table:table-cell>
          <table:table-cell office:value-type="float" office:value="1.4299269158664" calcext:value-type="float">
            <text:p>1.429926915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6</text:p>
          </table:table-cell>
          <table:table-cell office:value-type="float" office:value="1.7947444265848" calcext:value-type="float">
            <text:p>1.79474442658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9</text:p>
          </table:table-cell>
          <table:table-cell office:value-type="float" office:value="1.8596148846159" calcext:value-type="float">
            <text:p>1.8596148846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4</text:p>
          </table:table-cell>
          <table:table-cell office:value-type="float" office:value="1.8285328120707" calcext:value-type="float">
            <text:p>1.82853281207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7</text:p>
          </table:table-cell>
          <table:table-cell office:value-type="float" office:value="1.7079634653016" calcext:value-type="float">
            <text:p>1.707963465301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4946679003" calcext:value-type="float">
            <text:p>2.06549466790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60663199302" calcext:value-type="float">
            <text:p>1.99606631993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95481689" calcext:value-type="float">
            <text:p>1.4292395481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2</text:p>
          </table:table-cell>
          <table:table-cell office:value-type="float" office:value="1.8987474750027" calcext:value-type="float">
            <text:p>1.8987474750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</text:p>
          </table:table-cell>
          <table:table-cell office:value-type="float" office:value="2.0181747177108" calcext:value-type="float">
            <text:p>2.0181747177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5</text:p>
          </table:table-cell>
          <table:table-cell office:value-type="float" office:value="1.4292300744947" calcext:value-type="float">
            <text:p>1.42923007449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8</text:p>
          </table:table-cell>
          <table:table-cell office:value-type="float" office:value="1.7888823274923" calcext:value-type="float">
            <text:p>1.78888232749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6</text:p>
          </table:table-cell>
          <table:table-cell office:value-type="float" office:value="1.8583769911821" calcext:value-type="float">
            <text:p>1.858376991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6</text:p>
          </table:table-cell>
          <table:table-cell office:value-type="float" office:value="1.8302738628696" calcext:value-type="float">
            <text:p>1.8302738628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0</text:p>
          </table:table-cell>
          <table:table-cell office:value-type="float" office:value="1.7059066253614" calcext:value-type="float">
            <text:p>1.705906625361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016769456" calcext:value-type="float">
            <text:p>2.0690167694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8168612454" calcext:value-type="float">
            <text:p>1.98181686124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 table:number-columns-repeated="4"/>
          <table:table-cell table:formula="of:=AVERAGE([.BW159:.BW193])" office:value-type="float" office:value="1.89745553651297" calcext:value-type="float">
            <text:p>1.89745553651297</text:p>
          </table:table-cell>
          <table:table-cell table:formula="of:=AVERAGE([.CB159:.CB193])" office:value-type="float" office:value="2.02123555659415" calcext:value-type="float">
            <text:p>2.02123555659415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6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7</text:p>
          </table:table-cell>
          <table:table-cell office:value-type="float" office:value="1.4307311255462" calcext:value-type="float">
            <text:p>1.43073112554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2</text:p>
          </table:table-cell>
          <table:table-cell office:value-type="float" office:value="1.7922075871499" calcext:value-type="float">
            <text:p>1.79220758714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0</text:p>
          </table:table-cell>
          <table:table-cell office:value-type="float" office:value="1.8597338318591" calcext:value-type="float">
            <text:p>1.8597338318591</text:p>
          </table:table-cell>
          <table:table-cell table:number-columns-repeated="4"/>
          <table:table-cell table:formula="of:=AVERAGE([.DB159:.DB193])" office:value-type="float" office:value="1.82719152024953" calcext:value-type="float">
            <text:p>1.82719152024953</text:p>
          </table:table-cell>
          <table:table-cell/>
          <table:table-cell table:formula="of:=AVERAGE([.DG159:.DG193])" office:value-type="float" office:value="1.70745817260042" calcext:value-type="float">
            <text:p>1.70745817260042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2788797064" calcext:value-type="float">
            <text:p>2.06427887970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7873707501" calcext:value-type="float">
            <text:p>1.99778737075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58651307" calcext:value-type="float">
            <text:p>1.4281258651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1</text:p>
          </table:table-cell>
          <table:table-cell office:value-type="float" office:value="1.4280679704548" calcext:value-type="float">
            <text:p>1.42806797045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9</text:p>
          </table:table-cell>
          <table:table-cell office:value-type="float" office:value="1.7903823259133" calcext:value-type="float">
            <text:p>1.79038232591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3</text:p>
          </table:table-cell>
          <table:table-cell office:value-type="float" office:value="1.8592001482104" calcext:value-type="float">
            <text:p>1.8592001482104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20399979" calcext:value-type="float">
            <text:p>2.0620020399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9136906172" calcext:value-type="float">
            <text:p>1.9939136906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4902258" calcext:value-type="float">
            <text:p>1.428549022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7</text:p>
          </table:table-cell>
          <table:table-cell office:value-type="float" office:value="1.9219990294747" calcext:value-type="float">
            <text:p>1.9219990294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0</text:p>
          </table:table-cell>
          <table:table-cell office:value-type="float" office:value="2.0279326021762" calcext:value-type="float">
            <text:p>2.02793260217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2</text:p>
          </table:table-cell>
          <table:table-cell office:value-type="float" office:value="1.4296679687706" calcext:value-type="float">
            <text:p>1.42966796877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4</text:p>
          </table:table-cell>
          <table:table-cell office:value-type="float" office:value="1.792205481889" calcext:value-type="float">
            <text:p>1.7922054818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6</text:p>
          </table:table-cell>
          <table:table-cell office:value-type="float" office:value="1.8609433042702" calcext:value-type="float">
            <text:p>1.86094330427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0</text:p>
          </table:table-cell>
          <table:table-cell office:value-type="float" office:value="1.8335864909616" calcext:value-type="float">
            <text:p>1.83358649096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3</text:p>
          </table:table-cell>
          <table:table-cell office:value-type="float" office:value="1.7218213454512" calcext:value-type="float">
            <text:p>1.721821345451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799316001" calcext:value-type="float">
            <text:p>2.064979931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19631558283" calcext:value-type="float">
            <text:p>2.0019631558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37599539" calcext:value-type="float">
            <text:p>1.4280437599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0</text:p>
          </table:table-cell>
          <table:table-cell office:value-type="float" office:value="1.9254221837661" calcext:value-type="float">
            <text:p>1.9254221837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4</text:p>
          </table:table-cell>
          <table:table-cell office:value-type="float" office:value="2.0423304817574" calcext:value-type="float">
            <text:p>2.04233048175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0</text:p>
          </table:table-cell>
          <table:table-cell office:value-type="float" office:value="1.4291763903406" calcext:value-type="float">
            <text:p>1.4291763903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9</text:p>
          </table:table-cell>
          <table:table-cell office:value-type="float" office:value="1.7896833792807" calcext:value-type="float">
            <text:p>1.78968337928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8</text:p>
          </table:table-cell>
          <table:table-cell office:value-type="float" office:value="1.8590548852054" calcext:value-type="float">
            <text:p>1.8590548852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6</text:p>
          </table:table-cell>
          <table:table-cell office:value-type="float" office:value="1.8335349120685" calcext:value-type="float">
            <text:p>1.83353491206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4</text:p>
          </table:table-cell>
          <table:table-cell office:value-type="float" office:value="1.7189013485249" calcext:value-type="float">
            <text:p>1.718901348524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2525513131" calcext:value-type="float">
            <text:p>2.076252551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8147454582" calcext:value-type="float">
            <text:p>1.9918147454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32321334" calcext:value-type="float">
            <text:p>1.4294732321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8</text:p>
          </table:table-cell>
          <table:table-cell office:value-type="float" office:value="1.9264579721495" calcext:value-type="float">
            <text:p>1.92645797214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3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1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8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8</text:p>
          </table:table-cell>
          <table:table-cell office:value-type="float" office:value="1.78107601992" calcext:value-type="float">
            <text:p>1.781076019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8</text:p>
          </table:table-cell>
          <table:table-cell office:value-type="float" office:value="1.8594327795444" calcext:value-type="float">
            <text:p>1.85943277954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5</text:p>
          </table:table-cell>
          <table:table-cell office:value-type="float" office:value="1.8336496487898" calcext:value-type="float">
            <text:p>1.8336496487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8</text:p>
          </table:table-cell>
          <table:table-cell office:value-type="float" office:value="1.7202445050058" calcext:value-type="float">
            <text:p>1.720244505005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6746740267" calcext:value-type="float">
            <text:p>2.0596746740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6631603546" calcext:value-type="float">
            <text:p>1.99766316035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016566298" calcext:value-type="float">
            <text:p>1.4262016566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1</text:p>
          </table:table-cell>
          <table:table-cell office:value-type="float" office:value="1.9264158669307" calcext:value-type="float">
            <text:p>1.9264158669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</text:p>
          </table:table-cell>
          <table:table-cell office:value-type="float" office:value="2.0421652187735" calcext:value-type="float">
            <text:p>2.0421652187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</text:p>
          </table:table-cell>
          <table:table-cell office:value-type="float" office:value="1.427444813216" calcext:value-type="float">
            <text:p>1.427444813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5</text:p>
          </table:table-cell>
          <table:table-cell office:value-type="float" office:value="1.7917539034169" calcext:value-type="float">
            <text:p>1.79175390341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3</text:p>
          </table:table-cell>
          <table:table-cell office:value-type="float" office:value="1.8574212027145" calcext:value-type="float">
            <text:p>1.8574212027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3</text:p>
          </table:table-cell>
          <table:table-cell office:value-type="float" office:value="1.8252496576319" calcext:value-type="float">
            <text:p>1.82524965763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6</text:p>
          </table:table-cell>
          <table:table-cell office:value-type="float" office:value="1.7225981867388" calcext:value-type="float">
            <text:p>1.722598186738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599275159" calcext:value-type="float">
            <text:p>2.0688599275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608994096" calcext:value-type="float">
            <text:p>0.714556089940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9400137474" calcext:value-type="float">
            <text:p>1.98694001374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9</text:p>
          </table:table-cell>
          <table:table-cell office:value-type="float" office:value="1.9269221821872" calcext:value-type="float">
            <text:p>1.9269221821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</text:p>
          </table:table-cell>
          <table:table-cell office:value-type="float" office:value="2.04533153123" calcext:value-type="float">
            <text:p>2.04533153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4</text:p>
          </table:table-cell>
          <table:table-cell office:value-type="float" office:value="0.71565398352212" calcext:value-type="float">
            <text:p>0.71565398352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8</text:p>
          </table:table-cell>
          <table:table-cell office:value-type="float" office:value="1.4283427070077" calcext:value-type="float">
            <text:p>1.42834270700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9</text:p>
          </table:table-cell>
          <table:table-cell office:value-type="float" office:value="1.798285475489" calcext:value-type="float">
            <text:p>1.7982854754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</text:p>
          </table:table-cell>
          <table:table-cell office:value-type="float" office:value="1.8648390896431" calcext:value-type="float">
            <text:p>1.86483908964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9</text:p>
          </table:table-cell>
          <table:table-cell office:value-type="float" office:value="1.8269401821682" calcext:value-type="float">
            <text:p>1.82694018216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0</text:p>
          </table:table-cell>
          <table:table-cell office:value-type="float" office:value="1.7237413434302" calcext:value-type="float">
            <text:p>1.7237413434302</text:p>
          </table:table-cell>
        </table:table-row>
        <table:table-row table:style-name="ro1">
          <table:table-cell table:number-columns-repeated="39"/>
          <table:table-cell table:formula="of:=AVERAGE([.AN171:.AN200])" office:value-type="float" office:value="2.06478063356424" calcext:value-type="float">
            <text:p>2.06478063356424</text:p>
          </table:table-cell>
          <table:table-cell/>
          <table:table-cell table:formula="of:=AVERAGE([.AW171:.AW200])" office:value-type="float" office:value="0.714396791863025" calcext:value-type="float">
            <text:p>0.714396791863025</text:p>
          </table:table-cell>
          <table:table-cell/>
          <table:table-cell table:formula="of:=AVERAGE([.BD171:.BD200])" office:value-type="float" office:value="1.99238313082478" calcext:value-type="float">
            <text:p>1.99238313082478</text:p>
          </table:table-cell>
          <table:table-cell/>
          <table:table-cell table:formula="of:=AVERAGE([.BK181:.BK210])" office:value-type="float" office:value="1.42846748131242" calcext:value-type="float">
            <text:p>1.42846748131242</text:p>
          </table:table-cell>
          <table:table-cell/>
          <table:table-cell table:formula="of:=AVERAGE([.BR171:.BR200])" office:value-type="float" office:value="0.714397388353626" calcext:value-type="float">
            <text:p>0.7143973883536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7</text:p>
          </table:table-cell>
          <table:table-cell office:value-type="float" office:value="1.9219358716465" calcext:value-type="float">
            <text:p>1.9219358716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6</text:p>
          </table:table-cell>
          <table:table-cell office:value-type="float" office:value="2.036772592871" calcext:value-type="float">
            <text:p>2.036772592871</text:p>
          </table:table-cell>
          <table:table-cell table:number-columns-repeated="4"/>
          <table:table-cell table:formula="of:=AVERAGE([.CG171:.CG200])" office:value-type="float" office:value="0.714396335723155" calcext:value-type="float">
            <text:p>0.714396335723155</text:p>
          </table:table-cell>
          <table:table-cell/>
          <table:table-cell table:formula="of:=AVERAGE([.CL171:.CL200])" office:value-type="float" office:value="1.42880628546707" calcext:value-type="float">
            <text:p>1.42880628546707</text:p>
          </table:table-cell>
          <table:table-cell/>
          <table:table-cell table:formula="of:=AVERAGE([.CQ171:.CQ200])" office:value-type="float" office:value="1.79062583442895" calcext:value-type="float">
            <text:p>1.79062583442895</text:p>
          </table:table-cell>
          <table:table-cell/>
          <table:table-cell table:formula="of:=AVERAGE([.CW171:.CW200])" office:value-type="float" office:value="1.86045565566072" calcext:value-type="float">
            <text:p>1.8604556556607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8</text:p>
          </table:table-cell>
          <table:table-cell office:value-type="float" office:value="1.8286201803998" calcext:value-type="float">
            <text:p>1.8286201803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1</text:p>
          </table:table-cell>
          <table:table-cell office:value-type="float" office:value="1.720291873377" calcext:value-type="float">
            <text:p>1.720291873377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6</text:p>
          </table:table-cell>
          <table:table-cell office:value-type="float" office:value="1.9106179888232" calcext:value-type="float">
            <text:p>1.9106179888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2</text:p>
          </table:table-cell>
          <table:table-cell office:value-type="float" office:value="2.0204178732443" calcext:value-type="float">
            <text:p>2.020417873244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7</text:p>
          </table:table-cell>
          <table:table-cell office:value-type="float" office:value="1.8345749109738" calcext:value-type="float">
            <text:p>1.83457491097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8</text:p>
          </table:table-cell>
          <table:table-cell office:value-type="float" office:value="1.717466613193" calcext:value-type="float">
            <text:p>1.71746661319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8114991458" calcext:value-type="float">
            <text:p>2.0758114991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6473677396" calcext:value-type="float">
            <text:p>2.00064736773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27081024" calcext:value-type="float">
            <text:p>1.4273027081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1</text:p>
          </table:table-cell>
          <table:table-cell office:value-type="float" office:value="1.906824308606" calcext:value-type="float">
            <text:p>1.906824308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0</text:p>
          </table:table-cell>
          <table:table-cell office:value-type="float" office:value="2.0199915579036" calcext:value-type="float">
            <text:p>2.0199915579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0</text:p>
          </table:table-cell>
          <table:table-cell office:value-type="float" office:value="1.7981296861793" calcext:value-type="float">
            <text:p>1.79812968617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1</text:p>
          </table:table-cell>
          <table:table-cell office:value-type="float" office:value="1.8701201367156" calcext:value-type="float">
            <text:p>1.8701201367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4</text:p>
          </table:table-cell>
          <table:table-cell office:value-type="float" office:value="1.8252086050436" calcext:value-type="float">
            <text:p>1.8252086050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7</text:p>
          </table:table-cell>
          <table:table-cell office:value-type="float" office:value="1.7241602903576" calcext:value-type="float">
            <text:p>1.724160290357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6704424522" calcext:value-type="float">
            <text:p>2.07967044245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3873616975" calcext:value-type="float">
            <text:p>2.00638736169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74442974" calcext:value-type="float">
            <text:p>1.4279174442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4</text:p>
          </table:table-cell>
          <table:table-cell office:value-type="float" office:value="1.918711664514" calcext:value-type="float">
            <text:p>1.9187116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9</text:p>
          </table:table-cell>
          <table:table-cell office:value-type="float" office:value="2.0296304951258" calcext:value-type="float">
            <text:p>2.02963049512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5</text:p>
          </table:table-cell>
          <table:table-cell office:value-type="float" office:value="1.4271616556193" calcext:value-type="float">
            <text:p>1.42716165561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</text:p>
          </table:table-cell>
          <table:table-cell office:value-type="float" office:value="1.7959370569084" calcext:value-type="float">
            <text:p>1.79593705690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4</text:p>
          </table:table-cell>
          <table:table-cell office:value-type="float" office:value="1.8655190889273" calcext:value-type="float">
            <text:p>1.8655190889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2</text:p>
          </table:table-cell>
          <table:table-cell office:value-type="float" office:value="1.8334991226325" calcext:value-type="float">
            <text:p>1.83349912263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5</text:p>
          </table:table-cell>
          <table:table-cell office:value-type="float" office:value="1.728253970259" calcext:value-type="float">
            <text:p>1.72825397025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9536116278" calcext:value-type="float">
            <text:p>2.0689536116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6557824676" calcext:value-type="float">
            <text:p>2.0066557824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48098476" calcext:value-type="float">
            <text:p>1.43064480984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4</text:p>
          </table:table-cell>
          <table:table-cell office:value-type="float" office:value="1.9205274520764" calcext:value-type="float">
            <text:p>1.92052745207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1</text:p>
          </table:table-cell>
          <table:table-cell office:value-type="float" office:value="2.037566276246" calcext:value-type="float">
            <text:p>2.0375662762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0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6</text:p>
          </table:table-cell>
          <table:table-cell office:value-type="float" office:value="1.4283942859008" calcext:value-type="float">
            <text:p>1.42839428590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9</text:p>
          </table:table-cell>
          <table:table-cell office:value-type="float" office:value="1.8006538940485" calcext:value-type="float">
            <text:p>1.80065389404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8</text:p>
          </table:table-cell>
          <table:table-cell office:value-type="float" office:value="1.8663506669993" calcext:value-type="float">
            <text:p>1.8663506669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1</text:p>
          </table:table-cell>
          <table:table-cell office:value-type="float" office:value="1.8314917563245" calcext:value-type="float">
            <text:p>1.8314917563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6</text:p>
          </table:table-cell>
          <table:table-cell office:value-type="float" office:value="1.7310834409648" calcext:value-type="float">
            <text:p>1.731083440964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1462451092" calcext:value-type="float">
            <text:p>2.0671462451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210405042" calcext:value-type="float">
            <text:p>2.011521040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37445329" calcext:value-type="float">
            <text:p>1.426937445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6</text:p>
          </table:table-cell>
          <table:table-cell office:value-type="float" office:value="1.9159306148099" calcext:value-type="float">
            <text:p>1.91593061480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4</text:p>
          </table:table-cell>
          <table:table-cell office:value-type="float" office:value="2.0436094277795" calcext:value-type="float">
            <text:p>2.04360942777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8</text:p>
          </table:table-cell>
          <table:table-cell office:value-type="float" office:value="1.4286037593645" calcext:value-type="float">
            <text:p>1.4286037593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6</text:p>
          </table:table-cell>
          <table:table-cell office:value-type="float" office:value="1.791914955879" calcext:value-type="float">
            <text:p>1.791914955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9</text:p>
          </table:table-cell>
          <table:table-cell office:value-type="float" office:value="1.8574506763677" calcext:value-type="float">
            <text:p>1.8574506763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0</text:p>
          </table:table-cell>
          <table:table-cell office:value-type="float" office:value="1.8414001669472" calcext:value-type="float">
            <text:p>1.8414001669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2</text:p>
          </table:table-cell>
          <table:table-cell office:value-type="float" office:value="1.7274497605792" calcext:value-type="float">
            <text:p>1.727449760579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8262307092" calcext:value-type="float">
            <text:p>2.0808262307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2757754992" calcext:value-type="float">
            <text:p>2.01327577549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8</text:p>
          </table:table-cell>
          <table:table-cell office:value-type="float" office:value="1.9200253473417" calcext:value-type="float">
            <text:p>1.92002534734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7</text:p>
          </table:table-cell>
          <table:table-cell office:value-type="float" office:value="2.0380989072643" calcext:value-type="float">
            <text:p>2.03809890726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0</text:p>
          </table:table-cell>
          <table:table-cell office:value-type="float" office:value="1.4257448150055" calcext:value-type="float">
            <text:p>1.42574481500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3</text:p>
          </table:table-cell>
          <table:table-cell office:value-type="float" office:value="1.7991191588219" calcext:value-type="float">
            <text:p>1.79911915882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6</text:p>
          </table:table-cell>
          <table:table-cell office:value-type="float" office:value="1.8589012011566" calcext:value-type="float">
            <text:p>1.8589012011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</text:p>
          </table:table-cell>
          <table:table-cell office:value-type="float" office:value="1.8328759653937" calcext:value-type="float">
            <text:p>1.83287596539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4</text:p>
          </table:table-cell>
          <table:table-cell office:value-type="float" office:value="1.7172308239676" calcext:value-type="float">
            <text:p>1.717230823967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515099458" calcext:value-type="float">
            <text:p>2.0655515099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7715665562" calcext:value-type="float">
            <text:p>2.01177156655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311308093" calcext:value-type="float">
            <text:p>1.4257311308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3</text:p>
          </table:table-cell>
          <table:table-cell office:value-type="float" office:value="1.9256590256221" calcext:value-type="float">
            <text:p>1.92565902562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6</text:p>
          </table:table-cell>
          <table:table-cell office:value-type="float" office:value="2.0391283798649" calcext:value-type="float">
            <text:p>2.0391283798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6</text:p>
          </table:table-cell>
          <table:table-cell office:value-type="float" office:value="1.4308984937911" calcext:value-type="float">
            <text:p>1.4308984937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2</text:p>
          </table:table-cell>
          <table:table-cell office:value-type="float" office:value="1.7986412645881" calcext:value-type="float">
            <text:p>1.798641264588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5</text:p>
          </table:table-cell>
          <table:table-cell office:value-type="float" office:value="1.8639411958514" calcext:value-type="float">
            <text:p>1.86394119585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6</text:p>
          </table:table-cell>
          <table:table-cell office:value-type="float" office:value="1.8276317603876" calcext:value-type="float">
            <text:p>1.8276317603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3</text:p>
          </table:table-cell>
          <table:table-cell office:value-type="float" office:value="1.724471868977" calcext:value-type="float">
            <text:p>1.72447186897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0841283325" calcext:value-type="float">
            <text:p>2.07808412833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6484108964" calcext:value-type="float">
            <text:p>2.00964841089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163898775" calcext:value-type="float">
            <text:p>1.4296163898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5</text:p>
          </table:table-cell>
          <table:table-cell office:value-type="float" office:value="1.9305053363102" calcext:value-type="float">
            <text:p>1.9305053363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1</text:p>
          </table:table-cell>
          <table:table-cell office:value-type="float" office:value="2.0406378519602" calcext:value-type="float">
            <text:p>2.0406378519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2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1</text:p>
          </table:table-cell>
          <table:table-cell office:value-type="float" office:value="1.4280911283251" calcext:value-type="float">
            <text:p>1.4280911283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</text:p>
          </table:table-cell>
          <table:table-cell office:value-type="float" office:value="1.7945244268164" calcext:value-type="float">
            <text:p>1.79452442681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</text:p>
          </table:table-cell>
          <table:table-cell office:value-type="float" office:value="1.8628369864874" calcext:value-type="float">
            <text:p>1.86283698648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5</text:p>
          </table:table-cell>
          <table:table-cell office:value-type="float" office:value="1.8331264914458" calcext:value-type="float">
            <text:p>1.8331264914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2</text:p>
          </table:table-cell>
          <table:table-cell office:value-type="float" office:value="1.7266181825072" calcext:value-type="float">
            <text:p>1.726618182507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24096922" calcext:value-type="float">
            <text:p>2.079240969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726205551" calcext:value-type="float">
            <text:p>2.0104726205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79688758" calcext:value-type="float">
            <text:p>1.4295679688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4</text:p>
          </table:table-cell>
          <table:table-cell office:value-type="float" office:value="1.9229337653329" calcext:value-type="float">
            <text:p>1.9229337653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5</text:p>
          </table:table-cell>
          <table:table-cell office:value-type="float" office:value="2.0380894335901" calcext:value-type="float">
            <text:p>2.0380894335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7</text:p>
          </table:table-cell>
          <table:table-cell office:value-type="float" office:value="1.4286890224326" calcext:value-type="float">
            <text:p>1.428689022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8</text:p>
          </table:table-cell>
          <table:table-cell office:value-type="float" office:value="1.7957749518158" calcext:value-type="float">
            <text:p>1.79577495181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4</text:p>
          </table:table-cell>
          <table:table-cell office:value-type="float" office:value="1.865493825796" calcext:value-type="float">
            <text:p>1.865493825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4</text:p>
          </table:table-cell>
          <table:table-cell office:value-type="float" office:value="1.834079122022" calcext:value-type="float">
            <text:p>1.8340791220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1</text:p>
          </table:table-cell>
          <table:table-cell office:value-type="float" office:value="1.7207381886966" calcext:value-type="float">
            <text:p>1.720738188696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3388733275" calcext:value-type="float">
            <text:p>2.070338873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5420973241" calcext:value-type="float">
            <text:p>2.0075420973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06028625" calcext:value-type="float">
            <text:p>1.4272806028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08283465" calcext:value-type="float">
            <text:p>0.7130708283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5</text:p>
          </table:table-cell>
          <table:table-cell office:value-type="float" office:value="1.9189148221949" calcext:value-type="float">
            <text:p>1.9189148221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4</text:p>
          </table:table-cell>
          <table:table-cell office:value-type="float" office:value="2.0330389125906" calcext:value-type="float">
            <text:p>2.03303891259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2</text:p>
          </table:table-cell>
          <table:table-cell office:value-type="float" office:value="1.4295069163085" calcext:value-type="float">
            <text:p>1.42950691630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1</text:p>
          </table:table-cell>
          <table:table-cell office:value-type="float" office:value="1.7988275801815" calcext:value-type="float">
            <text:p>1.79882758018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8</text:p>
          </table:table-cell>
          <table:table-cell office:value-type="float" office:value="1.8621748819212" calcext:value-type="float">
            <text:p>1.8621748819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</text:p>
          </table:table-cell>
          <table:table-cell office:value-type="float" office:value="1.8309401779577" calcext:value-type="float">
            <text:p>1.83094017795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9</text:p>
          </table:table-cell>
          <table:table-cell office:value-type="float" office:value="1.7328181759809" calcext:value-type="float">
            <text:p>1.73281817598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3778248654" calcext:value-type="float">
            <text:p>2.0663778248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2073534659" calcext:value-type="float">
            <text:p>2.01420735346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3</text:p>
          </table:table-cell>
          <table:table-cell office:value-type="float" office:value="1.9055485204752" calcext:value-type="float">
            <text:p>1.90554852047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8</text:p>
          </table:table-cell>
          <table:table-cell office:value-type="float" office:value="2.0437904802205" calcext:value-type="float">
            <text:p>2.0437904802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6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0</text:p>
          </table:table-cell>
          <table:table-cell office:value-type="float" office:value="1.8030549441527" calcext:value-type="float">
            <text:p>1.803054944152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0</text:p>
          </table:table-cell>
          <table:table-cell office:value-type="float" office:value="1.8629327758602" calcext:value-type="float">
            <text:p>1.8629327758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</text:p>
          </table:table-cell>
          <table:table-cell office:value-type="float" office:value="1.8252633418281" calcext:value-type="float">
            <text:p>1.82526334182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3</text:p>
          </table:table-cell>
          <table:table-cell office:value-type="float" office:value="1.7253855522257" calcext:value-type="float">
            <text:p>1.725385552225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2251913419" calcext:value-type="float">
            <text:p>2.06822519134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9599937263" calcext:value-type="float">
            <text:p>2.0059599937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79683916" calcext:value-type="float">
            <text:p>1.4300279683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451047946" calcext:value-type="float">
            <text:p>0.7150445104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0</text:p>
          </table:table-cell>
          <table:table-cell office:value-type="float" office:value="1.9147895633794" calcext:value-type="float">
            <text:p>1.9147895633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6</text:p>
          </table:table-cell>
          <table:table-cell office:value-type="float" office:value="2.0211220830294" calcext:value-type="float">
            <text:p>2.02112208302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8</text:p>
          </table:table-cell>
          <table:table-cell office:value-type="float" office:value="1.7916991666325" calcext:value-type="float">
            <text:p>1.79169916663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2</text:p>
          </table:table-cell>
          <table:table-cell office:value-type="float" office:value="1.8685485594226" calcext:value-type="float">
            <text:p>1.8685485594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6</text:p>
          </table:table-cell>
          <table:table-cell office:value-type="float" office:value="1.8360138568275" calcext:value-type="float">
            <text:p>1.8360138568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8</text:p>
          </table:table-cell>
          <table:table-cell office:value-type="float" office:value="1.7277213392407" calcext:value-type="float">
            <text:p>1.727721339240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5125520921" calcext:value-type="float">
            <text:p>2.07551255209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0010389463" calcext:value-type="float">
            <text:p>2.01300103894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21654293" calcext:value-type="float">
            <text:p>1.428421654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9</text:p>
          </table:table-cell>
          <table:table-cell office:value-type="float" office:value="1.927417971139" calcext:value-type="float">
            <text:p>1.9274179711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7</text:p>
          </table:table-cell>
          <table:table-cell office:value-type="float" office:value="2.0388525906815" calcext:value-type="float">
            <text:p>2.03885259068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1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9</text:p>
          </table:table-cell>
          <table:table-cell office:value-type="float" office:value="1.4274911289567" calcext:value-type="float">
            <text:p>1.4274911289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3</text:p>
          </table:table-cell>
          <table:table-cell office:value-type="float" office:value="1.7960602146735" calcext:value-type="float">
            <text:p>1.79606021467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6</text:p>
          </table:table-cell>
          <table:table-cell office:value-type="float" office:value="1.8663380354336" calcext:value-type="float">
            <text:p>1.86633803543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0</text:p>
          </table:table-cell>
          <table:table-cell office:value-type="float" office:value="1.8302685997173" calcext:value-type="float">
            <text:p>1.8302685997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7</text:p>
          </table:table-cell>
          <table:table-cell office:value-type="float" office:value="1.722207660834" calcext:value-type="float">
            <text:p>1.72220766083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6715119247" calcext:value-type="float">
            <text:p>2.06367151192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4715689773" calcext:value-type="float">
            <text:p>2.0094715689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</text:p>
          </table:table-cell>
          <table:table-cell office:value-type="float" office:value="1.93519901558" calcext:value-type="float">
            <text:p>1.935199015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2</text:p>
          </table:table-cell>
          <table:table-cell office:value-type="float" office:value="2.0389978536865" calcext:value-type="float">
            <text:p>2.03899785368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9</text:p>
          </table:table-cell>
          <table:table-cell office:value-type="float" office:value="1.4281069177822" calcext:value-type="float">
            <text:p>1.4281069177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0</text:p>
          </table:table-cell>
          <table:table-cell office:value-type="float" office:value="1.7954138995643" calcext:value-type="float">
            <text:p>1.79541389956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9</text:p>
          </table:table-cell>
          <table:table-cell office:value-type="float" office:value="1.8670790872852" calcext:value-type="float">
            <text:p>1.8670790872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1</text:p>
          </table:table-cell>
          <table:table-cell office:value-type="float" office:value="1.8209854515943" calcext:value-type="float">
            <text:p>1.8209854515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</text:p>
          </table:table-cell>
          <table:table-cell office:value-type="float" office:value="1.7197550318368" calcext:value-type="float">
            <text:p>1.719755031836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1125546184" calcext:value-type="float">
            <text:p>2.07311255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7210445042" calcext:value-type="float">
            <text:p>2.00772104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</text:p>
          </table:table-cell>
          <table:table-cell office:value-type="float" office:value="1.9099400947999" calcext:value-type="float">
            <text:p>1.90994009479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9</text:p>
          </table:table-cell>
          <table:table-cell office:value-type="float" office:value="2.0416294298638" calcext:value-type="float">
            <text:p>2.04162942986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7</text:p>
          </table:table-cell>
          <table:table-cell office:value-type="float" office:value="0.71588345696478" calcext:value-type="float">
            <text:p>0.715883456964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3</text:p>
          </table:table-cell>
          <table:table-cell office:value-type="float" office:value="1.4272774449711" calcext:value-type="float">
            <text:p>1.42727744497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5</text:p>
          </table:table-cell>
          <table:table-cell office:value-type="float" office:value="1.783570754136" calcext:value-type="float">
            <text:p>1.7835707541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7</text:p>
          </table:table-cell>
          <table:table-cell office:value-type="float" office:value="1.8621211977672" calcext:value-type="float">
            <text:p>1.8621211977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9</text:p>
          </table:table-cell>
          <table:table-cell office:value-type="float" office:value="1.8289096537793" calcext:value-type="float">
            <text:p>1.8289096537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1</text:p>
          </table:table-cell>
          <table:table-cell office:value-type="float" office:value="1.7189571379399" calcext:value-type="float">
            <text:p>1.718957137939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1893924322" calcext:value-type="float">
            <text:p>2.07718939243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5936635856" calcext:value-type="float">
            <text:p>2.0195936635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63905722" calcext:value-type="float">
            <text:p>1.4289563905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0</text:p>
          </table:table-cell>
          <table:table-cell office:value-type="float" office:value="1.9272484976332" calcext:value-type="float">
            <text:p>1.9272484976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7</text:p>
          </table:table-cell>
          <table:table-cell office:value-type="float" office:value="2.0248399738527" calcext:value-type="float">
            <text:p>2.02483997385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4</text:p>
          </table:table-cell>
          <table:table-cell office:value-type="float" office:value="0.71492451060578" calcext:value-type="float">
            <text:p>0.7149245106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3</text:p>
          </table:table-cell>
          <table:table-cell office:value-type="float" office:value="1.4292469165822" calcext:value-type="float">
            <text:p>1.4292469165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1</text:p>
          </table:table-cell>
          <table:table-cell office:value-type="float" office:value="1.7932328492286" calcext:value-type="float">
            <text:p>1.79323284922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</text:p>
          </table:table-cell>
          <table:table-cell office:value-type="float" office:value="1.8629633021439" calcext:value-type="float">
            <text:p>1.8629633021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3</text:p>
          </table:table-cell>
          <table:table-cell office:value-type="float" office:value="1.8351612261461" calcext:value-type="float">
            <text:p>1.8351612261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0</text:p>
          </table:table-cell>
          <table:table-cell office:value-type="float" office:value="1.7240960798989" calcext:value-type="float">
            <text:p>1.724096079898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6030835757" calcext:value-type="float">
            <text:p>2.070603083575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8946359" calcext:value-type="float">
            <text:p>2.009589463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563914143" calcext:value-type="float">
            <text:p>1.4281563914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2</text:p>
          </table:table-cell>
          <table:table-cell office:value-type="float" office:value="1.9276400761683" calcext:value-type="float">
            <text:p>1.9276400761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3</text:p>
          </table:table-cell>
          <table:table-cell office:value-type="float" office:value="2.0413631143546" calcext:value-type="float">
            <text:p>2.04136311435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6</text:p>
          </table:table-cell>
          <table:table-cell office:value-type="float" office:value="0.71546451003736" calcext:value-type="float">
            <text:p>0.71546451003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4</text:p>
          </table:table-cell>
          <table:table-cell office:value-type="float" office:value="1.4290216536614" calcext:value-type="float">
            <text:p>1.4290216536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4</text:p>
          </table:table-cell>
          <table:table-cell office:value-type="float" office:value="1.7954117943034" calcext:value-type="float">
            <text:p>1.79541179430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5</text:p>
          </table:table-cell>
          <table:table-cell office:value-type="float" office:value="1.8700832946492" calcext:value-type="float">
            <text:p>1.87008329464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2</text:p>
          </table:table-cell>
          <table:table-cell office:value-type="float" office:value="1.8303928101128" calcext:value-type="float">
            <text:p>1.83039281011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9</text:p>
          </table:table-cell>
          <table:table-cell office:value-type="float" office:value="1.7228350285947" calcext:value-type="float">
            <text:p>1.722835028594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1262324987" calcext:value-type="float">
            <text:p>2.079126232498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1884061175" calcext:value-type="float">
            <text:p>2.01418840611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84952858" calcext:value-type="float">
            <text:p>1.4294784952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1</text:p>
          </table:table-cell>
          <table:table-cell office:value-type="float" office:value="1.9231769229717" calcext:value-type="float">
            <text:p>1.92317692297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0</text:p>
          </table:table-cell>
          <table:table-cell office:value-type="float" office:value="2.0419778505496" calcext:value-type="float">
            <text:p>2.0419778505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8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1</text:p>
          </table:table-cell>
          <table:table-cell office:value-type="float" office:value="1.4296879687495" calcext:value-type="float">
            <text:p>1.42968796874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7</text:p>
          </table:table-cell>
          <table:table-cell office:value-type="float" office:value="1.7890528536286" calcext:value-type="float">
            <text:p>1.78905285362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3</text:p>
          </table:table-cell>
          <table:table-cell office:value-type="float" office:value="1.8671822450713" calcext:value-type="float">
            <text:p>1.8671822450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8</text:p>
          </table:table-cell>
          <table:table-cell office:value-type="float" office:value="1.825951762156" calcext:value-type="float">
            <text:p>1.825951762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9</text:p>
          </table:table-cell>
          <table:table-cell office:value-type="float" office:value="1.7158192465061" calcext:value-type="float">
            <text:p>1.715819246506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7641286693" calcext:value-type="float">
            <text:p>2.07776412866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5505194205" calcext:value-type="float">
            <text:p>2.00655051942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32355861" calcext:value-type="float">
            <text:p>1.426193235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503731049" calcext:value-type="float">
            <text:p>0.714555037310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4</text:p>
          </table:table-cell>
          <table:table-cell office:value-type="float" office:value="1.9225442920586" calcext:value-type="float">
            <text:p>1.922544292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9</text:p>
          </table:table-cell>
          <table:table-cell office:value-type="float" office:value="2.0448999527369" calcext:value-type="float">
            <text:p>2.04489995273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0</text:p>
          </table:table-cell>
          <table:table-cell office:value-type="float" office:value="1.4292658639307" calcext:value-type="float">
            <text:p>1.42926586393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7</text:p>
          </table:table-cell>
          <table:table-cell office:value-type="float" office:value="1.7906623256186" calcext:value-type="float">
            <text:p>1.79066232561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3</text:p>
          </table:table-cell>
          <table:table-cell office:value-type="float" office:value="1.862109618832" calcext:value-type="float">
            <text:p>1.862109618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4</text:p>
          </table:table-cell>
          <table:table-cell office:value-type="float" office:value="1.8304159679832" calcext:value-type="float">
            <text:p>1.8304159679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7</text:p>
          </table:table-cell>
          <table:table-cell office:value-type="float" office:value="1.7278781811809" calcext:value-type="float">
            <text:p>1.72787818118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8294001796" calcext:value-type="float">
            <text:p>2.06982940017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778990759" calcext:value-type="float">
            <text:p>1.9958778990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06028836" calcext:value-type="float">
            <text:p>1.4272606028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5</text:p>
          </table:table-cell>
          <table:table-cell office:value-type="float" office:value="1.924666395088" calcext:value-type="float">
            <text:p>1.924666395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</text:p>
          </table:table-cell>
          <table:table-cell office:value-type="float" office:value="2.0279883915912" calcext:value-type="float">
            <text:p>2.02798839159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0</text:p>
          </table:table-cell>
          <table:table-cell office:value-type="float" office:value="1.426159551411" calcext:value-type="float">
            <text:p>1.4261595514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8</text:p>
          </table:table-cell>
          <table:table-cell office:value-type="float" office:value="1.796258109202" calcext:value-type="float">
            <text:p>1.7962581092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4</text:p>
          </table:table-cell>
          <table:table-cell office:value-type="float" office:value="1.8698148738791" calcext:value-type="float">
            <text:p>1.8698148738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7</text:p>
          </table:table-cell>
          <table:table-cell office:value-type="float" office:value="1.8286380751178" calcext:value-type="float">
            <text:p>1.8286380751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0</text:p>
          </table:table-cell>
          <table:table-cell office:value-type="float" office:value="1.7210413462723" calcext:value-type="float">
            <text:p>1.72104134627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827293866" calcext:value-type="float">
            <text:p>2.070827293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9431463756" calcext:value-type="float">
            <text:p>2.0109431463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42850797" calcext:value-type="float">
            <text:p>1.429174285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8</text:p>
          </table:table-cell>
          <table:table-cell office:value-type="float" office:value="1.9301263893406" calcext:value-type="float">
            <text:p>1.930126389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5</text:p>
          </table:table-cell>
          <table:table-cell office:value-type="float" office:value="2.0387399592211" calcext:value-type="float">
            <text:p>2.03873995922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0</text:p>
          </table:table-cell>
          <table:table-cell office:value-type="float" office:value="0.71352977523182" calcext:value-type="float">
            <text:p>0.713529775231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4</text:p>
          </table:table-cell>
          <table:table-cell office:value-type="float" office:value="1.4278153391417" calcext:value-type="float">
            <text:p>1.4278153391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4</text:p>
          </table:table-cell>
          <table:table-cell office:value-type="float" office:value="1.7851181209283" calcext:value-type="float">
            <text:p>1.78511812092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0</text:p>
          </table:table-cell>
          <table:table-cell office:value-type="float" office:value="1.8659064569406" calcext:value-type="float">
            <text:p>1.8659064569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7</text:p>
          </table:table-cell>
          <table:table-cell office:value-type="float" office:value="1.8268286033383" calcext:value-type="float">
            <text:p>1.8268286033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</text:p>
          </table:table-cell>
          <table:table-cell office:value-type="float" office:value="1.7254350258579" calcext:value-type="float">
            <text:p>1.725435025857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4967689508" calcext:value-type="float">
            <text:p>2.0694967689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062098882" calcext:value-type="float">
            <text:p>2.00606209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6</text:p>
          </table:table-cell>
          <table:table-cell office:value-type="float" office:value="1.9143274586027" calcext:value-type="float">
            <text:p>1.9143274586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8</text:p>
          </table:table-cell>
          <table:table-cell office:value-type="float" office:value="2.0482157387203" calcext:value-type="float">
            <text:p>2.04821573872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3</text:p>
          </table:table-cell>
          <table:table-cell office:value-type="float" office:value="1.4299121790398" calcext:value-type="float">
            <text:p>1.42991217903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5</text:p>
          </table:table-cell>
          <table:table-cell office:value-type="float" office:value="1.7901465366879" calcext:value-type="float">
            <text:p>1.7901465366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2</text:p>
          </table:table-cell>
          <table:table-cell office:value-type="float" office:value="1.8638033012597" calcext:value-type="float">
            <text:p>1.863803301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5</text:p>
          </table:table-cell>
          <table:table-cell office:value-type="float" office:value="1.8337633328807" calcext:value-type="float">
            <text:p>1.8337633328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2</text:p>
          </table:table-cell>
          <table:table-cell office:value-type="float" office:value="1.7240729220285" calcext:value-type="float">
            <text:p>1.72407292202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5904499048" calcext:value-type="float">
            <text:p>2.07259044990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165251405" calcext:value-type="float">
            <text:p>2.0111652514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2</text:p>
          </table:table-cell>
          <table:table-cell office:value-type="float" office:value="1.9216506087888" calcext:value-type="float">
            <text:p>1.9216506087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1</text:p>
          </table:table-cell>
          <table:table-cell office:value-type="float" office:value="2.0442325850183" calcext:value-type="float">
            <text:p>2.0442325850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5</text:p>
          </table:table-cell>
          <table:table-cell office:value-type="float" office:value="0.71380766967614" calcext:value-type="float">
            <text:p>0.71380766967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</text:p>
          </table:table-cell>
          <table:table-cell office:value-type="float" office:value="1.4273521817345" calcext:value-type="float">
            <text:p>1.42735218173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2</text:p>
          </table:table-cell>
          <table:table-cell office:value-type="float" office:value="1.8000181052441" calcext:value-type="float">
            <text:p>1.80001810524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7</text:p>
          </table:table-cell>
          <table:table-cell office:value-type="float" office:value="1.8653201417683" calcext:value-type="float">
            <text:p>1.86532014176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4</text:p>
          </table:table-cell>
          <table:table-cell office:value-type="float" office:value="1.8263949195843" calcext:value-type="float">
            <text:p>1.8263949195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6</text:p>
          </table:table-cell>
          <table:table-cell office:value-type="float" office:value="1.722171871398" calcext:value-type="float">
            <text:p>1.72217187139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6525593131" calcext:value-type="float">
            <text:p>2.068652559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5452520576" calcext:value-type="float">
            <text:p>2.0105452520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16534509" calcext:value-type="float">
            <text:p>1.4292216534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3</text:p>
          </table:table-cell>
          <table:table-cell office:value-type="float" office:value="1.912759039201" calcext:value-type="float">
            <text:p>1.9127590392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0</text:p>
          </table:table-cell>
          <table:table-cell office:value-type="float" office:value="2.0393441691114" calcext:value-type="float">
            <text:p>2.03934416911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7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4</text:p>
          </table:table-cell>
          <table:table-cell office:value-type="float" office:value="1.4297206002941" calcext:value-type="float">
            <text:p>1.42972060029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6</text:p>
          </table:table-cell>
          <table:table-cell office:value-type="float" office:value="1.8029444179532" calcext:value-type="float">
            <text:p>1.80294441795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5</text:p>
          </table:table-cell>
          <table:table-cell office:value-type="float" office:value="1.8616969876874" calcext:value-type="float">
            <text:p>1.86169698768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3</text:p>
          </table:table-cell>
          <table:table-cell office:value-type="float" office:value="1.8338191222957" calcext:value-type="float">
            <text:p>1.8338191222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</text:p>
          </table:table-cell>
          <table:table-cell office:value-type="float" office:value="1.7247297634424" calcext:value-type="float">
            <text:p>1.724729763442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672969818" calcext:value-type="float">
            <text:p>2.067867296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78837496" calcext:value-type="float">
            <text:p>2.01043788374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627056182" calcext:value-type="float">
            <text:p>1.4296627056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0</text:p>
          </table:table-cell>
          <table:table-cell office:value-type="float" office:value="1.9233853438049" calcext:value-type="float">
            <text:p>1.92338534380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8</text:p>
          </table:table-cell>
          <table:table-cell office:value-type="float" office:value="2.0273715501352" calcext:value-type="float">
            <text:p>2.0273715501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7</text:p>
          </table:table-cell>
          <table:table-cell office:value-type="float" office:value="1.4281469177401" calcext:value-type="float">
            <text:p>1.42814691774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7</text:p>
          </table:table-cell>
          <table:table-cell office:value-type="float" office:value="1.7924570605715" calcext:value-type="float">
            <text:p>1.7924570605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0</text:p>
          </table:table-cell>
          <table:table-cell office:value-type="float" office:value="1.8554159416674" calcext:value-type="float">
            <text:p>1.85541594166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2</text:p>
          </table:table-cell>
          <table:table-cell office:value-type="float" office:value="1.8255907099045" calcext:value-type="float">
            <text:p>1.82559070990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4</text:p>
          </table:table-cell>
          <table:table-cell office:value-type="float" office:value="1.7242781849703" calcext:value-type="float">
            <text:p>1.724278184970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1227293445" calcext:value-type="float">
            <text:p>2.0712272934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2052513629" calcext:value-type="float">
            <text:p>2.0112052513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16535562" calcext:value-type="float">
            <text:p>1.42912165355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</text:p>
          </table:table-cell>
          <table:table-cell office:value-type="float" office:value="1.9208611359356" calcext:value-type="float">
            <text:p>1.92086113593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4</text:p>
          </table:table-cell>
          <table:table-cell office:value-type="float" office:value="2.0281336545962" calcext:value-type="float">
            <text:p>2.02813365459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5</text:p>
          </table:table-cell>
          <table:table-cell office:value-type="float" office:value="1.4299311263883" calcext:value-type="float">
            <text:p>1.4299311263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4</text:p>
          </table:table-cell>
          <table:table-cell office:value-type="float" office:value="1.8030054705206" calcext:value-type="float">
            <text:p>1.80300547052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7</text:p>
          </table:table-cell>
          <table:table-cell office:value-type="float" office:value="1.8663759301306" calcext:value-type="float">
            <text:p>1.8663759301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1</text:p>
          </table:table-cell>
          <table:table-cell office:value-type="float" office:value="1.8285622857239" calcext:value-type="float">
            <text:p>1.82856228572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5</text:p>
          </table:table-cell>
          <table:table-cell office:value-type="float" office:value="1.7306887045382" calcext:value-type="float">
            <text:p>1.730688704538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2483576333" calcext:value-type="float">
            <text:p>2.060248357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88494748953" calcext:value-type="float">
            <text:p>1.99884947489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95493899" calcext:value-type="float">
            <text:p>1.428079549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9</text:p>
          </table:table-cell>
          <table:table-cell office:value-type="float" office:value="1.9138706169783" calcext:value-type="float">
            <text:p>1.91387061697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5</text:p>
          </table:table-cell>
          <table:table-cell office:value-type="float" office:value="2.0346799634948" calcext:value-type="float">
            <text:p>2.03467996349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2</text:p>
          </table:table-cell>
          <table:table-cell office:value-type="float" office:value="1.429653231944" calcext:value-type="float">
            <text:p>1.42965323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5</text:p>
          </table:table-cell>
          <table:table-cell office:value-type="float" office:value="1.7928370601715" calcext:value-type="float">
            <text:p>1.7928370601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1</text:p>
          </table:table-cell>
          <table:table-cell office:value-type="float" office:value="1.8665485615278" calcext:value-type="float">
            <text:p>1.8665485615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0</text:p>
          </table:table-cell>
          <table:table-cell office:value-type="float" office:value="1.8320380715389" calcext:value-type="float">
            <text:p>1.8320380715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0</text:p>
          </table:table-cell>
          <table:table-cell office:value-type="float" office:value="1.7288360749094" calcext:value-type="float">
            <text:p>1.728836074909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5030763126" calcext:value-type="float">
            <text:p>2.07750307631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47258582" calcext:value-type="float">
            <text:p>2.0104347258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63910143" calcext:value-type="float">
            <text:p>1.4285363910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7</text:p>
          </table:table-cell>
          <table:table-cell office:value-type="float" office:value="1.9218011349462" calcext:value-type="float">
            <text:p>1.9218011349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2</text:p>
          </table:table-cell>
          <table:table-cell office:value-type="float" office:value="2.0398736422383" calcext:value-type="float">
            <text:p>2.0398736422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4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8</text:p>
          </table:table-cell>
          <table:table-cell office:value-type="float" office:value="1.426975340026" calcext:value-type="float">
            <text:p>1.4269753400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6</text:p>
          </table:table-cell>
          <table:table-cell office:value-type="float" office:value="1.792277060761" calcext:value-type="float">
            <text:p>1.7922770607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3</text:p>
          </table:table-cell>
          <table:table-cell office:value-type="float" office:value="1.8695622425661" calcext:value-type="float">
            <text:p>1.8695622425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9</text:p>
          </table:table-cell>
          <table:table-cell office:value-type="float" office:value="1.8275001815788" calcext:value-type="float">
            <text:p>1.82750018157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5</text:p>
          </table:table-cell>
          <table:table-cell office:value-type="float" office:value="1.7209539779432" calcext:value-type="float">
            <text:p>1.720953977943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5083489386" calcext:value-type="float">
            <text:p>2.06850834893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8978822128" calcext:value-type="float">
            <text:p>2.01189788221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53389102" calcext:value-type="float">
            <text:p>1.4280353389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2</text:p>
          </table:table-cell>
          <table:table-cell office:value-type="float" office:value="1.9262590249905" calcext:value-type="float">
            <text:p>1.92625902499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3</text:p>
          </table:table-cell>
          <table:table-cell office:value-type="float" office:value="2.0259557621518" calcext:value-type="float">
            <text:p>2.02595576215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9</text:p>
          </table:table-cell>
          <table:table-cell office:value-type="float" office:value="1.4286953382154" calcext:value-type="float">
            <text:p>1.4286953382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3</text:p>
          </table:table-cell>
          <table:table-cell office:value-type="float" office:value="1.7967696876109" calcext:value-type="float">
            <text:p>1.796769687610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8</text:p>
          </table:table-cell>
          <table:table-cell office:value-type="float" office:value="1.8692064534669" calcext:value-type="float">
            <text:p>1.8692064534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8</text:p>
          </table:table-cell>
          <table:table-cell office:value-type="float" office:value="1.8287486013173" calcext:value-type="float">
            <text:p>1.8287486013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4</text:p>
          </table:table-cell>
          <table:table-cell office:value-type="float" office:value="1.7118876716972" calcext:value-type="float">
            <text:p>1.711887671697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17083560965" calcext:value-type="float">
            <text:p>2.06170835609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23663027723" calcext:value-type="float">
            <text:p>2.012366302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816552825" calcext:value-type="float">
            <text:p>1.42748165528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4"/>
          <table:table-cell table:formula="of:=AVERAGE([.BW196:.BW230])" office:value-type="float" office:value="1.92122901524765" calcext:value-type="float">
            <text:p>1.92122901524765</text:p>
          </table:table-cell>
          <table:table-cell table:formula="of:=AVERAGE([.CB196:.CB230])" office:value-type="float" office:value="2.0362784279776" calcext:value-type="float">
            <text:p>2.0362784279776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5</text:p>
          </table:table-cell>
          <table:table-cell office:value-type="float" office:value="1.4290816535983" calcext:value-type="float">
            <text:p>1.4290816535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9</text:p>
          </table:table-cell>
          <table:table-cell office:value-type="float" office:value="1.7962233723965" calcext:value-type="float">
            <text:p>1.79622337239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6</text:p>
          </table:table-cell>
          <table:table-cell office:value-type="float" office:value="1.8651180367179" calcext:value-type="float">
            <text:p>1.8651180367179</text:p>
          </table:table-cell>
          <table:table-cell table:number-columns-repeated="4"/>
          <table:table-cell table:formula="of:=AVERAGE([.DB196:.DB230])" office:value-type="float" office:value="1.83033302070209" calcext:value-type="float">
            <text:p>1.83033302070209</text:p>
          </table:table-cell>
          <table:table-cell/>
          <table:table-cell table:formula="of:=AVERAGE([.DG196:.DG230])" office:value-type="float" office:value="1.72333259198074" calcext:value-type="float">
            <text:p>1.72333259198074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4567637297" calcext:value-type="float">
            <text:p>2.07445676372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031478914" calcext:value-type="float">
            <text:p>2.009503147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7</text:p>
          </table:table-cell>
          <table:table-cell office:value-type="float" office:value="1.4306690203484" calcext:value-type="float">
            <text:p>1.43066902034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9</text:p>
          </table:table-cell>
          <table:table-cell office:value-type="float" office:value="1.796150740894" calcext:value-type="float">
            <text:p>1.7961507408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9</text:p>
          </table:table-cell>
          <table:table-cell office:value-type="float" office:value="1.8685201383999" calcext:value-type="float">
            <text:p>1.8685201383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2</text:p>
          </table:table-cell>
          <table:table-cell office:value-type="float" office:value="1.8404843784375" calcext:value-type="float">
            <text:p>1.8404843784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7</text:p>
          </table:table-cell>
          <table:table-cell office:value-type="float" office:value="1.7370939609537" calcext:value-type="float">
            <text:p>1.7370939609537</text:p>
          </table:table-cell>
        </table:table-row>
        <table:table-row table:style-name="ro1">
          <table:table-cell table:number-columns-repeated="39"/>
          <table:table-cell table:formula="of:=AVERAGE([.AN203:.AN232])" office:value-type="float" office:value="2.07167073157467" calcext:value-type="float">
            <text:p>2.07167073157467</text:p>
          </table:table-cell>
          <table:table-cell/>
          <table:table-cell table:formula="of:=AVERAGE([.AW203:.AW232])" office:value-type="float" office:value="0.714397072564486" calcext:value-type="float">
            <text:p>0.714397072564486</text:p>
          </table:table-cell>
          <table:table-cell/>
          <table:table-cell table:formula="of:=AVERAGE([.BD203:.BD232])" office:value-type="float" office:value="2.00924977973707" calcext:value-type="float">
            <text:p>2.00924977973707</text:p>
          </table:table-cell>
          <table:table-cell/>
          <table:table-cell table:formula="of:=AVERAGE([.BK215:.BK244])" office:value-type="float" office:value="1.4285341353776" calcext:value-type="float">
            <text:p>1.4285341353776</text:p>
          </table:table-cell>
          <table:table-cell/>
          <table:table-cell table:formula="of:=AVERAGE([.BR203:.BR232])" office:value-type="float" office:value="0.714396897126073" calcext:value-type="float">
            <text:p>0.714396897126073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4</text:p>
          </table:table-cell>
          <table:table-cell office:value-type="float" office:value="1.9305590204642" calcext:value-type="float">
            <text:p>1.930559020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0</text:p>
          </table:table-cell>
          <table:table-cell office:value-type="float" office:value="2.044822058082" calcext:value-type="float">
            <text:p>2.044822058082</text:p>
          </table:table-cell>
          <table:table-cell table:number-columns-repeated="4"/>
          <table:table-cell table:formula="of:=AVERAGE([.CG203:.CG232])" office:value-type="float" office:value="0.714397809405815" calcext:value-type="float">
            <text:p>0.714397809405815</text:p>
          </table:table-cell>
          <table:table-cell/>
          <table:table-cell table:formula="of:=AVERAGE([.CL203:.CL232])" office:value-type="float" office:value="1.42860800497403" calcext:value-type="float">
            <text:p>1.42860800497403</text:p>
          </table:table-cell>
          <table:table-cell/>
          <table:table-cell table:formula="of:=AVERAGE([.CQ203:.CQ232])" office:value-type="float" office:value="1.79519625067062" calcext:value-type="float">
            <text:p>1.79519625067062</text:p>
          </table:table-cell>
          <table:table-cell/>
          <table:table-cell table:formula="of:=AVERAGE([.CW203:.CW232])" office:value-type="float" office:value="1.86498119475665" calcext:value-type="float">
            <text:p>1.86498119475665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1</text:p>
          </table:table-cell>
          <table:table-cell office:value-type="float" office:value="1.8421559556253" calcext:value-type="float">
            <text:p>1.8421559556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2</text:p>
          </table:table-cell>
          <table:table-cell office:value-type="float" office:value="1.7383855385415" calcext:value-type="float">
            <text:p>1.738385538541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</text:p>
          </table:table-cell>
          <table:table-cell office:value-type="float" office:value="1.9402400629052" calcext:value-type="float">
            <text:p>1.94024006290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7</text:p>
          </table:table-cell>
          <table:table-cell office:value-type="float" office:value="2.0552188892433" calcext:value-type="float">
            <text:p>2.055218889243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3</text:p>
          </table:table-cell>
          <table:table-cell office:value-type="float" office:value="1.8355591204641" calcext:value-type="float">
            <text:p>1.8355591204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4</text:p>
          </table:table-cell>
          <table:table-cell office:value-type="float" office:value="1.7343265954457" calcext:value-type="float">
            <text:p>1.734326595445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4514911037" calcext:value-type="float">
            <text:p>2.08345149110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8568212033" calcext:value-type="float">
            <text:p>2.01985682120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237607118" calcext:value-type="float">
            <text:p>1.4273237607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9</text:p>
          </table:table-cell>
          <table:table-cell office:value-type="float" office:value="1.9476400551157" calcext:value-type="float">
            <text:p>1.947640055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8</text:p>
          </table:table-cell>
          <table:table-cell office:value-type="float" office:value="2.0481610019358" calcext:value-type="float">
            <text:p>2.04816100193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3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0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5</text:p>
          </table:table-cell>
          <table:table-cell office:value-type="float" office:value="1.7985338962801" calcext:value-type="float">
            <text:p>1.798533896280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2</text:p>
          </table:table-cell>
          <table:table-cell office:value-type="float" office:value="1.8571506766835" calcext:value-type="float">
            <text:p>1.85715067668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7</text:p>
          </table:table-cell>
          <table:table-cell office:value-type="float" office:value="1.8358296464951" calcext:value-type="float">
            <text:p>1.8358296464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7</text:p>
          </table:table-cell>
          <table:table-cell office:value-type="float" office:value="1.7355960677936" calcext:value-type="float">
            <text:p>1.735596067793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57071414" calcext:value-type="float">
            <text:p>2.07821570714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9957673729" calcext:value-type="float">
            <text:p>2.02099576737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8</text:p>
          </table:table-cell>
          <table:table-cell office:value-type="float" office:value="1.9385916435877" calcext:value-type="float">
            <text:p>1.9385916435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7</text:p>
          </table:table-cell>
          <table:table-cell office:value-type="float" office:value="2.0501220525031" calcext:value-type="float">
            <text:p>2.05012205250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9</text:p>
          </table:table-cell>
          <table:table-cell office:value-type="float" office:value="0.71382661702461" calcext:value-type="float">
            <text:p>0.71382661702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3</text:p>
          </table:table-cell>
          <table:table-cell office:value-type="float" office:value="1.427373234344" calcext:value-type="float">
            <text:p>1.427373234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6</text:p>
          </table:table-cell>
          <table:table-cell office:value-type="float" office:value="1.8052412576408" calcext:value-type="float">
            <text:p>1.80524125764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9</text:p>
          </table:table-cell>
          <table:table-cell office:value-type="float" office:value="1.8622433029018" calcext:value-type="float">
            <text:p>1.86224330290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3</text:p>
          </table:table-cell>
          <table:table-cell office:value-type="float" office:value="1.8340812272829" calcext:value-type="float">
            <text:p>1.83408122728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6</text:p>
          </table:table-cell>
          <table:table-cell office:value-type="float" office:value="1.7345518583665" calcext:value-type="float">
            <text:p>1.734551858366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67597718" calcext:value-type="float">
            <text:p>2.0782167597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747246582" calcext:value-type="float">
            <text:p>2.0115747246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74414132" calcext:value-type="float">
            <text:p>1.4306574414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3</text:p>
          </table:table-cell>
          <table:table-cell office:value-type="float" office:value="1.9489158432465" calcext:value-type="float">
            <text:p>1.9489158432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0</text:p>
          </table:table-cell>
          <table:table-cell office:value-type="float" office:value="2.0492894218006" calcext:value-type="float">
            <text:p>2.04928942180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6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3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6</text:p>
          </table:table-cell>
          <table:table-cell office:value-type="float" office:value="1.7923928501128" calcext:value-type="float">
            <text:p>1.79239285011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0</text:p>
          </table:table-cell>
          <table:table-cell office:value-type="float" office:value="1.8648075107289" calcext:value-type="float">
            <text:p>1.8648075107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6</text:p>
          </table:table-cell>
          <table:table-cell office:value-type="float" office:value="1.8336622803555" calcext:value-type="float">
            <text:p>1.83366228035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5</text:p>
          </table:table-cell>
          <table:table-cell office:value-type="float" office:value="1.7258497622634" calcext:value-type="float">
            <text:p>1.725849762263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9609705674" calcext:value-type="float">
            <text:p>2.077960970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45235005" calcext:value-type="float">
            <text:p>2.0267452350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227085024" calcext:value-type="float">
            <text:p>1.4269227085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</text:p>
          </table:table-cell>
          <table:table-cell office:value-type="float" office:value="1.942526376288" calcext:value-type="float">
            <text:p>1.9425263762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9</text:p>
          </table:table-cell>
          <table:table-cell office:value-type="float" office:value="2.0374673289818" calcext:value-type="float">
            <text:p>2.0374673289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1</text:p>
          </table:table-cell>
          <table:table-cell office:value-type="float" office:value="0.71421503766838" calcext:value-type="float">
            <text:p>0.7142150376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1</text:p>
          </table:table-cell>
          <table:table-cell office:value-type="float" office:value="1.4276753392891" calcext:value-type="float">
            <text:p>1.42767533928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5</text:p>
          </table:table-cell>
          <table:table-cell office:value-type="float" office:value="1.8029265232352" calcext:value-type="float">
            <text:p>1.80292652323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</text:p>
          </table:table-cell>
          <table:table-cell office:value-type="float" office:value="1.8649633000386" calcext:value-type="float">
            <text:p>1.86496330003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2</text:p>
          </table:table-cell>
          <table:table-cell office:value-type="float" office:value="1.8257001834735" calcext:value-type="float">
            <text:p>1.8257001834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4</text:p>
          </table:table-cell>
          <table:table-cell office:value-type="float" office:value="1.7262729197127" calcext:value-type="float">
            <text:p>1.726272919712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412541671" calcext:value-type="float">
            <text:p>2.0854125416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1883892754" calcext:value-type="float">
            <text:p>2.0301883892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</text:p>
          </table:table-cell>
          <table:table-cell office:value-type="float" office:value="1.9424284816542" calcext:value-type="float">
            <text:p>1.94242848165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</text:p>
          </table:table-cell>
          <table:table-cell office:value-type="float" office:value="2.0489431063757" calcext:value-type="float">
            <text:p>2.04894310637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3</text:p>
          </table:table-cell>
          <table:table-cell office:value-type="float" office:value="1.428926916919" calcext:value-type="float">
            <text:p>1.428926916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7</text:p>
          </table:table-cell>
          <table:table-cell office:value-type="float" office:value="1.7887170645084" calcext:value-type="float">
            <text:p>1.78871706450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8</text:p>
          </table:table-cell>
          <table:table-cell office:value-type="float" office:value="1.8635327752287" calcext:value-type="float">
            <text:p>1.8635327752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8</text:p>
          </table:table-cell>
          <table:table-cell office:value-type="float" office:value="1.8418464822669" calcext:value-type="float">
            <text:p>1.8418464822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5</text:p>
          </table:table-cell>
          <table:table-cell office:value-type="float" office:value="1.734278174444" calcext:value-type="float">
            <text:p>1.73427817444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966227404" calcext:value-type="float">
            <text:p>2.083966227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841823324" calcext:value-type="float">
            <text:p>2.026784182332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11307883" calcext:value-type="float">
            <text:p>1.42575113078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7</text:p>
          </table:table-cell>
          <table:table-cell office:value-type="float" office:value="1.940863220144" calcext:value-type="float">
            <text:p>1.9408632201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5</text:p>
          </table:table-cell>
          <table:table-cell office:value-type="float" office:value="2.0453957416887" calcext:value-type="float">
            <text:p>2.04539574168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8</text:p>
          </table:table-cell>
          <table:table-cell office:value-type="float" office:value="1.4284858647517" calcext:value-type="float">
            <text:p>1.42848586475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1</text:p>
          </table:table-cell>
          <table:table-cell office:value-type="float" office:value="1.8019886294857" calcext:value-type="float">
            <text:p>1.80198862948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3</text:p>
          </table:table-cell>
          <table:table-cell office:value-type="float" office:value="1.8722411871145" calcext:value-type="float">
            <text:p>1.8722411871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5</text:p>
          </table:table-cell>
          <table:table-cell office:value-type="float" office:value="1.8268717611876" calcext:value-type="float">
            <text:p>1.8268717611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6</text:p>
          </table:table-cell>
          <table:table-cell office:value-type="float" office:value="1.7287813381249" calcext:value-type="float">
            <text:p>1.728781338124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7188624012" calcext:value-type="float">
            <text:p>2.08071886240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820821241" calcext:value-type="float">
            <text:p>2.0219820821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42846376" calcext:value-type="float">
            <text:p>1.429594284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4</text:p>
          </table:table-cell>
          <table:table-cell office:value-type="float" office:value="1.9454863731722" calcext:value-type="float">
            <text:p>1.9454863731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5</text:p>
          </table:table-cell>
          <table:table-cell office:value-type="float" office:value="2.0441410061674" calcext:value-type="float">
            <text:p>2.04414100616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4</text:p>
          </table:table-cell>
          <table:table-cell office:value-type="float" office:value="0.71565082563071" calcext:value-type="float">
            <text:p>0.71565082563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9</text:p>
          </table:table-cell>
          <table:table-cell office:value-type="float" office:value="1.4274563921512" calcext:value-type="float">
            <text:p>1.42745639215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2</text:p>
          </table:table-cell>
          <table:table-cell office:value-type="float" office:value="1.7995570530978" calcext:value-type="float">
            <text:p>1.79955705309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5</text:p>
          </table:table-cell>
          <table:table-cell office:value-type="float" office:value="1.8611559356253" calcext:value-type="float">
            <text:p>1.8611559356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7</text:p>
          </table:table-cell>
          <table:table-cell office:value-type="float" office:value="1.8401843787533" calcext:value-type="float">
            <text:p>1.84018437875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7</text:p>
          </table:table-cell>
          <table:table-cell office:value-type="float" office:value="1.7335644909847" calcext:value-type="float">
            <text:p>1.733564490984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778139181" calcext:value-type="float">
            <text:p>2.0767778139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7526149972" calcext:value-type="float">
            <text:p>2.0157526149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42846586" calcext:value-type="float">
            <text:p>1.4295742846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0</text:p>
          </table:table-cell>
          <table:table-cell office:value-type="float" office:value="1.9496905792731" calcext:value-type="float">
            <text:p>1.9496905792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6</text:p>
          </table:table-cell>
          <table:table-cell office:value-type="float" office:value="2.0433894280111" calcext:value-type="float">
            <text:p>2.04338942801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3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8</text:p>
          </table:table-cell>
          <table:table-cell office:value-type="float" office:value="1.4266869192769" calcext:value-type="float">
            <text:p>1.42668691927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5</text:p>
          </table:table-cell>
          <table:table-cell office:value-type="float" office:value="1.807658097202" calcext:value-type="float">
            <text:p>1.8076580972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6</text:p>
          </table:table-cell>
          <table:table-cell office:value-type="float" office:value="1.8683380333284" calcext:value-type="float">
            <text:p>1.86833803332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8</text:p>
          </table:table-cell>
          <table:table-cell office:value-type="float" office:value="1.8281475493184" calcext:value-type="float">
            <text:p>1.8281475493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3</text:p>
          </table:table-cell>
          <table:table-cell office:value-type="float" office:value="1.7348002791576" calcext:value-type="float">
            <text:p>1.734800279157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220163979" calcext:value-type="float">
            <text:p>2.0844220163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7041950482" calcext:value-type="float">
            <text:p>2.0147041950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21818188" calcext:value-type="float">
            <text:p>1.4272721818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8</text:p>
          </table:table-cell>
          <table:table-cell office:value-type="float" office:value="1.9328390180642" calcext:value-type="float">
            <text:p>1.9328390180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9</text:p>
          </table:table-cell>
          <table:table-cell office:value-type="float" office:value="2.0375789078117" calcext:value-type="float">
            <text:p>2.03757890781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</text:p>
          </table:table-cell>
          <table:table-cell office:value-type="float" office:value="1.4295406004836" calcext:value-type="float">
            <text:p>1.4295406004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4</text:p>
          </table:table-cell>
          <table:table-cell office:value-type="float" office:value="1.7981296861793" calcext:value-type="float">
            <text:p>1.79812968617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7</text:p>
          </table:table-cell>
          <table:table-cell office:value-type="float" office:value="1.8663096144109" calcext:value-type="float">
            <text:p>1.86630961441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9</text:p>
          </table:table-cell>
          <table:table-cell office:value-type="float" office:value="1.83541596272" calcext:value-type="float">
            <text:p>1.835415962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6</text:p>
          </table:table-cell>
          <table:table-cell office:value-type="float" office:value="1.7377929075864" calcext:value-type="float">
            <text:p>1.737792907586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651807735" calcext:value-type="float">
            <text:p>2.07826518077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73546238" calcext:value-type="float">
            <text:p>2.0131073546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135271437" calcext:value-type="float">
            <text:p>0.71492135271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8</text:p>
          </table:table-cell>
          <table:table-cell office:value-type="float" office:value="1.9432853228576" calcext:value-type="float">
            <text:p>1.94328532285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</text:p>
          </table:table-cell>
          <table:table-cell office:value-type="float" office:value="2.0508009991568" calcext:value-type="float">
            <text:p>2.05080099915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7</text:p>
          </table:table-cell>
          <table:table-cell office:value-type="float" office:value="1.4319553347839" calcext:value-type="float">
            <text:p>1.4319553347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0</text:p>
          </table:table-cell>
          <table:table-cell office:value-type="float" office:value="1.7985823172818" calcext:value-type="float">
            <text:p>1.79858231728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</text:p>
          </table:table-cell>
          <table:table-cell office:value-type="float" office:value="1.8632243545007" calcext:value-type="float">
            <text:p>1.8632243545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0</text:p>
          </table:table-cell>
          <table:table-cell office:value-type="float" office:value="1.8368812243356" calcext:value-type="float">
            <text:p>1.8368812243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1</text:p>
          </table:table-cell>
          <table:table-cell office:value-type="float" office:value="1.7279644968795" calcext:value-type="float">
            <text:p>1.72796449687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978110549" calcext:value-type="float">
            <text:p>2.0794978110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23715553984" calcext:value-type="float">
            <text:p>2.02237155539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48105002" calcext:value-type="float">
            <text:p>1.4300248105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9</text:p>
          </table:table-cell>
          <table:table-cell office:value-type="float" office:value="1.9424979552653" calcext:value-type="float">
            <text:p>1.94249795526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2</text:p>
          </table:table-cell>
          <table:table-cell office:value-type="float" office:value="2.0449189000854" calcext:value-type="float">
            <text:p>2.0449189000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1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1</text:p>
          </table:table-cell>
          <table:table-cell office:value-type="float" office:value="1.8053812574934" calcext:value-type="float">
            <text:p>1.80538125749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3</text:p>
          </table:table-cell>
          <table:table-cell office:value-type="float" office:value="1.865276983919" calcext:value-type="float">
            <text:p>1.865276983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0</text:p>
          </table:table-cell>
          <table:table-cell office:value-type="float" office:value="1.8351717524508" calcext:value-type="float">
            <text:p>1.835171752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4</text:p>
          </table:table-cell>
          <table:table-cell office:value-type="float" office:value="1.737356065941" calcext:value-type="float">
            <text:p>1.73735606594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6072909397" calcext:value-type="float">
            <text:p>2.0736072909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589352011" calcext:value-type="float">
            <text:p>2.01155893520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74437922" calcext:value-type="float">
            <text:p>1.4283974437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1</text:p>
          </table:table-cell>
          <table:table-cell office:value-type="float" office:value="1.9448769001296" calcext:value-type="float">
            <text:p>1.9448769001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5</text:p>
          </table:table-cell>
          <table:table-cell office:value-type="float" office:value="2.0349052264156" calcext:value-type="float">
            <text:p>2.0349052264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9</text:p>
          </table:table-cell>
          <table:table-cell office:value-type="float" office:value="1.4280574441501" calcext:value-type="float">
            <text:p>1.4280574441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3</text:p>
          </table:table-cell>
          <table:table-cell office:value-type="float" office:value="1.8074244132375" calcext:value-type="float">
            <text:p>1.80742441323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6</text:p>
          </table:table-cell>
          <table:table-cell office:value-type="float" office:value="1.8627117234613" calcext:value-type="float">
            <text:p>1.8627117234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4</text:p>
          </table:table-cell>
          <table:table-cell office:value-type="float" office:value="1.8387170118768" calcext:value-type="float">
            <text:p>1.83871701187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</text:p>
          </table:table-cell>
          <table:table-cell office:value-type="float" office:value="1.7358581727809" calcext:value-type="float">
            <text:p>1.73585817278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672909818" calcext:value-type="float">
            <text:p>2.073567290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220952399" calcext:value-type="float">
            <text:p>2.00952209523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74435185" calcext:value-type="float">
            <text:p>1.42865744351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6</text:p>
          </table:table-cell>
          <table:table-cell office:value-type="float" office:value="1.934582174124" calcext:value-type="float">
            <text:p>1.9345821741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3</text:p>
          </table:table-cell>
          <table:table-cell office:value-type="float" office:value="2.0383789069696" calcext:value-type="float">
            <text:p>2.0383789069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1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6</text:p>
          </table:table-cell>
          <table:table-cell office:value-type="float" office:value="1.4305532309966" calcext:value-type="float">
            <text:p>1.430553230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8</text:p>
          </table:table-cell>
          <table:table-cell office:value-type="float" office:value="1.7990770536031" calcext:value-type="float">
            <text:p>1.79907705360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4</text:p>
          </table:table-cell>
          <table:table-cell office:value-type="float" office:value="1.8624433026913" calcext:value-type="float">
            <text:p>1.8624433026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1</text:p>
          </table:table-cell>
          <table:table-cell office:value-type="float" office:value="1.8295254426048" calcext:value-type="float">
            <text:p>1.8295254426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0</text:p>
          </table:table-cell>
          <table:table-cell office:value-type="float" office:value="1.7171287188119" calcext:value-type="float">
            <text:p>1.717128718811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525479447" calcext:value-type="float">
            <text:p>2.07945254794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8641875114" calcext:value-type="float">
            <text:p>2.02186418751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84947384" calcext:value-type="float">
            <text:p>1.4299984947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5</text:p>
          </table:table-cell>
          <table:table-cell office:value-type="float" office:value="1.9371295398636" calcext:value-type="float">
            <text:p>1.9371295398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9</text:p>
          </table:table-cell>
          <table:table-cell office:value-type="float" office:value="2.0532925754815" calcext:value-type="float">
            <text:p>2.05329257548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0</text:p>
          </table:table-cell>
          <table:table-cell office:value-type="float" office:value="1.4256942887429" calcext:value-type="float">
            <text:p>1.4256942887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</text:p>
          </table:table-cell>
          <table:table-cell office:value-type="float" office:value="1.8002781049704" calcext:value-type="float">
            <text:p>1.80027810497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0</text:p>
          </table:table-cell>
          <table:table-cell office:value-type="float" office:value="1.8715222405029" calcext:value-type="float">
            <text:p>1.8715222405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</text:p>
          </table:table-cell>
          <table:table-cell office:value-type="float" office:value="1.8324485974225" calcext:value-type="float">
            <text:p>1.8324485974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8</text:p>
          </table:table-cell>
          <table:table-cell office:value-type="float" office:value="1.7368760664462" calcext:value-type="float">
            <text:p>1.736876066446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493928954" calcext:value-type="float">
            <text:p>2.076749392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15593773" calcext:value-type="float">
            <text:p>2.0185915593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511289988" calcext:value-type="float">
            <text:p>1.42745112899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3082859913" calcext:value-type="float">
            <text:p>0.7128308285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6</text:p>
          </table:table-cell>
          <table:table-cell office:value-type="float" office:value="1.9492221587135" calcext:value-type="float">
            <text:p>1.9492221587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6</text:p>
          </table:table-cell>
          <table:table-cell office:value-type="float" office:value="2.0522483660544" calcext:value-type="float">
            <text:p>2.0522483660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5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6</text:p>
          </table:table-cell>
          <table:table-cell office:value-type="float" office:value="1.4279479705811" calcext:value-type="float">
            <text:p>1.4279479705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4</text:p>
          </table:table-cell>
          <table:table-cell office:value-type="float" office:value="1.7896833792807" calcext:value-type="float">
            <text:p>1.78968337928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9</text:p>
          </table:table-cell>
          <table:table-cell office:value-type="float" office:value="1.8692306639677" calcext:value-type="float">
            <text:p>1.8692306639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</text:p>
          </table:table-cell>
          <table:table-cell office:value-type="float" office:value="1.830424389027" calcext:value-type="float">
            <text:p>1.830424389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</text:p>
          </table:table-cell>
          <table:table-cell office:value-type="float" office:value="1.7355571204662" calcext:value-type="float">
            <text:p>1.735557120466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3346554372" calcext:value-type="float">
            <text:p>2.0773346554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4716595" calcext:value-type="float">
            <text:p>2.0192347165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848145423" calcext:value-type="float">
            <text:p>1.4261848145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4</text:p>
          </table:table-cell>
          <table:table-cell office:value-type="float" office:value="1.9467642665639" calcext:value-type="float">
            <text:p>1.94676426656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</text:p>
          </table:table-cell>
          <table:table-cell office:value-type="float" office:value="2.0463357406992" calcext:value-type="float">
            <text:p>2.04633574069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0</text:p>
          </table:table-cell>
          <table:table-cell office:value-type="float" office:value="0.71456135309331" calcext:value-type="float">
            <text:p>0.714561353093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5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4</text:p>
          </table:table-cell>
          <table:table-cell office:value-type="float" office:value="1.8007865254879" calcext:value-type="float">
            <text:p>1.8007865254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9</text:p>
          </table:table-cell>
          <table:table-cell office:value-type="float" office:value="1.8681464545827" calcext:value-type="float">
            <text:p>1.86814645458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</text:p>
          </table:table-cell>
          <table:table-cell office:value-type="float" office:value="1.8404064837826" calcext:value-type="float">
            <text:p>1.84040648378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9</text:p>
          </table:table-cell>
          <table:table-cell office:value-type="float" office:value="1.7352129103022" calcext:value-type="float">
            <text:p>1.735212910302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18854717" calcext:value-type="float">
            <text:p>2.088018854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978734759" calcext:value-type="float">
            <text:p>2.0201978734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503749996" calcext:value-type="float">
            <text:p>0.714375037499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5</text:p>
          </table:table-cell>
          <table:table-cell office:value-type="float" office:value="1.9463137407224" calcext:value-type="float">
            <text:p>1.9463137407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0</text:p>
          </table:table-cell>
          <table:table-cell office:value-type="float" office:value="2.0531136283014" calcext:value-type="float">
            <text:p>2.05311362830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5</text:p>
          </table:table-cell>
          <table:table-cell office:value-type="float" office:value="1.4301742840271" calcext:value-type="float">
            <text:p>1.43017428402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9</text:p>
          </table:table-cell>
          <table:table-cell office:value-type="float" office:value="1.8021938924275" calcext:value-type="float">
            <text:p>1.80219389242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5</text:p>
          </table:table-cell>
          <table:table-cell office:value-type="float" office:value="1.8735243436586" calcext:value-type="float">
            <text:p>1.8735243436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9</text:p>
          </table:table-cell>
          <table:table-cell office:value-type="float" office:value="1.8308801780209" calcext:value-type="float">
            <text:p>1.8308801780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0</text:p>
          </table:table-cell>
          <table:table-cell office:value-type="float" office:value="1.7370876451709" calcext:value-type="float">
            <text:p>1.73708764517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1493808954" calcext:value-type="float">
            <text:p>2.088149380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4673416133" calcext:value-type="float">
            <text:p>2.02546734161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837589645" calcext:value-type="float">
            <text:p>1.42898375896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0</text:p>
          </table:table-cell>
          <table:table-cell office:value-type="float" office:value="1.9415832193861" calcext:value-type="float">
            <text:p>1.9415832193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7</text:p>
          </table:table-cell>
          <table:table-cell office:value-type="float" office:value="2.0471536345751" calcext:value-type="float">
            <text:p>2.0471536345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7</text:p>
          </table:table-cell>
          <table:table-cell office:value-type="float" office:value="1.428658496149" calcext:value-type="float">
            <text:p>1.4286584961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2</text:p>
          </table:table-cell>
          <table:table-cell office:value-type="float" office:value="1.8023170501926" calcext:value-type="float">
            <text:p>1.80231705019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4</text:p>
          </table:table-cell>
          <table:table-cell office:value-type="float" office:value="1.8702369786979" calcext:value-type="float">
            <text:p>1.8702369786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7</text:p>
          </table:table-cell>
          <table:table-cell office:value-type="float" office:value="1.8371991187378" calcext:value-type="float">
            <text:p>1.8371991187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</text:p>
          </table:table-cell>
          <table:table-cell office:value-type="float" office:value="1.7343181744019" calcext:value-type="float">
            <text:p>1.734318174401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4935984278" calcext:value-type="float">
            <text:p>2.0814935984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6821856" calcext:value-type="float">
            <text:p>2.019236821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0</text:p>
          </table:table-cell>
          <table:table-cell office:value-type="float" office:value="1.9495442636376" calcext:value-type="float">
            <text:p>1.949544263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1</text:p>
          </table:table-cell>
          <table:table-cell office:value-type="float" office:value="2.0411304830205" calcext:value-type="float">
            <text:p>2.0411304830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4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0</text:p>
          </table:table-cell>
          <table:table-cell office:value-type="float" office:value="1.4261490251063" calcext:value-type="float">
            <text:p>1.426149025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9</text:p>
          </table:table-cell>
          <table:table-cell office:value-type="float" office:value="1.8010223147134" calcext:value-type="float">
            <text:p>1.80102231471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6</text:p>
          </table:table-cell>
          <table:table-cell office:value-type="float" office:value="1.8628538285749" calcext:value-type="float">
            <text:p>1.86285382857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0</text:p>
          </table:table-cell>
          <table:table-cell office:value-type="float" office:value="1.8292022850502" calcext:value-type="float">
            <text:p>1.8292022850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2</text:p>
          </table:table-cell>
          <table:table-cell office:value-type="float" office:value="1.7382244860795" calcext:value-type="float">
            <text:p>1.73822448607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662268777" calcext:value-type="float">
            <text:p>2.08446622687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4715637141" calcext:value-type="float">
            <text:p>2.01447156371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63923406" calcext:value-type="float">
            <text:p>1.427276392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1</text:p>
          </table:table-cell>
          <table:table-cell office:value-type="float" office:value="1.9479105811468" calcext:value-type="float">
            <text:p>1.94791058114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8</text:p>
          </table:table-cell>
          <table:table-cell office:value-type="float" office:value="2.0434146911424" calcext:value-type="float">
            <text:p>2.04341469114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0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9</text:p>
          </table:table-cell>
          <table:table-cell office:value-type="float" office:value="1.4286932329545" calcext:value-type="float">
            <text:p>1.428693232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7</text:p>
          </table:table-cell>
          <table:table-cell office:value-type="float" office:value="1.7966875824341" calcext:value-type="float">
            <text:p>1.79668758243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3</text:p>
          </table:table-cell>
          <table:table-cell office:value-type="float" office:value="1.8656464572143" calcext:value-type="float">
            <text:p>1.8656464572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1</text:p>
          </table:table-cell>
          <table:table-cell office:value-type="float" office:value="1.8422264818669" calcext:value-type="float">
            <text:p>1.8422264818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0</text:p>
          </table:table-cell>
          <table:table-cell office:value-type="float" office:value="1.7349381737493" calcext:value-type="float">
            <text:p>1.734938173749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146600898" calcext:value-type="float">
            <text:p>2.07291466008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0357652255" calcext:value-type="float">
            <text:p>2.02303576522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27063761" calcext:value-type="float">
            <text:p>1.42894270637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3</text:p>
          </table:table-cell>
          <table:table-cell office:value-type="float" office:value="1.9395211162936" calcext:value-type="float">
            <text:p>1.9395211162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8</text:p>
          </table:table-cell>
          <table:table-cell office:value-type="float" office:value="2.0401083788333" calcext:value-type="float">
            <text:p>2.0401083788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5</text:p>
          </table:table-cell>
          <table:table-cell office:value-type="float" office:value="1.42702902418" calcext:value-type="float">
            <text:p>1.427029024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8</text:p>
          </table:table-cell>
          <table:table-cell office:value-type="float" office:value="1.7994381058546" calcext:value-type="float">
            <text:p>1.79943810585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7</text:p>
          </table:table-cell>
          <table:table-cell office:value-type="float" office:value="1.8636885645384" calcext:value-type="float">
            <text:p>1.8636885645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2</text:p>
          </table:table-cell>
          <table:table-cell office:value-type="float" office:value="1.8422633239333" calcext:value-type="float">
            <text:p>1.8422633239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9</text:p>
          </table:table-cell>
          <table:table-cell office:value-type="float" office:value="1.7308792306534" calcext:value-type="float">
            <text:p>1.730879230653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609609885" calcext:value-type="float">
            <text:p>2.0870609609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2968238981" calcext:value-type="float">
            <text:p>2.0172968238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32317334" calcext:value-type="float">
            <text:p>1.429853231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2</text:p>
          </table:table-cell>
          <table:table-cell office:value-type="float" office:value="1.9313505985783" calcext:value-type="float">
            <text:p>1.93135059857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1</text:p>
          </table:table-cell>
          <table:table-cell office:value-type="float" office:value="2.0452683734017" calcext:value-type="float">
            <text:p>2.04526837340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2</text:p>
          </table:table-cell>
          <table:table-cell office:value-type="float" office:value="1.4298732317124" calcext:value-type="float">
            <text:p>1.4298732317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0</text:p>
          </table:table-cell>
          <table:table-cell office:value-type="float" office:value="1.7988170538768" calcext:value-type="float">
            <text:p>1.79881705387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1</text:p>
          </table:table-cell>
          <table:table-cell office:value-type="float" office:value="1.8668654032996" calcext:value-type="float">
            <text:p>1.8668654032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3</text:p>
          </table:table-cell>
          <table:table-cell office:value-type="float" office:value="1.8282349176475" calcext:value-type="float">
            <text:p>1.82823491764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2</text:p>
          </table:table-cell>
          <table:table-cell office:value-type="float" office:value="1.7327192287166" calcext:value-type="float">
            <text:p>1.732719228716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99901158" calcext:value-type="float">
            <text:p>2.0938999011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5915635878" calcext:value-type="float">
            <text:p>2.0145915635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84970963" calcext:value-type="float">
            <text:p>1.4277584970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5</text:p>
          </table:table-cell>
          <table:table-cell office:value-type="float" office:value="1.9394253269207" calcext:value-type="float">
            <text:p>1.9394253269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1</text:p>
          </table:table-cell>
          <table:table-cell office:value-type="float" office:value="2.0514725773973" calcext:value-type="float">
            <text:p>2.05147257739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6</text:p>
          </table:table-cell>
          <table:table-cell office:value-type="float" office:value="1.4283606017257" calcext:value-type="float">
            <text:p>1.42836060172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</text:p>
          </table:table-cell>
          <table:table-cell office:value-type="float" office:value="1.8057949412685" calcext:value-type="float">
            <text:p>1.80579494126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7</text:p>
          </table:table-cell>
          <table:table-cell office:value-type="float" office:value="1.8697548739422" calcext:value-type="float">
            <text:p>1.8697548739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4</text:p>
          </table:table-cell>
          <table:table-cell office:value-type="float" office:value="1.8364759616043" calcext:value-type="float">
            <text:p>1.83647596160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8</text:p>
          </table:table-cell>
          <table:table-cell office:value-type="float" office:value="1.7351381735388" calcext:value-type="float">
            <text:p>1.735138173538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6641256167" calcext:value-type="float">
            <text:p>2.0806641256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5810362305" calcext:value-type="float">
            <text:p>2.01558103623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553388891" calcext:value-type="float">
            <text:p>1.4280553388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2</text:p>
          </table:table-cell>
          <table:table-cell office:value-type="float" office:value="1.9450768999191" calcext:value-type="float">
            <text:p>1.94507689991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0</text:p>
          </table:table-cell>
          <table:table-cell office:value-type="float" office:value="2.0327683865596" calcext:value-type="float">
            <text:p>2.03276838655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6</text:p>
          </table:table-cell>
          <table:table-cell office:value-type="float" office:value="0.71409187990328" calcext:value-type="float">
            <text:p>0.71409187990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2</text:p>
          </table:table-cell>
          <table:table-cell office:value-type="float" office:value="1.4295100741999" calcext:value-type="float">
            <text:p>1.4295100741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3</text:p>
          </table:table-cell>
          <table:table-cell office:value-type="float" office:value="1.8001770524452" calcext:value-type="float">
            <text:p>1.80017705244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4</text:p>
          </table:table-cell>
          <table:table-cell office:value-type="float" office:value="1.8737675012974" calcext:value-type="float">
            <text:p>1.87376750129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4</text:p>
          </table:table-cell>
          <table:table-cell office:value-type="float" office:value="1.8347180687178" calcext:value-type="float">
            <text:p>1.8347180687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1</text:p>
          </table:table-cell>
          <table:table-cell office:value-type="float" office:value="1.7371560661515" calcext:value-type="float">
            <text:p>1.737156066151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8578064655" calcext:value-type="float">
            <text:p>2.0838578064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3347259634" calcext:value-type="float">
            <text:p>2.0103347259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05994731" calcext:value-type="float">
            <text:p>1.4305005994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030113653" calcext:value-type="float">
            <text:p>0.713920301136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7</text:p>
          </table:table-cell>
          <table:table-cell office:value-type="float" office:value="1.9421169030348" calcext:value-type="float">
            <text:p>1.94211690303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2</text:p>
          </table:table-cell>
          <table:table-cell office:value-type="float" office:value="2.0459978463181" calcext:value-type="float">
            <text:p>2.04599784631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8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0</text:p>
          </table:table-cell>
          <table:table-cell office:value-type="float" office:value="1.798048633633" calcext:value-type="float">
            <text:p>1.7980486336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2</text:p>
          </table:table-cell>
          <table:table-cell office:value-type="float" office:value="1.8520917346403" calcext:value-type="float">
            <text:p>1.852091734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5</text:p>
          </table:table-cell>
          <table:table-cell office:value-type="float" office:value="1.8389170116663" calcext:value-type="float">
            <text:p>1.83891701166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0</text:p>
          </table:table-cell>
          <table:table-cell office:value-type="float" office:value="1.7310865988562" calcext:value-type="float">
            <text:p>1.731086598856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546456267" calcext:value-type="float">
            <text:p>2.0866546456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115789352" calcext:value-type="float">
            <text:p>2.00001157893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195493478" calcext:value-type="float">
            <text:p>1.4281195493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7</text:p>
          </table:table-cell>
          <table:table-cell office:value-type="float" office:value="1.9424337448066" calcext:value-type="float">
            <text:p>1.94243374480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2</text:p>
          </table:table-cell>
          <table:table-cell office:value-type="float" office:value="2.0491283693386" calcext:value-type="float">
            <text:p>2.04912836933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4</text:p>
          </table:table-cell>
          <table:table-cell office:value-type="float" office:value="1.4280227073445" calcext:value-type="float">
            <text:p>1.4280227073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6</text:p>
          </table:table-cell>
          <table:table-cell office:value-type="float" office:value="1.7982612649881" calcext:value-type="float">
            <text:p>1.798261264988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1</text:p>
          </table:table-cell>
          <table:table-cell office:value-type="float" office:value="1.8703727680287" calcext:value-type="float">
            <text:p>1.8703727680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6</text:p>
          </table:table-cell>
          <table:table-cell office:value-type="float" office:value="1.8402780628652" calcext:value-type="float">
            <text:p>1.840278062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1</text:p>
          </table:table-cell>
          <table:table-cell office:value-type="float" office:value="1.7314813352828" calcext:value-type="float">
            <text:p>1.731481335282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472767923" calcext:value-type="float">
            <text:p>2.0870472767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2631302493" calcext:value-type="float">
            <text:p>2.02626313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69173401" calcext:value-type="float">
            <text:p>1.4285269173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6</text:p>
          </table:table-cell>
          <table:table-cell office:value-type="float" office:value="1.9392326955445" calcext:value-type="float">
            <text:p>1.9392326955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6</text:p>
          </table:table-cell>
          <table:table-cell office:value-type="float" office:value="2.0412167987192" calcext:value-type="float">
            <text:p>2.0412167987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4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8</text:p>
          </table:table-cell>
          <table:table-cell office:value-type="float" office:value="1.8040654694048" calcext:value-type="float">
            <text:p>1.80406546940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8</text:p>
          </table:table-cell>
          <table:table-cell office:value-type="float" office:value="1.8663011933672" calcext:value-type="float">
            <text:p>1.8663011933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4</text:p>
          </table:table-cell>
          <table:table-cell office:value-type="float" office:value="1.8335685962436" calcext:value-type="float">
            <text:p>1.8335685962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3</text:p>
          </table:table-cell>
          <table:table-cell office:value-type="float" office:value="1.7323518606823" calcext:value-type="float">
            <text:p>1.732351860682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5399131159" calcext:value-type="float">
            <text:p>2.0825399131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682079282" calcext:value-type="float">
            <text:p>2.0246820792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48125844" calcext:value-type="float">
            <text:p>1.42804481258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0</text:p>
          </table:table-cell>
          <table:table-cell office:value-type="float" office:value="1.9487032118914" calcext:value-type="float">
            <text:p>1.94870321189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4</text:p>
          </table:table-cell>
          <table:table-cell office:value-type="float" office:value="2.0488010012621" calcext:value-type="float">
            <text:p>2.0488010012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9</text:p>
          </table:table-cell>
          <table:table-cell office:value-type="float" office:value="0.7138634590911" calcext:value-type="float">
            <text:p>0.7138634590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7</text:p>
          </table:table-cell>
          <table:table-cell office:value-type="float" office:value="1.4283795490742" calcext:value-type="float">
            <text:p>1.4283795490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7</text:p>
          </table:table-cell>
          <table:table-cell office:value-type="float" office:value="1.8037749433948" calcext:value-type="float">
            <text:p>1.80377494339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5</text:p>
          </table:table-cell>
          <table:table-cell office:value-type="float" office:value="1.8665938246381" calcext:value-type="float">
            <text:p>1.8665938246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5</text:p>
          </table:table-cell>
          <table:table-cell office:value-type="float" office:value="1.8342338587012" calcext:value-type="float">
            <text:p>1.83423385870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4</text:p>
          </table:table-cell>
          <table:table-cell office:value-type="float" office:value="1.7312655460363" calcext:value-type="float">
            <text:p>1.73126554603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5146510372" calcext:value-type="float">
            <text:p>2.0815146510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624187764" calcext:value-type="float">
            <text:p>2.021624187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74426553" calcext:value-type="float">
            <text:p>1.42947744265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3</text:p>
          </table:table-cell>
          <table:table-cell office:value-type="float" office:value="1.9494453163734" calcext:value-type="float">
            <text:p>1.9494453163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4</text:p>
          </table:table-cell>
          <table:table-cell office:value-type="float" office:value="2.0434431121651" calcext:value-type="float">
            <text:p>2.0434431121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</text:p>
          </table:table-cell>
          <table:table-cell office:value-type="float" office:value="1.4272795502321" calcext:value-type="float">
            <text:p>1.42727955023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9</text:p>
          </table:table-cell>
          <table:table-cell office:value-type="float" office:value="1.8026686287699" calcext:value-type="float">
            <text:p>1.80266862876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8</text:p>
          </table:table-cell>
          <table:table-cell office:value-type="float" office:value="1.8648622475134" calcext:value-type="float">
            <text:p>1.86486224751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6</text:p>
          </table:table-cell>
          <table:table-cell office:value-type="float" office:value="1.8409475358447" calcext:value-type="float">
            <text:p>1.8409475358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9</text:p>
          </table:table-cell>
          <table:table-cell office:value-type="float" office:value="1.730531862598" calcext:value-type="float">
            <text:p>1.73053186259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2925533763" calcext:value-type="float">
            <text:p>2.074292553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368225928" calcext:value-type="float">
            <text:p>2.01853682259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74430132" calcext:value-type="float">
            <text:p>1.4291374430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9</text:p>
          </table:table-cell>
          <table:table-cell office:value-type="float" office:value="1.9457253202891" calcext:value-type="float">
            <text:p>1.9457253202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3</text:p>
          </table:table-cell>
          <table:table-cell office:value-type="float" office:value="2.0517631034073" calcext:value-type="float">
            <text:p>2.0517631034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8</text:p>
          </table:table-cell>
          <table:table-cell office:value-type="float" office:value="1.4296753371839" calcext:value-type="float">
            <text:p>1.4296753371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3</text:p>
          </table:table-cell>
          <table:table-cell office:value-type="float" office:value="1.7945760057095" calcext:value-type="float">
            <text:p>1.7945760057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0</text:p>
          </table:table-cell>
          <table:table-cell office:value-type="float" office:value="1.8557685728752" calcext:value-type="float">
            <text:p>1.8557685728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9</text:p>
          </table:table-cell>
          <table:table-cell office:value-type="float" office:value="1.8332696491898" calcext:value-type="float">
            <text:p>1.8332696491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8</text:p>
          </table:table-cell>
          <table:table-cell office:value-type="float" office:value="1.7379086969382" calcext:value-type="float">
            <text:p>1.7379086969382</text:p>
          </table:table-cell>
        </table:table-row>
        <table:table-row table:style-name="ro1">
          <table:table-cell table:number-columns-repeated="39"/>
          <table:table-cell table:formula="of:=AVERAGE([.AN235:.AN264])" office:value-type="float" office:value="2.08133970385295" calcext:value-type="float">
            <text:p>2.08133970385295</text:p>
          </table:table-cell>
          <table:table-cell/>
          <table:table-cell table:formula="of:=AVERAGE([.AW235:.AW264])" office:value-type="float" office:value="0.714396686599979" calcext:value-type="float">
            <text:p>0.714396686599979</text:p>
          </table:table-cell>
          <table:table-cell/>
          <table:table-cell table:formula="of:=AVERAGE([.BD235:.BD264])" office:value-type="float" office:value="2.01853885767838" calcext:value-type="float">
            <text:p>2.01853885767838</text:p>
          </table:table-cell>
          <table:table-cell/>
          <table:table-cell table:formula="of:=AVERAGE([.BK249:.BK278])" office:value-type="float" office:value="1.42859172930193" calcext:value-type="float">
            <text:p>1.42859172930193</text:p>
          </table:table-cell>
          <table:table-cell/>
          <table:table-cell table:formula="of:=AVERAGE([.BR235:.BR264])" office:value-type="float" office:value="0.714396756775344" calcext:value-type="float">
            <text:p>0.714396756775344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1</text:p>
          </table:table-cell>
          <table:table-cell office:value-type="float" office:value="1.9503358417517" calcext:value-type="float">
            <text:p>1.95033584175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4</text:p>
          </table:table-cell>
          <table:table-cell office:value-type="float" office:value="2.0397136424067" calcext:value-type="float">
            <text:p>2.0397136424067</text:p>
          </table:table-cell>
          <table:table-cell table:number-columns-repeated="4"/>
          <table:table-cell table:formula="of:=AVERAGE([.CG235:.CG264])" office:value-type="float" office:value="0.71439773923045" calcext:value-type="float">
            <text:p>0.71439773923045</text:p>
          </table:table-cell>
          <table:table-cell/>
          <table:table-cell table:formula="of:=AVERAGE([.CL235:.CL264])" office:value-type="float" office:value="1.42862239092381" calcext:value-type="float">
            <text:p>1.42862239092381</text:p>
          </table:table-cell>
          <table:table-cell/>
          <table:table-cell table:formula="of:=AVERAGE([.CQ235:.CQ264])" office:value-type="float" office:value="1.80014003494032" calcext:value-type="float">
            <text:p>1.80014003494032</text:p>
          </table:table-cell>
          <table:table-cell/>
          <table:table-cell table:formula="of:=AVERAGE([.CW235:.CW264])" office:value-type="float" office:value="1.86552087839908" calcext:value-type="float">
            <text:p>1.8655208783990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8</text:p>
          </table:table-cell>
          <table:table-cell office:value-type="float" office:value="1.8329822810713" calcext:value-type="float">
            <text:p>1.8329822810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5</text:p>
          </table:table-cell>
          <table:table-cell office:value-type="float" office:value="1.7261318672296" calcext:value-type="float">
            <text:p>1.726131867229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2</text:p>
          </table:table-cell>
          <table:table-cell office:value-type="float" office:value="1.9369242769218" calcext:value-type="float">
            <text:p>1.9369242769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4</text:p>
          </table:table-cell>
          <table:table-cell office:value-type="float" office:value="2.0440589009906" calcext:value-type="float">
            <text:p>2.0440589009906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0</text:p>
          </table:table-cell>
          <table:table-cell office:value-type="float" office:value="1.8343401743788" calcext:value-type="float">
            <text:p>1.83434017437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3</text:p>
          </table:table-cell>
          <table:table-cell office:value-type="float" office:value="1.7357834360174" calcext:value-type="float">
            <text:p>1.735783436017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9020022084" calcext:value-type="float">
            <text:p>2.09790200220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252279734" calcext:value-type="float">
            <text:p>2.03342522797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872230661" calcext:value-type="float">
            <text:p>0.71380872230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4</text:p>
          </table:table-cell>
          <table:table-cell office:value-type="float" office:value="1.9379369074348" calcext:value-type="float">
            <text:p>1.93793690743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3</text:p>
          </table:table-cell>
          <table:table-cell office:value-type="float" office:value="2.0567157297729" calcext:value-type="float">
            <text:p>2.05671572977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9</text:p>
          </table:table-cell>
          <table:table-cell office:value-type="float" office:value="1.4283163912459" calcext:value-type="float">
            <text:p>1.42831639124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8</text:p>
          </table:table-cell>
          <table:table-cell office:value-type="float" office:value="1.8042433639544" calcext:value-type="float">
            <text:p>1.80424336395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9</text:p>
          </table:table-cell>
          <table:table-cell office:value-type="float" office:value="1.8714043458902" calcext:value-type="float">
            <text:p>1.8714043458902</text:p>
          </table:table-cell>
          <table:table-cell table:number-columns-repeated="4"/>
          <table:table-cell table:formula="of:=AVERAGE([.DB232:.DB266])" office:value-type="float" office:value="1.83523575238342" calcext:value-type="float">
            <text:p>1.83523575238342</text:p>
          </table:table-cell>
          <table:table-cell/>
          <table:table-cell table:formula="of:=AVERAGE([.DG232:.DG266])" office:value-type="float" office:value="1.73326428077444" calcext:value-type="float">
            <text:p>1.73326428077444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746451846" calcext:value-type="float">
            <text:p>2.0870746451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10145042" calcext:value-type="float">
            <text:p>2.03622101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4"/>
          <table:table-cell table:formula="of:=AVERAGE([.BW233:.BW267])" office:value-type="float" office:value="1.94262054160243" calcext:value-type="float">
            <text:p>1.94262054160243</text:p>
          </table:table-cell>
          <table:table-cell table:formula="of:=AVERAGE([.CB233:.CB267])" office:value-type="float" office:value="2.04573366614502" calcext:value-type="float">
            <text:p>2.04573366614502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8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</text:p>
          </table:table-cell>
          <table:table-cell office:value-type="float" office:value="1.4273416554298" calcext:value-type="float">
            <text:p>1.4273416554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9</text:p>
          </table:table-cell>
          <table:table-cell office:value-type="float" office:value="1.8105844099111" calcext:value-type="float">
            <text:p>1.81058440991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0</text:p>
          </table:table-cell>
          <table:table-cell office:value-type="float" office:value="1.8698759264464" calcext:value-type="float">
            <text:p>1.8698759264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2</text:p>
          </table:table-cell>
          <table:table-cell office:value-type="float" office:value="1.8455075310447" calcext:value-type="float">
            <text:p>1.8455075310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5</text:p>
          </table:table-cell>
          <table:table-cell office:value-type="float" office:value="1.744629742495" calcext:value-type="float">
            <text:p>1.74462974249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030667336" calcext:value-type="float">
            <text:p>2.08660306673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4999678948" calcext:value-type="float">
            <text:p>2.030499967894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5</text:p>
          </table:table-cell>
          <table:table-cell office:value-type="float" office:value="1.4301384945911" calcext:value-type="float">
            <text:p>1.4301384945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1</text:p>
          </table:table-cell>
          <table:table-cell office:value-type="float" office:value="1.8026317867034" calcext:value-type="float">
            <text:p>1.80263178670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9</text:p>
          </table:table-cell>
          <table:table-cell office:value-type="float" office:value="1.8704748731843" calcext:value-type="float">
            <text:p>1.8704748731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</text:p>
          </table:table-cell>
          <table:table-cell office:value-type="float" office:value="1.8356580677283" calcext:value-type="float">
            <text:p>1.83565806772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2</text:p>
          </table:table-cell>
          <table:table-cell office:value-type="float" office:value="1.7437529013127" calcext:value-type="float">
            <text:p>1.743752901312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8767485508" calcext:value-type="float">
            <text:p>2.0888767485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9294411269" calcext:value-type="float">
            <text:p>2.03092944112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42874586" calcext:value-type="float">
            <text:p>1.4269142874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7</text:p>
          </table:table-cell>
          <table:table-cell office:value-type="float" office:value="1.9495021584188" calcext:value-type="float">
            <text:p>1.9495021584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6</text:p>
          </table:table-cell>
          <table:table-cell office:value-type="float" office:value="2.0448294264953" calcext:value-type="float">
            <text:p>2.04482942649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8</text:p>
          </table:table-cell>
          <table:table-cell office:value-type="float" office:value="1.4271584977279" calcext:value-type="float">
            <text:p>1.4271584977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6</text:p>
          </table:table-cell>
          <table:table-cell office:value-type="float" office:value="1.8080412546934" calcext:value-type="float">
            <text:p>1.80804125469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8</text:p>
          </table:table-cell>
          <table:table-cell office:value-type="float" office:value="1.8722790818115" calcext:value-type="float">
            <text:p>1.87227908181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9</text:p>
          </table:table-cell>
          <table:table-cell office:value-type="float" office:value="1.8369938557959" calcext:value-type="float">
            <text:p>1.8369938557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3</text:p>
          </table:table-cell>
          <table:table-cell office:value-type="float" office:value="1.7368950137947" calcext:value-type="float">
            <text:p>1.736895013794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716755035" calcext:value-type="float">
            <text:p>2.082716755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2904975889" calcext:value-type="float">
            <text:p>2.02729049758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37592803" calcext:value-type="float">
            <text:p>1.4286837592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2</text:p>
          </table:table-cell>
          <table:table-cell office:value-type="float" office:value="1.9559410990094" calcext:value-type="float">
            <text:p>1.95594109900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9</text:p>
          </table:table-cell>
          <table:table-cell office:value-type="float" office:value="2.0617104613574" calcext:value-type="float">
            <text:p>2.06171046135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7</text:p>
          </table:table-cell>
          <table:table-cell office:value-type="float" office:value="1.4305637573013" calcext:value-type="float">
            <text:p>1.43056375730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1</text:p>
          </table:table-cell>
          <table:table-cell office:value-type="float" office:value="1.8056644150901" calcext:value-type="float">
            <text:p>1.805664415090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6</text:p>
          </table:table-cell>
          <table:table-cell office:value-type="float" office:value="1.8727253971312" calcext:value-type="float">
            <text:p>1.87272539713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6</text:p>
          </table:table-cell>
          <table:table-cell office:value-type="float" office:value="1.839870694873" calcext:value-type="float">
            <text:p>1.8398706948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</text:p>
          </table:table-cell>
          <table:table-cell office:value-type="float" office:value="1.7288844959111" calcext:value-type="float">
            <text:p>1.728884495911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999072633" calcext:value-type="float">
            <text:p>2.08809990726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989265274" calcext:value-type="float">
            <text:p>2.01979892652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627097235" calcext:value-type="float">
            <text:p>1.4257627097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0</text:p>
          </table:table-cell>
          <table:table-cell office:value-type="float" office:value="1.9466379509074" calcext:value-type="float">
            <text:p>1.9466379509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8</text:p>
          </table:table-cell>
          <table:table-cell office:value-type="float" office:value="2.0611851987524" calcext:value-type="float">
            <text:p>2.06118519875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2</text:p>
          </table:table-cell>
          <table:table-cell office:value-type="float" office:value="1.4296374424869" calcext:value-type="float">
            <text:p>1.4296374424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0</text:p>
          </table:table-cell>
          <table:table-cell office:value-type="float" office:value="1.8074223079765" calcext:value-type="float">
            <text:p>1.80742230797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7</text:p>
          </table:table-cell>
          <table:table-cell office:value-type="float" office:value="1.866251719735" calcext:value-type="float">
            <text:p>1.866251719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1</text:p>
          </table:table-cell>
          <table:table-cell office:value-type="float" office:value="1.8416012193671" calcext:value-type="float">
            <text:p>1.84160121936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1</text:p>
          </table:table-cell>
          <table:table-cell office:value-type="float" office:value="1.7439507958413" calcext:value-type="float">
            <text:p>1.743950795841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9620063558" calcext:value-type="float">
            <text:p>2.09396200635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399852211" calcext:value-type="float">
            <text:p>2.01403998522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63923196" calcext:value-type="float">
            <text:p>1.4272963923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9</text:p>
          </table:table-cell>
          <table:table-cell office:value-type="float" office:value="1.960080042021" calcext:value-type="float">
            <text:p>1.960080042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3</text:p>
          </table:table-cell>
          <table:table-cell office:value-type="float" office:value="2.0512431039546" calcext:value-type="float">
            <text:p>2.05124310395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1</text:p>
          </table:table-cell>
          <table:table-cell office:value-type="float" office:value="0.71420977451603" calcext:value-type="float">
            <text:p>0.71420977451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1</text:p>
          </table:table-cell>
          <table:table-cell office:value-type="float" office:value="1.4278006023152" calcext:value-type="float">
            <text:p>1.4278006023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5</text:p>
          </table:table-cell>
          <table:table-cell office:value-type="float" office:value="1.8018359980674" calcext:value-type="float">
            <text:p>1.80183599806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4</text:p>
          </table:table-cell>
          <table:table-cell office:value-type="float" office:value="1.8659675095079" calcext:value-type="float">
            <text:p>1.8659675095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8</text:p>
          </table:table-cell>
          <table:table-cell office:value-type="float" office:value="1.846185425068" calcext:value-type="float">
            <text:p>1.846185425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0</text:p>
          </table:table-cell>
          <table:table-cell office:value-type="float" office:value="1.743219217664" calcext:value-type="float">
            <text:p>1.74321921766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26672708766" calcext:value-type="float">
            <text:p>2.0926672708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604170943" calcext:value-type="float">
            <text:p>2.0376041709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714295038" calcext:value-type="float">
            <text:p>0.71419714295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3</text:p>
          </table:table-cell>
          <table:table-cell office:value-type="float" office:value="1.9404074311501" calcext:value-type="float">
            <text:p>1.9404074311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2</text:p>
          </table:table-cell>
          <table:table-cell office:value-type="float" office:value="2.0617894086427" calcext:value-type="float">
            <text:p>2.06178940864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0</text:p>
          </table:table-cell>
          <table:table-cell office:value-type="float" office:value="1.4256069204138" calcext:value-type="float">
            <text:p>1.42560692041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2</text:p>
          </table:table-cell>
          <table:table-cell office:value-type="float" office:value="1.8106201993472" calcext:value-type="float">
            <text:p>1.810620199347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9</text:p>
          </table:table-cell>
          <table:table-cell office:value-type="float" office:value="1.8687138224065" calcext:value-type="float">
            <text:p>1.86871382240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3</text:p>
          </table:table-cell>
          <table:table-cell office:value-type="float" office:value="1.8443401638525" calcext:value-type="float">
            <text:p>1.84434016385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9</text:p>
          </table:table-cell>
          <table:table-cell office:value-type="float" office:value="1.7336602803576" calcext:value-type="float">
            <text:p>1.733660280357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188479802" calcext:value-type="float">
            <text:p>2.09441884798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483886859" calcext:value-type="float">
            <text:p>2.03074838868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11267672" calcext:value-type="float">
            <text:p>1.42957112676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4</text:p>
          </table:table-cell>
          <table:table-cell office:value-type="float" office:value="1.9615884614858" calcext:value-type="float">
            <text:p>1.9615884614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7</text:p>
          </table:table-cell>
          <table:table-cell office:value-type="float" office:value="2.063464143722" calcext:value-type="float">
            <text:p>2.0634641437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9</text:p>
          </table:table-cell>
          <table:table-cell office:value-type="float" office:value="1.4283869174875" calcext:value-type="float">
            <text:p>1.42838691748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2</text:p>
          </table:table-cell>
          <table:table-cell office:value-type="float" office:value="1.8030759967621" calcext:value-type="float">
            <text:p>1.803075996762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5</text:p>
          </table:table-cell>
          <table:table-cell office:value-type="float" office:value="1.8715275036553" calcext:value-type="float">
            <text:p>1.87152750365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0</text:p>
          </table:table-cell>
          <table:table-cell office:value-type="float" office:value="1.8373433291123" calcext:value-type="float">
            <text:p>1.8373433291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</text:p>
          </table:table-cell>
          <table:table-cell office:value-type="float" office:value="1.7391044851532" calcext:value-type="float">
            <text:p>1.739104485153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027257866" calcext:value-type="float">
            <text:p>2.105027257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6431087967" calcext:value-type="float">
            <text:p>2.04664310879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42870586" calcext:value-type="float">
            <text:p>1.427294287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4</text:p>
          </table:table-cell>
          <table:table-cell office:value-type="float" office:value="1.9554379416443" calcext:value-type="float">
            <text:p>1.95543794164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8</text:p>
          </table:table-cell>
          <table:table-cell office:value-type="float" office:value="2.0580557283624" calcext:value-type="float">
            <text:p>2.05805572836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7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6</text:p>
          </table:table-cell>
          <table:table-cell office:value-type="float" office:value="1.4278858653833" calcext:value-type="float">
            <text:p>1.4278858653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4</text:p>
          </table:table-cell>
          <table:table-cell office:value-type="float" office:value="1.8054780994967" calcext:value-type="float">
            <text:p>1.80547809949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5</text:p>
          </table:table-cell>
          <table:table-cell office:value-type="float" office:value="1.8633338280697" calcext:value-type="float">
            <text:p>1.86333382806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4</text:p>
          </table:table-cell>
          <table:table-cell office:value-type="float" office:value="1.8378728022392" calcext:value-type="float">
            <text:p>1.8378728022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0</text:p>
          </table:table-cell>
          <table:table-cell office:value-type="float" office:value="1.7376150130368" calcext:value-type="float">
            <text:p>1.737615013036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56430572178" calcext:value-type="float">
            <text:p>2.09564305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3031238914" calcext:value-type="float">
            <text:p>2.032303123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7</text:p>
          </table:table-cell>
          <table:table-cell office:value-type="float" office:value="1.9584663595091" calcext:value-type="float">
            <text:p>1.9584663595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4</text:p>
          </table:table-cell>
          <table:table-cell office:value-type="float" office:value="2.0641136167225" calcext:value-type="float">
            <text:p>2.0641136167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6</text:p>
          </table:table-cell>
          <table:table-cell office:value-type="float" office:value="1.428332180703" calcext:value-type="float">
            <text:p>1.4283321807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3</text:p>
          </table:table-cell>
          <table:table-cell office:value-type="float" office:value="1.8010875778025" calcext:value-type="float">
            <text:p>1.80108757780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6</text:p>
          </table:table-cell>
          <table:table-cell office:value-type="float" office:value="1.8740075010447" calcext:value-type="float">
            <text:p>1.8740075010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0</text:p>
          </table:table-cell>
          <table:table-cell office:value-type="float" office:value="1.8392728007655" calcext:value-type="float">
            <text:p>1.83927280076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8</text:p>
          </table:table-cell>
          <table:table-cell office:value-type="float" office:value="1.736757119203" calcext:value-type="float">
            <text:p>1.73675711920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6041204167" calcext:value-type="float">
            <text:p>2.0856041204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8662811934" calcext:value-type="float">
            <text:p>2.0328662811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300736526" calcext:value-type="float">
            <text:p>1.430030073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6</text:p>
          </table:table-cell>
          <table:table-cell office:value-type="float" office:value="1.9570126768288" calcext:value-type="float">
            <text:p>1.95701267682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5</text:p>
          </table:table-cell>
          <table:table-cell office:value-type="float" office:value="2.0518283664965" calcext:value-type="float">
            <text:p>2.05182836649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8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3</text:p>
          </table:table-cell>
          <table:table-cell office:value-type="float" office:value="1.8058907306413" calcext:value-type="float">
            <text:p>1.80589073064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1</text:p>
          </table:table-cell>
          <table:table-cell office:value-type="float" office:value="1.8683306649151" calcext:value-type="float">
            <text:p>1.8683306649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</text:p>
          </table:table-cell>
          <table:table-cell office:value-type="float" office:value="1.8323685975067" calcext:value-type="float">
            <text:p>1.83236859750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7</text:p>
          </table:table-cell>
          <table:table-cell office:value-type="float" office:value="1.7422613239354" calcext:value-type="float">
            <text:p>1.742261323935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1578103602" calcext:value-type="float">
            <text:p>2.08015781036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0905051679" calcext:value-type="float">
            <text:p>2.02009050516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090227273" calcext:value-type="float">
            <text:p>1.4284090227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</text:p>
          </table:table-cell>
          <table:table-cell office:value-type="float" office:value="1.9620231978703" calcext:value-type="float">
            <text:p>1.9620231978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3</text:p>
          </table:table-cell>
          <table:table-cell office:value-type="float" office:value="2.0392083797807" calcext:value-type="float">
            <text:p>2.0392083797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7</text:p>
          </table:table-cell>
          <table:table-cell office:value-type="float" office:value="1.4281437598487" calcext:value-type="float">
            <text:p>1.42814375984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9</text:p>
          </table:table-cell>
          <table:table-cell office:value-type="float" office:value="1.8074886236962" calcext:value-type="float">
            <text:p>1.80748862369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</text:p>
          </table:table-cell>
          <table:table-cell office:value-type="float" office:value="1.8753980258968" calcext:value-type="float">
            <text:p>1.87539802589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7</text:p>
          </table:table-cell>
          <table:table-cell office:value-type="float" office:value="1.8459106885151" calcext:value-type="float">
            <text:p>1.8459106885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</text:p>
          </table:table-cell>
          <table:table-cell office:value-type="float" office:value="1.7481750019211" calcext:value-type="float">
            <text:p>1.748175001921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3058481" calcext:value-type="float">
            <text:p>2.0944430584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673360344" calcext:value-type="float">
            <text:p>2.030767336034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3</text:p>
          </table:table-cell>
          <table:table-cell office:value-type="float" office:value="1.9574295184952" calcext:value-type="float">
            <text:p>1.95742951849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7</text:p>
          </table:table-cell>
          <table:table-cell office:value-type="float" office:value="2.0571630977231" calcext:value-type="float">
            <text:p>2.0571630977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5</text:p>
          </table:table-cell>
          <table:table-cell office:value-type="float" office:value="1.4272395502742" calcext:value-type="float">
            <text:p>1.4272395502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</text:p>
          </table:table-cell>
          <table:table-cell office:value-type="float" office:value="1.7977002129471" calcext:value-type="float">
            <text:p>1.797700212947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7</text:p>
          </table:table-cell>
          <table:table-cell office:value-type="float" office:value="1.8668443506902" calcext:value-type="float">
            <text:p>1.86684435069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5</text:p>
          </table:table-cell>
          <table:table-cell office:value-type="float" office:value="1.8423233238702" calcext:value-type="float">
            <text:p>1.84232332387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6</text:p>
          </table:table-cell>
          <table:table-cell office:value-type="float" office:value="1.7429655337205" calcext:value-type="float">
            <text:p>1.742965533720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58847517" calcext:value-type="float">
            <text:p>2.0948588475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7283866017" calcext:value-type="float">
            <text:p>2.03272838660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7442929" calcext:value-type="float">
            <text:p>1.4292174429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0</text:p>
          </table:table-cell>
          <table:table-cell office:value-type="float" office:value="1.9642137218803" calcext:value-type="float">
            <text:p>1.9642137218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1</text:p>
          </table:table-cell>
          <table:table-cell office:value-type="float" office:value="2.058086254646" calcext:value-type="float">
            <text:p>2.058086254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1</text:p>
          </table:table-cell>
          <table:table-cell office:value-type="float" office:value="1.4297090213589" calcext:value-type="float">
            <text:p>1.4297090213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4</text:p>
          </table:table-cell>
          <table:table-cell office:value-type="float" office:value="1.8070854662258" calcext:value-type="float">
            <text:p>1.80708546622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2</text:p>
          </table:table-cell>
          <table:table-cell office:value-type="float" office:value="1.8724822394924" calcext:value-type="float">
            <text:p>1.8724822394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8</text:p>
          </table:table-cell>
          <table:table-cell office:value-type="float" office:value="1.8380843809638" calcext:value-type="float">
            <text:p>1.83808438096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4</text:p>
          </table:table-cell>
          <table:table-cell office:value-type="float" office:value="1.7433686911909" calcext:value-type="float">
            <text:p>1.743368691190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841192799" calcext:value-type="float">
            <text:p>2.08668411927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9294390216" calcext:value-type="float">
            <text:p>2.03292943902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45128163" calcext:value-type="float">
            <text:p>0.712824512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4</text:p>
          </table:table-cell>
          <table:table-cell office:value-type="float" office:value="1.9565400457473" calcext:value-type="float">
            <text:p>1.95654004574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0</text:p>
          </table:table-cell>
          <table:table-cell office:value-type="float" office:value="2.0508904727469" calcext:value-type="float">
            <text:p>2.05089047274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2</text:p>
          </table:table-cell>
          <table:table-cell office:value-type="float" office:value="1.4295479688969" calcext:value-type="float">
            <text:p>1.42954796889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6</text:p>
          </table:table-cell>
          <table:table-cell office:value-type="float" office:value="1.8140023010502" calcext:value-type="float">
            <text:p>1.81400230105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3</text:p>
          </table:table-cell>
          <table:table-cell office:value-type="float" office:value="1.8691885587489" calcext:value-type="float">
            <text:p>1.8691885587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9</text:p>
          </table:table-cell>
          <table:table-cell office:value-type="float" office:value="1.8410917462192" calcext:value-type="float">
            <text:p>1.8410917462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5</text:p>
          </table:table-cell>
          <table:table-cell office:value-type="float" office:value="1.7397118529349" calcext:value-type="float">
            <text:p>1.739711852934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9651768788" calcext:value-type="float">
            <text:p>2.08196517687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8957643202" calcext:value-type="float">
            <text:p>2.023895764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11263251" calcext:value-type="float">
            <text:p>1.4299911263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</text:p>
          </table:table-cell>
          <table:table-cell office:value-type="float" office:value="1.9593421480609" calcext:value-type="float">
            <text:p>1.9593421480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5</text:p>
          </table:table-cell>
          <table:table-cell office:value-type="float" office:value="2.0685125594605" calcext:value-type="float">
            <text:p>2.06851255946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9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4</text:p>
          </table:table-cell>
          <table:table-cell office:value-type="float" office:value="1.4222079766232" calcext:value-type="float">
            <text:p>1.422207976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7</text:p>
          </table:table-cell>
          <table:table-cell office:value-type="float" office:value="1.8070244136585" calcext:value-type="float">
            <text:p>1.80702441365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3</text:p>
          </table:table-cell>
          <table:table-cell office:value-type="float" office:value="1.8720285557594" calcext:value-type="float">
            <text:p>1.8720285557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7</text:p>
          </table:table-cell>
          <table:table-cell office:value-type="float" office:value="1.8379580653073" calcext:value-type="float">
            <text:p>1.8379580653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6</text:p>
          </table:table-cell>
          <table:table-cell office:value-type="float" office:value="1.7420444820584" calcext:value-type="float">
            <text:p>1.742044482058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9241232378" calcext:value-type="float">
            <text:p>2.08292412323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968068455" calcext:value-type="float">
            <text:p>2.03349680684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574423606" calcext:value-type="float">
            <text:p>1.4297574423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1</text:p>
          </table:table-cell>
          <table:table-cell office:value-type="float" office:value="1.9480674230869" calcext:value-type="float">
            <text:p>1.9480674230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5</text:p>
          </table:table-cell>
          <table:table-cell office:value-type="float" office:value="2.0499462632145" calcext:value-type="float">
            <text:p>2.0499462632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0</text:p>
          </table:table-cell>
          <table:table-cell office:value-type="float" office:value="0.71455924783237" calcext:value-type="float">
            <text:p>0.71455924783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3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5</text:p>
          </table:table-cell>
          <table:table-cell office:value-type="float" office:value="1.8051686261383" calcext:value-type="float">
            <text:p>1.80516862613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8</text:p>
          </table:table-cell>
          <table:table-cell office:value-type="float" office:value="1.8727475023711" calcext:value-type="float">
            <text:p>1.87274750237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1</text:p>
          </table:table-cell>
          <table:table-cell office:value-type="float" office:value="1.8308254412364" calcext:value-type="float">
            <text:p>1.83082544123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4</text:p>
          </table:table-cell>
          <table:table-cell office:value-type="float" office:value="1.7372865923299" calcext:value-type="float">
            <text:p>1.737286592329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5609625674" calcext:value-type="float">
            <text:p>2.085560962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3104933574" calcext:value-type="float">
            <text:p>2.0313104933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16537456" calcext:value-type="float">
            <text:p>1.4289416537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2</text:p>
          </table:table-cell>
          <table:table-cell office:value-type="float" office:value="1.9597853054892" calcext:value-type="float">
            <text:p>1.95978530548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4</text:p>
          </table:table-cell>
          <table:table-cell office:value-type="float" office:value="2.0624662500355" calcext:value-type="float">
            <text:p>2.0624662500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0</text:p>
          </table:table-cell>
          <table:table-cell office:value-type="float" office:value="1.4261269198664" calcext:value-type="float">
            <text:p>1.426126919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8</text:p>
          </table:table-cell>
          <table:table-cell office:value-type="float" office:value="1.7911770619189" calcext:value-type="float">
            <text:p>1.79117706191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</text:p>
          </table:table-cell>
          <table:table-cell office:value-type="float" office:value="1.8653517206824" calcext:value-type="float">
            <text:p>1.8653517206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9</text:p>
          </table:table-cell>
          <table:table-cell office:value-type="float" office:value="1.8410033252597" calcext:value-type="float">
            <text:p>1.841003325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3</text:p>
          </table:table-cell>
          <table:table-cell office:value-type="float" office:value="1.7418307980728" calcext:value-type="float">
            <text:p>1.741830798072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7399108001" calcext:value-type="float">
            <text:p>2.0847399108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8652348787" calcext:value-type="float">
            <text:p>2.0268652348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911268514" calcext:value-type="float">
            <text:p>1.4294911268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9</text:p>
          </table:table-cell>
          <table:table-cell office:value-type="float" office:value="1.9507800518105" calcext:value-type="float">
            <text:p>1.95078005181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4</text:p>
          </table:table-cell>
          <table:table-cell office:value-type="float" office:value="2.0460188989275" calcext:value-type="float">
            <text:p>2.0460188989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6</text:p>
          </table:table-cell>
          <table:table-cell office:value-type="float" office:value="0.71546240477642" calcext:value-type="float">
            <text:p>0.71546240477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5</text:p>
          </table:table-cell>
          <table:table-cell office:value-type="float" office:value="1.4291090219905" calcext:value-type="float">
            <text:p>1.4291090219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0</text:p>
          </table:table-cell>
          <table:table-cell office:value-type="float" office:value="1.808344412269" calcext:value-type="float">
            <text:p>1.8083444122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8</text:p>
          </table:table-cell>
          <table:table-cell office:value-type="float" office:value="1.868804348627" calcext:value-type="float">
            <text:p>1.8688043486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8</text:p>
          </table:table-cell>
          <table:table-cell office:value-type="float" office:value="1.8432591123588" calcext:value-type="float">
            <text:p>1.84325911235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2</text:p>
          </table:table-cell>
          <table:table-cell office:value-type="float" office:value="1.7388065907299" calcext:value-type="float">
            <text:p>1.738806590729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6714666616" calcext:value-type="float">
            <text:p>2.10667146666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9999726316" calcext:value-type="float">
            <text:p>2.02599997263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9</text:p>
          </table:table-cell>
          <table:table-cell office:value-type="float" office:value="1.9599484632121" calcext:value-type="float">
            <text:p>1.95994846321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0</text:p>
          </table:table-cell>
          <table:table-cell office:value-type="float" office:value="2.0615094089375" calcext:value-type="float">
            <text:p>2.0615094089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4</text:p>
          </table:table-cell>
          <table:table-cell office:value-type="float" office:value="0.71491503693154" calcext:value-type="float">
            <text:p>0.71491503693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4</text:p>
          </table:table-cell>
          <table:table-cell office:value-type="float" office:value="1.4297921791661" calcext:value-type="float">
            <text:p>1.4297921791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5</text:p>
          </table:table-cell>
          <table:table-cell office:value-type="float" office:value="1.8037886275909" calcext:value-type="float">
            <text:p>1.803788627590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7</text:p>
          </table:table-cell>
          <table:table-cell office:value-type="float" office:value="1.8661359303832" calcext:value-type="float">
            <text:p>1.8661359303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2</text:p>
          </table:table-cell>
          <table:table-cell office:value-type="float" office:value="1.8412043776796" calcext:value-type="float">
            <text:p>1.8412043776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1</text:p>
          </table:table-cell>
          <table:table-cell office:value-type="float" office:value="1.7459455305837" calcext:value-type="float">
            <text:p>1.745945530583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4999089475" calcext:value-type="float">
            <text:p>2.0864999089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9473505817" calcext:value-type="float">
            <text:p>2.01694735058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16541877" calcext:value-type="float">
            <text:p>1.4285216541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1</text:p>
          </table:table-cell>
          <table:table-cell office:value-type="float" office:value="1.9647926686393" calcext:value-type="float">
            <text:p>1.9647926686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1</text:p>
          </table:table-cell>
          <table:table-cell office:value-type="float" office:value="2.0668294033375" calcext:value-type="float">
            <text:p>2.0668294033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7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8</text:p>
          </table:table-cell>
          <table:table-cell office:value-type="float" office:value="1.8050675736131" calcext:value-type="float">
            <text:p>1.80506757361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3</text:p>
          </table:table-cell>
          <table:table-cell office:value-type="float" office:value="1.8597875160131" calcext:value-type="float">
            <text:p>1.8597875160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0</text:p>
          </table:table-cell>
          <table:table-cell office:value-type="float" office:value="1.8398643790901" calcext:value-type="float">
            <text:p>1.839864379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0</text:p>
          </table:table-cell>
          <table:table-cell office:value-type="float" office:value="1.7434329016496" calcext:value-type="float">
            <text:p>1.743432901649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04409574306" calcext:value-type="float">
            <text:p>2.09044095743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3115533563" calcext:value-type="float">
            <text:p>2.0243115533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16546088" calcext:value-type="float">
            <text:p>1.4281216546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6</text:p>
          </table:table-cell>
          <table:table-cell office:value-type="float" office:value="1.9504926836919" calcext:value-type="float">
            <text:p>1.95049268369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8</text:p>
          </table:table-cell>
          <table:table-cell office:value-type="float" office:value="2.0552125734604" calcext:value-type="float">
            <text:p>2.05521257346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3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6</text:p>
          </table:table-cell>
          <table:table-cell office:value-type="float" office:value="1.8074380974336" calcext:value-type="float">
            <text:p>1.80743809743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4</text:p>
          </table:table-cell>
          <table:table-cell office:value-type="float" office:value="1.8699317158614" calcext:value-type="float">
            <text:p>1.8699317158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7</text:p>
          </table:table-cell>
          <table:table-cell office:value-type="float" office:value="1.8396538529959" calcext:value-type="float">
            <text:p>1.8396538529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9</text:p>
          </table:table-cell>
          <table:table-cell office:value-type="float" office:value="1.7371444872163" calcext:value-type="float">
            <text:p>1.737144487216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4114827248" calcext:value-type="float">
            <text:p>2.09141148272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147099845" calcext:value-type="float">
            <text:p>2.0255147099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95338847" calcext:value-type="float">
            <text:p>1.428095338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398449054" calcext:value-type="float">
            <text:p>0.714733984490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0</text:p>
          </table:table-cell>
          <table:table-cell office:value-type="float" office:value="1.9342905954836" calcext:value-type="float">
            <text:p>1.9342905954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9</text:p>
          </table:table-cell>
          <table:table-cell office:value-type="float" office:value="2.0598936211646" calcext:value-type="float">
            <text:p>2.0598936211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4</text:p>
          </table:table-cell>
          <table:table-cell office:value-type="float" office:value="0.71564977300024" calcext:value-type="float">
            <text:p>0.715649773000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3</text:p>
          </table:table-cell>
          <table:table-cell office:value-type="float" office:value="1.4289016537877" calcext:value-type="float">
            <text:p>1.4289016537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7</text:p>
          </table:table-cell>
          <table:table-cell office:value-type="float" office:value="1.8026981024231" calcext:value-type="float">
            <text:p>1.80269810242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0</text:p>
          </table:table-cell>
          <table:table-cell office:value-type="float" office:value="1.8752969733716" calcext:value-type="float">
            <text:p>1.87529697337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6</text:p>
          </table:table-cell>
          <table:table-cell office:value-type="float" office:value="1.8393243796585" calcext:value-type="float">
            <text:p>1.83932437965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8</text:p>
          </table:table-cell>
          <table:table-cell office:value-type="float" office:value="1.7471844766479" calcext:value-type="float">
            <text:p>1.747184476647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510429989" calcext:value-type="float">
            <text:p>2.0915104299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8610169884" calcext:value-type="float">
            <text:p>2.03386101698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16535351" calcext:value-type="float">
            <text:p>1.4291416535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4</text:p>
          </table:table-cell>
          <table:table-cell office:value-type="float" office:value="1.9395021689451" calcext:value-type="float">
            <text:p>1.93950216894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3</text:p>
          </table:table-cell>
          <table:table-cell office:value-type="float" office:value="2.0560736251857" calcext:value-type="float">
            <text:p>2.05607362518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9</text:p>
          </table:table-cell>
          <table:table-cell office:value-type="float" office:value="1.4289711273988" calcext:value-type="float">
            <text:p>1.42897112739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9</text:p>
          </table:table-cell>
          <table:table-cell office:value-type="float" office:value="1.8042370481715" calcext:value-type="float">
            <text:p>1.8042370481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6</text:p>
          </table:table-cell>
          <table:table-cell office:value-type="float" office:value="1.8710875041184" calcext:value-type="float">
            <text:p>1.8710875041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4</text:p>
          </table:table-cell>
          <table:table-cell office:value-type="float" office:value="1.8384149069317" calcext:value-type="float">
            <text:p>1.83841490693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7</text:p>
          </table:table-cell>
          <table:table-cell office:value-type="float" office:value="1.7393539585748" calcext:value-type="float">
            <text:p>1.739353958574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1409724832" calcext:value-type="float">
            <text:p>2.076140972483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3252280787" calcext:value-type="float">
            <text:p>2.0333252280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1128683" calcext:value-type="float">
            <text:p>1.427751128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3</text:p>
          </table:table-cell>
          <table:table-cell office:value-type="float" office:value="1.9661210882936" calcext:value-type="float">
            <text:p>1.9661210882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7</text:p>
          </table:table-cell>
          <table:table-cell office:value-type="float" office:value="2.0537199434527" calcext:value-type="float">
            <text:p>2.05371994345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0</text:p>
          </table:table-cell>
          <table:table-cell office:value-type="float" office:value="1.8020054715732" calcext:value-type="float">
            <text:p>1.80200547157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4</text:p>
          </table:table-cell>
          <table:table-cell office:value-type="float" office:value="1.8706527677339" calcext:value-type="float">
            <text:p>1.8706527677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4</text:p>
          </table:table-cell>
          <table:table-cell office:value-type="float" office:value="1.8302707049782" calcext:value-type="float">
            <text:p>1.83027070497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6</text:p>
          </table:table-cell>
          <table:table-cell office:value-type="float" office:value="1.7455876362235" calcext:value-type="float">
            <text:p>1.745587636223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028334707" calcext:value-type="float">
            <text:p>2.0820283347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0462873197" calcext:value-type="float">
            <text:p>2.02704628731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490212116" calcext:value-type="float">
            <text:p>1.4298490212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6</text:p>
          </table:table-cell>
          <table:table-cell office:value-type="float" office:value="1.9606779361285" calcext:value-type="float">
            <text:p>1.96067793612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</text:p>
          </table:table-cell>
          <table:table-cell office:value-type="float" office:value="2.0429925863236" calcext:value-type="float">
            <text:p>2.04299258632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9</text:p>
          </table:table-cell>
          <table:table-cell office:value-type="float" office:value="0.71386030119968" calcext:value-type="float">
            <text:p>0.713860301199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8</text:p>
          </table:table-cell>
          <table:table-cell office:value-type="float" office:value="1.4296921792714" calcext:value-type="float">
            <text:p>1.4296921792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4</text:p>
          </table:table-cell>
          <table:table-cell office:value-type="float" office:value="1.8008875780131" calcext:value-type="float">
            <text:p>1.80088757801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0</text:p>
          </table:table-cell>
          <table:table-cell office:value-type="float" office:value="1.8697769791821" calcext:value-type="float">
            <text:p>1.869776979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3</text:p>
          </table:table-cell>
          <table:table-cell office:value-type="float" office:value="1.8461591093062" calcext:value-type="float">
            <text:p>1.84615910930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5</text:p>
          </table:table-cell>
          <table:table-cell office:value-type="float" office:value="1.7507928939022" calcext:value-type="float">
            <text:p>1.750792893902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83216333" calcext:value-type="float">
            <text:p>2.094448321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4715405563" calcext:value-type="float">
            <text:p>2.0364715405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5</text:p>
          </table:table-cell>
          <table:table-cell office:value-type="float" office:value="1.9582032018914" calcext:value-type="float">
            <text:p>1.95820320189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0</text:p>
          </table:table-cell>
          <table:table-cell office:value-type="float" office:value="2.0524178395602" calcext:value-type="float">
            <text:p>2.0524178395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4</text:p>
          </table:table-cell>
          <table:table-cell office:value-type="float" office:value="1.4291016535772" calcext:value-type="float">
            <text:p>1.4291016535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7</text:p>
          </table:table-cell>
          <table:table-cell office:value-type="float" office:value="1.8124854605416" calcext:value-type="float">
            <text:p>1.81248546054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2</text:p>
          </table:table-cell>
          <table:table-cell office:value-type="float" office:value="1.8636906697993" calcext:value-type="float">
            <text:p>1.8636906697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5</text:p>
          </table:table-cell>
          <table:table-cell office:value-type="float" office:value="1.8468991085273" calcext:value-type="float">
            <text:p>1.8468991085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4</text:p>
          </table:table-cell>
          <table:table-cell office:value-type="float" office:value="1.7359950147421" calcext:value-type="float">
            <text:p>1.735995014742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7388613275" calcext:value-type="float">
            <text:p>2.081738861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04885574" calcext:value-type="float">
            <text:p>2.0358704885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8</text:p>
          </table:table-cell>
          <table:table-cell office:value-type="float" office:value="1.9708431885861" calcext:value-type="float">
            <text:p>1.970843188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2</text:p>
          </table:table-cell>
          <table:table-cell office:value-type="float" office:value="2.0548388896433" calcext:value-type="float">
            <text:p>2.05483888964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6</text:p>
          </table:table-cell>
          <table:table-cell office:value-type="float" office:value="1.4304500732104" calcext:value-type="float">
            <text:p>1.4304500732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</text:p>
          </table:table-cell>
          <table:table-cell office:value-type="float" office:value="1.8011886303278" calcext:value-type="float">
            <text:p>1.80118863032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1</text:p>
          </table:table-cell>
          <table:table-cell office:value-type="float" office:value="1.8693548743633" calcext:value-type="float">
            <text:p>1.8693548743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3</text:p>
          </table:table-cell>
          <table:table-cell office:value-type="float" office:value="1.8412675355079" calcext:value-type="float">
            <text:p>1.8412675355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3</text:p>
          </table:table-cell>
          <table:table-cell office:value-type="float" office:value="1.7418707980307" calcext:value-type="float">
            <text:p>1.741870798030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6230582915" calcext:value-type="float">
            <text:p>2.09462305829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9894547479" calcext:value-type="float">
            <text:p>2.01798945474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00776947" calcext:value-type="float">
            <text:p>1.42619007769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5</text:p>
          </table:table-cell>
          <table:table-cell office:value-type="float" office:value="1.9440369010138" calcext:value-type="float">
            <text:p>1.9440369010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1</text:p>
          </table:table-cell>
          <table:table-cell office:value-type="float" office:value="2.058776780235" calcext:value-type="float">
            <text:p>2.058776780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7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3</text:p>
          </table:table-cell>
          <table:table-cell office:value-type="float" office:value="1.4298690211905" calcext:value-type="float">
            <text:p>1.4298690211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3</text:p>
          </table:table-cell>
          <table:table-cell office:value-type="float" office:value="1.7896296951266" calcext:value-type="float">
            <text:p>1.78962969512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5</text:p>
          </table:table-cell>
          <table:table-cell office:value-type="float" office:value="1.8700917156929" calcext:value-type="float">
            <text:p>1.87009171569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0</text:p>
          </table:table-cell>
          <table:table-cell office:value-type="float" office:value="1.8328443864796" calcext:value-type="float">
            <text:p>1.8328443864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2</text:p>
          </table:table-cell>
          <table:table-cell office:value-type="float" office:value="1.7473171080873" calcext:value-type="float">
            <text:p>1.7473171080873</text:p>
          </table:table-cell>
        </table:table-row>
        <table:table-row table:style-name="ro1">
          <table:table-cell table:number-columns-repeated="39"/>
          <table:table-cell table:formula="of:=AVERAGE([.AN267:.AN296])" office:value-type="float" office:value="2.0895147829669" calcext:value-type="float">
            <text:p>2.0895147829669</text:p>
          </table:table-cell>
          <table:table-cell/>
          <table:table-cell table:formula="of:=AVERAGE([.AW267:.AW296])" office:value-type="float" office:value="0.714396862038391" calcext:value-type="float">
            <text:p>0.714396862038391</text:p>
          </table:table-cell>
          <table:table-cell/>
          <table:table-cell table:formula="of:=AVERAGE([.BD267:.BD296])" office:value-type="float" office:value="2.02939305677923" calcext:value-type="float">
            <text:p>2.02939305677923</text:p>
          </table:table-cell>
          <table:table-cell/>
          <table:table-cell table:formula="of:=AVERAGE([.BK283:.BK312])" office:value-type="float" office:value="1.42840131596854" calcext:value-type="float">
            <text:p>1.42840131596854</text:p>
          </table:table-cell>
          <table:table-cell/>
          <table:table-cell table:formula="of:=AVERAGE([.BR267:.BR296])" office:value-type="float" office:value="0.714396616424615" calcext:value-type="float">
            <text:p>0.714396616424615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8</text:p>
          </table:table-cell>
          <table:table-cell office:value-type="float" office:value="1.9687442434271" calcext:value-type="float">
            <text:p>1.96874424342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6</text:p>
          </table:table-cell>
          <table:table-cell office:value-type="float" office:value="2.0526620498294" calcext:value-type="float">
            <text:p>2.0526620498294</text:p>
          </table:table-cell>
          <table:table-cell table:number-columns-repeated="4"/>
          <table:table-cell table:formula="of:=AVERAGE([.CG267:.CG296])" office:value-type="float" office:value="0.71439700238912" calcext:value-type="float">
            <text:p>0.71439700238912</text:p>
          </table:table-cell>
          <table:table-cell/>
          <table:table-cell table:formula="of:=AVERAGE([.CL267:.CL296])" office:value-type="float" office:value="1.42847488230714" calcext:value-type="float">
            <text:p>1.42847488230714</text:p>
          </table:table-cell>
          <table:table-cell/>
          <table:table-cell table:formula="of:=AVERAGE([.CQ267:.CQ296])" office:value-type="float" office:value="1.80446645143882" calcext:value-type="float">
            <text:p>1.80446645143882</text:p>
          </table:table-cell>
          <table:table-cell/>
          <table:table-cell table:formula="of:=AVERAGE([.CW267:.CW296])" office:value-type="float" office:value="1.86945147075284" calcext:value-type="float">
            <text:p>1.8694514707528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6</text:p>
          </table:table-cell>
          <table:table-cell office:value-type="float" office:value="1.8396180635599" calcext:value-type="float">
            <text:p>1.83961806355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1</text:p>
          </table:table-cell>
          <table:table-cell office:value-type="float" office:value="1.7323129133548" calcext:value-type="float">
            <text:p>1.732312913354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5</text:p>
          </table:table-cell>
          <table:table-cell office:value-type="float" office:value="1.9653263522881" calcext:value-type="float">
            <text:p>1.96532635228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2</text:p>
          </table:table-cell>
          <table:table-cell office:value-type="float" office:value="2.0502199471369" calcext:value-type="float">
            <text:p>2.050219947136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4</text:p>
          </table:table-cell>
          <table:table-cell office:value-type="float" office:value="1.8423222712397" calcext:value-type="float">
            <text:p>1.84232227123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0</text:p>
          </table:table-cell>
          <table:table-cell office:value-type="float" office:value="1.7390076431498" calcext:value-type="float">
            <text:p>1.739007643149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156812467" calcext:value-type="float">
            <text:p>2.1028156812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6525793131" calcext:value-type="float">
            <text:p>2.04965257931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95473689" calcext:value-type="float">
            <text:p>1.4299995473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2</text:p>
          </table:table-cell>
          <table:table-cell office:value-type="float" office:value="1.9611410935357" calcext:value-type="float">
            <text:p>1.9611410935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0</text:p>
          </table:table-cell>
          <table:table-cell office:value-type="float" office:value="2.062918881138" calcext:value-type="float">
            <text:p>2.0629188811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1</text:p>
          </table:table-cell>
          <table:table-cell office:value-type="float" office:value="1.4296542845744" calcext:value-type="float">
            <text:p>1.4296542845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9</text:p>
          </table:table-cell>
          <table:table-cell office:value-type="float" office:value="1.8125096710425" calcext:value-type="float">
            <text:p>1.81250967104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</text:p>
          </table:table-cell>
          <table:table-cell office:value-type="float" office:value="1.867322244924" calcext:value-type="float">
            <text:p>1.867322244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2</text:p>
          </table:table-cell>
          <table:table-cell office:value-type="float" office:value="1.8434822700187" calcext:value-type="float">
            <text:p>1.84348227001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9</text:p>
          </table:table-cell>
          <table:table-cell office:value-type="float" office:value="1.7439118485138" calcext:value-type="float">
            <text:p>1.743911848513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0672641397" calcext:value-type="float">
            <text:p>2.0990672641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61048041" calcext:value-type="float">
            <text:p>2.043610480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32342387" calcext:value-type="float">
            <text:p>1.4274732342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7</text:p>
          </table:table-cell>
          <table:table-cell office:value-type="float" office:value="1.9636474066869" calcext:value-type="float">
            <text:p>1.9636474066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</text:p>
          </table:table-cell>
          <table:table-cell office:value-type="float" office:value="2.0464652142471" calcext:value-type="float">
            <text:p>2.04646521424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1</text:p>
          </table:table-cell>
          <table:table-cell office:value-type="float" office:value="0.71420766925508" calcext:value-type="float">
            <text:p>0.71420766925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8</text:p>
          </table:table-cell>
          <table:table-cell office:value-type="float" office:value="1.4285090226221" calcext:value-type="float">
            <text:p>1.42850902262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</text:p>
          </table:table-cell>
          <table:table-cell office:value-type="float" office:value="1.8168844032796" calcext:value-type="float">
            <text:p>1.816884403279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3</text:p>
          </table:table-cell>
          <table:table-cell office:value-type="float" office:value="1.8778117075666" calcext:value-type="float">
            <text:p>1.8778117075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5</text:p>
          </table:table-cell>
          <table:table-cell office:value-type="float" office:value="1.8383412227987" calcext:value-type="float">
            <text:p>1.8383412227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8</text:p>
          </table:table-cell>
          <table:table-cell office:value-type="float" office:value="1.7417729033969" calcext:value-type="float">
            <text:p>1.741772903396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63883195912" calcext:value-type="float">
            <text:p>2.0963883195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0652220366" calcext:value-type="float">
            <text:p>2.03906522203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8</text:p>
          </table:table-cell>
          <table:table-cell office:value-type="float" office:value="1.9686842434903" calcext:value-type="float">
            <text:p>1.96868424349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9</text:p>
          </table:table-cell>
          <table:table-cell office:value-type="float" office:value="2.0552388892222" calcext:value-type="float">
            <text:p>2.05523888922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2</text:p>
          </table:table-cell>
          <table:table-cell office:value-type="float" office:value="1.8161138777749" calcext:value-type="float">
            <text:p>1.816113877774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</text:p>
          </table:table-cell>
          <table:table-cell office:value-type="float" office:value="1.8665927720076" calcext:value-type="float">
            <text:p>1.8665927720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1</text:p>
          </table:table-cell>
          <table:table-cell office:value-type="float" office:value="1.8431622703555" calcext:value-type="float">
            <text:p>1.84316227035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7</text:p>
          </table:table-cell>
          <table:table-cell office:value-type="float" office:value="1.7385002752629" calcext:value-type="float">
            <text:p>1.738500275262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4167395613" calcext:value-type="float">
            <text:p>2.097416739561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8767959192" calcext:value-type="float">
            <text:p>2.04387679591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111303041" calcext:value-type="float">
            <text:p>1.42621113030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030046284" calcext:value-type="float">
            <text:p>0.714560300462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</text:p>
          </table:table-cell>
          <table:table-cell office:value-type="float" office:value="1.96787898118" calcext:value-type="float">
            <text:p>1.96787898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4</text:p>
          </table:table-cell>
          <table:table-cell office:value-type="float" office:value="2.0615704615048" calcext:value-type="float">
            <text:p>2.0615704615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6</text:p>
          </table:table-cell>
          <table:table-cell office:value-type="float" office:value="1.4305890204326" calcext:value-type="float">
            <text:p>1.430589020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9</text:p>
          </table:table-cell>
          <table:table-cell office:value-type="float" office:value="1.8090391483798" calcext:value-type="float">
            <text:p>1.80903914837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0</text:p>
          </table:table-cell>
          <table:table-cell office:value-type="float" office:value="1.873022238924" calcext:value-type="float">
            <text:p>1.873022238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</text:p>
          </table:table-cell>
          <table:table-cell office:value-type="float" office:value="1.8430117441982" calcext:value-type="float">
            <text:p>1.8430117441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4</text:p>
          </table:table-cell>
          <table:table-cell office:value-type="float" office:value="1.7499128948285" calcext:value-type="float">
            <text:p>1.749912894828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1430472178" calcext:value-type="float">
            <text:p>2.10514304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71423188" calcext:value-type="float">
            <text:p>0.7147971423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0</text:p>
          </table:table-cell>
          <table:table-cell office:value-type="float" office:value="1.9612421460609" calcext:value-type="float">
            <text:p>1.9612421460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</text:p>
          </table:table-cell>
          <table:table-cell office:value-type="float" office:value="2.0596452003735" calcext:value-type="float">
            <text:p>2.0596452003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8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7</text:p>
          </table:table-cell>
          <table:table-cell office:value-type="float" office:value="1.4285563909933" calcext:value-type="float">
            <text:p>1.42855639099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9</text:p>
          </table:table-cell>
          <table:table-cell office:value-type="float" office:value="1.8177222971344" calcext:value-type="float">
            <text:p>1.81772229713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4</text:p>
          </table:table-cell>
          <table:table-cell office:value-type="float" office:value="1.8743443427954" calcext:value-type="float">
            <text:p>1.8743443427954</text:p>
          </table:table-cell>
          <table:table-cell table:number-columns-repeated="4"/>
          <table:table-cell table:formula="of:=AVERAGE([.DB268:.DB302])" office:value-type="float" office:value="1.8400946044117" calcext:value-type="float">
            <text:p>1.8400946044117</text:p>
          </table:table-cell>
          <table:table-cell/>
          <table:table-cell table:formula="of:=AVERAGE([.DG268:.DG302])" office:value-type="float" office:value="1.74128466330937" calcext:value-type="float">
            <text:p>1.74128466330937</text:p>
          </table:table-cell>
          <table:table-cell table:number-columns-repeated="3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1725250816" calcext:value-type="float">
            <text:p>2.10117252508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1199451369" calcext:value-type="float">
            <text:p>2.05211994513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32332703" calcext:value-type="float">
            <text:p>1.4283932332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1</text:p>
          </table:table-cell>
          <table:table-cell office:value-type="float" office:value="1.9571863608565" calcext:value-type="float">
            <text:p>1.9571863608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6</text:p>
          </table:table-cell>
          <table:table-cell office:value-type="float" office:value="2.0450988998959" calcext:value-type="float">
            <text:p>2.0450988998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2</text:p>
          </table:table-cell>
          <table:table-cell office:value-type="float" office:value="1.4295216531351" calcext:value-type="float">
            <text:p>1.4295216531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2</text:p>
          </table:table-cell>
          <table:table-cell office:value-type="float" office:value="1.8173675606657" calcext:value-type="float">
            <text:p>1.81736756066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2</text:p>
          </table:table-cell>
          <table:table-cell office:value-type="float" office:value="1.8705348731212" calcext:value-type="float">
            <text:p>1.8705348731212</text:p>
          </table:table-cell>
          <table:table-cell table:number-columns-repeated="10"/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3472585818" calcext:value-type="float">
            <text:p>2.1043472585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715386615" calcext:value-type="float">
            <text:p>2.038271538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21798819" calcext:value-type="float">
            <text:p>1.429112179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 table:number-columns-repeated="4"/>
          <table:table-cell table:formula="of:=AVERAGE([.BW270:.BW304])" office:value-type="float" office:value="1.95731472162361" calcext:value-type="float">
            <text:p>1.95731472162361</text:p>
          </table:table-cell>
          <table:table-cell table:formula="of:=AVERAGE([.CB270:.CB304])" office:value-type="float" office:value="2.05561702416254" calcext:value-type="float">
            <text:p>2.05561702416254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5</text:p>
          </table:table-cell>
          <table:table-cell office:value-type="float" office:value="1.4289932326387" calcext:value-type="float">
            <text:p>1.42899323263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8</text:p>
          </table:table-cell>
          <table:table-cell office:value-type="float" office:value="1.8119254611311" calcext:value-type="float">
            <text:p>1.81192546113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0</text:p>
          </table:table-cell>
          <table:table-cell office:value-type="float" office:value="1.8725917130614" calcext:value-type="float">
            <text:p>1.8725917130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2</text:p>
          </table:table-cell>
          <table:table-cell office:value-type="float" office:value="1.8433591122536" calcext:value-type="float">
            <text:p>1.84335911225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9</text:p>
          </table:table-cell>
          <table:table-cell office:value-type="float" office:value="1.7494297374424" calcext:value-type="float">
            <text:p>1.749429737442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6619982505" calcext:value-type="float">
            <text:p>2.10166199825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90102642" calcext:value-type="float">
            <text:p>2.024901026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58636149" calcext:value-type="float">
            <text:p>1.4295658636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5</text:p>
          </table:table-cell>
          <table:table-cell office:value-type="float" office:value="0.71379398548002" calcext:value-type="float">
            <text:p>0.713793985480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5</text:p>
          </table:table-cell>
          <table:table-cell office:value-type="float" office:value="1.4306258624991" calcext:value-type="float">
            <text:p>1.43062586249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5</text:p>
          </table:table-cell>
          <table:table-cell office:value-type="float" office:value="1.8101044104164" calcext:value-type="float">
            <text:p>1.81010441041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1</text:p>
          </table:table-cell>
          <table:table-cell office:value-type="float" office:value="1.8701948734791" calcext:value-type="float">
            <text:p>1.8701948734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9</text:p>
          </table:table-cell>
          <table:table-cell office:value-type="float" office:value="1.849225421868" calcext:value-type="float">
            <text:p>1.849225421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</text:p>
          </table:table-cell>
          <table:table-cell office:value-type="float" office:value="1.7460171094557" calcext:value-type="float">
            <text:p>1.746017109455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7409465885" calcext:value-type="float">
            <text:p>2.1007409465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5052215735" calcext:value-type="float">
            <text:p>2.0395052215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27052393" calcext:value-type="float">
            <text:p>1.430022705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9</text:p>
          </table:table-cell>
          <table:table-cell office:value-type="float" office:value="1.9661768777085" calcext:value-type="float">
            <text:p>1.966176877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3</text:p>
          </table:table-cell>
          <table:table-cell office:value-type="float" office:value="2.0570473083713" calcext:value-type="float">
            <text:p>2.0570473083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1</text:p>
          </table:table-cell>
          <table:table-cell office:value-type="float" office:value="0.71388977485287" calcext:value-type="float">
            <text:p>0.71388977485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3</text:p>
          </table:table-cell>
          <table:table-cell office:value-type="float" office:value="1.4298384949068" calcext:value-type="float">
            <text:p>1.4298384949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4</text:p>
          </table:table-cell>
          <table:table-cell office:value-type="float" office:value="1.8100896735898" calcext:value-type="float">
            <text:p>1.81008967358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0</text:p>
          </table:table-cell>
          <table:table-cell office:value-type="float" office:value="1.8707001361051" calcext:value-type="float">
            <text:p>1.8707001361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1</text:p>
          </table:table-cell>
          <table:table-cell office:value-type="float" office:value="1.8441601640419" calcext:value-type="float">
            <text:p>1.84416016404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7</text:p>
          </table:table-cell>
          <table:table-cell office:value-type="float" office:value="1.7471518451033" calcext:value-type="float">
            <text:p>1.7471518451033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904206417" calcext:value-type="float">
            <text:p>2.10039042064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8389001696" calcext:value-type="float">
            <text:p>2.04483890016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79712758" calcext:value-type="float">
            <text:p>1.4272879712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4</text:p>
          </table:table-cell>
          <table:table-cell office:value-type="float" office:value="1.9596537266803" calcext:value-type="float">
            <text:p>1.9596537266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4</text:p>
          </table:table-cell>
          <table:table-cell office:value-type="float" office:value="2.0728672917186" calcext:value-type="float">
            <text:p>2.07286729171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8</text:p>
          </table:table-cell>
          <table:table-cell office:value-type="float" office:value="0.71328661759303" calcext:value-type="float">
            <text:p>0.713286617593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4</text:p>
          </table:table-cell>
          <table:table-cell office:value-type="float" office:value="1.4301542840481" calcext:value-type="float">
            <text:p>1.43015428404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6</text:p>
          </table:table-cell>
          <table:table-cell office:value-type="float" office:value="1.8172107187256" calcext:value-type="float">
            <text:p>1.817210718725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8</text:p>
          </table:table-cell>
          <table:table-cell office:value-type="float" office:value="1.8765811825461" calcext:value-type="float">
            <text:p>1.8765811825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4</text:p>
          </table:table-cell>
          <table:table-cell office:value-type="float" office:value="1.8418117454613" calcext:value-type="float">
            <text:p>1.8418117454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6</text:p>
          </table:table-cell>
          <table:table-cell office:value-type="float" office:value="1.7454486890014" calcext:value-type="float">
            <text:p>1.745448689001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3746332899" calcext:value-type="float">
            <text:p>2.09837463328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7094245164" calcext:value-type="float">
            <text:p>2.04670942451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9547811" calcext:value-type="float">
            <text:p>1.4295795478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1</text:p>
          </table:table-cell>
          <table:table-cell office:value-type="float" office:value="1.9666884561174" calcext:value-type="float">
            <text:p>1.96668845611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6</text:p>
          </table:table-cell>
          <table:table-cell office:value-type="float" office:value="2.0612388829064" calcext:value-type="float">
            <text:p>2.06123888290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7</text:p>
          </table:table-cell>
          <table:table-cell office:value-type="float" office:value="1.427389023801" calcext:value-type="float">
            <text:p>1.427389023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0</text:p>
          </table:table-cell>
          <table:table-cell office:value-type="float" office:value="1.8095486215278" calcext:value-type="float">
            <text:p>1.80954862152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4</text:p>
          </table:table-cell>
          <table:table-cell office:value-type="float" office:value="1.8737696065583" calcext:value-type="float">
            <text:p>1.8737696065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6</text:p>
          </table:table-cell>
          <table:table-cell office:value-type="float" office:value="1.8501896313793" calcext:value-type="float">
            <text:p>1.8501896313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5</text:p>
          </table:table-cell>
          <table:table-cell office:value-type="float" office:value="1.7544213111355" calcext:value-type="float">
            <text:p>1.754421311135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62006461" calcext:value-type="float">
            <text:p>2.0938620064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344161743" calcext:value-type="float">
            <text:p>2.0463441617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43762375" calcext:value-type="float">
            <text:p>1.4257437623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3</text:p>
          </table:table-cell>
          <table:table-cell office:value-type="float" office:value="1.9668821401241" calcext:value-type="float">
            <text:p>1.9668821401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5</text:p>
          </table:table-cell>
          <table:table-cell office:value-type="float" office:value="2.0657630886704" calcext:value-type="float">
            <text:p>2.0657630886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9</text:p>
          </table:table-cell>
          <table:table-cell office:value-type="float" office:value="1.4285100752526" calcext:value-type="float">
            <text:p>1.4285100752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8</text:p>
          </table:table-cell>
          <table:table-cell office:value-type="float" office:value="1.8013328407023" calcext:value-type="float">
            <text:p>1.80133284070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8</text:p>
          </table:table-cell>
          <table:table-cell office:value-type="float" office:value="1.8761948671633" calcext:value-type="float">
            <text:p>1.8761948671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5</text:p>
          </table:table-cell>
          <table:table-cell office:value-type="float" office:value="1.8361275409184" calcext:value-type="float">
            <text:p>1.8361275409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4</text:p>
          </table:table-cell>
          <table:table-cell office:value-type="float" office:value="1.7504128943022" calcext:value-type="float">
            <text:p>1.750412894302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1188451381" calcext:value-type="float">
            <text:p>2.09711884513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8357443834" calcext:value-type="float">
            <text:p>2.04283574438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321803872" calcext:value-type="float">
            <text:p>1.4286321803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5</text:p>
          </table:table-cell>
          <table:table-cell office:value-type="float" office:value="1.9678842443324" calcext:value-type="float">
            <text:p>1.96788424433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0</text:p>
          </table:table-cell>
          <table:table-cell office:value-type="float" office:value="2.074119921979" calcext:value-type="float">
            <text:p>2.074119921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4</text:p>
          </table:table-cell>
          <table:table-cell office:value-type="float" office:value="1.427717444508" calcext:value-type="float">
            <text:p>1.42771744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4</text:p>
          </table:table-cell>
          <table:table-cell office:value-type="float" office:value="1.818624401448" calcext:value-type="float">
            <text:p>1.8186244014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6</text:p>
          </table:table-cell>
          <table:table-cell office:value-type="float" office:value="1.8768327612287" calcext:value-type="float">
            <text:p>1.8768327612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8</text:p>
          </table:table-cell>
          <table:table-cell office:value-type="float" office:value="1.849098053581" calcext:value-type="float">
            <text:p>1.8490980535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3</text:p>
          </table:table-cell>
          <table:table-cell office:value-type="float" office:value="1.7534423647975" calcext:value-type="float">
            <text:p>1.753442364797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8851601209" calcext:value-type="float">
            <text:p>2.09788516012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4178574549" calcext:value-type="float">
            <text:p>2.03541785745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479716337" calcext:value-type="float">
            <text:p>1.4269479716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714389774" calcext:value-type="float">
            <text:p>0.713297143897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8</text:p>
          </table:table-cell>
          <table:table-cell office:value-type="float" office:value="1.9682895070637" calcext:value-type="float">
            <text:p>1.96828950706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8</text:p>
          </table:table-cell>
          <table:table-cell office:value-type="float" office:value="2.0756967624245" calcext:value-type="float">
            <text:p>2.0756967624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0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3</text:p>
          </table:table-cell>
          <table:table-cell office:value-type="float" office:value="1.8047012582092" calcext:value-type="float">
            <text:p>1.80470125820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7</text:p>
          </table:table-cell>
          <table:table-cell office:value-type="float" office:value="1.8773159186148" calcext:value-type="float">
            <text:p>1.8773159186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3</text:p>
          </table:table-cell>
          <table:table-cell office:value-type="float" office:value="1.8444012164198" calcext:value-type="float">
            <text:p>1.84440121641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0</text:p>
          </table:table-cell>
          <table:table-cell office:value-type="float" office:value="1.7538139433537" calcext:value-type="float">
            <text:p>1.753813943353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73062028356" calcext:value-type="float">
            <text:p>2.10730620283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90620746715" calcext:value-type="float">
            <text:p>2.02906207467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37607329" calcext:value-type="float">
            <text:p>1.4273037607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3</text:p>
          </table:table-cell>
          <table:table-cell office:value-type="float" office:value="1.9767589718327" calcext:value-type="float">
            <text:p>1.9767589718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9</text:p>
          </table:table-cell>
          <table:table-cell office:value-type="float" office:value="2.0634094069375" calcext:value-type="float">
            <text:p>2.0634094069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7</text:p>
          </table:table-cell>
          <table:table-cell office:value-type="float" office:value="1.4304363890143" calcext:value-type="float">
            <text:p>1.4304363890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5</text:p>
          </table:table-cell>
          <table:table-cell office:value-type="float" office:value="1.8098454633206" calcext:value-type="float">
            <text:p>1.80984546332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3</text:p>
          </table:table-cell>
          <table:table-cell office:value-type="float" office:value="1.8756780256021" calcext:value-type="float">
            <text:p>1.87567802560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</text:p>
          </table:table-cell>
          <table:table-cell office:value-type="float" office:value="1.8385285910225" calcext:value-type="float">
            <text:p>1.8385285910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</text:p>
          </table:table-cell>
          <table:table-cell office:value-type="float" office:value="1.7401876419077" calcext:value-type="float">
            <text:p>1.740187641907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1809408622" calcext:value-type="float">
            <text:p>2.10618094086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0199641895" calcext:value-type="float">
            <text:p>2.03401996418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32337755" calcext:value-type="float">
            <text:p>1.4279132337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8</text:p>
          </table:table-cell>
          <table:table-cell office:value-type="float" office:value="1.964313721775" calcext:value-type="float">
            <text:p>1.964313721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9</text:p>
          </table:table-cell>
          <table:table-cell office:value-type="float" office:value="2.0674778237076" calcext:value-type="float">
            <text:p>2.0674778237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2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9</text:p>
          </table:table-cell>
          <table:table-cell office:value-type="float" office:value="1.4280532336282" calcext:value-type="float">
            <text:p>1.42805323362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1</text:p>
          </table:table-cell>
          <table:table-cell office:value-type="float" office:value="1.809032832597" calcext:value-type="float">
            <text:p>1.8090328325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2</text:p>
          </table:table-cell>
          <table:table-cell office:value-type="float" office:value="1.8718306612309" calcext:value-type="float">
            <text:p>1.87183066123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7</text:p>
          </table:table-cell>
          <table:table-cell office:value-type="float" office:value="1.8463022670502" calcext:value-type="float">
            <text:p>1.8463022670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9</text:p>
          </table:table-cell>
          <table:table-cell office:value-type="float" office:value="1.7414497458424" calcext:value-type="float">
            <text:p>1.741449745842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8609401464" calcext:value-type="float">
            <text:p>2.10686094014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4083911491" calcext:value-type="float">
            <text:p>2.02840839114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3258638675" calcext:value-type="float">
            <text:p>1.4293258638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4</text:p>
          </table:table-cell>
          <table:table-cell office:value-type="float" office:value="1.976187393487" calcext:value-type="float">
            <text:p>1.976187393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2</text:p>
          </table:table-cell>
          <table:table-cell office:value-type="float" office:value="2.0638725643447" calcext:value-type="float">
            <text:p>2.0638725643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5</text:p>
          </table:table-cell>
          <table:table-cell office:value-type="float" office:value="0.71505608941464" calcext:value-type="float">
            <text:p>0.71505608941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2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8</text:p>
          </table:table-cell>
          <table:table-cell office:value-type="float" office:value="1.8150475631078" calcext:value-type="float">
            <text:p>1.81504756310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7</text:p>
          </table:table-cell>
          <table:table-cell office:value-type="float" office:value="1.873489606853" calcext:value-type="float">
            <text:p>1.8734896068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0</text:p>
          </table:table-cell>
          <table:table-cell office:value-type="float" office:value="1.8418717453982" calcext:value-type="float">
            <text:p>1.8418717453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8</text:p>
          </table:table-cell>
          <table:table-cell office:value-type="float" office:value="1.7393929059022" calcext:value-type="float">
            <text:p>1.739392905902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6651592998" calcext:value-type="float">
            <text:p>2.09866515929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0746978161" calcext:value-type="float">
            <text:p>2.037074697816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21800503" calcext:value-type="float">
            <text:p>1.4289521800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4</text:p>
          </table:table-cell>
          <table:table-cell office:value-type="float" office:value="1.9768063402039" calcext:value-type="float">
            <text:p>1.97680634020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</text:p>
          </table:table-cell>
          <table:table-cell office:value-type="float" office:value="2.0641020377873" calcext:value-type="float">
            <text:p>2.06410203778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3</text:p>
          </table:table-cell>
          <table:table-cell office:value-type="float" office:value="0.71307714412932" calcext:value-type="float">
            <text:p>0.713077144129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0</text:p>
          </table:table-cell>
          <table:table-cell office:value-type="float" office:value="1.4257637623539" calcext:value-type="float">
            <text:p>1.4257637623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7</text:p>
          </table:table-cell>
          <table:table-cell office:value-type="float" office:value="1.8080317810192" calcext:value-type="float">
            <text:p>1.80803178101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1</text:p>
          </table:table-cell>
          <table:table-cell office:value-type="float" office:value="1.8775864446458" calcext:value-type="float">
            <text:p>1.8775864446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0</text:p>
          </table:table-cell>
          <table:table-cell office:value-type="float" office:value="1.8370264873405" calcext:value-type="float">
            <text:p>1.8370264873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</text:p>
          </table:table-cell>
          <table:table-cell office:value-type="float" office:value="1.749444474269" calcext:value-type="float">
            <text:p>1.74944447426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8451580577" calcext:value-type="float">
            <text:p>2.09984515805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52009945253" calcext:value-type="float">
            <text:p>2.05520099452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84950753" calcext:value-type="float">
            <text:p>1.42967849507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3</text:p>
          </table:table-cell>
          <table:table-cell office:value-type="float" office:value="1.9746726582393" calcext:value-type="float">
            <text:p>1.974672658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</text:p>
          </table:table-cell>
          <table:table-cell office:value-type="float" office:value="2.0579262548145" calcext:value-type="float">
            <text:p>2.0579262548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9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1</text:p>
          </table:table-cell>
          <table:table-cell office:value-type="float" office:value="1.4280511283672" calcext:value-type="float">
            <text:p>1.4280511283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1</text:p>
          </table:table-cell>
          <table:table-cell office:value-type="float" office:value="1.8094107269361" calcext:value-type="float">
            <text:p>1.80941072693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6</text:p>
          </table:table-cell>
          <table:table-cell office:value-type="float" office:value="1.8705990835799" calcext:value-type="float">
            <text:p>1.87059908357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5</text:p>
          </table:table-cell>
          <table:table-cell office:value-type="float" office:value="1.8478875285394" calcext:value-type="float">
            <text:p>1.84788752853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8</text:p>
          </table:table-cell>
          <table:table-cell office:value-type="float" office:value="1.7526402603787" calcext:value-type="float">
            <text:p>1.752640260378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37946275846" calcext:value-type="float">
            <text:p>2.1037946275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125868289" calcext:value-type="float">
            <text:p>2.0425125868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27061656" calcext:value-type="float">
            <text:p>1.42914270616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0</text:p>
          </table:table-cell>
          <table:table-cell office:value-type="float" office:value="1.9429726916077" calcext:value-type="float">
            <text:p>1.94297269160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3</text:p>
          </table:table-cell>
          <table:table-cell office:value-type="float" office:value="2.0574546763635" calcext:value-type="float">
            <text:p>2.0574546763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8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4</text:p>
          </table:table-cell>
          <table:table-cell office:value-type="float" office:value="1.8090475694236" calcext:value-type="float">
            <text:p>1.80904756942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9</text:p>
          </table:table-cell>
          <table:table-cell office:value-type="float" office:value="1.8717211876619" calcext:value-type="float">
            <text:p>1.8717211876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4</text:p>
          </table:table-cell>
          <table:table-cell office:value-type="float" office:value="1.846581214125" calcext:value-type="float">
            <text:p>1.846581214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7</text:p>
          </table:table-cell>
          <table:table-cell office:value-type="float" office:value="1.7404918521138" calcext:value-type="float">
            <text:p>1.7404918521138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714790827" calcext:value-type="float">
            <text:p>2.0948714790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062058882" calcext:value-type="float">
            <text:p>2.04406205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84948858" calcext:value-type="float">
            <text:p>1.4298584948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1</text:p>
          </table:table-cell>
          <table:table-cell office:value-type="float" office:value="1.9833652806681" calcext:value-type="float">
            <text:p>1.9833652806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8</text:p>
          </table:table-cell>
          <table:table-cell office:value-type="float" office:value="2.068004138943" calcext:value-type="float">
            <text:p>2.068004138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6</text:p>
          </table:table-cell>
          <table:table-cell office:value-type="float" office:value="1.4283469175296" calcext:value-type="float">
            <text:p>1.4283469175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0</text:p>
          </table:table-cell>
          <table:table-cell office:value-type="float" office:value="1.8147359844884" calcext:value-type="float">
            <text:p>1.81473598448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7</text:p>
          </table:table-cell>
          <table:table-cell office:value-type="float" office:value="1.8778085496752" calcext:value-type="float">
            <text:p>1.8778085496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3</text:p>
          </table:table-cell>
          <table:table-cell office:value-type="float" office:value="1.8421885871699" calcext:value-type="float">
            <text:p>1.8421885871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4</text:p>
          </table:table-cell>
          <table:table-cell office:value-type="float" office:value="1.7549602579366" calcext:value-type="float">
            <text:p>1.754960257936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6662129829" calcext:value-type="float">
            <text:p>2.09766621298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6599645685" calcext:value-type="float">
            <text:p>2.03365996456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63918354" calcext:value-type="float">
            <text:p>1.4277563918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5</text:p>
          </table:table-cell>
          <table:table-cell office:value-type="float" office:value="1.9753189733484" calcext:value-type="float">
            <text:p>1.97531897334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1</text:p>
          </table:table-cell>
          <table:table-cell office:value-type="float" office:value="2.067932560071" calcext:value-type="float">
            <text:p>2.067932560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0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3</text:p>
          </table:table-cell>
          <table:table-cell office:value-type="float" office:value="1.4273090238852" calcext:value-type="float">
            <text:p>1.4273090238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7</text:p>
          </table:table-cell>
          <table:table-cell office:value-type="float" office:value="1.8152307208098" calcext:value-type="float">
            <text:p>1.81523072080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5</text:p>
          </table:table-cell>
          <table:table-cell office:value-type="float" office:value="1.8812106513572" calcext:value-type="float">
            <text:p>1.88121065135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6</text:p>
          </table:table-cell>
          <table:table-cell office:value-type="float" office:value="1.8426696392951" calcext:value-type="float">
            <text:p>1.8426696392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2</text:p>
          </table:table-cell>
          <table:table-cell office:value-type="float" office:value="1.7543634164596" calcext:value-type="float">
            <text:p>1.7543634164596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0251515525" calcext:value-type="float">
            <text:p>2.10602515155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406269046" calcext:value-type="float">
            <text:p>2.0444062690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0</text:p>
          </table:table-cell>
          <table:table-cell office:value-type="float" office:value="1.9656979308443" calcext:value-type="float">
            <text:p>1.96569793084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2</text:p>
          </table:table-cell>
          <table:table-cell office:value-type="float" office:value="2.0535178384023" calcext:value-type="float">
            <text:p>2.0535178384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3</text:p>
          </table:table-cell>
          <table:table-cell office:value-type="float" office:value="0.71438240591326" calcext:value-type="float">
            <text:p>0.71438240591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0</text:p>
          </table:table-cell>
          <table:table-cell office:value-type="float" office:value="1.4267932349545" calcext:value-type="float">
            <text:p>1.426793234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6</text:p>
          </table:table-cell>
          <table:table-cell office:value-type="float" office:value="1.8149665105616" calcext:value-type="float">
            <text:p>1.81496651056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4</text:p>
          </table:table-cell>
          <table:table-cell office:value-type="float" office:value="1.8795169689295" calcext:value-type="float">
            <text:p>1.87951696892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2</text:p>
          </table:table-cell>
          <table:table-cell office:value-type="float" office:value="1.8338254380785" calcext:value-type="float">
            <text:p>1.83382543807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5</text:p>
          </table:table-cell>
          <table:table-cell office:value-type="float" office:value="1.753316049141" calcext:value-type="float">
            <text:p>1.753316049141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3672638239" calcext:value-type="float">
            <text:p>2.099367263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485237384" calcext:value-type="float">
            <text:p>2.0244852373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39837116" calcext:value-type="float">
            <text:p>0.7154739837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7</text:p>
          </table:table-cell>
          <table:table-cell office:value-type="float" office:value="1.967590560431" calcext:value-type="float">
            <text:p>1.967590560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4</text:p>
          </table:table-cell>
          <table:table-cell office:value-type="float" office:value="2.0637230908178" calcext:value-type="float">
            <text:p>2.0637230908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4</text:p>
          </table:table-cell>
          <table:table-cell office:value-type="float" office:value="1.4291132325124" calcext:value-type="float">
            <text:p>1.4291132325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</text:p>
          </table:table-cell>
          <table:table-cell office:value-type="float" office:value="1.8112959881095" calcext:value-type="float">
            <text:p>1.8112959881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9</text:p>
          </table:table-cell>
          <table:table-cell office:value-type="float" office:value="1.87837802276" calcext:value-type="float">
            <text:p>1.87837802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8</text:p>
          </table:table-cell>
          <table:table-cell office:value-type="float" office:value="1.8546748898159" calcext:value-type="float">
            <text:p>1.8546748898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1</text:p>
          </table:table-cell>
          <table:table-cell office:value-type="float" office:value="1.7506044730479" calcext:value-type="float">
            <text:p>1.750604473047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4535763647" calcext:value-type="float">
            <text:p>2.10245357636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0715346615" calcext:value-type="float">
            <text:p>2.042071534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37594487" calcext:value-type="float">
            <text:p>1.4285237594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6</text:p>
          </table:table-cell>
          <table:table-cell office:value-type="float" office:value="1.9812221250293" calcext:value-type="float">
            <text:p>1.9812221250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4</text:p>
          </table:table-cell>
          <table:table-cell office:value-type="float" office:value="2.0754293942848" calcext:value-type="float">
            <text:p>2.07542939428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4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6</text:p>
          </table:table-cell>
          <table:table-cell office:value-type="float" office:value="1.4279469179506" calcext:value-type="float">
            <text:p>1.42794691795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5</text:p>
          </table:table-cell>
          <table:table-cell office:value-type="float" office:value="1.7991075798868" calcext:value-type="float">
            <text:p>1.79910757988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5</text:p>
          </table:table-cell>
          <table:table-cell office:value-type="float" office:value="1.8725780288652" calcext:value-type="float">
            <text:p>1.872578028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7</text:p>
          </table:table-cell>
          <table:table-cell office:value-type="float" office:value="1.8387138539854" calcext:value-type="float">
            <text:p>1.8387138539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0</text:p>
          </table:table-cell>
          <table:table-cell office:value-type="float" office:value="1.7530739441327" calcext:value-type="float">
            <text:p>1.7530739441327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1662103514" calcext:value-type="float">
            <text:p>2.10016621035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4694542427" calcext:value-type="float">
            <text:p>2.01846945424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79705179" calcext:value-type="float">
            <text:p>1.4280079705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</text:p>
          </table:table-cell>
          <table:table-cell office:value-type="float" office:value="1.9783094965163" calcext:value-type="float">
            <text:p>1.9783094965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4</text:p>
          </table:table-cell>
          <table:table-cell office:value-type="float" office:value="2.0727167655613" calcext:value-type="float">
            <text:p>2.0727167655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</text:p>
          </table:table-cell>
          <table:table-cell office:value-type="float" office:value="1.4271458661622" calcext:value-type="float">
            <text:p>1.4271458661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3</text:p>
          </table:table-cell>
          <table:table-cell office:value-type="float" office:value="1.8195528215233" calcext:value-type="float">
            <text:p>1.81955282152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9</text:p>
          </table:table-cell>
          <table:table-cell office:value-type="float" office:value="1.8684685595068" calcext:value-type="float">
            <text:p>1.8684685595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0</text:p>
          </table:table-cell>
          <table:table-cell office:value-type="float" office:value="1.8413001670525" calcext:value-type="float">
            <text:p>1.84130016705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5</text:p>
          </table:table-cell>
          <table:table-cell office:value-type="float" office:value="1.7435192173482" calcext:value-type="float">
            <text:p>1.7435192173482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6925213763" calcext:value-type="float">
            <text:p>2.104692521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4062679934" calcext:value-type="float">
            <text:p>2.0454062679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542851008" calcext:value-type="float">
            <text:p>1.42915428510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</text:p>
          </table:table-cell>
          <table:table-cell office:value-type="float" office:value="1.9722368713296" calcext:value-type="float">
            <text:p>1.9722368713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7</text:p>
          </table:table-cell>
          <table:table-cell office:value-type="float" office:value="2.0639420379557" calcext:value-type="float">
            <text:p>2.06394203795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6</text:p>
          </table:table-cell>
          <table:table-cell office:value-type="float" office:value="0.71546345740689" calcext:value-type="float">
            <text:p>0.715463457406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5</text:p>
          </table:table-cell>
          <table:table-cell office:value-type="float" office:value="1.4275090236747" calcext:value-type="float">
            <text:p>1.42750902367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6</text:p>
          </table:table-cell>
          <table:table-cell office:value-type="float" office:value="1.816489666853" calcext:value-type="float">
            <text:p>1.8164896668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5</text:p>
          </table:table-cell>
          <table:table-cell office:value-type="float" office:value="1.8745432899544" calcext:value-type="float">
            <text:p>1.8745432899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9</text:p>
          </table:table-cell>
          <table:table-cell office:value-type="float" office:value="1.8430212178724" calcext:value-type="float">
            <text:p>1.8430212178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3</text:p>
          </table:table-cell>
          <table:table-cell office:value-type="float" office:value="1.7526465761615" calcext:value-type="float">
            <text:p>1.7526465761615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4746447635" calcext:value-type="float">
            <text:p>2.0874746447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1241735535" calcext:value-type="float">
            <text:p>2.03512417355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11283462" calcext:value-type="float">
            <text:p>1.4280711283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8</text:p>
          </table:table-cell>
          <table:table-cell office:value-type="float" office:value="1.9659558253097" calcext:value-type="float">
            <text:p>1.96595582530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1</text:p>
          </table:table-cell>
          <table:table-cell office:value-type="float" office:value="2.0668830874915" calcext:value-type="float">
            <text:p>2.06688308749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9</text:p>
          </table:table-cell>
          <table:table-cell office:value-type="float" office:value="1.4274142869323" calcext:value-type="float">
            <text:p>1.4274142869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0</text:p>
          </table:table-cell>
          <table:table-cell office:value-type="float" office:value="1.8099233579754" calcext:value-type="float">
            <text:p>1.809923357975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6</text:p>
          </table:table-cell>
          <table:table-cell office:value-type="float" office:value="1.8713769774979" calcext:value-type="float">
            <text:p>1.8713769774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0</text:p>
          </table:table-cell>
          <table:table-cell office:value-type="float" office:value="1.8454338469117" calcext:value-type="float">
            <text:p>1.84543384691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2</text:p>
          </table:table-cell>
          <table:table-cell office:value-type="float" office:value="1.7516002614734" calcext:value-type="float">
            <text:p>1.7516002614734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535785752" calcext:value-type="float">
            <text:p>2.10035357857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0399578527" calcext:value-type="float">
            <text:p>2.04003995785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605993046" calcext:value-type="float">
            <text:p>1.4306605993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1</text:p>
          </table:table-cell>
          <table:table-cell office:value-type="float" office:value="1.9714705563468" calcext:value-type="float">
            <text:p>1.97147055634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5</text:p>
          </table:table-cell>
          <table:table-cell office:value-type="float" office:value="2.0597346739635" calcext:value-type="float">
            <text:p>2.0597346739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8</text:p>
          </table:table-cell>
          <table:table-cell office:value-type="float" office:value="1.426702708734" calcext:value-type="float">
            <text:p>1.4267027087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3</text:p>
          </table:table-cell>
          <table:table-cell office:value-type="float" office:value="1.8056244151322" calcext:value-type="float">
            <text:p>1.80562441513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3</text:p>
          </table:table-cell>
          <table:table-cell office:value-type="float" office:value="1.8730632915123" calcext:value-type="float">
            <text:p>1.8730632915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1</text:p>
          </table:table-cell>
          <table:table-cell office:value-type="float" office:value="1.8387496434214" calcext:value-type="float">
            <text:p>1.83874964342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1</text:p>
          </table:table-cell>
          <table:table-cell office:value-type="float" office:value="1.7552939417959" calcext:value-type="float">
            <text:p>1.7552939417959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58839096" calcext:value-type="float">
            <text:p>2.1028588390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0578578338" calcext:value-type="float">
            <text:p>2.0350578578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</text:p>
          </table:table-cell>
          <table:table-cell office:value-type="float" office:value="1.9698179265074" calcext:value-type="float">
            <text:p>1.9698179265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3</text:p>
          </table:table-cell>
          <table:table-cell office:value-type="float" office:value="2.0573515185773" calcext:value-type="float">
            <text:p>2.05735151857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4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3</text:p>
          </table:table-cell>
          <table:table-cell office:value-type="float" office:value="1.4289584958332" calcext:value-type="float">
            <text:p>1.4289584958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7</text:p>
          </table:table-cell>
          <table:table-cell office:value-type="float" office:value="1.813702301366" calcext:value-type="float">
            <text:p>1.8137023013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8</text:p>
          </table:table-cell>
          <table:table-cell office:value-type="float" office:value="1.8646054056785" calcext:value-type="float">
            <text:p>1.86460540567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1</text:p>
          </table:table-cell>
          <table:table-cell office:value-type="float" office:value="1.8428275338658" calcext:value-type="float">
            <text:p>1.84282753386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0</text:p>
          </table:table-cell>
          <table:table-cell office:value-type="float" office:value="1.7574749921316" calcext:value-type="float">
            <text:p>1.7574749921316</text:p>
          </table:table-cell>
        </table:table-row>
        <table:table-row table:style-name="ro1">
          <table:table-cell table:number-columns-repeated="39"/>
          <table:table-cell table:formula="of:=AVERAGE([.AN299:.AN328])" office:value-type="float" office:value="2.10049891175554" calcext:value-type="float">
            <text:p>2.10049891175554</text:p>
          </table:table-cell>
          <table:table-cell/>
          <table:table-cell table:formula="of:=AVERAGE([.AW299:.AW328])" office:value-type="float" office:value="0.714396826950708" calcext:value-type="float">
            <text:p>0.714396826950708</text:p>
          </table:table-cell>
          <table:table-cell/>
          <table:table-cell table:formula="of:=AVERAGE([.BD299:.BD328])" office:value-type="float" office:value="2.03930683581737" calcext:value-type="float">
            <text:p>2.03930683581737</text:p>
          </table:table-cell>
          <table:table-cell/>
          <table:table-cell table:formula="of:=AVERAGE([.BK317:.BK346])" office:value-type="float" office:value="1.42905963607759" calcext:value-type="float">
            <text:p>1.42905963607759</text:p>
          </table:table-cell>
          <table:table-cell/>
          <table:table-cell table:formula="of:=AVERAGE([.BR299:.BR328])" office:value-type="float" office:value="0.714397388353626" calcext:value-type="float">
            <text:p>0.7143973883536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4</text:p>
          </table:table-cell>
          <table:table-cell office:value-type="float" office:value="1.9550926788498" calcext:value-type="float">
            <text:p>1.95509267884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8</text:p>
          </table:table-cell>
          <table:table-cell office:value-type="float" office:value="2.0648157212466" calcext:value-type="float">
            <text:p>2.0648157212466</text:p>
          </table:table-cell>
          <table:table-cell table:number-columns-repeated="4"/>
          <table:table-cell table:formula="of:=AVERAGE([.CG299:.CG328])" office:value-type="float" office:value="0.714397107652167" calcext:value-type="float">
            <text:p>0.714397107652167</text:p>
          </table:table-cell>
          <table:table-cell/>
          <table:table-cell table:formula="of:=AVERAGE([.CL299:.CL328])" office:value-type="float" office:value="1.42858902253787" calcext:value-type="float">
            <text:p>1.42858902253787</text:p>
          </table:table-cell>
          <table:table-cell/>
          <table:table-cell table:formula="of:=AVERAGE([.CQ299:.CQ328])" office:value-type="float" office:value="1.81180732090458" calcext:value-type="float">
            <text:p>1.81180732090458</text:p>
          </table:table-cell>
          <table:table-cell/>
          <table:table-cell table:formula="of:=AVERAGE([.CW299:.CW328])" office:value-type="float" office:value="1.87354213311354" calcext:value-type="float">
            <text:p>1.8735421331135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2</text:p>
          </table:table-cell>
          <table:table-cell office:value-type="float" office:value="1.843543322586" calcext:value-type="float">
            <text:p>1.843543322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6</text:p>
          </table:table-cell>
          <table:table-cell office:value-type="float" office:value="1.7528339443853" calcext:value-type="float">
            <text:p>1.7528339443853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2</text:p>
          </table:table-cell>
          <table:table-cell office:value-type="float" office:value="1.9702652944576" calcext:value-type="float">
            <text:p>1.97026529445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0</text:p>
          </table:table-cell>
          <table:table-cell office:value-type="float" office:value="2.073127291445" calcext:value-type="float">
            <text:p>2.0731272914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8</text:p>
          </table:table-cell>
          <table:table-cell office:value-type="float" office:value="1.8380317494403" calcext:value-type="float">
            <text:p>1.8380317494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8</text:p>
          </table:table-cell>
          <table:table-cell office:value-type="float" office:value="1.754147627213" calcext:value-type="float">
            <text:p>1.754147627213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9</text:p>
          </table:table-cell>
          <table:table-cell office:value-type="float" office:value="1.9665652983523" calcext:value-type="float">
            <text:p>1.9665652983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0</text:p>
          </table:table-cell>
          <table:table-cell office:value-type="float" office:value="2.0482852123314" calcext:value-type="float">
            <text:p>2.048285212331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7</text:p>
          </table:table-cell>
          <table:table-cell office:value-type="float" office:value="1.8490170010347" calcext:value-type="float">
            <text:p>1.84901700103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7</text:p>
          </table:table-cell>
          <table:table-cell office:value-type="float" office:value="1.7533634175122" calcext:value-type="float">
            <text:p>1.753363417512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6</text:p>
          </table:table-cell>
          <table:table-cell office:value-type="float" office:value="1.9649884579069" calcext:value-type="float">
            <text:p>1.96498845790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6</text:p>
          </table:table-cell>
          <table:table-cell office:value-type="float" office:value="2.0708557148887" calcext:value-type="float">
            <text:p>2.070855714888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</text:p>
          </table:table-cell>
          <table:table-cell office:value-type="float" office:value="1.8473991080009" calcext:value-type="float">
            <text:p>1.84739910800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6</text:p>
          </table:table-cell>
          <table:table-cell office:value-type="float" office:value="1.7459981621072" calcext:value-type="float">
            <text:p>1.745998162107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2</text:p>
          </table:table-cell>
          <table:table-cell office:value-type="float" office:value="1.9827768602349" calcext:value-type="float">
            <text:p>1.9827768602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0</text:p>
          </table:table-cell>
          <table:table-cell office:value-type="float" office:value="2.0706599256211" calcext:value-type="float">
            <text:p>2.070659925621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9</text:p>
          </table:table-cell>
          <table:table-cell office:value-type="float" office:value="1.8417033245228" calcext:value-type="float">
            <text:p>1.84170332452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4</text:p>
          </table:table-cell>
          <table:table-cell office:value-type="float" office:value="1.7527392076429" calcext:value-type="float">
            <text:p>1.7527392076429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6</text:p>
          </table:table-cell>
          <table:table-cell office:value-type="float" office:value="1.9686705592941" calcext:value-type="float">
            <text:p>1.96867055929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1</text:p>
          </table:table-cell>
          <table:table-cell office:value-type="float" office:value="2.0743041323114" calcext:value-type="float">
            <text:p>2.074304132311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3</text:p>
          </table:table-cell>
          <table:table-cell office:value-type="float" office:value="1.8478527917339" calcext:value-type="float">
            <text:p>1.8478527917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4</text:p>
          </table:table-cell>
          <table:table-cell office:value-type="float" office:value="1.7537234171332" calcext:value-type="float">
            <text:p>1.753723417133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0</text:p>
          </table:table-cell>
          <table:table-cell office:value-type="float" office:value="1.9625274078659" calcext:value-type="float">
            <text:p>1.96252740786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2</text:p>
          </table:table-cell>
          <table:table-cell office:value-type="float" office:value="2.067588349907" calcext:value-type="float">
            <text:p>2.06758834990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6</text:p>
          </table:table-cell>
          <table:table-cell office:value-type="float" office:value="1.8395917477982" calcext:value-type="float">
            <text:p>1.8395917477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3</text:p>
          </table:table-cell>
          <table:table-cell office:value-type="float" office:value="1.7488623696186" calcext:value-type="float">
            <text:p>1.748862369618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9</text:p>
          </table:table-cell>
          <table:table-cell office:value-type="float" office:value="1.9673989816853" calcext:value-type="float">
            <text:p>1.96739898168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7</text:p>
          </table:table-cell>
          <table:table-cell office:value-type="float" office:value="2.063844143322" calcext:value-type="float">
            <text:p>2.06384414332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5</text:p>
          </table:table-cell>
          <table:table-cell office:value-type="float" office:value="1.8440222694502" calcext:value-type="float">
            <text:p>1.8440222694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2</text:p>
          </table:table-cell>
          <table:table-cell office:value-type="float" office:value="1.7499128948285" calcext:value-type="float">
            <text:p>1.749912894828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7</text:p>
          </table:table-cell>
          <table:table-cell office:value-type="float" office:value="1.9822200187158" calcext:value-type="float">
            <text:p>1.98222001871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</text:p>
          </table:table-cell>
          <table:table-cell office:value-type="float" office:value="2.0632462492145" calcext:value-type="float">
            <text:p>2.06324624921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</text:p>
          </table:table-cell>
          <table:table-cell office:value-type="float" office:value="1.8397317476508" calcext:value-type="float">
            <text:p>1.8397317476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1</text:p>
          </table:table-cell>
          <table:table-cell office:value-type="float" office:value="1.7478760548673" calcext:value-type="float">
            <text:p>1.7478760548673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0</text:p>
          </table:table-cell>
          <table:table-cell office:value-type="float" office:value="1.9768642348798" calcext:value-type="float">
            <text:p>1.9768642348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7</text:p>
          </table:table-cell>
          <table:table-cell office:value-type="float" office:value="2.067606244625" calcext:value-type="float">
            <text:p>2.06760624462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4</text:p>
          </table:table-cell>
          <table:table-cell office:value-type="float" office:value="1.8477043708375" calcext:value-type="float">
            <text:p>1.8477043708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0</text:p>
          </table:table-cell>
          <table:table-cell office:value-type="float" office:value="1.7518939453748" calcext:value-type="float">
            <text:p>1.751893945374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2</text:p>
          </table:table-cell>
          <table:table-cell office:value-type="float" office:value="1.9760052884155" calcext:value-type="float">
            <text:p>1.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6</text:p>
          </table:table-cell>
          <table:table-cell office:value-type="float" office:value="2.0727767654981" calcext:value-type="float">
            <text:p>2.072776765498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4</text:p>
          </table:table-cell>
          <table:table-cell office:value-type="float" office:value="1.8476843708586" calcext:value-type="float">
            <text:p>1.8476843708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9</text:p>
          </table:table-cell>
          <table:table-cell office:value-type="float" office:value="1.7494865794878" calcext:value-type="float">
            <text:p>1.749486579487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7</text:p>
          </table:table-cell>
          <table:table-cell office:value-type="float" office:value="1.9815358089097" calcext:value-type="float">
            <text:p>1.98153580890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5</text:p>
          </table:table-cell>
          <table:table-cell office:value-type="float" office:value="2.0715230826073" calcext:value-type="float">
            <text:p>2.0715230826073</text:p>
          </table:table-cell>
          <table:table-cell table:number-columns-repeated="25"/>
          <table:table-cell table:formula="of:=AVERAGE([.DB305:.DB339])" office:value-type="float" office:value="1.84360735259376" calcext:value-type="float">
            <text:p>1.84360735259376</text:p>
          </table:table-cell>
          <table:table-cell/>
          <table:table-cell table:formula="of:=AVERAGE([.DG305:.DG339])" office:value-type="float" office:value="1.75004101499442" calcext:value-type="float">
            <text:p>1.75004101499442</text:p>
          </table:table-cell>
          <table:table-cell table:number-columns-repeated="3"/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5</text:p>
          </table:table-cell>
          <table:table-cell office:value-type="float" office:value="1.9767431823756" calcext:value-type="float">
            <text:p>1.97674318237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9</text:p>
          </table:table-cell>
          <table:table-cell office:value-type="float" office:value="2.0597883581175" calcext:value-type="float">
            <text:p>2.0597883581175</text:p>
          </table:table-cell>
          <table:table-cell table:number-columns-repeated="31"/>
        </table:table-row>
        <table:table-row table:style-name="ro1">
          <table:table-cell table:number-columns-repeated="74"/>
          <table:table-cell table:formula="of:=AVERAGE([.BW307:.BW341])" office:value-type="float" office:value="1.97056932421275" calcext:value-type="float">
            <text:p>1.97056932421275</text:p>
          </table:table-cell>
          <table:table-cell table:formula="of:=AVERAGE([.CB307:.CB341])" office:value-type="float" office:value="2.06567520906369" calcext:value-type="float">
            <text:p>2.06567520906369</text:p>
          </table:table-cell>
          <table:table-cell table:number-columns-repeated="26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7</text:p>
          </table:table-cell>
          <table:table-cell office:value-type="float" office:value="1.8519001558946" calcext:value-type="float">
            <text:p>1.8519001558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3</text:p>
          </table:table-cell>
          <table:table-cell office:value-type="float" office:value="1.7501349998579" calcext:value-type="float">
            <text:p>1.7501349998579</text:p>
          </table:table-cell>
        </table:table-row>
        <table:table-row table:style-name="ro1">
          <table:table-cell table:number-columns-repeated="10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8</text:p>
          </table:table-cell>
          <table:table-cell office:value-type="float" office:value="1.8451327945971" calcext:value-type="float">
            <text:p>1.84513279459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6</text:p>
          </table:table-cell>
          <table:table-cell office:value-type="float" office:value="1.7446107951465" calcext:value-type="float">
            <text:p>1.744610795146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3</text:p>
          </table:table-cell>
          <table:table-cell office:value-type="float" office:value="1.9864894879058" calcext:value-type="float">
            <text:p>1.98648948790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0</text:p>
          </table:table-cell>
          <table:table-cell office:value-type="float" office:value="2.0853956995835" calcext:value-type="float">
            <text:p>2.085395699583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3</text:p>
          </table:table-cell>
          <table:table-cell office:value-type="float" office:value="1.8452106892519" calcext:value-type="float">
            <text:p>1.8452106892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</text:p>
          </table:table-cell>
          <table:table-cell office:value-type="float" office:value="1.758092886218" calcext:value-type="float">
            <text:p>1.75809288621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6</text:p>
          </table:table-cell>
          <table:table-cell office:value-type="float" office:value="1.9719737137119" calcext:value-type="float">
            <text:p>1.97197371371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8</text:p>
          </table:table-cell>
          <table:table-cell office:value-type="float" office:value="2.0691536114173" calcext:value-type="float">
            <text:p>2.069153611417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6</text:p>
          </table:table-cell>
          <table:table-cell office:value-type="float" office:value="1.8488106854624" calcext:value-type="float">
            <text:p>1.84881068546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5</text:p>
          </table:table-cell>
          <table:table-cell office:value-type="float" office:value="1.7584486753172" calcext:value-type="float">
            <text:p>1.758448675317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0</text:p>
          </table:table-cell>
          <table:table-cell office:value-type="float" office:value="1.9461516356299" calcext:value-type="float">
            <text:p>1.94615163562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9</text:p>
          </table:table-cell>
          <table:table-cell office:value-type="float" office:value="2.0807651781419" calcext:value-type="float">
            <text:p>2.080765178141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2</text:p>
          </table:table-cell>
          <table:table-cell office:value-type="float" office:value="1.8543485743699" calcext:value-type="float">
            <text:p>1.8543485743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6</text:p>
          </table:table-cell>
          <table:table-cell office:value-type="float" office:value="1.7551770998136" calcext:value-type="float">
            <text:p>1.755177099813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</text:p>
          </table:table-cell>
          <table:table-cell office:value-type="float" office:value="1.9807421255346" calcext:value-type="float">
            <text:p>1.98074212553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0</text:p>
          </table:table-cell>
          <table:table-cell office:value-type="float" office:value="2.0733862385408" calcext:value-type="float">
            <text:p>2.073386238540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5</text:p>
          </table:table-cell>
          <table:table-cell office:value-type="float" office:value="1.8469885821173" calcext:value-type="float">
            <text:p>1.8469885821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7</text:p>
          </table:table-cell>
          <table:table-cell office:value-type="float" office:value="1.7443381638546" calcext:value-type="float">
            <text:p>1.744338163854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0</text:p>
          </table:table-cell>
          <table:table-cell office:value-type="float" office:value="1.9785494962637" calcext:value-type="float">
            <text:p>1.97854949626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1</text:p>
          </table:table-cell>
          <table:table-cell office:value-type="float" office:value="2.077014655774" calcext:value-type="float">
            <text:p>2.07701465577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4</text:p>
          </table:table-cell>
          <table:table-cell office:value-type="float" office:value="1.8511022619976" calcext:value-type="float">
            <text:p>1.85110226199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8</text:p>
          </table:table-cell>
          <table:table-cell office:value-type="float" office:value="1.7565276247078" calcext:value-type="float">
            <text:p>1.756527624707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4</text:p>
          </table:table-cell>
          <table:table-cell office:value-type="float" office:value="1.9905505362626" calcext:value-type="float">
            <text:p>1.99055053626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7</text:p>
          </table:table-cell>
          <table:table-cell office:value-type="float" office:value="2.0696809792832" calcext:value-type="float">
            <text:p>2.069680979283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5</text:p>
          </table:table-cell>
          <table:table-cell office:value-type="float" office:value="1.8436791119167" calcext:value-type="float">
            <text:p>1.84367911191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8</text:p>
          </table:table-cell>
          <table:table-cell office:value-type="float" office:value="1.7514528932075" calcext:value-type="float">
            <text:p>1.751452893207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5</text:p>
          </table:table-cell>
          <table:table-cell office:value-type="float" office:value="1.9833621227767" calcext:value-type="float">
            <text:p>1.983362122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9</text:p>
          </table:table-cell>
          <table:table-cell office:value-type="float" office:value="2.0671788766538" calcext:value-type="float">
            <text:p>2.06717887665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0</text:p>
          </table:table-cell>
          <table:table-cell office:value-type="float" office:value="1.8540412062724" calcext:value-type="float">
            <text:p>1.8540412062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7</text:p>
          </table:table-cell>
          <table:table-cell office:value-type="float" office:value="1.7630360389094" calcext:value-type="float">
            <text:p>1.763036038909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1</text:p>
          </table:table-cell>
          <table:table-cell office:value-type="float" office:value="1.9747989738958" calcext:value-type="float">
            <text:p>1.9747989738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</text:p>
          </table:table-cell>
          <table:table-cell office:value-type="float" office:value="2.0648073002028" calcext:value-type="float">
            <text:p>2.064807300202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</text:p>
          </table:table-cell>
          <table:table-cell office:value-type="float" office:value="1.8449012158935" calcext:value-type="float">
            <text:p>1.8449012158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9</text:p>
          </table:table-cell>
          <table:table-cell office:value-type="float" office:value="1.7583539385748" calcext:value-type="float">
            <text:p>1.758353938574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</text:p>
          </table:table-cell>
          <table:table-cell office:value-type="float" office:value="1.9851179104022" calcext:value-type="float">
            <text:p>1.98511791040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6</text:p>
          </table:table-cell>
          <table:table-cell office:value-type="float" office:value="2.0802062313619" calcext:value-type="float">
            <text:p>2.080206231361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</text:p>
          </table:table-cell>
          <table:table-cell office:value-type="float" office:value="1.85128647233" calcext:value-type="float">
            <text:p>1.851286472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0</text:p>
          </table:table-cell>
          <table:table-cell office:value-type="float" office:value="1.7498844738058" calcext:value-type="float">
            <text:p>1.749884473805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7</text:p>
          </table:table-cell>
          <table:table-cell office:value-type="float" office:value="1.9877210655568" calcext:value-type="float">
            <text:p>1.9877210655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2</text:p>
          </table:table-cell>
          <table:table-cell office:value-type="float" office:value="2.0686262435513" calcext:value-type="float">
            <text:p>2.068626243551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4</text:p>
          </table:table-cell>
          <table:table-cell office:value-type="float" office:value="1.8520675241394" calcext:value-type="float">
            <text:p>1.85206752413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9</text:p>
          </table:table-cell>
          <table:table-cell office:value-type="float" office:value="1.7509392095377" calcext:value-type="float">
            <text:p>1.7509392095377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0</text:p>
          </table:table-cell>
          <table:table-cell office:value-type="float" office:value="1.9690474010027" calcext:value-type="float">
            <text:p>1.9690474010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8</text:p>
          </table:table-cell>
          <table:table-cell office:value-type="float" office:value="2.0790146536688" calcext:value-type="float">
            <text:p>2.079014653668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</text:p>
          </table:table-cell>
          <table:table-cell office:value-type="float" office:value="1.8387096434635" calcext:value-type="float">
            <text:p>1.8387096434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5</text:p>
          </table:table-cell>
          <table:table-cell office:value-type="float" office:value="1.7628613022513" calcext:value-type="float">
            <text:p>1.7628613022513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4</text:p>
          </table:table-cell>
          <table:table-cell office:value-type="float" office:value="1.9835905435889" calcext:value-type="float">
            <text:p>1.98359054358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4</text:p>
          </table:table-cell>
          <table:table-cell office:value-type="float" office:value="2.0731567650981" calcext:value-type="float">
            <text:p>2.073156765098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3</text:p>
          </table:table-cell>
          <table:table-cell office:value-type="float" office:value="1.8536991013694" calcext:value-type="float">
            <text:p>1.85369910136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7</text:p>
          </table:table-cell>
          <table:table-cell office:value-type="float" office:value="1.7590276220762" calcext:value-type="float">
            <text:p>1.759027622076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2</text:p>
          </table:table-cell>
          <table:table-cell office:value-type="float" office:value="1.9872884344332" calcext:value-type="float">
            <text:p>1.9872884344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</text:p>
          </table:table-cell>
          <table:table-cell office:value-type="float" office:value="2.0687630855125" calcext:value-type="float">
            <text:p>2.068763085512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5</text:p>
          </table:table-cell>
          <table:table-cell office:value-type="float" office:value="1.85195699794" calcext:value-type="float">
            <text:p>1.85195699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6</text:p>
          </table:table-cell>
          <table:table-cell office:value-type="float" office:value="1.755052889418" calcext:value-type="float">
            <text:p>1.75505288941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</text:p>
          </table:table-cell>
          <table:table-cell office:value-type="float" office:value="1.988166328246" calcext:value-type="float">
            <text:p>1.988166328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5</text:p>
          </table:table-cell>
          <table:table-cell office:value-type="float" office:value="2.0784925489552" calcext:value-type="float">
            <text:p>2.078492548955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1</text:p>
          </table:table-cell>
          <table:table-cell office:value-type="float" office:value="1.8489633168807" calcext:value-type="float">
            <text:p>1.8489633168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1</text:p>
          </table:table-cell>
          <table:table-cell office:value-type="float" office:value="1.7568286770224" calcext:value-type="float">
            <text:p>1.756828677022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6</text:p>
          </table:table-cell>
          <table:table-cell office:value-type="float" office:value="1.9754284469174" calcext:value-type="float">
            <text:p>1.97542844691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0</text:p>
          </table:table-cell>
          <table:table-cell office:value-type="float" office:value="2.067858875938" calcext:value-type="float">
            <text:p>2.0678588759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0</text:p>
          </table:table-cell>
          <table:table-cell office:value-type="float" office:value="1.8453622680397" calcext:value-type="float">
            <text:p>1.84536226803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2</text:p>
          </table:table-cell>
          <table:table-cell office:value-type="float" office:value="1.7584949910579" calcext:value-type="float">
            <text:p>1.7584949910579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9</text:p>
          </table:table-cell>
          <table:table-cell office:value-type="float" office:value="1.9904610626726" calcext:value-type="float">
            <text:p>1.99046106267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3</text:p>
          </table:table-cell>
          <table:table-cell office:value-type="float" office:value="2.0789325484921" calcext:value-type="float">
            <text:p>2.078932548492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1</text:p>
          </table:table-cell>
          <table:table-cell office:value-type="float" office:value="1.8508717359245" calcext:value-type="float">
            <text:p>1.8508717359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4</text:p>
          </table:table-cell>
          <table:table-cell office:value-type="float" office:value="1.7586865698036" calcext:value-type="float">
            <text:p>1.758686569803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8</text:p>
          </table:table-cell>
          <table:table-cell office:value-type="float" office:value="1.9893536954172" calcext:value-type="float">
            <text:p>1.9893536954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</text:p>
          </table:table-cell>
          <table:table-cell office:value-type="float" office:value="2.071987292645" calcext:value-type="float">
            <text:p>2.0719872926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6</text:p>
          </table:table-cell>
          <table:table-cell office:value-type="float" office:value="1.8465601615156" calcext:value-type="float">
            <text:p>1.8465601615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3</text:p>
          </table:table-cell>
          <table:table-cell office:value-type="float" office:value="1.7521981555809" calcext:value-type="float">
            <text:p>1.7521981555809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5</text:p>
          </table:table-cell>
          <table:table-cell office:value-type="float" office:value="1.9930368494349" calcext:value-type="float">
            <text:p>1.9930368494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7</text:p>
          </table:table-cell>
          <table:table-cell office:value-type="float" office:value="2.0720325557552" calcext:value-type="float">
            <text:p>2.072032555755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9</text:p>
          </table:table-cell>
          <table:table-cell office:value-type="float" office:value="1.8431233230281" calcext:value-type="float">
            <text:p>1.84312332302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4</text:p>
          </table:table-cell>
          <table:table-cell office:value-type="float" office:value="1.7594349900684" calcext:value-type="float">
            <text:p>1.759434990068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0</text:p>
          </table:table-cell>
          <table:table-cell office:value-type="float" office:value="1.984762121303" calcext:value-type="float">
            <text:p>1.9847621213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0</text:p>
          </table:table-cell>
          <table:table-cell office:value-type="float" office:value="2.0737883433807" calcext:value-type="float">
            <text:p>2.073788343380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8</text:p>
          </table:table-cell>
          <table:table-cell office:value-type="float" office:value="1.838348591212" calcext:value-type="float">
            <text:p>1.838348591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5</text:p>
          </table:table-cell>
          <table:table-cell office:value-type="float" office:value="1.7605423573238" calcext:value-type="float">
            <text:p>1.760542357323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7</text:p>
          </table:table-cell>
          <table:table-cell office:value-type="float" office:value="1.8979380021705" calcext:value-type="float">
            <text:p>1.8979380021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9</text:p>
          </table:table-cell>
          <table:table-cell office:value-type="float" office:value="2.0809788621275" calcext:value-type="float">
            <text:p>2.080978862127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6</text:p>
          </table:table-cell>
          <table:table-cell office:value-type="float" office:value="1.8452054260996" calcext:value-type="float">
            <text:p>1.8452054260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4</text:p>
          </table:table-cell>
          <table:table-cell office:value-type="float" office:value="1.7584023595765" calcext:value-type="float">
            <text:p>1.758402359576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1</text:p>
          </table:table-cell>
          <table:table-cell office:value-type="float" office:value="1.9879358021728" calcext:value-type="float">
            <text:p>1.98793580217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7</text:p>
          </table:table-cell>
          <table:table-cell office:value-type="float" office:value="2.0790683378228" calcext:value-type="float">
            <text:p>2.079068337822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7</text:p>
          </table:table-cell>
          <table:table-cell office:value-type="float" office:value="1.8503401575367" calcext:value-type="float">
            <text:p>1.8503401575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8</text:p>
          </table:table-cell>
          <table:table-cell office:value-type="float" office:value="1.7629128811443" calcext:value-type="float">
            <text:p>1.7629128811443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6</text:p>
          </table:table-cell>
          <table:table-cell office:value-type="float" office:value="1.9889221169241" calcext:value-type="float">
            <text:p>1.9889221169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4</text:p>
          </table:table-cell>
          <table:table-cell office:value-type="float" office:value="2.0691241377641" calcext:value-type="float">
            <text:p>2.069124137764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0</text:p>
          </table:table-cell>
          <table:table-cell office:value-type="float" office:value="1.8431917440087" calcext:value-type="float">
            <text:p>1.8431917440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4</text:p>
          </table:table-cell>
          <table:table-cell office:value-type="float" office:value="1.7550139420906" calcext:value-type="float">
            <text:p>1.7550139420906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9</text:p>
          </table:table-cell>
          <table:table-cell office:value-type="float" office:value="1.9844515953141" calcext:value-type="float">
            <text:p>1.98445159531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1</text:p>
          </table:table-cell>
          <table:table-cell office:value-type="float" office:value="2.0758525517342" calcext:value-type="float">
            <text:p>2.075852551734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7</text:p>
          </table:table-cell>
          <table:table-cell office:value-type="float" office:value="1.8466117404087" calcext:value-type="float">
            <text:p>1.8466117404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</text:p>
          </table:table-cell>
          <table:table-cell office:value-type="float" office:value="1.7599970947399" calcext:value-type="float">
            <text:p>1.7599970947399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2</text:p>
          </table:table-cell>
          <table:table-cell office:value-type="float" office:value="1.9849084369385" calcext:value-type="float">
            <text:p>1.98490843693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2</text:p>
          </table:table-cell>
          <table:table-cell office:value-type="float" office:value="2.0823872816976" calcext:value-type="float">
            <text:p>2.0823872816976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4</text:p>
          </table:table-cell>
          <table:table-cell office:value-type="float" office:value="1.8478106865151" calcext:value-type="float">
            <text:p>1.8478106865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9</text:p>
          </table:table-cell>
          <table:table-cell office:value-type="float" office:value="1.7584581489914" calcext:value-type="float">
            <text:p>1.758458148991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8</text:p>
          </table:table-cell>
          <table:table-cell office:value-type="float" office:value="1.9763231828177" calcext:value-type="float">
            <text:p>1.97632318281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3</text:p>
          </table:table-cell>
          <table:table-cell office:value-type="float" office:value="2.0730946599004" calcext:value-type="float">
            <text:p>2.073094659900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8</text:p>
          </table:table-cell>
          <table:table-cell office:value-type="float" office:value="1.8573117291455" calcext:value-type="float">
            <text:p>1.85731172914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1</text:p>
          </table:table-cell>
          <table:table-cell office:value-type="float" office:value="1.7517413139565" calcext:value-type="float">
            <text:p>1.751741313956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7</text:p>
          </table:table-cell>
          <table:table-cell office:value-type="float" office:value="1.9825789657064" calcext:value-type="float">
            <text:p>1.98257896570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5</text:p>
          </table:table-cell>
          <table:table-cell office:value-type="float" office:value="2.0745693951901" calcext:value-type="float">
            <text:p>2.074569395190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3</text:p>
          </table:table-cell>
          <table:table-cell office:value-type="float" office:value="1.8512022618924" calcext:value-type="float">
            <text:p>1.8512022618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2</text:p>
          </table:table-cell>
          <table:table-cell office:value-type="float" office:value="1.7544371005925" calcext:value-type="float">
            <text:p>1.7544371005925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2</text:p>
          </table:table-cell>
          <table:table-cell office:value-type="float" office:value="1.9642568797296" calcext:value-type="float">
            <text:p>1.9642568797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2</text:p>
          </table:table-cell>
          <table:table-cell office:value-type="float" office:value="2.0744883426438" calcext:value-type="float">
            <text:p>2.07448834264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2</text:p>
          </table:table-cell>
          <table:table-cell office:value-type="float" office:value="1.8461391093273" calcext:value-type="float">
            <text:p>1.8461391093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</text:p>
          </table:table-cell>
          <table:table-cell office:value-type="float" office:value="1.758166570351" calcext:value-type="float">
            <text:p>1.758166570351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3</text:p>
          </table:table-cell>
          <table:table-cell office:value-type="float" office:value="1.9831610703568" calcext:value-type="float">
            <text:p>1.9831610703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8</text:p>
          </table:table-cell>
          <table:table-cell office:value-type="float" office:value="2.0793925480078" calcext:value-type="float">
            <text:p>2.079392548007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2</text:p>
          </table:table-cell>
          <table:table-cell office:value-type="float" office:value="1.8475748972896" calcext:value-type="float">
            <text:p>1.84757489728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0</text:p>
          </table:table-cell>
          <table:table-cell office:value-type="float" office:value="1.7582181492441" calcext:value-type="float">
            <text:p>1.7582181492441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5</text:p>
          </table:table-cell>
          <table:table-cell office:value-type="float" office:value="1.982718965559" calcext:value-type="float">
            <text:p>1.982718965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1</text:p>
          </table:table-cell>
          <table:table-cell office:value-type="float" office:value="2.0755041310483" calcext:value-type="float">
            <text:p>2.075504131048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1</text:p>
          </table:table-cell>
          <table:table-cell office:value-type="float" office:value="1.8492727902392" calcext:value-type="float">
            <text:p>1.8492727902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0</text:p>
          </table:table-cell>
          <table:table-cell office:value-type="float" office:value="1.7584286753382" calcext:value-type="float">
            <text:p>1.7584286753382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9</text:p>
          </table:table-cell>
          <table:table-cell office:value-type="float" office:value="1.9757063413617" calcext:value-type="float">
            <text:p>1.9757063413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6</text:p>
          </table:table-cell>
          <table:table-cell office:value-type="float" office:value="2.0773904448522" calcext:value-type="float">
            <text:p>2.077390444852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4</text:p>
          </table:table-cell>
          <table:table-cell office:value-type="float" office:value="1.8469359505937" calcext:value-type="float">
            <text:p>1.84693595059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2</text:p>
          </table:table-cell>
          <table:table-cell office:value-type="float" office:value="1.7551349945947" calcext:value-type="float">
            <text:p>1.7551349945947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1</text:p>
          </table:table-cell>
          <table:table-cell office:value-type="float" office:value="1.9937684276122" calcext:value-type="float">
            <text:p>1.99376842761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4</text:p>
          </table:table-cell>
          <table:table-cell office:value-type="float" office:value="2.0722662397197" calcext:value-type="float">
            <text:p>2.072266239719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9</text:p>
          </table:table-cell>
          <table:table-cell office:value-type="float" office:value="1.8574569921505" calcext:value-type="float">
            <text:p>1.8574569921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1</text:p>
          </table:table-cell>
          <table:table-cell office:value-type="float" office:value="1.7555486783698" calcext:value-type="float">
            <text:p>1.7555486783698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4</text:p>
          </table:table-cell>
          <table:table-cell office:value-type="float" office:value="1.9884600121474" calcext:value-type="float">
            <text:p>1.98846001214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3</text:p>
          </table:table-cell>
          <table:table-cell office:value-type="float" office:value="2.0727872918029" calcext:value-type="float">
            <text:p>2.072787291802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9</text:p>
          </table:table-cell>
          <table:table-cell office:value-type="float" office:value="1.8388370117505" calcext:value-type="float">
            <text:p>1.8388370117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3</text:p>
          </table:table-cell>
          <table:table-cell office:value-type="float" office:value="1.7615339352274" calcext:value-type="float">
            <text:p>1.7615339352274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4</text:p>
          </table:table-cell>
          <table:table-cell office:value-type="float" office:value="1.9792042324166" calcext:value-type="float">
            <text:p>1.9792042324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6</text:p>
          </table:table-cell>
          <table:table-cell office:value-type="float" office:value="2.0694441374272" calcext:value-type="float">
            <text:p>2.069444137427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0</text:p>
          </table:table-cell>
          <table:table-cell office:value-type="float" office:value="1.8420001663156" calcext:value-type="float">
            <text:p>1.8420001663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0</text:p>
          </table:table-cell>
          <table:table-cell office:value-type="float" office:value="1.7518297349161" calcext:value-type="float">
            <text:p>1.7518297349161</text:p>
          </table:table-cell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3</text:p>
          </table:table-cell>
          <table:table-cell office:value-type="float" office:value="1.9777652865629" calcext:value-type="float">
            <text:p>1.97776528656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4</text:p>
          </table:table-cell>
          <table:table-cell office:value-type="float" office:value="2.0859904357995" calcext:value-type="float">
            <text:p>2.0859904357995</text:p>
          </table:table-cell>
          <table:table-cell table:number-columns-repeated="25"/>
          <table:table-cell table:formula="of:=AVERAGE([.DB342:.DB376])" office:value-type="float" office:value="1.84791300219684" calcext:value-type="float">
            <text:p>1.84791300219684</text:p>
          </table:table-cell>
          <table:table-cell/>
          <table:table-cell table:formula="of:=AVERAGE([.DG342:.DG376])" office:value-type="float" office:value="1.75611279807675" calcext:value-type="float">
            <text:p>1.75611279807675</text:p>
          </table:table-cell>
          <table:table-cell table:number-columns-repeated="3"/>
        </table:table-row>
        <table:table-row table:style-name="ro1">
          <table:table-cell table:number-columns-repeated="71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8</text:p>
          </table:table-cell>
          <table:table-cell office:value-type="float" office:value="1.9854968573717" calcext:value-type="float">
            <text:p>1.98549685737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5</text:p>
          </table:table-cell>
          <table:table-cell office:value-type="float" office:value="2.0783872859081" calcext:value-type="float">
            <text:p>2.0783872859081</text:p>
          </table:table-cell>
          <table:table-cell table:number-columns-repeated="31"/>
        </table:table-row>
        <table:table-row table:style-name="ro1">
          <table:table-cell table:number-columns-repeated="74"/>
          <table:table-cell table:formula="of:=AVERAGE([.BW344:.BW378])" office:value-type="float" office:value="1.97943394646051" calcext:value-type="float">
            <text:p>1.97943394646051</text:p>
          </table:table-cell>
          <table:table-cell table:formula="of:=AVERAGE([.CB344:.CB378])" office:value-type="float" office:value="2.07488479335435" calcext:value-type="float">
            <text:p>2.0748847933543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CF11:Sheet1.CG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2:51:38.327231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5:36.654582374</meta:creation-date>
    <meta:generator>LibreOffice/6.4.6.2$Linux_X86_64 LibreOffice_project/40$Build-2</meta:generator>
    <dc:date>2021-01-30T13:25:12.850614912</dc:date>
    <meta:editing-duration>PT1H12M1S</meta:editing-duration>
    <meta:editing-cycles>25</meta:editing-cycles>
    <meta:document-statistic meta:table-count="1" meta:cell-count="197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f0041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 draw:fill-image-name="ChartBitmap_20_2" draw:opacity="50%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9.561cm" svg:y="0.436cm" chart:style-name="ch2">
          <text:p>Mean Throughput (C=6)</text:p>
        </chart:title>
        <chart:legend chart:legend-position="end" svg:x="22.265cm" svg:y="5.669cm" style:legend-expansion="high" chart:style-name="ch3"/>
        <chart:plot-area chart:style-name="ch4" table:cell-range-address="Sheet1.C11:Sheet1.D20 Sheet1.D10:Sheet1.D10 Sheet1.F10:Sheet1.F20 Sheet1.J10:Sheet1.J20 Sheet1.L10:Sheet1.L20 Sheet1.N10:Sheet1.N20 Sheet1.P10:Sheet1.P20" chart:data-source-has-labels="row" svg:x="1.73cm" svg:y="1.638cm" svg:width="20.035cm" svg:height="11.923cm">
          <chartooo:coordinate-region svg:x="2.457cm" svg:y="1.837cm" svg:width="19.002cm" svg:height="10.971cm"/>
          <chart:axis chart:dimension="x" chart:name="primary-x" chart:style-name="ch5">
            <chart:title svg:x="11.545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F11:Sheet1.F20" chart:label-cell-address="Sheet1.F10:Sheet1.F10" chart:class="chart:scatter">
            <chart:data-point chart:repeated="10"/>
          </chart:series>
          <chart:series chart:style-name="ch12" chart:values-cell-range-address="Sheet1.J11:Sheet1.J20" chart:label-cell-address="Sheet1.J10:Sheet1.J10" chart:class="chart:scatter">
            <chart:data-point chart:repeated="10"/>
          </chart:series>
          <chart:series chart:style-name="ch13" chart:values-cell-range-address="Sheet1.L11:Sheet1.L20" chart:label-cell-address="Sheet1.L10:Sheet1.L10" chart:class="chart:scatter">
            <chart:data-point chart:repeated="10"/>
          </chart:series>
          <chart:series chart:style-name="ch14" chart:values-cell-range-address="Sheet1.N11:Sheet1.N20" chart:label-cell-address="Sheet1.N10:Sheet1.N10" chart:class="chart:scatter">
            <chart:data-point chart:repeated="10"/>
          </chart:series>
          <chart:series chart:style-name="ch15" chart:values-cell-range-address="Sheet1.P11:Sheet1.P20" chart:label-cell-address="Sheet1.P10:Sheet1.P10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</text:p>
                <draw:g>
                  <svg:desc>Sheet1.D10:Sheet1.D10</svg:desc>
                </draw:g>
              </table:table-cell>
              <table:table-cell office:value-type="string">
                <text:p>N = 25</text:p>
                <draw:g>
                  <svg:desc>Sheet1.F10:Sheet1.F10</svg:desc>
                </draw:g>
              </table:table-cell>
              <table:table-cell office:value-type="string">
                <text:p>N=20</text:p>
                <draw:g>
                  <svg:desc>Sheet1.J10:Sheet1.J10</svg:desc>
                </draw:g>
              </table:table-cell>
              <table:table-cell office:value-type="string">
                <text:p>N = 15</text:p>
                <draw:g>
                  <svg:desc>Sheet1.L10:Sheet1.L10</svg:desc>
                </draw:g>
              </table:table-cell>
              <table:table-cell office:value-type="string">
                <text:p>N=10</text:p>
                <draw:g>
                  <svg:desc>Sheet1.N10:Sheet1.N10</svg:desc>
                </draw:g>
              </table:table-cell>
              <table:table-cell office:value-type="string">
                <text:p>N=5</text:p>
                <draw:g>
                  <svg:desc>Sheet1.P10:Sheet1.P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53275107830713">
                <text:p>1.53275107830713</text:p>
                <draw:g>
                  <svg:desc>Sheet1.F11:Sheet1.F20</svg:desc>
                </draw:g>
              </table:table-cell>
              <table:table-cell office:value-type="float" office:value="1.34855310678621">
                <text:p>1.34855310678621</text:p>
                <draw:g>
                  <svg:desc>Sheet1.J11:Sheet1.J20</svg:desc>
                </draw:g>
              </table:table-cell>
              <table:table-cell office:value-type="float" office:value="1.11532769815129">
                <text:p>1.11532769815129</text:p>
                <draw:g>
                  <svg:desc>Sheet1.L11:Sheet1.L20</svg:desc>
                </draw:g>
              </table:table-cell>
              <table:table-cell office:value-type="float" office:value="0.823090502009998">
                <text:p>0.823090502009998</text:p>
                <draw:g>
                  <svg:desc>Sheet1.N11:Sheet1.N20</svg:desc>
                </draw:g>
              </table:table-cell>
              <table:table-cell office:value-type="float" office:value="0.457600851648226">
                <text:p>0.457600851648226</text:p>
                <draw:g>
                  <svg:desc>Sheet1.P11:Sheet1.P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88751813343956">
                <text:p>1.88751813343956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59262172205233">
                <text:p>1.59262172205233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0.714397107652168">
                <text:p>0.71439710765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97037458757561">
                <text:p>1.97037458757561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77425464364173">
                <text:p>1.77425464364173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0.714396616424614">
                <text:p>0.714396616424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2.00376922911509">
                <text:p>2.00376922911509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85224072696465">
                <text:p>1.85224072696465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0.714396686599979">
                <text:p>0.7143966865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2.02123555659415">
                <text:p>2.02123555659415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89745553651297">
                <text:p>1.89745553651297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0.714396511161568">
                <text:p>0.71439651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2.0362784279776">
                <text:p>2.0362784279776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92122901524765">
                <text:p>1.92122901524765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0.714397388353626">
                <text:p>0.71439738835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2.04573366614502">
                <text:p>2.04573366614502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94262054160243">
                <text:p>1.94262054160243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0.714396897126073">
                <text:p>0.71439689712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2.05561702416254">
                <text:p>2.05561702416254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95731472162361">
                <text:p>1.95731472162361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0.714396756775344">
                <text:p>0.7143967567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2.06567520906369">
                <text:p>2.06567520906369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97056932421275">
                <text:p>1.97056932421275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0.714396616424615">
                <text:p>0.71439661642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2.07488479335435">
                <text:p>2.07488479335435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97943394646051">
                <text:p>1.97943394646051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0.714397388353626">
                <text:p>0.714397388353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minimum="0.75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f0041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Long_20_Dot"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Long_20_Dot" svg:stroke-width="0.08cm" svg:stroke-color="#ff4000" draw:fill-color="#ff4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Long_20_Dot" svg:stroke-width="0.08cm" svg:stroke-color="#ffbf00" draw:fill-color="#ffb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Long_20_Dot" svg:stroke-width="0.08cm" svg:stroke-color="#3faf46" draw:fill-color="#3faf4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 draw:fill-image-name="ChartBitmap_20_2" draw:opacity="50%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column-mapping="1 3 7" chart:style-name="ch1">
        <chart:title svg:x="7.392cm" svg:y="0.436cm" chart:style-name="ch2">
          <text:p>Mean Throughput (Change vs NotChange)</text:p>
        </chart:title>
        <chart:legend chart:legend-position="end" svg:x="19.534cm" svg:y="5.065cm" style:legend-expansion="high" chart:style-name="ch3"/>
        <chart:plot-area chart:style-name="ch4" table:cell-range-address="Sheet1.C11:Sheet1.D20 Sheet1.D10:Sheet1.D10 Sheet1.R10:Sheet1.R20 Sheet1.J10:Sheet1.J20 Sheet1.V10:Sheet1.V20 Sheet1.L10:Sheet1.L20 Sheet1.X10:Sheet1.X20 Sheet1.N10:Sheet1.N20 Sheet1.Z10:Sheet1.Z20" chart:data-source-has-labels="row" svg:x="1.73cm" svg:y="1.638cm" svg:width="17.304cm" svg:height="11.923cm">
          <chartooo:coordinate-region svg:x="2.642cm" svg:y="1.638cm" svg:width="16.086cm" svg:height="11.17cm"/>
          <chart:axis chart:dimension="x" chart:name="primary-x" chart:style-name="ch5">
            <chart:title svg:x="10.18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R11:Sheet1.R20" chart:label-cell-address="Sheet1.R10:Sheet1.R10" chart:class="chart:scatter">
            <chart:data-point chart:repeated="10"/>
          </chart:series>
          <chart:series chart:style-name="ch12" chart:values-cell-range-address="Sheet1.J11:Sheet1.J20" chart:label-cell-address="Sheet1.J10:Sheet1.J10" chart:class="chart:scatter">
            <chart:data-point chart:repeated="10"/>
          </chart:series>
          <chart:series chart:style-name="ch13" chart:values-cell-range-address="Sheet1.V11:Sheet1.V20" chart:label-cell-address="Sheet1.V10:Sheet1.V10" chart:class="chart:scatter">
            <chart:data-point chart:repeated="10"/>
          </chart:series>
          <chart:series chart:style-name="ch14" chart:values-cell-range-address="Sheet1.L11:Sheet1.L20" chart:label-cell-address="Sheet1.L10:Sheet1.L10" chart:class="chart:scatter">
            <chart:data-point chart:repeated="10"/>
          </chart:series>
          <chart:series chart:style-name="ch15" chart:values-cell-range-address="Sheet1.X11:Sheet1.X20" chart:label-cell-address="Sheet1.X10:Sheet1.X10" chart:class="chart:scatter">
            <chart:data-point chart:repeated="10"/>
          </chart:series>
          <chart:series chart:style-name="ch16" chart:values-cell-range-address="Sheet1.N11:Sheet1.N20" chart:label-cell-address="Sheet1.N10:Sheet1.N10" chart:class="chart:scatter">
            <chart:data-point chart:repeated="10"/>
          </chart:series>
          <chart:series chart:style-name="ch17" chart:values-cell-range-address="Sheet1.Z11:Sheet1.Z20" chart:label-cell-address="Sheet1.Z10:Sheet1.Z10" chart:class="chart:scatte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</text:p>
                <draw:g>
                  <svg:desc>Sheet1.D10:Sheet1.D10</svg:desc>
                </draw:g>
              </table:table-cell>
              <table:table-cell office:value-type="string">
                <text:p>N=30 NoChange</text:p>
                <draw:g>
                  <svg:desc>Sheet1.R10:Sheet1.R10</svg:desc>
                </draw:g>
              </table:table-cell>
              <table:table-cell office:value-type="string">
                <text:p>N=20</text:p>
                <draw:g>
                  <svg:desc>Sheet1.J10:Sheet1.J10</svg:desc>
                </draw:g>
              </table:table-cell>
              <table:table-cell office:value-type="string">
                <text:p>N=20 NoChange</text:p>
                <draw:g>
                  <svg:desc>Sheet1.V10:Sheet1.V10</svg:desc>
                </draw:g>
              </table:table-cell>
              <table:table-cell office:value-type="string">
                <text:p>N = 15</text:p>
                <draw:g>
                  <svg:desc>Sheet1.L10:Sheet1.L10</svg:desc>
                </draw:g>
              </table:table-cell>
              <table:table-cell office:value-type="string">
                <text:p>N=15 NoChange</text:p>
                <draw:g>
                  <svg:desc>Sheet1.X10:Sheet1.X10</svg:desc>
                </draw:g>
              </table:table-cell>
              <table:table-cell office:value-type="string">
                <text:p>N=10</text:p>
                <draw:g>
                  <svg:desc>Sheet1.N10:Sheet1.N10</svg:desc>
                </draw:g>
              </table:table-cell>
              <table:table-cell office:value-type="string">
                <text:p>N=10 NoChange</text:p>
                <draw:g>
                  <svg:desc>Sheet1.Z10:Sheet1.Z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61738464836704">
                <text:p>1.61738464836704</text:p>
                <draw:g>
                  <svg:desc>Sheet1.R11:Sheet1.R20</svg:desc>
                </draw:g>
              </table:table-cell>
              <table:table-cell office:value-type="float" office:value="1.34855310678621">
                <text:p>1.34855310678621</text:p>
                <draw:g>
                  <svg:desc>Sheet1.J11:Sheet1.J20</svg:desc>
                </draw:g>
              </table:table-cell>
              <table:table-cell office:value-type="float" office:value="1.31917685700682">
                <text:p>1.31917685700682</text:p>
                <draw:g>
                  <svg:desc>Sheet1.V11:Sheet1.V20</svg:desc>
                </draw:g>
              </table:table-cell>
              <table:table-cell office:value-type="float" office:value="1.11532769815129">
                <text:p>1.11532769815129</text:p>
                <draw:g>
                  <svg:desc>Sheet1.L11:Sheet1.L20</svg:desc>
                </draw:g>
              </table:table-cell>
              <table:table-cell office:value-type="float" office:value="1.09793845329787">
                <text:p>1.09793845329787</text:p>
                <draw:g>
                  <svg:desc>Sheet1.X11:Sheet1.X20</svg:desc>
                </draw:g>
              </table:table-cell>
              <table:table-cell office:value-type="float" office:value="0.823090502009998">
                <text:p>0.823090502009998</text:p>
                <draw:g>
                  <svg:desc>Sheet1.N11:Sheet1.N20</svg:desc>
                </draw:g>
              </table:table-cell>
              <table:table-cell office:value-type="float" office:value="0.814888370292944">
                <text:p>0.814888370292944</text:p>
                <draw:g>
                  <svg:desc>Sheet1.Z11:Sheet1.Z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81456510747532">
                <text:p>1.81456510747532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66379838898415">
                <text:p>1.66379838898415</text:p>
              </table:table-cell>
              <table:table-cell office:value-type="float" office:value="1.59262172205233">
                <text:p>1.59262172205233</text:p>
              </table:table-cell>
              <table:table-cell office:value-type="float" office:value="1.50892168985687">
                <text:p>1.50892168985687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1.24452605839361">
                <text:p>1.24452605839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4454893556253">
                <text:p>1.84454893556253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74076564129933">
                <text:p>1.74076564129933</text:p>
              </table:table-cell>
              <table:table-cell office:value-type="float" office:value="1.77425464364173">
                <text:p>1.77425464364173</text:p>
              </table:table-cell>
              <table:table-cell office:value-type="float" office:value="1.63548083483221">
                <text:p>1.63548083483221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1.42648018265244">
                <text:p>1.4264801826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85368261015865">
                <text:p>1.85368261015865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76928729548705">
                <text:p>1.76928729548705</text:p>
              </table:table-cell>
              <table:table-cell office:value-type="float" office:value="1.85224072696465">
                <text:p>1.85224072696465</text:p>
              </table:table-cell>
              <table:table-cell office:value-type="float" office:value="1.68460824176577">
                <text:p>1.68460824176577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1.42843530340143">
                <text:p>1.4284353034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85923972711608">
                <text:p>1.85923972711608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78169208944692">
                <text:p>1.78169208944692</text:p>
              </table:table-cell>
              <table:table-cell office:value-type="float" office:value="1.89745553651297">
                <text:p>1.89745553651297</text:p>
              </table:table-cell>
              <table:table-cell office:value-type="float" office:value="1.70745817260042">
                <text:p>1.70745817260042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1.42858144359849">
                <text:p>1.42858144359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86045565566072">
                <text:p>1.86045565566072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79062583442895">
                <text:p>1.79062583442895</text:p>
              </table:table-cell>
              <table:table-cell office:value-type="float" office:value="1.92122901524765">
                <text:p>1.92122901524765</text:p>
              </table:table-cell>
              <table:table-cell office:value-type="float" office:value="1.72333259198074">
                <text:p>1.72333259198074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1.42880628546707">
                <text:p>1.42880628546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1.86498119475665">
                <text:p>1.86498119475665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79519625067062">
                <text:p>1.79519625067062</text:p>
              </table:table-cell>
              <table:table-cell office:value-type="float" office:value="1.94262054160243">
                <text:p>1.94262054160243</text:p>
              </table:table-cell>
              <table:table-cell office:value-type="float" office:value="1.73326428077444">
                <text:p>1.73326428077444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1.42860800497403">
                <text:p>1.42860800497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1.86552087839908">
                <text:p>1.86552087839908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80014003494032">
                <text:p>1.80014003494032</text:p>
              </table:table-cell>
              <table:table-cell office:value-type="float" office:value="1.95731472162361">
                <text:p>1.95731472162361</text:p>
              </table:table-cell>
              <table:table-cell office:value-type="float" office:value="1.74128466330937">
                <text:p>1.74128466330937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1.42862239092381">
                <text:p>1.42862239092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1.86945147075284">
                <text:p>1.86945147075284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80446645143882">
                <text:p>1.80446645143882</text:p>
              </table:table-cell>
              <table:table-cell office:value-type="float" office:value="1.97056932421275">
                <text:p>1.97056932421275</text:p>
              </table:table-cell>
              <table:table-cell office:value-type="float" office:value="1.75004101499442">
                <text:p>1.75004101499442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1.42847488230714">
                <text:p>1.42847488230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1.87354213311354">
                <text:p>1.87354213311354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81180732090458">
                <text:p>1.81180732090458</text:p>
              </table:table-cell>
              <table:table-cell office:value-type="float" office:value="1.97943394646051">
                <text:p>1.97943394646051</text:p>
              </table:table-cell>
              <table:table-cell office:value-type="float" office:value="1.75611279807675">
                <text:p>1.75611279807675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1.42858902253787">
                <text:p>1.42858902253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